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Table1" style:family="table">
      <style:table-properties style:width="5.7979in" fo:margin-left="-0.0069in" table:align="left" style:writing-mode="lr-tb"/>
    </style:style>
    <style:style style:name="Table1.A" style:family="table-column">
      <style:table-column-properties style:column-width="0.3785in"/>
    </style:style>
    <style:style style:name="Table1.B" style:family="table-column">
      <style:table-column-properties style:column-width="1.4507in"/>
    </style:style>
    <style:style style:name="Table1.C" style:family="table-column">
      <style:table-column-properties style:column-width="1.8056in"/>
    </style:style>
    <style:style style:name="Table1.D" style:family="table-column">
      <style:table-column-properties style:column-width="2.1632in"/>
    </style:style>
    <style:style style:name="Table1.1" style:family="table-row">
      <style:table-row-properties style:min-row-height="0.225in" fo:keep-together="auto"/>
    </style:style>
    <style:style style:name="Table1.A1" style:family="table-cell">
      <style:table-cell-properties style:vertical-align="middle" fo:background-color="#c0c0c0" fo:padding-left="0.0194in" fo:padding-right="0.0194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1" style:family="table-cell">
      <style:table-cell-properties style:vertical-align="middle" fo:background-color="#c0c0c0" fo:padding-left="0.0194in" fo:padding-right="0.0194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6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6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6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6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6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6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6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6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6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6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6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6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6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6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6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6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6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6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6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6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6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6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6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6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6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6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6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6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6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6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6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6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6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6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6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6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6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6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6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6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7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7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7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7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7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7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7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7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7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7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7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7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7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7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7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7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7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7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7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7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7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7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7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7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7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7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7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7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7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7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7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7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7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7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7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7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7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7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7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7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8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8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8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8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8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8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8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8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8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8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8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8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8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8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8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8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8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8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8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8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8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8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8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8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8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8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8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8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8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8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8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8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8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8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8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8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8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8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8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8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9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9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9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9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9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9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9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9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9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9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9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9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9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9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9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9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9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9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9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9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9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9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9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9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9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9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9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9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9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9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9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9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9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9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9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9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9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9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9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9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0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0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0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0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0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0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0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0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0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0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0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0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0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0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0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0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0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0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0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0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0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0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0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0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0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0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0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0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0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0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0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0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0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0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0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0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0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0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0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0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1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1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1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1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1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1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1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1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1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1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1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1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1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1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1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1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1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1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1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1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1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1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1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1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1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1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1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1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1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1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1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1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1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1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1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1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1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1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1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1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2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2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2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2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2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2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2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2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2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2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2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2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2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2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2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2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2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2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2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2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2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2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2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2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2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2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2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2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2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2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2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2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2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2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2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2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2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2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2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2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3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3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3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3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3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3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3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3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3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3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3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3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3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3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3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3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3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3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3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3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3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3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3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3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3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3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3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3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3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3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3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3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3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3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3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3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3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3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3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3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4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4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4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4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4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4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4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4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4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4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4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4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4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4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4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4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4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4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4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4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4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4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4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4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4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4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4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4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4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4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4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4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4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4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4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4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4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4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4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4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5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5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5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5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5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5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5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5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5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5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5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5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5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5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5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5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5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5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5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5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5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5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5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5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5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5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5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5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5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5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5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5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5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5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5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5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5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5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5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5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6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6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6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6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6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6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6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6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6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6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6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6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6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6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6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6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6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6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6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6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6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6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6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6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6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6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6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6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6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6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6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6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6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6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6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6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6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6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6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6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7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7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7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7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7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7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7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7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7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7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7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7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7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7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7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7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7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7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7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7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7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7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7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7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7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7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7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7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7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7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7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7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7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7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7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7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7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7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7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7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8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8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8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8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8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8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8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8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8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8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8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8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8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8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8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8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8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8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8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8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8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8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8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8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8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8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8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8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8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8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8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8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8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8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8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8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8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8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8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8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9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9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9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9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9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9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9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9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9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9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9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9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9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9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9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9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9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9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9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9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9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9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9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9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9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9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9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9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9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9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9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9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9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9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9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9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9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9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19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19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0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0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0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0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0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0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0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0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0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0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0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0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0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0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0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0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0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0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0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0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0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0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0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0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0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0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0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0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0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0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0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0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0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0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0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0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0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0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0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0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1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1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1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1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1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1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1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1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1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1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1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1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1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1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1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1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1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1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1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1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1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1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1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1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1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1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1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1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1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1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1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1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1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1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1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1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1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1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1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1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2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2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2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2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2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2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2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2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2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2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2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2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2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2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2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2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2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2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2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2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2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2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2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2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2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2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2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2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2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2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2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2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2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2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2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2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2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2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2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2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3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3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3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3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3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3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3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3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3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3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3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3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3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3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3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3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3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3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3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3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3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3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3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3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3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3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3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3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3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3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3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3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3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3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3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3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3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3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3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3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4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4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4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4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4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4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4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4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4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4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4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4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4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4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4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4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4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4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4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4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4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4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4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4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4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4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4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4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4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4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4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4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4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4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4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4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4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4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4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4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5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5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5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5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5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5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5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5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5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5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5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5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5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5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5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5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5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5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5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5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5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5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5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5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5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5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5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5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5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5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5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5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5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5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5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5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5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5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5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5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6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6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6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6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6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6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6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6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6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6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6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6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6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6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6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6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6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6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6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6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6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6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6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6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6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6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6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6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6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6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6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6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6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6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6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6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6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6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6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6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7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7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7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7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7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7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7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7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7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7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7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7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7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7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7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7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7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7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7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7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7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7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7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7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7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7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7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7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7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7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7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7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7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7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7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7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7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7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7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7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8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8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8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8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8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8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8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8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8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8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8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8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8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8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8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8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8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8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8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8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8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8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8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8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8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8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8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8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8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8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8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8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8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8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8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8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8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8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8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8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9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9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9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9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9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9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9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9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9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9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9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9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9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9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9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9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9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9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9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9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9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9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9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9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9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9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9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9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9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9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9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9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9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9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9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9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29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29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29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9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0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0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0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0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0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0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0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0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0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0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0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0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0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0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0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0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0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0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0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0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0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0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0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0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0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0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0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0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0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0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0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0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0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0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0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0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0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0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0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0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1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1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1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1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1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1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1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1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1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1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1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1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1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1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1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1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1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1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1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1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1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1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1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1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1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1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1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1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1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1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1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1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1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1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1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1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1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1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1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1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2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2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2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2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2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2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2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2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2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2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2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2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2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2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2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2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2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2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2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2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2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2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2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2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2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2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2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2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2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2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2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2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2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2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2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2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2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2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2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2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3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3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3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3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3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3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3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3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3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3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3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3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3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3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3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3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3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3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3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3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3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3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3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3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3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3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3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3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3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3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3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3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3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3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3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3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3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3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3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3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4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4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4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4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4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4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4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4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4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4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4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4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4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4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4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4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4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4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4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4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4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4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4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4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4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4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4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4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4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4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4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4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4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4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4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4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4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4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4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4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5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5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5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5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5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5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5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5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5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5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5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5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5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5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5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5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5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5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5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5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5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5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5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5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5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5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5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5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5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5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5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5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5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5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5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5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5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5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5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5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6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6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6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6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6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6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6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6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6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6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6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6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6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6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6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6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6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6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6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6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6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6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6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6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6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6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6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6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6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6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6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6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6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6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6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6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6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6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6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6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7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7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7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7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7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7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7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7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7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7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7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7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7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7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7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7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7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7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7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7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7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7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7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7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7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7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7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7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7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7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7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7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7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7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7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7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7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7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7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7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8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8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8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8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8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8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8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8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8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8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8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8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8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8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8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8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8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8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8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8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8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8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8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8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8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8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8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8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8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8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8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8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8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8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8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8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8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8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8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8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9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9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9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9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9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9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9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9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9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9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9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9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9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9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9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9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9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9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9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9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9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9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9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9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9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9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9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9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9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9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9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9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9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9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9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9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39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9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39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39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0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0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0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0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0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0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0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0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0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0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0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0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0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0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0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0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0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0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0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0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0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0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0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0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0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0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0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0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0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0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0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0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0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0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0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0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0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0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0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0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1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1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1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1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1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1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1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1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1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1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1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1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1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1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1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1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1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1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1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1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1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1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1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1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1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1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1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1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1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1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1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1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1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1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1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1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1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1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1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1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2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2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2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2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2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2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2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2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2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2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2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2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2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2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2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2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2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2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2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2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2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2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2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2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2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2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2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2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2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2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2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2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2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2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2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2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2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2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2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2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3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3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3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3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3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3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3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3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3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3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3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3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3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3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3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3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3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3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3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3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3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3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3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3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3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3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3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3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3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3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3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3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3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3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3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3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3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3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3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3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4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4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4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4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4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4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4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4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4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4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4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4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4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4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4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4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4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4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4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4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4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4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4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4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4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4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4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4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4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4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4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4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4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4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4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4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4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4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4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4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5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5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5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5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5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5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5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5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5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5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5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5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5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5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5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5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5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5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5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5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5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5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5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5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5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5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5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5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5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5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5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5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5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5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5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5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5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5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5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5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6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6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6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6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6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6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6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6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6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6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6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6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6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6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6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6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6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6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6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6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6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6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6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6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6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6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6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6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6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6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6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6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6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6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6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6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6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6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6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6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7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7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7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7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7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7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7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7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7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7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7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7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7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7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7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7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7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7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7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7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7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7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7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7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7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7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7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7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7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7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7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7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7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7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7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7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7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7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7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7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8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8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8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8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8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8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8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8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8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8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8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8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8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8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8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8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8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8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8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8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8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8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8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8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8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8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8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8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8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8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8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8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8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8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8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8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8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8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8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8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9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9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9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9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9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9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9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9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9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9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9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9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9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9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9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9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9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9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9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9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9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9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9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9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9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9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9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9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9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9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9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9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9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9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9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9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9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9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49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49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0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0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0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0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0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0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0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0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0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0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0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0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0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0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0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0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0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0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0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0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0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0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0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0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0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0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0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0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0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0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0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0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0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0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0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0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0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0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0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0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1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1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1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1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1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1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1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1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1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1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1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1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1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1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1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1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1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1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1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1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1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1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1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1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1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1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1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1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1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1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1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1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1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1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1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1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1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1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1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1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2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2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2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2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2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2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2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2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2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2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2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2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2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2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2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2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2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2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2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2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2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2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2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2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2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2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2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2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2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2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2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2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2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2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2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2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2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2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2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2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3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3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3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3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3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3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3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3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3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3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3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3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3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3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3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3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3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3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3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3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3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3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3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3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3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3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3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3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3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3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3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3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3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3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3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3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3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3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3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3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4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4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4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4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4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4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4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4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4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4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4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4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4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4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4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4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4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4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4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4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4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4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4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4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4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4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4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4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4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4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4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4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4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4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4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4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4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4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4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4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5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5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5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5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5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5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5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5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5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5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5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5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5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5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5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5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5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5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5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5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5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5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5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5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556" style:family="table-row">
      <style:table-row-properties style:min-row-height="0.35in" fo:keep-together="auto"/>
    </style:style>
    <style:style style:name="Table1.A55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5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5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5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5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5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5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5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5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5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5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5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5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5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5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5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6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6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6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6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6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6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6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6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6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6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6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6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6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6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6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6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6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6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6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6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6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6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6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6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6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6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6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6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6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6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6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6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6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6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6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6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6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6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6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6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7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7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7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7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7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7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7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7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7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7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7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7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7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7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7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7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7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7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7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7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7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7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7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7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7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7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7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7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7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7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7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7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7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7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7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7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7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7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7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7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8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8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8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8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8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8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8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8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8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8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8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8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8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8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8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8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8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8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8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8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8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8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8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8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8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8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8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8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8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8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8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8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8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8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8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8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8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8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8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8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9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9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9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9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9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9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9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9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9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9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9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9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9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9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9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9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9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9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9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9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9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9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9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9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9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9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9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9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9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9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9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9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9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9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9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9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9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9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59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59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60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60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60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60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60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60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60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60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60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60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60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60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60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60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60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60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60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60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60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60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60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60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60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60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60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60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60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60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60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60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60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60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60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60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60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60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60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60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60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60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61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61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61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61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61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61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61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61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61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61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61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61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61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61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61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61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61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61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61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61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61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61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61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61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61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61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61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61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61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61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61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61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61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61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61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61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61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61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61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61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62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62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62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62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62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62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62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62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62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62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62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62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62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62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62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62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62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62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62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62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62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62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62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62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62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62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62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62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62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62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62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62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62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62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62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62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62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62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62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62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63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63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63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63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63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63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63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63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63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63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63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63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63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63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63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63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63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63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63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63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63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63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63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63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63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63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63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63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63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63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C63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63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Arial" style:font-name-asian="標楷體" style:font-name-complex="Arial"/>
    </style:style>
    <style:style style:name="P2" style:family="paragraph" style:parent-style-name="Standard">
      <style:text-properties style:font-name="Arial" style:font-name-asian="標楷體" style:font-name-complex="Arial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orphans="2" fo:widows="2"/>
    </style:style>
    <style:style style:name="P5" style:family="paragraph" style:parent-style-name="Standard">
      <style:paragraph-properties fo:text-align="justify" style:justify-single-word="false" fo:orphans="2" fo:widows="2"/>
    </style:style>
    <style:style style:name="P6" style:family="paragraph" style:parent-style-name="Standard">
      <style:paragraph-properties fo:text-align="justify" style:justify-single-word="false" fo:orphans="2" fo:widows="2"/>
      <style:text-properties fo:color="#000000" style:font-name="Arial" fo:font-weight="bold" style:letter-kerning="false" style:font-name-asian="標楷體" style:font-weight-asian="bold" style:font-name-complex="Arial"/>
    </style:style>
    <style:style style:name="P7" style:family="paragraph" style:parent-style-name="Standard">
      <style:paragraph-properties fo:orphans="2" fo:widows="2"/>
      <style:text-properties fo:color="#000000" style:font-name="Arial" fo:font-weight="bold" style:letter-kerning="false" style:font-name-asian="標楷體" style:font-weight-asian="bold" style:font-name-complex="Arial"/>
    </style:style>
    <style:style style:name="P8" style:family="paragraph" style:parent-style-name="Standard" style:list-style-name="WW8Num2">
      <style:paragraph-properties fo:text-align="justify" style:justify-single-word="false" fo:orphans="2" fo:widows="2" style:snap-to-layout-grid="false"/>
      <style:text-properties fo:color="#000000" style:font-name="Arial" fo:font-weight="bold" style:letter-kerning="false" style:font-name-asian="標楷體" style:font-weight-asian="bold" style:font-name-complex="Arial"/>
    </style:style>
    <style:style style:name="P9" style:family="paragraph" style:parent-style-name="Standard">
      <style:paragraph-properties fo:orphans="2" fo:widows="2"/>
      <style:text-properties fo:color="#000000" style:font-name="Arial" style:letter-kerning="false" style:font-name-asian="標楷體" style:font-name-complex="Arial"/>
    </style:style>
    <style:style style:name="P10" style:family="paragraph" style:parent-style-name="Standard">
      <style:paragraph-properties fo:text-align="justify" style:justify-single-word="false" fo:orphans="2" fo:widows="2"/>
      <style:text-properties fo:color="#000000" style:font-name="Arial" style:letter-kerning="false" style:font-name-asian="標楷體" style:font-name-complex="Arial"/>
    </style:style>
    <style:style style:name="P11" style:family="paragraph" style:parent-style-name="Standard" style:list-style-name="WW8Num2">
      <style:paragraph-properties fo:text-align="justify" style:justify-single-word="false" fo:orphans="2" fo:widows="2" style:snap-to-layout-grid="false"/>
      <style:text-properties fo:color="#000000" style:font-name="Arial" style:letter-kerning="false" style:font-name-asian="標楷體" style:font-name-complex="Arial"/>
    </style:style>
    <style:style style:name="P12" style:family="paragraph" style:parent-style-name="Standard">
      <style:paragraph-properties fo:text-align="justify" style:justify-single-word="false" fo:orphans="2" fo:widows="2"/>
      <style:text-properties fo:color="#000000" style:font-name="Arial" style:letter-kerning="false" style:font-name-asian="標楷體" style:font-name-complex="Arial"/>
    </style:style>
    <style:style style:name="P13" style:family="paragraph" style:parent-style-name="Standard" style:list-style-name="WW8Num2">
      <style:paragraph-properties fo:text-align="justify" style:justify-single-word="false" fo:orphans="2" fo:widows="2" style:snap-to-layout-grid="false"/>
      <style:text-properties fo:color="#000000" style:font-name="Arial" style:letter-kerning="false" style:font-name-asian="標楷體" style:font-name-complex="Arial"/>
    </style:style>
    <style:style style:name="P14" style:family="paragraph" style:parent-style-name="Standard">
      <style:paragraph-properties fo:orphans="2" fo:widows="2"/>
      <style:text-properties fo:color="#000000" style:font-name="Arial" style:letter-kerning="false" style:font-name-asian="標楷體" style:font-name-complex="Arial"/>
    </style:style>
    <style:style style:name="P15" style:family="paragraph" style:parent-style-name="Standard" style:list-style-name="WW8Num2">
      <style:paragraph-properties fo:text-align="justify" style:justify-single-word="false" fo:orphans="2" fo:widows="2" style:snap-to-layout-grid="false"/>
      <style:text-properties fo:color="#ff0000" style:font-name="Arial" style:letter-kerning="false" style:font-name-asian="標楷體" style:font-name-complex="Arial"/>
    </style:style>
    <style:style style:name="P16" style:family="paragraph" style:parent-style-name="Standard">
      <style:paragraph-properties fo:text-align="justify" style:justify-single-word="false" fo:orphans="2" fo:widows="2"/>
      <style:text-properties fo:color="#ff0000" style:font-name="Arial" style:letter-kerning="false" style:font-name-asian="標楷體" style:font-name-complex="Arial"/>
    </style:style>
    <style:style style:name="P17" style:family="paragraph" style:parent-style-name="Standard">
      <style:paragraph-properties fo:orphans="2" fo:widows="2"/>
      <style:text-properties fo:color="#ff0000" style:font-name="Arial" style:letter-kerning="false" style:font-name-asian="標楷體" style:font-name-complex="Arial"/>
    </style:style>
    <style:style style:name="P18" style:family="paragraph" style:parent-style-name="Standard">
      <style:paragraph-properties fo:orphans="2" fo:widows="2"/>
      <style:text-properties fo:color="#ff0000" style:font-name="Arial" fo:background-color="#ffffff" style:font-name-complex="Arial"/>
    </style:style>
    <style:style style:name="P19" style:family="paragraph" style:parent-style-name="Standard">
      <style:paragraph-properties fo:text-align="justify" style:justify-single-word="false" fo:orphans="2" fo:widows="2"/>
    </style:style>
    <style:style style:name="P20" style:family="paragraph" style:parent-style-name="Standard">
      <style:paragraph-properties fo:orphans="2" fo:widows="2"/>
    </style:style>
    <style:style style:name="P21" style:family="paragraph" style:parent-style-name="Standard" style:master-page-name="Standard">
      <style:paragraph-properties fo:text-align="center" style:justify-single-word="false" style:page-number="auto" style:snap-to-layout-grid="false"/>
      <style:text-properties style:font-name="Arial" fo:font-size="20pt" fo:font-weight="bold" style:font-name-asian="標楷體" style:font-size-asian="20pt" style:font-weight-asian="bold" style:font-name-complex="Arial" style:font-weight-complex="bold"/>
    </style:style>
    <style:style style:name="P22" style:family="paragraph" style:parent-style-name="Footer">
      <style:paragraph-properties fo:margin-left="0in" fo:margin-right="0.25in" fo:text-indent="0in" style:auto-text-indent="false"/>
    </style:style>
    <style:style style:name="T1" style:family="text">
      <style:text-properties fo:font-size="20pt" fo:font-weight="bold" style:font-size-asian="20pt" style:font-weight-asian="bold" style:font-weight-complex="bold"/>
    </style:style>
    <style:style style:name="T2" style:family="text">
      <style:text-properties style:font-name="Arial" fo:font-size="20pt" fo:font-weight="bold" style:font-name-asian="標楷體" style:font-size-asian="20pt" style:font-weight-asian="bold" style:font-name-complex="Arial" style:font-weight-complex="bold"/>
    </style:style>
    <style:style style:name="T3" style:family="text">
      <style:text-properties style:font-name="Arial" style:font-name-asian="標楷體" style:font-name-complex="Arial"/>
    </style:style>
    <style:style style:name="T4" style:family="text">
      <style:text-properties style:font-name="Arial" style:font-name-asian="標楷體" style:font-name-complex="Arial"/>
    </style:style>
    <style:style style:name="T5" style:family="text">
      <style:text-properties style:font-name-asian="標楷體"/>
    </style:style>
    <style:style style:name="T6" style:family="text">
      <style:text-properties style:letter-kerning="false" style:font-name-asian="標楷體"/>
    </style:style>
    <style:style style:name="T7" style:family="text">
      <style:text-properties fo:color="#000000" style:font-name="Arial" fo:font-weight="bold" style:letter-kerning="false" style:font-name-asian="標楷體" style:font-weight-asian="bold" style:font-name-complex="Arial"/>
    </style:style>
    <style:style style:name="T8" style:family="text">
      <style:text-properties fo:color="#000000" style:font-name="Arial" style:letter-kerning="false" style:font-name-asian="標楷體" style:font-name-complex="Arial"/>
    </style:style>
    <style:style style:name="T9" style:family="text">
      <style:text-properties fo:color="#000000" style:font-name="Arial" style:letter-kerning="false" style:font-name-asian="標楷體" style:font-name-complex="Arial"/>
    </style:style>
    <style:style style:name="T10" style:family="text">
      <style:text-properties fo:color="#000000" style:font-name="Arial" style:letter-kerning="false" style:font-name-asian="Arial" style:font-name-complex="Arial"/>
    </style:style>
    <style:style style:name="T11" style:family="text">
      <style:text-properties fo:color="#000000" style:text-line-through-style="solid" style:text-line-through-type="single" style:font-name="Arial" style:letter-kerning="false" style:font-name-asian="標楷體" style:font-name-complex="Arial"/>
    </style:style>
    <style:style style:name="T12" style:family="text">
      <style:text-properties fo:color="#ff0000"/>
    </style:style>
    <style:style style:name="T13" style:family="text">
      <style:text-properties fo:color="#ff0000" style:font-name="Arial" fo:background-color="#ffffff" loext:char-shading-value="0" style:font-name-complex="Arial"/>
    </style:style>
    <style:style style:name="T14" style:family="text">
      <style:text-properties fo:color="#ff0000" style:font-name="Arial" style:letter-kerning="false" style:font-name-asian="標楷體" style:font-name-complex="Arial"/>
    </style:style>
    <style:style style:name="T15" style:family="text">
      <style:text-properties fo:color="#ff0000" style:font-name="Arial" style:letter-kerning="false" style:font-name-asian="標楷體" style:font-name-complex="Arial"/>
    </style:style>
    <style:style style:name="T16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兩岸農藥名稱對照表</text:p>
      <text:p text:style-name="P1">資料彙整：農委會動植物防疫檢疫局</text:p>
      <text:p text:style-name="P3"><text:span text:style-name="T3">101</text:span><text:span text:style-name="T3">.</text:span><text:span text:style-name="T3">06</text:span><text:span text:style-name="T3">.</text:span><text:span text:style-name="T3">25(紅字為109年使用者加註)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6">No.</text:p>
            </table:table-cell>
            <table:table-cell table:style-name="Table1.A1" office:value-type="string">
              <text:p text:style-name="P5"><text:span text:style-name="T7">普通名稱TW</text:span></text:p>
            </table:table-cell>
            <table:table-cell table:style-name="Table1.A1" office:value-type="string">
              <text:p text:style-name="P5"><text:span text:style-name="T7">普通名稱CN</text:span></text:p>
            </table:table-cell>
            <table:table-cell table:style-name="Table1.D1" office:value-type="string">
              <text:p text:style-name="P7">英文普通名</text:p>
            </table:table-cell>
          </table:table-row>
        </table:table-header-rows>
        <table:table-row table:style-name="Table1.1">
          <table:table-cell table:style-name="Table1.A2" office:value-type="string">
            <text:list xml:id="list2743960487" text:style-name="WW8Num2">
              <text:list-item>
                <text:p text:style-name="P8"/>
              </text:list-item>
            </text:list>
          </table:table-cell>
          <table:table-cell table:style-name="Table1.B2" office:value-type="string">
            <text:p text:style-name="P5"><text:span text:style-name="T8">二、四－地</text:span><text:span text:style-name="T10"> </text:span></text:p>
          </table:table-cell>
          <table:table-cell table:style-name="Table1.C2" office:value-type="string">
            <text:p text:style-name="P5"><text:span text:style-name="T8">2,4-滴</text:span></text:p>
          </table:table-cell>
          <table:table-cell table:style-name="Table1.D2" office:value-type="string">
            <text:p text:style-name="P9">2,4-d</text:p>
          </table:table-cell>
        </table:table-row>
        <table:table-row table:style-name="Table1.1">
          <table:table-cell table:style-name="Table1.A3" office:value-type="string">
            <text:list xml:id="list13504255889071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" office:value-type="string">
            <text:p text:style-name="P5"><text:span text:style-name="T8">二、四－地胺鹽</text:span><text:span text:style-name="T10"> </text:span></text:p>
          </table:table-cell>
          <table:table-cell table:style-name="Table1.C3" office:value-type="string">
            <text:p text:style-name="P5"><text:span text:style-name="T8">2,4-滴</text:span></text:p>
          </table:table-cell>
          <table:table-cell table:style-name="Table1.D3" office:value-type="string">
            <text:p text:style-name="P9">2,4-d(amine)</text:p>
          </table:table-cell>
        </table:table-row>
        <table:table-row table:style-name="Table1.1">
          <table:table-cell table:style-name="Table1.A4" office:value-type="string">
            <text:list xml:id="list13504073970988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" office:value-type="string">
            <text:p text:style-name="P5"><text:span text:style-name="T8">二、四地異丙胺鹽</text:span><text:span text:style-name="T10"> </text:span></text:p>
          </table:table-cell>
          <table:table-cell table:style-name="Table1.C4" office:value-type="string">
            <text:p text:style-name="P5"><text:span text:style-name="T8">2,4-滴</text:span></text:p>
          </table:table-cell>
          <table:table-cell table:style-name="Table1.D4" office:value-type="string">
            <text:p text:style-name="P9">2,4-d(ipa)</text:p>
          </table:table-cell>
        </table:table-row>
        <table:table-row table:style-name="Table1.1">
          <table:table-cell table:style-name="Table1.A5" office:value-type="string">
            <text:list xml:id="list135040672170278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" office:value-type="string">
            <text:p text:style-name="P5"><text:span text:style-name="T8">二、四－地鈉鹽</text:span><text:span text:style-name="T10"> </text:span></text:p>
          </table:table-cell>
          <table:table-cell table:style-name="Table1.C5" office:value-type="string">
            <text:p text:style-name="P5"><text:span text:style-name="T8">2,4-滴</text:span></text:p>
          </table:table-cell>
          <table:table-cell table:style-name="Table1.D5" office:value-type="string">
            <text:p text:style-name="P9">2,4-d(sodium)</text:p>
          </table:table-cell>
        </table:table-row>
        <table:table-row table:style-name="Table1.1">
          <table:table-cell table:style-name="Table1.A6" office:value-type="string">
            <text:list xml:id="list13504096779274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6" office:value-type="string">
            <text:p text:style-name="P5"><text:span text:style-name="T8">果美生長素</text:span><text:span text:style-name="T10"> </text:span></text:p>
          </table:table-cell>
          <table:table-cell table:style-name="Table1.C6" office:value-type="string">
            <text:p text:style-name="P10">调果酸</text:p>
          </table:table-cell>
          <table:table-cell table:style-name="Table1.D6" office:value-type="string">
            <text:p text:style-name="P9">3-cpa</text:p>
          </table:table-cell>
        </table:table-row>
        <table:table-row table:style-name="Table1.1">
          <table:table-cell table:style-name="Table1.A7" office:value-type="string">
            <text:list xml:id="list13504149233295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7" office:value-type="string">
            <text:p text:style-name="P5"><text:span text:style-name="T8">番茄生長素</text:span><text:span text:style-name="T10"> </text:span></text:p>
          </table:table-cell>
          <table:table-cell table:style-name="Table1.C7" office:value-type="string">
            <text:p text:style-name="P10">氯苯氧以酸</text:p>
          </table:table-cell>
          <table:table-cell table:style-name="Table1.D7" office:value-type="string">
            <text:p text:style-name="P9">4-cpa</text:p>
          </table:table-cell>
        </table:table-row>
        <table:table-row table:style-name="Table1.1">
          <table:table-cell table:style-name="Table1.A8" office:value-type="string">
            <text:list xml:id="list135041710869911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8" office:value-type="string">
            <text:p text:style-name="P5"><text:span text:style-name="T8">阿巴汀</text:span><text:span text:style-name="T10"> </text:span></text:p>
          </table:table-cell>
          <table:table-cell table:style-name="Table1.C8" office:value-type="string">
            <text:p text:style-name="P10">阿维菌素</text:p>
          </table:table-cell>
          <table:table-cell table:style-name="Table1.D8" office:value-type="string">
            <text:p text:style-name="P9">Abamectin</text:p>
          </table:table-cell>
        </table:table-row>
        <table:table-row table:style-name="Table1.1">
          <table:table-cell table:style-name="Table1.A9" office:value-type="string">
            <text:list xml:id="list13504156573567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9" office:value-type="string">
            <text:p text:style-name="P5"><text:span text:style-name="T8">毆殺松</text:span><text:span text:style-name="T10"> </text:span></text:p>
          </table:table-cell>
          <table:table-cell table:style-name="Table1.C9" office:value-type="string">
            <text:p text:style-name="P10">乙酰甲胺磷</text:p>
          </table:table-cell>
          <table:table-cell table:style-name="Table1.D9" office:value-type="string">
            <text:p text:style-name="P9">Acephate</text:p>
          </table:table-cell>
        </table:table-row>
        <table:table-row table:style-name="Table1.1">
          <table:table-cell table:style-name="Table1.A10" office:value-type="string">
            <text:list xml:id="list13504233014087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0" office:value-type="string">
            <text:p text:style-name="P5"><text:span text:style-name="T8">亞醌蟎</text:span><text:span text:style-name="T10"> </text:span></text:p>
          </table:table-cell>
          <table:table-cell table:style-name="Table1.C10" office:value-type="string">
            <text:p text:style-name="P10">灭螨醌</text:p>
          </table:table-cell>
          <table:table-cell table:style-name="Table1.D10" office:value-type="string">
            <text:p text:style-name="P9">Acequinocyl</text:p>
          </table:table-cell>
        </table:table-row>
        <table:table-row table:style-name="Table1.1">
          <table:table-cell table:style-name="Table1.A11" office:value-type="string">
            <text:list xml:id="list135041052663858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1" office:value-type="string">
            <text:p text:style-name="P5"><text:span text:style-name="T8">亞滅培</text:span><text:span text:style-name="T10"> </text:span></text:p>
          </table:table-cell>
          <table:table-cell table:style-name="Table1.C11" office:value-type="string">
            <text:p text:style-name="P10">啶虫脒</text:p>
          </table:table-cell>
          <table:table-cell table:style-name="Table1.D11" office:value-type="string">
            <text:p text:style-name="P9">Acetamiprid</text:p>
          </table:table-cell>
        </table:table-row>
        <table:table-row table:style-name="Table1.1">
          <table:table-cell table:style-name="Table1.A12" office:value-type="string">
            <text:list xml:id="list13504184678788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2" office:value-type="string">
            <text:p text:style-name="P5"><text:span text:style-name="T8">亞喜芬</text:span><text:span text:style-name="T10"> </text:span></text:p>
          </table:table-cell>
          <table:table-cell table:style-name="Table1.C12" office:value-type="string">
            <text:p text:style-name="P10">三氟草醚</text:p>
          </table:table-cell>
          <table:table-cell table:style-name="Table1.D12" office:value-type="string">
            <text:p text:style-name="P9">Acifluorfen</text:p>
          </table:table-cell>
        </table:table-row>
        <table:table-row table:style-name="Table1.1">
          <table:table-cell table:style-name="Table1.A13" office:value-type="string">
            <text:list xml:id="list13504146283788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3" office:value-type="string">
            <text:p text:style-name="P5"><text:span text:style-name="T8">莫克草</text:span><text:span text:style-name="T10"> </text:span></text:p>
          </table:table-cell>
          <table:table-cell table:style-name="Table1.C13" office:value-type="string">
            <text:p text:style-name="P10">灭藻醌</text:p>
          </table:table-cell>
          <table:table-cell table:style-name="Table1.D13" office:value-type="string">
            <text:p text:style-name="P9">Acn</text:p>
          </table:table-cell>
        </table:table-row>
        <table:table-row table:style-name="Table1.1">
          <table:table-cell table:style-name="Table1.A14" office:value-type="string">
            <text:list xml:id="list13504115457853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4" office:value-type="string">
            <text:p text:style-name="P5"><text:span text:style-name="T8">阿納寧</text:span><text:span text:style-name="T10"> </text:span></text:p>
          </table:table-cell>
          <table:table-cell table:style-name="Table1.C14" office:value-type="string">
            <text:p text:style-name="P10">氟丙菊酯</text:p>
          </table:table-cell>
          <table:table-cell table:style-name="Table1.D14" office:value-type="string">
            <text:p text:style-name="P9">Acrinathrin</text:p>
          </table:table-cell>
        </table:table-row>
        <table:table-row table:style-name="Table1.1">
          <table:table-cell table:style-name="Table1.A15" office:value-type="string">
            <text:list xml:id="list13504186934024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5" office:value-type="string">
            <text:p text:style-name="P5"><text:span text:style-name="T8">拉草</text:span><text:span text:style-name="T10"> </text:span></text:p>
          </table:table-cell>
          <table:table-cell table:style-name="Table1.C15" office:value-type="string">
            <text:p text:style-name="P10">甲草胺</text:p>
          </table:table-cell>
          <table:table-cell table:style-name="Table1.D15" office:value-type="string">
            <text:p text:style-name="P9">Alachlor</text:p>
          </table:table-cell>
        </table:table-row>
        <table:table-row table:style-name="Table1.1">
          <table:table-cell table:style-name="Table1.A16" office:value-type="string">
            <text:list xml:id="list13504094228450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6" office:value-type="string">
            <text:p text:style-name="P5"><text:span text:style-name="T8">亞烈寧</text:span><text:span text:style-name="T10"> </text:span></text:p>
          </table:table-cell>
          <table:table-cell table:style-name="Table1.C16" office:value-type="string">
            <text:p text:style-name="P10">烯丙菊酯</text:p>
          </table:table-cell>
          <table:table-cell table:style-name="Table1.D16" office:value-type="string">
            <text:p text:style-name="P9">Allethrin</text:p>
          </table:table-cell>
        </table:table-row>
        <table:table-row table:style-name="Table1.1">
          <table:table-cell table:style-name="Table1.A17" office:value-type="string">
            <text:list xml:id="list13504225103035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7" office:value-type="string">
            <text:p text:style-name="P5"><text:span text:style-name="T8">亞汰草</text:span><text:span text:style-name="T10"> </text:span></text:p>
          </table:table-cell>
          <table:table-cell table:style-name="Table1.C17" office:value-type="string">
            <text:p text:style-name="P10">禾草灭</text:p>
          </table:table-cell>
          <table:table-cell table:style-name="Table1.D17" office:value-type="string">
            <text:p text:style-name="P9">Alloxydim-sodium</text:p>
          </table:table-cell>
        </table:table-row>
        <table:table-row table:style-name="Table1.1">
          <table:table-cell table:style-name="Table1.A18" office:value-type="string">
            <text:list xml:id="list13504091696703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8" office:value-type="string">
            <text:p text:style-name="P5"><text:span text:style-name="T8">亞滅寧</text:span><text:span text:style-name="T10"> </text:span></text:p>
          </table:table-cell>
          <table:table-cell table:style-name="Table1.C18" office:value-type="string">
            <text:p text:style-name="P10">顺式氯氰菊酯</text:p>
          </table:table-cell>
          <table:table-cell table:style-name="Table1.D18" office:value-type="string">
            <text:p text:style-name="P9">Alpha-cypermethrin</text:p>
          </table:table-cell>
        </table:table-row>
        <table:table-row table:style-name="Table1.1">
          <table:table-cell table:style-name="Table1.A19" office:value-type="string">
            <text:list xml:id="list13504100309039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9" office:value-type="string">
            <text:p text:style-name="P5"><text:span text:style-name="T8">草殺淨</text:span><text:span text:style-name="T10"> </text:span></text:p>
          </table:table-cell>
          <table:table-cell table:style-name="Table1.C19" office:value-type="string">
            <text:p text:style-name="P10">莠灭净</text:p>
          </table:table-cell>
          <table:table-cell table:style-name="Table1.D19" office:value-type="string">
            <text:p text:style-name="P9">Ametryn</text:p>
          </table:table-cell>
        </table:table-row>
        <table:table-row table:style-name="Table1.1">
          <table:table-cell table:style-name="Table1.A20" office:value-type="string">
            <text:list xml:id="list13504220237786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0" office:value-type="string">
            <text:p text:style-name="P5"><text:span text:style-name="T8">安美加</text:span><text:span text:style-name="T10"> </text:span></text:p>
          </table:table-cell>
          <table:table-cell table:style-name="Table1.C20" office:value-type="string">
            <text:p text:style-name="P10">灭害威</text:p>
          </table:table-cell>
          <table:table-cell table:style-name="Table1.D20" office:value-type="string">
            <text:p text:style-name="P9">Aminocarb</text:p>
          </table:table-cell>
        </table:table-row>
        <table:table-row table:style-name="Table1.1">
          <table:table-cell table:style-name="Table1.A21" office:value-type="string">
            <text:list xml:id="list13504107722092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1" office:value-type="string">
            <text:p text:style-name="P5"><text:span text:style-name="T8">艾維激素</text:span><text:span text:style-name="T10"> </text:span></text:p>
          </table:table-cell>
          <table:table-cell table:style-name="Table1.C21" office:value-type="string">
            <text:p text:style-name="P10">艾维激素</text:p>
          </table:table-cell>
          <table:table-cell table:style-name="Table1.D21" office:value-type="string">
            <text:p text:style-name="P9">Aminoethoxyvinylglycine</text:p>
          </table:table-cell>
        </table:table-row>
        <table:table-row table:style-name="Table1.1">
          <table:table-cell table:style-name="Table1.A22" office:value-type="string">
            <text:list xml:id="list13504130303146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2" office:value-type="string">
            <text:p text:style-name="P5"><text:span text:style-name="T8">三亞蟎</text:span><text:span text:style-name="T10"> </text:span></text:p>
          </table:table-cell>
          <table:table-cell table:style-name="Table1.C22" office:value-type="string">
            <text:p text:style-name="P10">双甲脒</text:p>
          </table:table-cell>
          <table:table-cell table:style-name="Table1.D22" office:value-type="string">
            <text:p text:style-name="P9">Amitraz</text:p>
          </table:table-cell>
        </table:table-row>
        <table:table-row table:style-name="Table1.1">
          <table:table-cell table:style-name="Table1.A23" office:value-type="string">
            <text:list xml:id="list13504071801663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3" office:value-type="string">
            <text:p text:style-name="P5"><text:span text:style-name="T8">亞速爛</text:span><text:span text:style-name="T10"> </text:span></text:p>
          </table:table-cell>
          <table:table-cell table:style-name="Table1.C23" office:value-type="string">
            <text:p text:style-name="P10">磺草灵</text:p>
          </table:table-cell>
          <table:table-cell table:style-name="Table1.D23" office:value-type="string">
            <text:p text:style-name="P9">Asulam</text:p>
          </table:table-cell>
        </table:table-row>
        <table:table-row table:style-name="Table1.1">
          <table:table-cell table:style-name="Table1.A24" office:value-type="string">
            <text:list xml:id="list13504151502642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4" office:value-type="string">
            <text:p text:style-name="P5"><text:span text:style-name="T8">得速爛</text:span><text:span text:style-name="T10"> </text:span></text:p>
          </table:table-cell>
          <table:table-cell table:style-name="Table1.C24" office:value-type="string">
            <text:p text:style-name="P10">磺草灵+茅草枯</text:p>
          </table:table-cell>
          <table:table-cell table:style-name="Table1.D24" office:value-type="string">
            <text:p text:style-name="P9">Asulam + dalapon</text:p>
          </table:table-cell>
        </table:table-row>
        <table:table-row table:style-name="Table1.1">
          <table:table-cell table:style-name="Table1.A25" office:value-type="string">
            <text:list xml:id="list135042036944988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5" office:value-type="string">
            <text:p text:style-name="P5"><text:span text:style-name="T8">草脫淨</text:span><text:span text:style-name="T10"> </text:span></text:p>
          </table:table-cell>
          <table:table-cell table:style-name="Table1.C25" office:value-type="string">
            <text:p text:style-name="P10">莠去津</text:p>
          </table:table-cell>
          <table:table-cell table:style-name="Table1.D25" office:value-type="string">
            <text:p text:style-name="P9">Atrazine</text:p>
          </table:table-cell>
        </table:table-row>
        <table:table-row table:style-name="Table1.1">
          <table:table-cell table:style-name="Table1.A26" office:value-type="string">
            <text:list xml:id="list13504099945394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6" office:value-type="string">
            <text:p text:style-name="P5"><text:span text:style-name="T8">莫多草淨</text:span><text:span text:style-name="T10"> </text:span></text:p>
          </table:table-cell>
          <table:table-cell table:style-name="Table1.C26" office:value-type="string">
            <text:p text:style-name="P10">莠去津+异丙甲草胺</text:p>
          </table:table-cell>
          <table:table-cell table:style-name="Table1.D26" office:value-type="string">
            <text:p text:style-name="P9">Atrazine + metolachlor</text:p>
          </table:table-cell>
        </table:table-row>
        <table:table-row table:style-name="Table1.1">
          <table:table-cell table:style-name="Table1.A27" office:value-type="string">
            <text:list xml:id="list13504130240999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7" office:value-type="string">
            <text:p text:style-name="P5"><text:span text:style-name="T8">印楝素</text:span><text:span text:style-name="T10"> </text:span></text:p>
          </table:table-cell>
          <table:table-cell table:style-name="Table1.C27" office:value-type="string">
            <text:p text:style-name="P10">印楝素</text:p>
          </table:table-cell>
          <table:table-cell table:style-name="Table1.D27" office:value-type="string">
            <text:p text:style-name="P9">Azadirachtin</text:p>
          </table:table-cell>
        </table:table-row>
        <table:table-row table:style-name="Table1.1">
          <table:table-cell table:style-name="Table1.A28" office:value-type="string">
            <text:list xml:id="list13504080449026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8" office:value-type="string">
            <text:p text:style-name="P5"><text:span text:style-name="T8">草芬定</text:span><text:span text:style-name="T10"> </text:span></text:p>
          </table:table-cell>
          <table:table-cell table:style-name="Table1.C28" office:value-type="string">
            <text:p text:style-name="P10">唑啶草酮</text:p>
          </table:table-cell>
          <table:table-cell table:style-name="Table1.D28" office:value-type="string">
            <text:p text:style-name="P9">Azafenidin</text:p>
          </table:table-cell>
        </table:table-row>
        <table:table-row table:style-name="Table1.1">
          <table:table-cell table:style-name="Table1.A29" office:value-type="string">
            <text:list xml:id="list13504074866082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9" office:value-type="string">
            <text:p text:style-name="P5"><text:span text:style-name="T8">谷速松</text:span><text:span text:style-name="T10"> </text:span></text:p>
          </table:table-cell>
          <table:table-cell table:style-name="Table1.C29" office:value-type="string">
            <text:p text:style-name="P10">保棉磷</text:p>
          </table:table-cell>
          <table:table-cell table:style-name="Table1.D29" office:value-type="string">
            <text:p text:style-name="P9">Azinphos-methyl</text:p>
          </table:table-cell>
        </table:table-row>
        <table:table-row table:style-name="Table1.1">
          <table:table-cell table:style-name="Table1.A30" office:value-type="string">
            <text:list xml:id="list135042506467478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0" office:value-type="string">
            <text:p text:style-name="P5"><text:span text:style-name="T8">亞托敏</text:span><text:span text:style-name="T10"> </text:span></text:p>
          </table:table-cell>
          <table:table-cell table:style-name="Table1.C30" office:value-type="string">
            <text:p text:style-name="P10">腈嘧菌酯</text:p>
          </table:table-cell>
          <table:table-cell table:style-name="Table1.D30" office:value-type="string">
            <text:p text:style-name="P9">Azoxystrobin</text:p>
          </table:table-cell>
        </table:table-row>
        <table:table-row table:style-name="Table1.1">
          <table:table-cell table:style-name="Table1.A31" office:value-type="string">
            <text:list xml:id="list13504174251333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1" office:value-type="string">
            <text:p text:style-name="P5"><text:span text:style-name="T8">亞托環克座</text:span><text:span text:style-name="T10"> </text:span></text:p>
          </table:table-cell>
          <table:table-cell table:style-name="Table1.C31" office:value-type="string">
            <text:p text:style-name="P10">腈嘧菌酯+环丙唑醇</text:p>
          </table:table-cell>
          <table:table-cell table:style-name="Table1.D31" office:value-type="string">
            <text:p text:style-name="P9">Azoxystrobin + cyproconazole</text:p>
          </table:table-cell>
        </table:table-row>
        <table:table-row table:style-name="Table1.1">
          <table:table-cell table:style-name="Table1.A32" office:value-type="string">
            <text:list xml:id="list135042743078901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2" office:value-type="string">
            <text:p text:style-name="P5"><text:span text:style-name="T8">亞托待克利</text:span><text:span text:style-name="T10"> </text:span></text:p>
          </table:table-cell>
          <table:table-cell table:style-name="Table1.C32" office:value-type="string">
            <text:p text:style-name="P10">腈嘧菌酯+苯醚甲环唑</text:p>
          </table:table-cell>
          <table:table-cell table:style-name="Table1.D32" office:value-type="string">
            <text:p text:style-name="P9">Azoxystrobin + <text:soft-page-break/>difenoconazole</text:p>
          </table:table-cell>
        </table:table-row>
        <table:table-row table:style-name="Table1.1">
          <table:table-cell table:style-name="Table1.A33" office:value-type="string">
            <text:list xml:id="list13504136499344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3" office:value-type="string">
            <text:p text:style-name="P5"><text:span text:style-name="T8">枯草桿菌</text:span><text:span text:style-name="T10"> </text:span></text:p>
          </table:table-cell>
          <table:table-cell table:style-name="Table1.C33" office:value-type="string">
            <text:p text:style-name="P10">　</text:p>
          </table:table-cell>
          <table:table-cell table:style-name="Table1.D33" office:value-type="string">
            <text:p text:style-name="P9">Bacillus subtilis</text:p>
          </table:table-cell>
        </table:table-row>
        <table:table-row table:style-name="Table1.1">
          <table:table-cell table:style-name="Table1.A34" office:value-type="string">
            <text:list xml:id="list13504267291356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4" office:value-type="string">
            <text:p text:style-name="P5"><text:span text:style-name="T8">蘇力菌</text:span><text:span text:style-name="T10"> </text:span></text:p>
          </table:table-cell>
          <table:table-cell table:style-name="Table1.C34" office:value-type="string">
            <text:p text:style-name="P10">苏云金杆菌</text:p>
          </table:table-cell>
          <table:table-cell table:style-name="Table1.D34" office:value-type="string">
            <text:p text:style-name="P9">Bacillus thuringiensis</text:p>
          </table:table-cell>
        </table:table-row>
        <table:table-row table:style-name="Table1.1">
          <table:table-cell table:style-name="Table1.A35" office:value-type="string">
            <text:list xml:id="list135042184035741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5" office:value-type="string">
            <text:p text:style-name="P5"><text:span text:style-name="T8">本達樂</text:span><text:span text:style-name="T10"> </text:span></text:p>
          </table:table-cell>
          <table:table-cell table:style-name="Table1.C35" office:value-type="string">
            <text:p text:style-name="P10">苯霜灵</text:p>
          </table:table-cell>
          <table:table-cell table:style-name="Table1.D35" office:value-type="string">
            <text:p text:style-name="P9">Benalaxyl</text:p>
          </table:table-cell>
        </table:table-row>
        <table:table-row table:style-name="Table1.1">
          <table:table-cell table:style-name="Table1.A36" office:value-type="string">
            <text:list xml:id="list13504217174650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6" office:value-type="string">
            <text:p text:style-name="P5"><text:span text:style-name="T8">免敵克</text:span><text:span text:style-name="T10"> </text:span></text:p>
          </table:table-cell>
          <table:table-cell table:style-name="Table1.C36" office:value-type="string">
            <text:p text:style-name="P10">恶虫威</text:p>
          </table:table-cell>
          <table:table-cell table:style-name="Table1.D36" office:value-type="string">
            <text:p text:style-name="P9">Bendiocarb</text:p>
          </table:table-cell>
        </table:table-row>
        <table:table-row table:style-name="Table1.1">
          <table:table-cell table:style-name="Table1.A37" office:value-type="string">
            <text:list xml:id="list13504205769957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7" office:value-type="string">
            <text:p text:style-name="P5"><text:span text:style-name="T8">倍尼芬</text:span><text:span text:style-name="T10"> </text:span></text:p>
          </table:table-cell>
          <table:table-cell table:style-name="Table1.C37" office:value-type="string">
            <text:p text:style-name="P10">乙丁氟灵</text:p>
          </table:table-cell>
          <table:table-cell table:style-name="Table1.D37" office:value-type="string">
            <text:p text:style-name="P9">Benfluralin</text:p>
          </table:table-cell>
        </table:table-row>
        <table:table-row table:style-name="Table1.1">
          <table:table-cell table:style-name="Table1.A38" office:value-type="string">
            <text:list xml:id="list13504153867415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8" office:value-type="string">
            <text:p text:style-name="P5"><text:span text:style-name="T8">免扶克</text:span><text:span text:style-name="T10"> </text:span></text:p>
          </table:table-cell>
          <table:table-cell table:style-name="Table1.C38" office:value-type="string">
            <text:p text:style-name="P10">丙硫克百威</text:p>
          </table:table-cell>
          <table:table-cell table:style-name="Table1.D38" office:value-type="string">
            <text:p text:style-name="P9">Benfuracarb</text:p>
          </table:table-cell>
        </table:table-row>
        <table:table-row table:style-name="Table1.1">
          <table:table-cell table:style-name="Table1.A39" office:value-type="string">
            <text:list xml:id="list13504139444523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9" office:value-type="string">
            <text:p text:style-name="P5"><text:span text:style-name="T8">免扶賽洛寧</text:span><text:span text:style-name="T10"> </text:span></text:p>
          </table:table-cell>
          <table:table-cell table:style-name="Table1.C39" office:value-type="string">
            <text:p text:style-name="P10">丙硫克百威+氯氟氰菊酯</text:p>
          </table:table-cell>
          <table:table-cell table:style-name="Table1.D39" office:value-type="string">
            <text:p text:style-name="P9">Benfuracarb + cyhalothrin</text:p>
          </table:table-cell>
        </table:table-row>
        <table:table-row table:style-name="Table1.1">
          <table:table-cell table:style-name="Table1.A40" office:value-type="string">
            <text:list xml:id="list13504072793236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0" office:value-type="string">
            <text:p text:style-name="P5"><text:span text:style-name="T8">免賴得</text:span><text:span text:style-name="T10"> </text:span></text:p>
          </table:table-cell>
          <table:table-cell table:style-name="Table1.C40" office:value-type="string">
            <text:p text:style-name="P10">苯菌灵</text:p>
          </table:table-cell>
          <table:table-cell table:style-name="Table1.D40" office:value-type="string">
            <text:p text:style-name="P9">Benomyl</text:p>
          </table:table-cell>
        </table:table-row>
        <table:table-row table:style-name="Table1.1">
          <table:table-cell table:style-name="Table1.A41" office:value-type="string">
            <text:list xml:id="list135042521924118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1" office:value-type="string">
            <text:p text:style-name="P5"><text:span text:style-name="T8">硫免賴得</text:span><text:span text:style-name="T10"> </text:span></text:p>
          </table:table-cell>
          <table:table-cell table:style-name="Table1.C41" office:value-type="string">
            <text:p text:style-name="P10">苯菌灵+</text:p>
          </table:table-cell>
          <table:table-cell table:style-name="Table1.D41" office:value-type="string">
            <text:p text:style-name="P9">Benomyl + sulfur</text:p>
          </table:table-cell>
        </table:table-row>
        <table:table-row table:style-name="Table1.1">
          <table:table-cell table:style-name="Table1.A42" office:value-type="string">
            <text:list xml:id="list135041492256721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2" office:value-type="string">
            <text:p text:style-name="P5"><text:span text:style-name="T8">免賴地</text:span><text:span text:style-name="T10"> </text:span></text:p>
          </table:table-cell>
          <table:table-cell table:style-name="Table1.C42" office:value-type="string">
            <text:p text:style-name="P5"><text:span text:style-name="T8">苯菌灵+福双美</text:span></text:p>
          </table:table-cell>
          <table:table-cell table:style-name="Table1.D42" office:value-type="string">
            <text:p text:style-name="P9">Benomyl + thiram</text:p>
          </table:table-cell>
        </table:table-row>
        <table:table-row table:style-name="Table1.1">
          <table:table-cell table:style-name="Table1.A43" office:value-type="string">
            <text:list xml:id="list13504075310699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3" office:value-type="string">
            <text:p text:style-name="P5"><text:span text:style-name="T8">免速克草</text:span><text:span text:style-name="T10"> </text:span></text:p>
          </table:table-cell>
          <table:table-cell table:style-name="Table1.C43" office:value-type="string">
            <text:p text:style-name="P10">苄嘧磺隆+二氯喹啉酸</text:p>
          </table:table-cell>
          <table:table-cell table:style-name="Table1.D43" office:value-type="string">
            <text:p text:style-name="P4"><text:span text:style-name="T8">bensulfuron methyl+Quinclorac</text:span></text:p>
          </table:table-cell>
        </table:table-row>
        <table:table-row table:style-name="Table1.1">
          <table:table-cell table:style-name="Table1.A44" office:value-type="string">
            <text:list xml:id="list13504207351525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4" office:value-type="string">
            <text:p text:style-name="P5"><text:span text:style-name="T8">免速隆</text:span><text:span text:style-name="T10"> </text:span></text:p>
          </table:table-cell>
          <table:table-cell table:style-name="Table1.C44" office:value-type="string">
            <text:p text:style-name="P10">苄嘧磺隆</text:p>
          </table:table-cell>
          <table:table-cell table:style-name="Table1.D44" office:value-type="string">
            <text:p text:style-name="P9">Bensulfuron-methyl</text:p>
          </table:table-cell>
        </table:table-row>
        <table:table-row table:style-name="Table1.1">
          <table:table-cell table:style-name="Table1.A45" office:value-type="string">
            <text:list xml:id="list13504201361542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5" office:value-type="string">
            <text:p text:style-name="P5"><text:span text:style-name="T8">稻得免速隆</text:span><text:span text:style-name="T10"> </text:span></text:p>
          </table:table-cell>
          <table:table-cell table:style-name="Table1.C45" office:value-type="string">
            <text:p text:style-name="P10">苄嘧磺隆+禾草敌</text:p>
          </table:table-cell>
          <table:table-cell table:style-name="Table1.D45" office:value-type="string">
            <text:p text:style-name="P4"><text:span text:style-name="T8">Bensulfuron-methyl + molinate</text:span></text:p>
          </table:table-cell>
        </table:table-row>
        <table:table-row table:style-name="Table1.1">
          <table:table-cell table:style-name="Table1.A46" office:value-type="string">
            <text:list xml:id="list135042717432191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6" office:value-type="string">
            <text:p text:style-name="P5"><text:span text:style-name="T8">免速普拉草</text:span><text:span text:style-name="T10"> </text:span></text:p>
          </table:table-cell>
          <table:table-cell table:style-name="Table1.C46" office:value-type="string">
            <text:p text:style-name="P10">苄嘧磺隆+丙草胺</text:p>
          </table:table-cell>
          <table:table-cell table:style-name="Table1.D46" office:value-type="string">
            <text:p text:style-name="P9">Bensulfuron-methyl + pretilachlor</text:p>
          </table:table-cell>
        </table:table-row>
        <table:table-row table:style-name="Table1.1">
          <table:table-cell table:style-name="Table1.A47" office:value-type="string">
            <text:list xml:id="list13504097591833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7" office:value-type="string">
            <text:p text:style-name="P5"><text:span text:style-name="T8">免速達</text:span><text:span text:style-name="T10"> </text:span></text:p>
          </table:table-cell>
          <table:table-cell table:style-name="Table1.C47" office:value-type="string">
            <text:p text:style-name="P10">杀虫磺</text:p>
          </table:table-cell>
          <table:table-cell table:style-name="Table1.D47" office:value-type="string">
            <text:p text:style-name="P9">Bensultap</text:p>
          </table:table-cell>
        </table:table-row>
        <table:table-row table:style-name="Table1.1">
          <table:table-cell table:style-name="Table1.A48" office:value-type="string">
            <text:list xml:id="list13504087757181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8" office:value-type="string">
            <text:p text:style-name="P5"><text:span text:style-name="T8">本達隆</text:span><text:span text:style-name="T10"> </text:span></text:p>
          </table:table-cell>
          <table:table-cell table:style-name="Table1.C48" office:value-type="string">
            <text:p text:style-name="P10">灭草松</text:p>
          </table:table-cell>
          <table:table-cell table:style-name="Table1.D48" office:value-type="string">
            <text:p text:style-name="P9">Bentazon</text:p>
          </table:table-cell>
        </table:table-row>
        <table:table-row table:style-name="Table1.1">
          <table:table-cell table:style-name="Table1.A49" office:value-type="string">
            <text:list xml:id="list135041836520851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9" office:value-type="string">
            <text:p text:style-name="P5"><text:span text:style-name="T8">滅達殺</text:span><text:span text:style-name="T10"> </text:span></text:p>
          </table:table-cell>
          <table:table-cell table:style-name="Table1.C49" office:value-type="string">
            <text:p text:style-name="P5"><text:span text:style-name="T8">灭草松+○</text:span></text:p>
          </table:table-cell>
          <table:table-cell table:style-name="Table1.D49" office:value-type="string">
            <text:p text:style-name="P9">Bentazon + benthiocarb</text:p>
          </table:table-cell>
        </table:table-row>
        <table:table-row table:style-name="Table1.1">
          <table:table-cell table:style-name="Table1.A50" office:value-type="string">
            <text:list xml:id="list13504244491465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0" office:value-type="string">
            <text:p text:style-name="P5"><text:span text:style-name="T8">本達快克草</text:span><text:span text:style-name="T10"> </text:span></text:p>
          </table:table-cell>
          <table:table-cell table:style-name="Table1.C50" office:value-type="string">
            <text:p text:style-name="P10">苯达松+二氯喹啉酸</text:p>
          </table:table-cell>
          <table:table-cell table:style-name="Table1.D50" office:value-type="string">
            <text:p text:style-name="P9">Bentazon + quinclorac</text:p>
          </table:table-cell>
        </table:table-row>
        <table:table-row table:style-name="Table1.1">
          <table:table-cell table:style-name="Table1.A51" office:value-type="string">
            <text:list xml:id="list13504169568363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1" office:value-type="string">
            <text:p text:style-name="P5"><text:span text:style-name="T8">本達亞喜芬</text:span><text:span text:style-name="T10"> </text:span></text:p>
          </table:table-cell>
          <table:table-cell table:style-name="Table1.C51" office:value-type="string">
            <text:p text:style-name="P10">苯达松+三氟羧草醚</text:p>
          </table:table-cell>
          <table:table-cell table:style-name="Table1.D51" office:value-type="string">
            <text:p text:style-name="P9">Bentazone + acifluorfen</text:p>
          </table:table-cell>
        </table:table-row>
        <table:table-row table:style-name="Table1.1">
          <table:table-cell table:style-name="Table1.A52" office:value-type="string">
            <text:list xml:id="list13504075076736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2" office:value-type="string">
            <text:p text:style-name="P5"><text:span text:style-name="T8">殺克丹</text:span><text:span text:style-name="T10"> </text:span></text:p>
          </table:table-cell>
          <table:table-cell table:style-name="Table1.C52" office:value-type="string">
            <text:p text:style-name="P10">　</text:p>
          </table:table-cell>
          <table:table-cell table:style-name="Table1.D52" office:value-type="string">
            <text:p text:style-name="P4"><text:span text:style-name="T8">Benthiocarb + fluothiuron</text:span></text:p>
          </table:table-cell>
        </table:table-row>
        <table:table-row table:style-name="Table1.1">
          <table:table-cell table:style-name="Table1.A53" office:value-type="string">
            <text:list xml:id="list13504135055619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3" office:value-type="string">
            <text:p text:style-name="P5"><text:span text:style-name="T8">貝他-賽扶寧</text:span><text:span text:style-name="T10"> </text:span></text:p>
          </table:table-cell>
          <table:table-cell table:style-name="Table1.C53" office:value-type="string">
            <text:p text:style-name="P5"><text:span text:style-name="T8">高效-氟氯氰菊酯</text:span></text:p>
          </table:table-cell>
          <table:table-cell table:style-name="Table1.D53" office:value-type="string">
            <text:p text:style-name="P9">Beta-cyfluthrin</text:p>
          </table:table-cell>
        </table:table-row>
        <table:table-row table:style-name="Table1.1">
          <table:table-cell table:style-name="Table1.A54" office:value-type="string">
            <text:list xml:id="list13504200331333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4" office:value-type="string">
            <text:p text:style-name="P5"><text:span text:style-name="T8">貝賽益達胺</text:span><text:span text:style-name="T10"> </text:span></text:p>
          </table:table-cell>
          <table:table-cell table:style-name="Table1.C54" office:value-type="string">
            <text:p text:style-name="P10">高效氟氯氰菊酯+吡虫啉</text:p>
          </table:table-cell>
          <table:table-cell table:style-name="Table1.D54" office:value-type="string">
            <text:p text:style-name="P9">Beta-cyfluthrin + imidacloprid</text:p>
          </table:table-cell>
        </table:table-row>
        <table:table-row table:style-name="Table1.1">
          <table:table-cell table:style-name="Table1.A55" office:value-type="string">
            <text:list xml:id="list13504240588876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5" office:value-type="string">
            <text:p text:style-name="P5"><text:span text:style-name="T8">畢拉草</text:span><text:span text:style-name="T10"> </text:span></text:p>
          </table:table-cell>
          <table:table-cell table:style-name="Table1.C55" office:value-type="string">
            <text:p text:style-name="P10">　</text:p>
          </table:table-cell>
          <table:table-cell table:style-name="Table1.D55" office:value-type="string">
            <text:p text:style-name="P9">Bialaphos</text:p>
          </table:table-cell>
        </table:table-row>
        <table:table-row table:style-name="Table1.1">
          <table:table-cell table:style-name="Table1.A56" office:value-type="string">
            <text:list xml:id="list13504095586651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6" office:value-type="string">
            <text:p text:style-name="P5"><text:span text:style-name="T8">必芬諾</text:span><text:span text:style-name="T10"> </text:span></text:p>
          </table:table-cell>
          <table:table-cell table:style-name="Table1.C56" office:value-type="string">
            <text:p text:style-name="P10">甲羧除草醚</text:p>
          </table:table-cell>
          <table:table-cell table:style-name="Table1.D56" office:value-type="string">
            <text:p text:style-name="P9">Bifenox</text:p>
          </table:table-cell>
        </table:table-row>
        <table:table-row table:style-name="Table1.1">
          <table:table-cell table:style-name="Table1.A57" office:value-type="string">
            <text:list xml:id="list13504145035955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7" office:value-type="string">
            <text:p text:style-name="P5"><text:span text:style-name="T8">丁拉芬諾</text:span><text:span text:style-name="T10"> </text:span></text:p>
          </table:table-cell>
          <table:table-cell table:style-name="Table1.C57" office:value-type="string">
            <text:p text:style-name="P10">甲羧除草醚+丁草胺</text:p>
          </table:table-cell>
          <table:table-cell table:style-name="Table1.D57" office:value-type="string">
            <text:p text:style-name="P9">Bifenox + butachlor</text:p>
          </table:table-cell>
        </table:table-row>
        <table:table-row table:style-name="Table1.1">
          <table:table-cell table:style-name="Table1.A58" office:value-type="string">
            <text:list xml:id="list13504108568602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8" office:value-type="string">
            <text:p text:style-name="P5"><text:span text:style-name="T8">必芬普拉草</text:span><text:span text:style-name="T10"> </text:span></text:p>
          </table:table-cell>
          <table:table-cell table:style-name="Table1.C58" office:value-type="string">
            <text:p text:style-name="P10">甲羧除草醚+丙草胺</text:p>
          </table:table-cell>
          <table:table-cell table:style-name="Table1.D58" office:value-type="string">
            <text:p text:style-name="P9">Bifenox + pretilachlor</text:p>
          </table:table-cell>
        </table:table-row>
        <table:table-row table:style-name="Table1.1">
          <table:table-cell table:style-name="Table1.A59" office:value-type="string">
            <text:list xml:id="list135040772613208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9" office:value-type="string">
            <text:p text:style-name="P5"><text:span text:style-name="T8">畢芬寧</text:span><text:span text:style-name="T10"> </text:span></text:p>
          </table:table-cell>
          <table:table-cell table:style-name="Table1.C59" office:value-type="string">
            <text:p text:style-name="P10">联苯菊酯</text:p>
          </table:table-cell>
          <table:table-cell table:style-name="Table1.D59" office:value-type="string">
            <text:p text:style-name="P9">Bifenthrin</text:p>
          </table:table-cell>
        </table:table-row>
        <table:table-row table:style-name="Table1.1">
          <table:table-cell table:style-name="Table1.A60" office:value-type="string">
            <text:list xml:id="list13504275727347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60" office:value-type="string">
            <text:p text:style-name="P5"><text:span text:style-name="T8">比多農</text:span><text:span text:style-name="T10"> </text:span></text:p>
          </table:table-cell>
          <table:table-cell table:style-name="Table1.C60" office:value-type="string">
            <text:p text:style-name="P10">联苯三唑醇</text:p>
          </table:table-cell>
          <table:table-cell table:style-name="Table1.D60" office:value-type="string">
            <text:p text:style-name="P4"><text:span text:style-name="T8">Bitertanol</text:span></text:p>
          </table:table-cell>
        </table:table-row>
        <table:table-row table:style-name="Table1.1">
          <table:table-cell table:style-name="Table1.A61" office:value-type="string">
            <text:list xml:id="list13504071091968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61" office:value-type="string">
            <text:p text:style-name="P5"><text:span text:style-name="T8">保米黴素</text:span><text:span text:style-name="T10"> </text:span></text:p>
          </table:table-cell>
          <table:table-cell table:style-name="Table1.C61" office:value-type="string">
            <text:p text:style-name="P10">灭瘟素</text:p>
          </table:table-cell>
          <table:table-cell table:style-name="Table1.D61" office:value-type="string">
            <text:p text:style-name="P9">Blasticidin-s</text:p>
          </table:table-cell>
        </table:table-row>
        <table:table-row table:style-name="Table1.1">
          <table:table-cell table:style-name="Table1.A62" office:value-type="string">
            <text:list xml:id="list13504102750141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62" office:value-type="string">
            <text:p text:style-name="P5"><text:span text:style-name="T8">保米賜圃</text:span><text:span text:style-name="T10"> </text:span></text:p>
          </table:table-cell>
          <table:table-cell table:style-name="Table1.C62" office:value-type="string">
            <text:p text:style-name="P10">灭瘟素+稻瘟灵</text:p>
          </table:table-cell>
          <table:table-cell table:style-name="Table1.D62" office:value-type="string">
            <text:p text:style-name="P9">Blasticidin-s + isoprothiolane</text:p>
          </table:table-cell>
        </table:table-row>
        <table:table-row table:style-name="Table1.1">
          <table:table-cell table:style-name="Table1.A63" office:value-type="string">
            <text:list xml:id="list13504107933010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63" office:value-type="string">
            <text:p text:style-name="P5"><text:span text:style-name="T8">保米熱斯</text:span><text:span text:style-name="T10"> </text:span></text:p>
          </table:table-cell>
          <table:table-cell table:style-name="Table1.C63" office:value-type="string">
            <text:p text:style-name="P10">灭瘟素+四氯苯酞</text:p>
          </table:table-cell>
          <table:table-cell table:style-name="Table1.D63" office:value-type="string">
            <text:p text:style-name="P9">Blasticidin-s + phthalide</text:p>
          </table:table-cell>
        </table:table-row>
        <text:soft-page-break/>
        <table:table-row table:style-name="Table1.1">
          <table:table-cell table:style-name="Table1.A64" office:value-type="string">
            <text:list xml:id="list13504084919274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64" office:value-type="string">
            <text:p text:style-name="P5"><text:span text:style-name="T8">波爾多</text:span><text:span text:style-name="T10"> </text:span></text:p>
          </table:table-cell>
          <table:table-cell table:style-name="Table1.C64" office:value-type="string">
            <text:p text:style-name="P10">波尔多</text:p>
          </table:table-cell>
          <table:table-cell table:style-name="Table1.D64" office:value-type="string">
            <text:p text:style-name="P9">bordeaux</text:p>
          </table:table-cell>
        </table:table-row>
        <table:table-row table:style-name="Table1.1">
          <table:table-cell table:style-name="Table1.A65" office:value-type="string">
            <text:list xml:id="list13504225416934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65" office:value-type="string">
            <text:p text:style-name="P5"><text:span text:style-name="T8">白克列</text:span><text:span text:style-name="T10"> </text:span></text:p>
          </table:table-cell>
          <table:table-cell table:style-name="Table1.C65" office:value-type="string">
            <text:p text:style-name="P10">啶酰菌胺</text:p>
          </table:table-cell>
          <table:table-cell table:style-name="Table1.D65" office:value-type="string">
            <text:p text:style-name="P9">Boscalid</text:p>
          </table:table-cell>
        </table:table-row>
        <table:table-row table:style-name="Table1.1">
          <table:table-cell table:style-name="Table1.A66" office:value-type="string">
            <text:list xml:id="list13504116471885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66" office:value-type="string">
            <text:p text:style-name="P5"><text:span text:style-name="T8">白列克收欣</text:span><text:span text:style-name="T10"> </text:span></text:p>
          </table:table-cell>
          <table:table-cell table:style-name="Table1.C66" office:value-type="string">
            <text:p text:style-name="P10">啶酰菌胺+苯氧菌酯</text:p>
          </table:table-cell>
          <table:table-cell table:style-name="Table1.D66" office:value-type="string">
            <text:p text:style-name="P9">Boscalid + kresoxim-methyl</text:p>
          </table:table-cell>
        </table:table-row>
        <table:table-row table:style-name="Table1.1">
          <table:table-cell table:style-name="Table1.A67" office:value-type="string">
            <text:list xml:id="list13504196722111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67" office:value-type="string">
            <text:p text:style-name="P5"><text:span text:style-name="T8">加護丁滅蝨</text:span><text:span text:style-name="T10"> </text:span></text:p>
          </table:table-cell>
          <table:table-cell table:style-name="Table1.C67" office:value-type="string">
            <text:p text:style-name="P10">+丙虫磷</text:p>
          </table:table-cell>
          <table:table-cell table:style-name="Table1.D67" office:value-type="string">
            <text:p text:style-name="P9">Bpmc + propaphos</text:p>
          </table:table-cell>
        </table:table-row>
        <table:table-row table:style-name="Table1.1">
          <table:table-cell table:style-name="Table1.A68" office:value-type="string">
            <text:list xml:id="list13504248795065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68" office:value-type="string">
            <text:p text:style-name="P5"><text:span text:style-name="T8">繁米蝨</text:span><text:span text:style-name="T10"> </text:span></text:p>
          </table:table-cell>
          <table:table-cell table:style-name="Table1.C68" office:value-type="string">
            <text:p text:style-name="P10">+蚜灭磷+</text:p>
          </table:table-cell>
          <table:table-cell table:style-name="Table1.D68" office:value-type="string">
            <text:p text:style-name="P4"><text:span text:style-name="T8">Bpmc + vamidothion + mipc</text:span></text:p>
          </table:table-cell>
        </table:table-row>
        <table:table-row table:style-name="Table1.1">
          <table:table-cell table:style-name="Table1.A69" office:value-type="string">
            <text:list xml:id="list135042310363571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69" office:value-type="string">
            <text:p text:style-name="P5"><text:span text:style-name="T8">可滅鼠</text:span><text:span text:style-name="T10"> </text:span></text:p>
          </table:table-cell>
          <table:table-cell table:style-name="Table1.C69" office:value-type="string">
            <text:p text:style-name="P10">溴鼠灵</text:p>
          </table:table-cell>
          <table:table-cell table:style-name="Table1.D69" office:value-type="string">
            <text:p text:style-name="P9">Brodifacoum</text:p>
          </table:table-cell>
        </table:table-row>
        <table:table-row table:style-name="Table1.1">
          <table:table-cell table:style-name="Table1.A70" office:value-type="string">
            <text:list xml:id="list13504090175922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70" office:value-type="string">
            <text:p text:style-name="P5"><text:span text:style-name="T8">撲滅鼠</text:span><text:span text:style-name="T10"> </text:span></text:p>
          </table:table-cell>
          <table:table-cell table:style-name="Table1.C70" office:value-type="string">
            <text:p text:style-name="P10">溴敌鼠</text:p>
          </table:table-cell>
          <table:table-cell table:style-name="Table1.D70" office:value-type="string">
            <text:p text:style-name="P9">Bromadiolone</text:p>
          </table:table-cell>
        </table:table-row>
        <table:table-row table:style-name="Table1.1">
          <table:table-cell table:style-name="Table1.A71" office:value-type="string">
            <text:list xml:id="list135041953258171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71" office:value-type="string">
            <text:p text:style-name="P5"><text:span text:style-name="T8">新殺蟎</text:span><text:span text:style-name="T10"> </text:span></text:p>
          </table:table-cell>
          <table:table-cell table:style-name="Table1.C71" office:value-type="string">
            <text:p text:style-name="P10">溴螨酯</text:p>
          </table:table-cell>
          <table:table-cell table:style-name="Table1.D71" office:value-type="string">
            <text:p text:style-name="P9">Bromopropylate</text:p>
          </table:table-cell>
        </table:table-row>
        <table:table-row table:style-name="Table1.1">
          <table:table-cell table:style-name="Table1.A72" office:value-type="string">
            <text:list xml:id="list13504160211144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72" office:value-type="string">
            <text:p text:style-name="P5"><text:span text:style-name="T8">新殺福化利</text:span><text:span text:style-name="T10"> </text:span></text:p>
          </table:table-cell>
          <table:table-cell table:style-name="Table1.C72" office:value-type="string">
            <text:p text:style-name="P10">溴螨酯+氟胺氰菊酯</text:p>
          </table:table-cell>
          <table:table-cell table:style-name="Table1.D72" office:value-type="string">
            <text:p text:style-name="P9">Bromopropylate + tau-fluvalinate</text:p>
          </table:table-cell>
        </table:table-row>
        <table:table-row table:style-name="Table1.1">
          <table:table-cell table:style-name="Table1.A73" office:value-type="string">
            <text:list xml:id="list13504192854545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73" office:value-type="string">
            <text:p text:style-name="P5"><text:span text:style-name="T8">溴克座</text:span><text:span text:style-name="T10"> </text:span></text:p>
          </table:table-cell>
          <table:table-cell table:style-name="Table1.C73" office:value-type="string">
            <text:p text:style-name="P10">糠菌唑</text:p>
          </table:table-cell>
          <table:table-cell table:style-name="Table1.D73" office:value-type="string">
            <text:p text:style-name="P9">Bromuconazole</text:p>
          </table:table-cell>
        </table:table-row>
        <table:table-row table:style-name="Table1.1">
          <table:table-cell table:style-name="Table1.A74" office:value-type="string">
            <text:list xml:id="list13504136480256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74" office:value-type="string">
            <text:p text:style-name="P5"><text:span text:style-name="T8">必克蝨</text:span><text:span text:style-name="T10"> </text:span></text:p>
          </table:table-cell>
          <table:table-cell table:style-name="Table1.C74" office:value-type="string">
            <text:p text:style-name="P10">合杀草</text:p>
          </table:table-cell>
          <table:table-cell table:style-name="Table1.D74" office:value-type="string">
            <text:p text:style-name="P9">Bufencarb</text:p>
          </table:table-cell>
        </table:table-row>
        <table:table-row table:style-name="Table1.1">
          <table:table-cell table:style-name="Table1.A75" office:value-type="string">
            <text:list xml:id="list13504103857919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75" office:value-type="string">
            <text:p text:style-name="P5"><text:span text:style-name="T8">布瑞莫</text:span><text:span text:style-name="T10"> </text:span></text:p>
          </table:table-cell>
          <table:table-cell table:style-name="Table1.C75" office:value-type="string">
            <text:p text:style-name="P10">乙嘧酚磺酸酯</text:p>
          </table:table-cell>
          <table:table-cell table:style-name="Table1.D75" office:value-type="string">
            <text:p text:style-name="P9">Bupirimate</text:p>
          </table:table-cell>
        </table:table-row>
        <table:table-row table:style-name="Table1.1">
          <table:table-cell table:style-name="Table1.A76" office:value-type="string">
            <text:list xml:id="list13504178573510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76" office:value-type="string">
            <text:p text:style-name="P5"><text:span text:style-name="T8">布芬淨</text:span><text:span text:style-name="T10"> </text:span></text:p>
          </table:table-cell>
          <table:table-cell table:style-name="Table1.C76" office:value-type="string">
            <text:p text:style-name="P10">噻嗪酮</text:p>
          </table:table-cell>
          <table:table-cell table:style-name="Table1.D76" office:value-type="string">
            <text:p text:style-name="P9">Buprofezin</text:p>
          </table:table-cell>
        </table:table-row>
        <table:table-row table:style-name="Table1.1">
          <table:table-cell table:style-name="Table1.A77" office:value-type="string">
            <text:list xml:id="list13504194063850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77" office:value-type="string">
            <text:p text:style-name="P5"><text:span text:style-name="T8">布芬三亞蟎</text:span><text:span text:style-name="T10"> </text:span></text:p>
          </table:table-cell>
          <table:table-cell table:style-name="Table1.C77" office:value-type="string">
            <text:p text:style-name="P10">噻嗪酮+双甲脒</text:p>
          </table:table-cell>
          <table:table-cell table:style-name="Table1.D77" office:value-type="string">
            <text:p text:style-name="P9">Buprofezin + amitraz</text:p>
          </table:table-cell>
        </table:table-row>
        <table:table-row table:style-name="Table1.1">
          <table:table-cell table:style-name="Table1.A78" office:value-type="string">
            <text:list xml:id="list13504173290258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78" office:value-type="string">
            <text:p text:style-name="P5"><text:span text:style-name="T8">布芬丁滅蝨</text:span><text:span text:style-name="T10"> </text:span></text:p>
          </table:table-cell>
          <table:table-cell table:style-name="Table1.C78" office:value-type="string">
            <text:p text:style-name="P5"><text:span text:style-name="T8">噻嗪酮+○</text:span></text:p>
          </table:table-cell>
          <table:table-cell table:style-name="Table1.D78" office:value-type="string">
            <text:p text:style-name="P9">Buprofezin + bpmc</text:p>
          </table:table-cell>
        </table:table-row>
        <table:table-row table:style-name="Table1.1">
          <table:table-cell table:style-name="Table1.A79" office:value-type="string">
            <text:list xml:id="list135042158112011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79" office:value-type="string">
            <text:p text:style-name="P5"><text:span text:style-name="T8">布芬大利松</text:span><text:span text:style-name="T10"> </text:span></text:p>
          </table:table-cell>
          <table:table-cell table:style-name="Table1.C79" office:value-type="string">
            <text:p text:style-name="P10">噻嗪酮+二嗪磷</text:p>
          </table:table-cell>
          <table:table-cell table:style-name="Table1.D79" office:value-type="string">
            <text:p text:style-name="P9">Buprofezin + diazinon</text:p>
          </table:table-cell>
        </table:table-row>
        <table:table-row table:style-name="Table1.1">
          <table:table-cell table:style-name="Table1.A80" office:value-type="string">
            <text:list xml:id="list13504197840693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80" office:value-type="string">
            <text:p text:style-name="P5"><text:span text:style-name="T8">布芬益化利</text:span><text:span text:style-name="T10"> </text:span></text:p>
          </table:table-cell>
          <table:table-cell table:style-name="Table1.C80" office:value-type="string">
            <text:p text:style-name="P5"><text:span text:style-name="T8">噻嗪酮+Es-生物丙稀菊酯</text:span></text:p>
          </table:table-cell>
          <table:table-cell table:style-name="Table1.D80" office:value-type="string">
            <text:p text:style-name="P9">Buprofezin + esfenvalerate</text:p>
          </table:table-cell>
        </table:table-row>
        <table:table-row table:style-name="Table1.1">
          <table:table-cell table:style-name="Table1.A81" office:value-type="string">
            <text:list xml:id="list13504077769088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81" office:value-type="string">
            <text:p text:style-name="P5"><text:span text:style-name="T8">布芬滅蝨</text:span><text:span text:style-name="T10"> </text:span></text:p>
          </table:table-cell>
          <table:table-cell table:style-name="Table1.C81" office:value-type="string">
            <text:p text:style-name="P10">噻嗪酮+</text:p>
          </table:table-cell>
          <table:table-cell table:style-name="Table1.D81" office:value-type="string">
            <text:p text:style-name="P9">Buprofezin + mipc</text:p>
          </table:table-cell>
        </table:table-row>
        <table:table-row table:style-name="Table1.1">
          <table:table-cell table:style-name="Table1.A82" office:value-type="string">
            <text:list xml:id="list135042113622968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82" office:value-type="string">
            <text:p text:style-name="P5"><text:span text:style-name="T8">布芬治蝨</text:span><text:span text:style-name="T10"> </text:span></text:p>
          </table:table-cell>
          <table:table-cell table:style-name="Table1.C82" office:value-type="string">
            <text:p text:style-name="P5"><text:span text:style-name="T8">噻嗪酮+○</text:span></text:p>
          </table:table-cell>
          <table:table-cell table:style-name="Table1.D82" office:value-type="string">
            <text:p text:style-name="P9">Buprofezin + mtmc</text:p>
          </table:table-cell>
        </table:table-row>
        <table:table-row table:style-name="Table1.1">
          <table:table-cell table:style-name="Table1.A83" office:value-type="string">
            <text:list xml:id="list13504166835335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83" office:value-type="string">
            <text:p text:style-name="P5"><text:span text:style-name="T8">布得芬諾</text:span><text:span text:style-name="T10"> </text:span></text:p>
          </table:table-cell>
          <table:table-cell table:style-name="Table1.C83" office:value-type="string">
            <text:p text:style-name="P10">噻嗪酮+虫酰肼</text:p>
          </table:table-cell>
          <table:table-cell table:style-name="Table1.D83" office:value-type="string">
            <text:p text:style-name="P9">Buprofezin + tebufenozide</text:p>
          </table:table-cell>
        </table:table-row>
        <table:table-row table:style-name="Table1.1">
          <table:table-cell table:style-name="Table1.A84" office:value-type="string">
            <text:list xml:id="list13504202323342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84" office:value-type="string">
            <text:p text:style-name="P5"><text:span text:style-name="T8">丁基拉草</text:span><text:span text:style-name="T10"> </text:span></text:p>
          </table:table-cell>
          <table:table-cell table:style-name="Table1.C84" office:value-type="string">
            <text:p text:style-name="P10">丁草胺</text:p>
          </table:table-cell>
          <table:table-cell table:style-name="Table1.D84" office:value-type="string">
            <text:p text:style-name="P9">Butachlor</text:p>
          </table:table-cell>
        </table:table-row>
        <table:table-row table:style-name="Table1.1">
          <table:table-cell table:style-name="Table1.A85" office:value-type="string">
            <text:list xml:id="list13504253496943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85" office:value-type="string">
            <text:p text:style-name="P5"><text:span text:style-name="T8">丁拉免速隆</text:span><text:span text:style-name="T10"> </text:span></text:p>
          </table:table-cell>
          <table:table-cell table:style-name="Table1.C85" office:value-type="string">
            <text:p text:style-name="P10">丁草胺+苄嘧磺隆</text:p>
          </table:table-cell>
          <table:table-cell table:style-name="Table1.D85" office:value-type="string">
            <text:p text:style-name="P9">Butachlor + bensulfuron-methyl</text:p>
          </table:table-cell>
        </table:table-row>
        <table:table-row table:style-name="Table1.1">
          <table:table-cell table:style-name="Table1.A86" office:value-type="string">
            <text:list xml:id="list13504098354541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86" office:value-type="string">
            <text:p text:style-name="P5"><text:span text:style-name="T8">丁拉甲護谷</text:span><text:span text:style-name="T10"> </text:span></text:p>
          </table:table-cell>
          <table:table-cell table:style-name="Table1.C86" office:value-type="string">
            <text:p text:style-name="P10">丁草胺+</text:p>
          </table:table-cell>
          <table:table-cell table:style-name="Table1.D86" office:value-type="string">
            <text:p text:style-name="P9">Butachlor + chlomethoxynil</text:p>
          </table:table-cell>
        </table:table-row>
        <table:table-row table:style-name="Table1.1">
          <table:table-cell table:style-name="Table1.A87" office:value-type="string">
            <text:list xml:id="list13504120013763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87" office:value-type="string">
            <text:p text:style-name="P5"><text:span text:style-name="T8">丁拉克普草</text:span><text:span text:style-name="T10"> </text:span></text:p>
          </table:table-cell>
          <table:table-cell table:style-name="Table1.C87" office:value-type="string">
            <text:p text:style-name="P10">丁草胺+氯甲酰草胺</text:p>
          </table:table-cell>
          <table:table-cell table:style-name="Table1.D87" office:value-type="string">
            <text:p text:style-name="P9">Butachlor + clomeprop</text:p>
          </table:table-cell>
        </table:table-row>
        <table:table-row table:style-name="Table1.1">
          <table:table-cell table:style-name="Table1.A88" office:value-type="string">
            <text:list xml:id="list13504141474593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88" office:value-type="string">
            <text:p text:style-name="P5"><text:span text:style-name="T8">丁拉依速隆</text:span><text:span text:style-name="T10"> </text:span></text:p>
          </table:table-cell>
          <table:table-cell table:style-name="Table1.C88" office:value-type="string">
            <text:p text:style-name="P10">丁草胺+唑吡嘧磺隆</text:p>
          </table:table-cell>
          <table:table-cell table:style-name="Table1.D88" office:value-type="string">
            <text:p text:style-name="P9">Butachlor + imazosulfuron</text:p>
          </table:table-cell>
        </table:table-row>
        <table:table-row table:style-name="Table1.1">
          <table:table-cell table:style-name="Table1.A89" office:value-type="string">
            <text:list xml:id="list135040774461921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89" office:value-type="string">
            <text:p text:style-name="P5"><text:span text:style-name="T8">丁拉百速隆</text:span><text:span text:style-name="T10"> </text:span></text:p>
          </table:table-cell>
          <table:table-cell table:style-name="Table1.C89" office:value-type="string">
            <text:p text:style-name="P10">丁草胺+吡嘧磺隆</text:p>
          </table:table-cell>
          <table:table-cell table:style-name="Table1.D89" office:value-type="string">
            <text:p text:style-name="P9">Butachlor + pyrazosulfuron-ethyl</text:p>
          </table:table-cell>
        </table:table-row>
        <table:table-row table:style-name="Table1.1">
          <table:table-cell table:style-name="Table1.A90" office:value-type="string">
            <text:list xml:id="list13504110655364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90" office:value-type="string">
            <text:p text:style-name="P5"><text:span text:style-name="T8">丁拉普芬草</text:span><text:span text:style-name="T10"> </text:span></text:p>
          </table:table-cell>
          <table:table-cell table:style-name="Table1.C90" office:value-type="string">
            <text:p text:style-name="P10">丁草胺+苄草唑</text:p>
          </table:table-cell>
          <table:table-cell table:style-name="Table1.D90" office:value-type="string">
            <text:p text:style-name="P9">Butachlor + pyrazoxyfen</text:p>
          </table:table-cell>
        </table:table-row>
        <table:table-row table:style-name="Table1.1">
          <table:table-cell table:style-name="Table1.A91" office:value-type="string">
            <text:list xml:id="list135042267678278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91" office:value-type="string">
            <text:p text:style-name="P5"><text:span text:style-name="T8">佈嘉信</text:span><text:span text:style-name="T10"> </text:span></text:p>
          </table:table-cell>
          <table:table-cell table:style-name="Table1.C91" office:value-type="string">
            <text:p text:style-name="P10">丁酮威</text:p>
          </table:table-cell>
          <table:table-cell table:style-name="Table1.D91" office:value-type="string">
            <text:p text:style-name="P9">Butocarboxim</text:p>
          </table:table-cell>
        </table:table-row>
        <table:table-row table:style-name="Table1.1">
          <table:table-cell table:style-name="Table1.A92" office:value-type="string">
            <text:list xml:id="list13504114167726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92" office:value-type="string">
            <text:p text:style-name="P5"><text:span text:style-name="T8">比達寧</text:span><text:span text:style-name="T10"> </text:span></text:p>
          </table:table-cell>
          <table:table-cell table:style-name="Table1.C92" office:value-type="string">
            <text:p text:style-name="P10">仲丁灵</text:p>
          </table:table-cell>
          <table:table-cell table:style-name="Table1.D92" office:value-type="string">
            <text:p text:style-name="P9">Butralin</text:p>
          </table:table-cell>
        </table:table-row>
        <table:table-row table:style-name="Table1.1">
          <table:table-cell table:style-name="Table1.A93" office:value-type="string">
            <text:list xml:id="list13504099302439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93" office:value-type="string">
            <text:p text:style-name="P5"><text:span text:style-name="T8">拔敵草</text:span><text:span text:style-name="T10"> </text:span></text:p>
          </table:table-cell>
          <table:table-cell table:style-name="Table1.C93" office:value-type="string">
            <text:p text:style-name="P10">丁草敌</text:p>
          </table:table-cell>
          <table:table-cell table:style-name="Table1.D93" office:value-type="string">
            <text:p text:style-name="P9">Butylate</text:p>
          </table:table-cell>
        </table:table-row>
        <table:table-row table:style-name="Table1.1">
          <table:table-cell table:style-name="Table1.A94" office:value-type="string">
            <text:list xml:id="list13504089105128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94" office:value-type="string">
            <text:p text:style-name="P5"><text:span text:style-name="T8">碳酸鈣</text:span><text:span text:style-name="T10"> </text:span></text:p>
          </table:table-cell>
          <table:table-cell table:style-name="Table1.C94" office:value-type="string">
            <text:p text:style-name="P10">○</text:p>
          </table:table-cell>
          <table:table-cell table:style-name="Table1.D94" office:value-type="string">
            <text:p text:style-name="P9">Calcium carbonate</text:p>
          </table:table-cell>
        </table:table-row>
        <table:table-row table:style-name="Table1.1">
          <table:table-cell table:style-name="Table1.A95" office:value-type="string">
            <text:list xml:id="list13504273060875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95" office:value-type="string">
            <text:p text:style-name="P10">　</text:p>
          </table:table-cell>
          <table:table-cell table:style-name="Table1.C95" office:value-type="string">
            <text:p text:style-name="P10">　</text:p>
          </table:table-cell>
          <table:table-cell table:style-name="Table1.D95" office:value-type="string">
            <text:p text:style-name="P9">Calcium polysulfide</text:p>
          </table:table-cell>
        </table:table-row>
        <text:soft-page-break/>
        <table:table-row table:style-name="Table1.1">
          <table:table-cell table:style-name="Table1.A96" office:value-type="string">
            <text:list xml:id="list13504142301099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96" office:value-type="string">
            <text:p text:style-name="P5"><text:span text:style-name="T8">蓋普丹</text:span><text:span text:style-name="T10"> </text:span></text:p>
          </table:table-cell>
          <table:table-cell table:style-name="Table1.C96" office:value-type="string">
            <text:p text:style-name="P10">克菌丹</text:p>
          </table:table-cell>
          <table:table-cell table:style-name="Table1.D96" office:value-type="string">
            <text:p text:style-name="P9">Captan</text:p>
          </table:table-cell>
        </table:table-row>
        <table:table-row table:style-name="Table1.1">
          <table:table-cell table:style-name="Table1.A97" office:value-type="string">
            <text:list xml:id="list13504123120572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97" office:value-type="string">
            <text:p text:style-name="P5"><text:span text:style-name="T8">加保利</text:span><text:span text:style-name="T10"> </text:span></text:p>
          </table:table-cell>
          <table:table-cell table:style-name="Table1.C97" office:value-type="string">
            <text:p text:style-name="P10">甲萘威</text:p>
          </table:table-cell>
          <table:table-cell table:style-name="Table1.D97" office:value-type="string">
            <text:p text:style-name="P9">Carbaryl</text:p>
          </table:table-cell>
        </table:table-row>
        <table:table-row table:style-name="Table1.1">
          <table:table-cell table:style-name="Table1.A98" office:value-type="string">
            <text:list xml:id="list135042624680001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98" office:value-type="string">
            <text:p text:style-name="P5"><text:span text:style-name="T8">加丁滅蝨</text:span><text:span text:style-name="T10"> </text:span></text:p>
          </table:table-cell>
          <table:table-cell table:style-name="Table1.C98" office:value-type="string">
            <text:p text:style-name="P5"><text:span text:style-name="T8">甲萘威+○+○</text:span></text:p>
          </table:table-cell>
          <table:table-cell table:style-name="Table1.D98" office:value-type="string">
            <text:p text:style-name="P9">Carbaryl + mipc + bpmc</text:p>
          </table:table-cell>
        </table:table-row>
        <table:table-row table:style-name="Table1.1">
          <table:table-cell table:style-name="Table1.A99" office:value-type="string">
            <text:list xml:id="list13504200560285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99" office:value-type="string">
            <text:p text:style-name="P5"><text:span text:style-name="T8">加馬治蝨</text:span><text:span text:style-name="T10"> </text:span></text:p>
          </table:table-cell>
          <table:table-cell table:style-name="Table1.C99" office:value-type="string">
            <text:p text:style-name="P5"><text:span text:style-name="T8">甲萘威+○+马拉硫磷</text:span></text:p>
          </table:table-cell>
          <table:table-cell table:style-name="Table1.D99" office:value-type="string">
            <text:p text:style-name="P4"><text:span text:style-name="T8">Carbaryl + mtmc + malathion</text:span></text:p>
          </table:table-cell>
        </table:table-row>
        <table:table-row table:style-name="Table1.1">
          <table:table-cell table:style-name="Table1.A100" office:value-type="string">
            <text:list xml:id="list135040702615061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00" office:value-type="string">
            <text:p text:style-name="P5"><text:span text:style-name="T8">加保福化利</text:span><text:span text:style-name="T10"> </text:span></text:p>
          </table:table-cell>
          <table:table-cell table:style-name="Table1.C100" office:value-type="string">
            <text:p text:style-name="P10">甲萘威+氟胺腈菊酯</text:p>
          </table:table-cell>
          <table:table-cell table:style-name="Table1.D100" office:value-type="string">
            <text:p text:style-name="P9">Carbaryl + tau-fluvalinate</text:p>
          </table:table-cell>
        </table:table-row>
        <table:table-row table:style-name="Table1.1">
          <table:table-cell table:style-name="Table1.A101" office:value-type="string">
            <text:list xml:id="list13504086324578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01" office:value-type="string">
            <text:p text:style-name="P5"><text:span text:style-name="T8">貝芬替</text:span><text:span text:style-name="T10"> </text:span></text:p>
          </table:table-cell>
          <table:table-cell table:style-name="Table1.C101" office:value-type="string">
            <text:p text:style-name="P10">多菌灵</text:p>
          </table:table-cell>
          <table:table-cell table:style-name="Table1.D101" office:value-type="string">
            <text:p text:style-name="P9">Carbendazim</text:p>
          </table:table-cell>
        </table:table-row>
        <table:table-row table:style-name="Table1.1">
          <table:table-cell table:style-name="Table1.A102" office:value-type="string">
            <text:list xml:id="list13504137251472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02" office:value-type="string">
            <text:p text:style-name="P5"><text:span text:style-name="T8">貝芬待克利</text:span><text:span text:style-name="T10"> </text:span></text:p>
          </table:table-cell>
          <table:table-cell table:style-name="Table1.C102" office:value-type="string">
            <text:p text:style-name="P10">多菌灵+苯醚甲环唑</text:p>
          </table:table-cell>
          <table:table-cell table:style-name="Table1.D102" office:value-type="string">
            <text:p text:style-name="P9">Carbendazim + difenoconazole</text:p>
          </table:table-cell>
        </table:table-row>
        <table:table-row table:style-name="Table1.1">
          <table:table-cell table:style-name="Table1.A103" office:value-type="string">
            <text:list xml:id="list13504110289983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03" office:value-type="string">
            <text:p text:style-name="P5"><text:span text:style-name="T8">貝芬硫醌</text:span><text:span text:style-name="T10"> </text:span></text:p>
          </table:table-cell>
          <table:table-cell table:style-name="Table1.C103" office:value-type="string">
            <text:p text:style-name="P10">多菌灵+二氰蒽醌</text:p>
          </table:table-cell>
          <table:table-cell table:style-name="Table1.D103" office:value-type="string">
            <text:p text:style-name="P9">Carbendazim + dithianon</text:p>
          </table:table-cell>
        </table:table-row>
        <table:table-row table:style-name="Table1.1">
          <table:table-cell table:style-name="Table1.A104" office:value-type="string">
            <text:list xml:id="list135041927325391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04" office:value-type="string">
            <text:p text:style-name="P5"><text:span text:style-name="T8">貝芬菲克利</text:span><text:span text:style-name="T10"> </text:span></text:p>
          </table:table-cell>
          <table:table-cell table:style-name="Table1.C104" office:value-type="string">
            <text:p text:style-name="P10">多菌灵+己唑醇</text:p>
          </table:table-cell>
          <table:table-cell table:style-name="Table1.D104" office:value-type="string">
            <text:p text:style-name="P9">Carbendazim + hexaconazole</text:p>
          </table:table-cell>
        </table:table-row>
        <table:table-row table:style-name="Table1.1">
          <table:table-cell table:style-name="Table1.A105" office:value-type="string">
            <text:list xml:id="list13504111324483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05" office:value-type="string">
            <text:p text:style-name="P5"><text:span text:style-name="T8">貝芬依滅列</text:span><text:span text:style-name="T10"> </text:span></text:p>
          </table:table-cell>
          <table:table-cell table:style-name="Table1.C105" office:value-type="string">
            <text:p text:style-name="P10">多菌灵+抑霉唑</text:p>
          </table:table-cell>
          <table:table-cell table:style-name="Table1.D105" office:value-type="string">
            <text:p text:style-name="P9">Carbendazim + imazalil</text:p>
          </table:table-cell>
        </table:table-row>
        <table:table-row table:style-name="Table1.1">
          <table:table-cell table:style-name="Table1.A106" office:value-type="string">
            <text:list xml:id="list13504103885482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06" office:value-type="string">
            <text:p text:style-name="P5"><text:span text:style-name="T8">貝芬同</text:span><text:span text:style-name="T10"> </text:span></text:p>
          </table:table-cell>
          <table:table-cell table:style-name="Table1.C106" office:value-type="string">
            <text:p text:style-name="P10">多菌灵+异菌脲</text:p>
          </table:table-cell>
          <table:table-cell table:style-name="Table1.D106" office:value-type="string">
            <text:p text:style-name="P9">Carbendazim + iprodione</text:p>
          </table:table-cell>
        </table:table-row>
        <table:table-row table:style-name="Table1.1">
          <table:table-cell table:style-name="Table1.A107" office:value-type="string">
            <text:list xml:id="list13504257572990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07" office:value-type="string">
            <text:p text:style-name="P5"><text:span text:style-name="T8">貝芬錳</text:span><text:span text:style-name="T10"> </text:span></text:p>
          </table:table-cell>
          <table:table-cell table:style-name="Table1.C107" office:value-type="string">
            <text:p text:style-name="P10">多菌灵+代森锰</text:p>
          </table:table-cell>
          <table:table-cell table:style-name="Table1.D107" office:value-type="string">
            <text:p text:style-name="P9">Carbendazim + maneb</text:p>
          </table:table-cell>
        </table:table-row>
        <table:table-row table:style-name="Table1.1">
          <table:table-cell table:style-name="Table1.A108" office:value-type="string">
            <text:list xml:id="list13504205655828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08" office:value-type="string">
            <text:p text:style-name="P5"><text:span text:style-name="T8">貝芬普寧</text:span><text:span text:style-name="T10"> </text:span></text:p>
          </table:table-cell>
          <table:table-cell table:style-name="Table1.C108" office:value-type="string">
            <text:p text:style-name="P10">多菌灵+灭锈胺</text:p>
          </table:table-cell>
          <table:table-cell table:style-name="Table1.D108" office:value-type="string">
            <text:p text:style-name="P9">Carbendazim + mepronil</text:p>
          </table:table-cell>
        </table:table-row>
        <table:table-row table:style-name="Table1.1">
          <table:table-cell table:style-name="Table1.A109" office:value-type="string">
            <text:list xml:id="list13504270963395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09" office:value-type="string">
            <text:p text:style-name="P5"><text:span text:style-name="T8">貝芬得</text:span><text:span text:style-name="T10"> </text:span></text:p>
          </table:table-cell>
          <table:table-cell table:style-name="Table1.C109" office:value-type="string">
            <text:p text:style-name="P10">多菌灵+代森联</text:p>
          </table:table-cell>
          <table:table-cell table:style-name="Table1.D109" office:value-type="string">
            <text:p text:style-name="P9">Carbendazim + metiram</text:p>
          </table:table-cell>
        </table:table-row>
        <table:table-row table:style-name="Table1.1">
          <table:table-cell table:style-name="Table1.A110" office:value-type="string">
            <text:list xml:id="list13504113174043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10" office:value-type="string">
            <text:p text:style-name="P5"><text:span text:style-name="T8">貝芬撲克拉</text:span><text:span text:style-name="T10"> </text:span></text:p>
          </table:table-cell>
          <table:table-cell table:style-name="Table1.C110" office:value-type="string">
            <text:p text:style-name="P10">多菌灵+咪鲜胺</text:p>
          </table:table-cell>
          <table:table-cell table:style-name="Table1.D110" office:value-type="string">
            <text:p text:style-name="P9">Carbendazim + prochloraz</text:p>
          </table:table-cell>
        </table:table-row>
        <table:table-row table:style-name="Table1.1">
          <table:table-cell table:style-name="Table1.A111" office:value-type="string">
            <text:list xml:id="list13504242560999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11" office:value-type="string">
            <text:p text:style-name="P5"><text:span text:style-name="T8">貝芬四克利</text:span><text:span text:style-name="T10"> </text:span></text:p>
          </table:table-cell>
          <table:table-cell table:style-name="Table1.C111" office:value-type="string">
            <text:p text:style-name="P10">多菌灵+四氯醚唑</text:p>
          </table:table-cell>
          <table:table-cell table:style-name="Table1.D111" office:value-type="string">
            <text:p text:style-name="P9">Carbendazim + tetraconazole</text:p>
          </table:table-cell>
        </table:table-row>
        <table:table-row table:style-name="Table1.1">
          <table:table-cell table:style-name="Table1.A112" office:value-type="string">
            <text:list xml:id="list135042727192118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12" office:value-type="string">
            <text:p text:style-name="P5"><text:span text:style-name="T8">貝芬寧</text:span><text:span text:style-name="T10"> </text:span></text:p>
          </table:table-cell>
          <table:table-cell table:style-name="Table1.C112" office:value-type="string">
            <text:p text:style-name="P10">多菌灵+嗪氨灵</text:p>
          </table:table-cell>
          <table:table-cell table:style-name="Table1.D112" office:value-type="string">
            <text:p text:style-name="P4"><text:span text:style-name="T8">Carbendazim + triforine</text:span></text:p>
          </table:table-cell>
        </table:table-row>
        <table:table-row table:style-name="Table1.1">
          <table:table-cell table:style-name="Table1.A113" office:value-type="string">
            <text:list xml:id="list13504220310813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13" office:value-type="string">
            <text:p text:style-name="P5"><text:span text:style-name="T8">加保扶</text:span><text:span text:style-name="T10"> </text:span></text:p>
          </table:table-cell>
          <table:table-cell table:style-name="Table1.C113" office:value-type="string">
            <text:p text:style-name="P10">百克威</text:p>
          </table:table-cell>
          <table:table-cell table:style-name="Table1.D113" office:value-type="string">
            <text:p text:style-name="P9">Carbofuran</text:p>
          </table:table-cell>
        </table:table-row>
        <table:table-row table:style-name="Table1.1">
          <table:table-cell table:style-name="Table1.A114" office:value-type="string">
            <text:list xml:id="list13504141006021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14" office:value-type="string">
            <text:p text:style-name="P5"><text:span text:style-name="T8">芬保扶</text:span><text:span text:style-name="T10"> </text:span></text:p>
          </table:table-cell>
          <table:table-cell table:style-name="Table1.C114" office:value-type="string">
            <text:p text:style-name="P10">克百威+三硫磷</text:p>
          </table:table-cell>
          <table:table-cell table:style-name="Table1.D114" office:value-type="string">
            <text:p text:style-name="P9">Carbofuran + carbophenothion</text:p>
          </table:table-cell>
        </table:table-row>
        <table:table-row table:style-name="Table1.1">
          <table:table-cell table:style-name="Table1.A115" office:value-type="string">
            <text:list xml:id="list13504191279515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15" office:value-type="string">
            <text:p text:style-name="P5"><text:span text:style-name="T8">益保扶</text:span><text:span text:style-name="T10"> </text:span></text:p>
          </table:table-cell>
          <table:table-cell table:style-name="Table1.C115" office:value-type="string">
            <text:p text:style-name="P10">克百威+亚胺硫磷</text:p>
          </table:table-cell>
          <table:table-cell table:style-name="Table1.D115" office:value-type="string">
            <text:p text:style-name="P9">Carbofuran + phosmet</text:p>
          </table:table-cell>
        </table:table-row>
        <table:table-row table:style-name="Table1.1">
          <table:table-cell table:style-name="Table1.A116" office:value-type="string">
            <text:list xml:id="list13504278815672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16" office:value-type="string">
            <text:p text:style-name="P5"><text:span text:style-name="T8">丁基加保扶</text:span><text:span text:style-name="T10"> </text:span></text:p>
          </table:table-cell>
          <table:table-cell table:style-name="Table1.C116" office:value-type="string">
            <text:p text:style-name="P10">丁硫克百威</text:p>
          </table:table-cell>
          <table:table-cell table:style-name="Table1.D116" office:value-type="string">
            <text:p text:style-name="P9">Carbosulfan</text:p>
          </table:table-cell>
        </table:table-row>
        <table:table-row table:style-name="Table1.1">
          <table:table-cell table:style-name="Table1.A117" office:value-type="string">
            <text:list xml:id="list135041601873251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17" office:value-type="string">
            <text:p text:style-name="P5"><text:span text:style-name="T8">乙基克繁草</text:span><text:span text:style-name="T10"> </text:span></text:p>
          </table:table-cell>
          <table:table-cell table:style-name="Table1.C117" office:value-type="string">
            <text:p text:style-name="P10">唑酮草酯</text:p>
          </table:table-cell>
          <table:table-cell table:style-name="Table1.D117" office:value-type="string">
            <text:p text:style-name="P9">Carfentrazone-ethyl</text:p>
          </table:table-cell>
        </table:table-row>
        <table:table-row table:style-name="Table1.1">
          <table:table-cell table:style-name="Table1.A118" office:value-type="string">
            <text:list xml:id="list13504134785728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18" office:value-type="string">
            <text:p text:style-name="P5"><text:span text:style-name="T8">加普胺</text:span><text:span text:style-name="T10"> </text:span></text:p>
          </table:table-cell>
          <table:table-cell table:style-name="Table1.C118" office:value-type="string">
            <text:p text:style-name="P10">环丙酰菌胺</text:p>
          </table:table-cell>
          <table:table-cell table:style-name="Table1.D118" office:value-type="string">
            <text:p text:style-name="P9">Carpropamid</text:p>
          </table:table-cell>
        </table:table-row>
        <table:table-row table:style-name="Table1.1">
          <table:table-cell table:style-name="Table1.A119" office:value-type="string">
            <text:list xml:id="list13504188919323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19" office:value-type="string">
            <text:p text:style-name="P5"><text:span text:style-name="T8">培丹</text:span><text:span text:style-name="T10"> </text:span></text:p>
          </table:table-cell>
          <table:table-cell table:style-name="Table1.C119" office:value-type="string">
            <text:p text:style-name="P10">杀螟丹</text:p>
          </table:table-cell>
          <table:table-cell table:style-name="Table1.D119" office:value-type="string">
            <text:p text:style-name="P9">Cartap</text:p>
          </table:table-cell>
        </table:table-row>
        <table:table-row table:style-name="Table1.1">
          <table:table-cell table:style-name="Table1.A120" office:value-type="string">
            <text:list xml:id="list13504095847090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20" office:value-type="string">
            <text:p text:style-name="P5"><text:span text:style-name="T8">滅蝨丹</text:span><text:span text:style-name="T10"> </text:span></text:p>
          </table:table-cell>
          <table:table-cell table:style-name="Table1.C120" office:value-type="string">
            <text:p text:style-name="P5"><text:span text:style-name="T8">杀螟丹+○</text:span></text:p>
          </table:table-cell>
          <table:table-cell table:style-name="Table1.D120" office:value-type="string">
            <text:p text:style-name="P9">Cartap + mipc</text:p>
          </table:table-cell>
        </table:table-row>
        <table:table-row table:style-name="Table1.1">
          <table:table-cell table:style-name="Table1.A121" office:value-type="string">
            <text:list xml:id="list13504208231953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21" office:value-type="string">
            <text:p text:style-name="P5"><text:span text:style-name="T8">治蝨丹</text:span><text:span text:style-name="T10"> </text:span></text:p>
          </table:table-cell>
          <table:table-cell table:style-name="Table1.C121" office:value-type="string">
            <text:p text:style-name="P5"><text:span text:style-name="T8">杀螟丹+○</text:span></text:p>
          </table:table-cell>
          <table:table-cell table:style-name="Table1.D121" office:value-type="string">
            <text:p text:style-name="P9">Cartap + mtmc</text:p>
          </table:table-cell>
        </table:table-row>
        <table:table-row table:style-name="Table1.1">
          <table:table-cell table:style-name="Table1.A122" office:value-type="string">
            <text:list xml:id="list13504280529591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22" office:value-type="string">
            <text:p text:style-name="P5"><text:span text:style-name="T8">蟎離丹</text:span><text:span text:style-name="T10"> </text:span></text:p>
          </table:table-cell>
          <table:table-cell table:style-name="Table1.C122" office:value-type="string">
            <text:p text:style-name="P10">灭螨猛</text:p>
          </table:table-cell>
          <table:table-cell table:style-name="Table1.D122" office:value-type="string">
            <text:p text:style-name="P9">Chinomethionat</text:p>
          </table:table-cell>
        </table:table-row>
        <table:table-row table:style-name="Table1.1">
          <table:table-cell table:style-name="Table1.A123" office:value-type="string">
            <text:list xml:id="list13504223259088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23" office:value-type="string">
            <text:p text:style-name="P5"><text:span text:style-name="T8">剋安勃</text:span><text:span text:style-name="T10"> </text:span></text:p>
          </table:table-cell>
          <table:table-cell table:style-name="Table1.C123" office:value-type="string">
            <text:p text:style-name="P10">　</text:p>
          </table:table-cell>
          <table:table-cell table:style-name="Table1.D123" office:value-type="string">
            <text:p text:style-name="P9">Chlorantraniliprole</text:p>
          </table:table-cell>
        </table:table-row>
        <table:table-row table:style-name="Table1.1">
          <table:table-cell table:style-name="Table1.A124" office:value-type="string">
            <text:list xml:id="list13504069163950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24" office:value-type="string">
            <text:p text:style-name="P5"><text:span text:style-name="T8">克凡派</text:span><text:span text:style-name="T10"> </text:span></text:p>
          </table:table-cell>
          <table:table-cell table:style-name="Table1.C124" office:value-type="string">
            <text:p text:style-name="P10">溴虫腈</text:p>
          </table:table-cell>
          <table:table-cell table:style-name="Table1.D124" office:value-type="string">
            <text:p text:style-name="P9">Chlorfenapyr</text:p>
          </table:table-cell>
        </table:table-row>
        <table:table-row table:style-name="Table1.1">
          <table:table-cell table:style-name="Table1.A125" office:value-type="string">
            <text:list xml:id="list13504189319641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25" office:value-type="string">
            <text:p text:style-name="P5"><text:span text:style-name="T8">克福隆</text:span><text:span text:style-name="T10"> </text:span></text:p>
          </table:table-cell>
          <table:table-cell table:style-name="Table1.C125" office:value-type="string">
            <text:p text:style-name="P10">氟啶脲</text:p>
          </table:table-cell>
          <table:table-cell table:style-name="Table1.D125" office:value-type="string">
            <text:p text:style-name="P9">Chlorfluazuron</text:p>
          </table:table-cell>
        </table:table-row>
        <table:table-row table:style-name="Table1.1">
          <table:table-cell table:style-name="Table1.A126" office:value-type="string">
            <text:list xml:id="list13504230257342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26" office:value-type="string">
            <text:p text:style-name="P5"><text:span text:style-name="T8">可伐鼠</text:span><text:span text:style-name="T10"> </text:span></text:p>
          </table:table-cell>
          <table:table-cell table:style-name="Table1.C126" office:value-type="string">
            <text:p text:style-name="P10">氯鼠酮</text:p>
          </table:table-cell>
          <table:table-cell table:style-name="Table1.D126" office:value-type="string">
            <text:p text:style-name="P9">Chlorophacinone</text:p>
          </table:table-cell>
        </table:table-row>
        <text:soft-page-break/>
        <table:table-row table:style-name="Table1.1">
          <table:table-cell table:style-name="Table1.A127" office:value-type="string">
            <text:list xml:id="list13504098353213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27" office:value-type="string">
            <text:p text:style-name="P5"><text:span text:style-name="T8">四氯異苯腈</text:span><text:span text:style-name="T10"> </text:span></text:p>
          </table:table-cell>
          <table:table-cell table:style-name="Table1.C127" office:value-type="string">
            <text:p text:style-name="P10">百菌清</text:p>
          </table:table-cell>
          <table:table-cell table:style-name="Table1.D127" office:value-type="string">
            <text:p text:style-name="P9">Chlorothalonil</text:p>
          </table:table-cell>
        </table:table-row>
        <table:table-row table:style-name="Table1.1">
          <table:table-cell table:style-name="Table1.A128" office:value-type="string">
            <text:list xml:id="list13504153031870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28" office:value-type="string">
            <text:p text:style-name="P5"><text:span text:style-name="T8">四氯賽得</text:span><text:span text:style-name="T10"> </text:span></text:p>
          </table:table-cell>
          <table:table-cell table:style-name="Table1.C128" office:value-type="string">
            <text:p text:style-name="P10">百菌清+三乙膦酸铝</text:p>
          </table:table-cell>
          <table:table-cell table:style-name="Table1.D128" office:value-type="string">
            <text:p text:style-name="P9">Chlorothalonil + forsetyl al</text:p>
          </table:table-cell>
        </table:table-row>
        <table:table-row table:style-name="Table1.1">
          <table:table-cell table:style-name="Table1.A129" office:value-type="string">
            <text:list xml:id="list135041799887968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29" office:value-type="string">
            <text:p text:style-name="P5"><text:span text:style-name="T8">陶斯松</text:span><text:span text:style-name="T10"> </text:span></text:p>
          </table:table-cell>
          <table:table-cell table:style-name="Table1.C129" office:value-type="string">
            <text:p text:style-name="P10">毒死蜱</text:p>
          </table:table-cell>
          <table:table-cell table:style-name="Table1.D129" office:value-type="string">
            <text:p text:style-name="P9">Chlorpyrifos</text:p>
          </table:table-cell>
        </table:table-row>
        <table:table-row table:style-name="Table1.1">
          <table:table-cell table:style-name="Table1.A130" office:value-type="string">
            <text:list xml:id="list13504086009150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30" office:value-type="string">
            <text:p text:style-name="P5"><text:span text:style-name="T8">陶毆松</text:span><text:span text:style-name="T10"> </text:span></text:p>
          </table:table-cell>
          <table:table-cell table:style-name="Table1.C130" office:value-type="string">
            <text:p text:style-name="P10">毒死蜱+乙酰甲胺磷</text:p>
          </table:table-cell>
          <table:table-cell table:style-name="Table1.D130" office:value-type="string">
            <text:p text:style-name="P9">Chlorpyrifos + acephate</text:p>
          </table:table-cell>
        </table:table-row>
        <table:table-row table:style-name="Table1.1">
          <table:table-cell table:style-name="Table1.A131" office:value-type="string">
            <text:list xml:id="list135042231106738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31" office:value-type="string">
            <text:p text:style-name="P5"><text:span text:style-name="T8">陶斯寧</text:span><text:span text:style-name="T10"> </text:span></text:p>
          </table:table-cell>
          <table:table-cell table:style-name="Table1.C131" office:value-type="string">
            <text:p text:style-name="P10">毒死蜱+氯氰菊酯</text:p>
          </table:table-cell>
          <table:table-cell table:style-name="Table1.D131" office:value-type="string">
            <text:p text:style-name="P9">Chlorpyrifos + cypermethrin</text:p>
          </table:table-cell>
        </table:table-row>
        <table:table-row table:style-name="Table1.1">
          <table:table-cell table:style-name="Table1.A132" office:value-type="string">
            <text:list xml:id="list13504279900489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32" office:value-type="string">
            <text:p text:style-name="P5"><text:span text:style-name="T8">陶滅蝨</text:span><text:span text:style-name="T10"> </text:span></text:p>
          </table:table-cell>
          <table:table-cell table:style-name="Table1.C132" office:value-type="string">
            <text:p text:style-name="P10">毒死蜱+</text:p>
          </table:table-cell>
          <table:table-cell table:style-name="Table1.D132" office:value-type="string">
            <text:p text:style-name="P9">Chlorpyrifos + mipc</text:p>
          </table:table-cell>
        </table:table-row>
        <table:table-row table:style-name="Table1.1">
          <table:table-cell table:style-name="Table1.A133" office:value-type="string">
            <text:list xml:id="list13504215899213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33" office:value-type="string">
            <text:p text:style-name="P5"><text:span text:style-name="T8">可芬諾</text:span><text:span text:style-name="T10"> </text:span></text:p>
          </table:table-cell>
          <table:table-cell table:style-name="Table1.C133" office:value-type="string">
            <text:p text:style-name="P10">环虫酰肼</text:p>
          </table:table-cell>
          <table:table-cell table:style-name="Table1.D133" office:value-type="string">
            <text:p text:style-name="P9">Chromafenozide</text:p>
          </table:table-cell>
        </table:table-row>
        <table:table-row table:style-name="Table1.1">
          <table:table-cell table:style-name="Table1.A134" office:value-type="string">
            <text:list xml:id="list13504140970153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34" office:value-type="string">
            <text:p text:style-name="P5"><text:span text:style-name="T8">西速隆</text:span><text:span text:style-name="T10"> </text:span></text:p>
          </table:table-cell>
          <table:table-cell table:style-name="Table1.C134" office:value-type="string">
            <text:p text:style-name="P10">醚磺隆</text:p>
          </table:table-cell>
          <table:table-cell table:style-name="Table1.D134" office:value-type="string">
            <text:p text:style-name="P9">Cinosulfuron</text:p>
          </table:table-cell>
        </table:table-row>
        <table:table-row table:style-name="Table1.1">
          <table:table-cell table:style-name="Table1.A135" office:value-type="string">
            <text:list xml:id="list13504115105073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35" office:value-type="string">
            <text:p text:style-name="P5"><text:span text:style-name="T8">松香酯銅</text:span><text:span text:style-name="T10"> </text:span></text:p>
          </table:table-cell>
          <table:table-cell table:style-name="Table1.C135" office:value-type="string">
            <text:p text:style-name="P10">　</text:p>
          </table:table-cell>
          <table:table-cell table:style-name="Table1.D135" office:value-type="string">
            <text:p text:style-name="P9">Citcop</text:p>
          </table:table-cell>
        </table:table-row>
        <table:table-row table:style-name="Table1.1">
          <table:table-cell table:style-name="Table1.A136" office:value-type="string">
            <text:list xml:id="list13504131685559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36" office:value-type="string">
            <text:p text:style-name="P5"><text:span text:style-name="T8">剋草同</text:span><text:span text:style-name="T10"> </text:span></text:p>
          </table:table-cell>
          <table:table-cell table:style-name="Table1.C136" office:value-type="string">
            <text:p text:style-name="P10">烯草酮</text:p>
          </table:table-cell>
          <table:table-cell table:style-name="Table1.D136" office:value-type="string">
            <text:p text:style-name="P9">Clethodim</text:p>
          </table:table-cell>
        </table:table-row>
        <table:table-row table:style-name="Table1.1">
          <table:table-cell table:style-name="Table1.A137" office:value-type="string">
            <text:list xml:id="list13504178547182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37" office:value-type="string">
            <text:p text:style-name="P5"><text:span text:style-name="T8">克芬蟎</text:span><text:span text:style-name="T10"> </text:span></text:p>
          </table:table-cell>
          <table:table-cell table:style-name="Table1.C137" office:value-type="string">
            <text:p text:style-name="P10">四螨嗪</text:p>
          </table:table-cell>
          <table:table-cell table:style-name="Table1.D137" office:value-type="string">
            <text:p text:style-name="P9">Clofentezine</text:p>
          </table:table-cell>
        </table:table-row>
        <table:table-row table:style-name="Table1.1">
          <table:table-cell table:style-name="Table1.A138" office:value-type="string">
            <text:list xml:id="list13504124215443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38" office:value-type="string">
            <text:p text:style-name="P5"><text:span text:style-name="T8">佈賜芬蟎</text:span><text:span text:style-name="T10"> </text:span></text:p>
          </table:table-cell>
          <table:table-cell table:style-name="Table1.C138" office:value-type="string">
            <text:p text:style-name="P10">四螨嗪+苯丁锡</text:p>
          </table:table-cell>
          <table:table-cell table:style-name="Table1.D138" office:value-type="string">
            <text:p text:style-name="P4"><text:span text:style-name="T8">Clofentezine + fenbutatin oxide</text:span></text:p>
          </table:table-cell>
        </table:table-row>
        <table:table-row table:style-name="Table1.1">
          <table:table-cell table:style-name="Table1.A139" office:value-type="string">
            <text:list xml:id="list13504078632914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39" office:value-type="string">
            <text:p text:style-name="P5"><text:span text:style-name="T8">可滅蹤</text:span><text:span text:style-name="T10"> </text:span></text:p>
          </table:table-cell>
          <table:table-cell table:style-name="Table1.C139" office:value-type="string">
            <text:p text:style-name="P10">异恶草松</text:p>
          </table:table-cell>
          <table:table-cell table:style-name="Table1.D139" office:value-type="string">
            <text:p text:style-name="P9">Clomazone</text:p>
          </table:table-cell>
        </table:table-row>
        <table:table-row table:style-name="Table1.1">
          <table:table-cell table:style-name="Table1.A140" office:value-type="string">
            <text:list xml:id="list13504190518628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40" office:value-type="string">
            <text:p text:style-name="P5"><text:span text:style-name="T8">克普草</text:span><text:span text:style-name="T10"> </text:span></text:p>
          </table:table-cell>
          <table:table-cell table:style-name="Table1.C140" office:value-type="string">
            <text:p text:style-name="P10">氯甲酰草胺</text:p>
          </table:table-cell>
          <table:table-cell table:style-name="Table1.D140" office:value-type="string">
            <text:p text:style-name="P9">Clomeprop</text:p>
          </table:table-cell>
        </table:table-row>
        <table:table-row table:style-name="Table1.1">
          <table:table-cell table:style-name="Table1.A141" office:value-type="string">
            <text:list xml:id="list13504182071300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41" office:value-type="string">
            <text:p text:style-name="P5"><text:span text:style-name="T8">畢克草</text:span><text:span text:style-name="T10"> </text:span></text:p>
          </table:table-cell>
          <table:table-cell table:style-name="Table1.C141" office:value-type="string">
            <text:p text:style-name="P10">二氯吡嘧酸</text:p>
          </table:table-cell>
          <table:table-cell table:style-name="Table1.D141" office:value-type="string">
            <text:p text:style-name="P9">Clopyralid</text:p>
          </table:table-cell>
        </table:table-row>
        <table:table-row table:style-name="Table1.1">
          <table:table-cell table:style-name="Table1.A142" office:value-type="string">
            <text:list xml:id="list13504246187316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42" office:value-type="string">
            <text:p text:style-name="P5"><text:span text:style-name="T8">可尼丁</text:span><text:span text:style-name="T10"> </text:span></text:p>
          </table:table-cell>
          <table:table-cell table:style-name="Table1.C142" office:value-type="string">
            <text:p text:style-name="P10">氯代噻唑</text:p>
          </table:table-cell>
          <table:table-cell table:style-name="Table1.D142" office:value-type="string">
            <text:p text:style-name="P9">Clothianidin</text:p>
          </table:table-cell>
        </table:table-row>
        <table:table-row table:style-name="Table1.1">
          <table:table-cell table:style-name="Table1.A143" office:value-type="string">
            <text:list xml:id="list13504211326338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43" office:value-type="string">
            <text:p text:style-name="P5"><text:span text:style-name="T8">必滅草</text:span><text:span text:style-name="T10"> </text:span></text:p>
          </table:table-cell>
          <table:table-cell table:style-name="Table1.C143" office:value-type="string">
            <text:p text:style-name="P10">　</text:p>
          </table:table-cell>
          <table:table-cell table:style-name="Table1.D143" office:value-type="string">
            <text:p text:style-name="P9">Cnp + mpp</text:p>
          </table:table-cell>
        </table:table-row>
        <table:table-row table:style-name="Table1.1">
          <table:table-cell table:style-name="Table1.A144" office:value-type="string">
            <text:list xml:id="list13504107454175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44" office:value-type="string">
            <text:p text:style-name="P5"><text:span text:style-name="T8">乙醇胺銅</text:span><text:span text:style-name="T10"> </text:span></text:p>
          </table:table-cell>
          <table:table-cell table:style-name="Table1.C144" office:value-type="string">
            <text:p text:style-name="P10">　</text:p>
          </table:table-cell>
          <table:table-cell table:style-name="Table1.D144" office:value-type="string">
            <text:p text:style-name="P9">Copper chelate</text:p>
          </table:table-cell>
        </table:table-row>
        <table:table-row table:style-name="Table1.1">
          <table:table-cell table:style-name="Table1.A145" office:value-type="string">
            <text:list xml:id="list13504118696053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45" office:value-type="string">
            <text:p text:style-name="P5"><text:span text:style-name="T8">鹼性氯氧化銅</text:span><text:span text:style-name="T10"> </text:span></text:p>
          </table:table-cell>
          <table:table-cell table:style-name="Table1.C145" office:value-type="string">
            <text:p text:style-name="P10">碱性氢氧化铜</text:p>
          </table:table-cell>
          <table:table-cell table:style-name="Table1.D145" office:value-type="string">
            <text:p text:style-name="P9">Copper oxychloride</text:p>
          </table:table-cell>
        </table:table-row>
        <table:table-row table:style-name="Table1.1">
          <table:table-cell table:style-name="Table1.A146" office:value-type="string">
            <text:list xml:id="list13504276462027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46" office:value-type="string">
            <text:p text:style-name="P5"><text:span text:style-name="T8">銅本達樂</text:span><text:span text:style-name="T10"> </text:span></text:p>
          </table:table-cell>
          <table:table-cell table:style-name="Table1.C146" office:value-type="string">
            <text:p text:style-name="P10">碱性氢氧化铜+苯霜灵</text:p>
          </table:table-cell>
          <table:table-cell table:style-name="Table1.D146" office:value-type="string">
            <text:p text:style-name="P9">Copper oxychloride + benalaxyl</text:p>
          </table:table-cell>
        </table:table-row>
        <table:table-row table:style-name="Table1.1">
          <table:table-cell table:style-name="Table1.A147" office:value-type="string">
            <text:list xml:id="list13504172431207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47" office:value-type="string">
            <text:p text:style-name="P5"><text:span text:style-name="T8">銅滅達樂</text:span><text:span text:style-name="T10"> </text:span></text:p>
          </table:table-cell>
          <table:table-cell table:style-name="Table1.C147" office:value-type="string">
            <text:p text:style-name="P10">碱性氢氧化铜+甲霜灵</text:p>
          </table:table-cell>
          <table:table-cell table:style-name="Table1.D147" office:value-type="string">
            <text:p text:style-name="P9">Copper oxychloride + metalaxyl</text:p>
          </table:table-cell>
        </table:table-row>
        <table:table-row table:style-name="Table1.1">
          <table:table-cell table:style-name="Table1.A148" office:value-type="string">
            <text:list xml:id="list13504155616153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48" office:value-type="string">
            <text:p text:style-name="P5"><text:span text:style-name="T8">銅右滅達樂</text:span><text:span text:style-name="T10"> </text:span></text:p>
          </table:table-cell>
          <table:table-cell table:style-name="Table1.C148" office:value-type="string">
            <text:p text:style-name="P10">碱性氢氧化铜+精甲霜灵</text:p>
          </table:table-cell>
          <table:table-cell table:style-name="Table1.D148" office:value-type="string">
            <text:p text:style-name="P9">Copper oxychloride + metalaxyl-m</text:p>
          </table:table-cell>
        </table:table-row>
        <table:table-row table:style-name="Table1.1">
          <table:table-cell table:style-name="Table1.A149" office:value-type="string">
            <text:list xml:id="list13504138961728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49" office:value-type="string">
            <text:p text:style-name="P5"><text:span text:style-name="T8">硫酸銅</text:span><text:span text:style-name="T10"> </text:span></text:p>
          </table:table-cell>
          <table:table-cell table:style-name="Table1.C149" office:value-type="string">
            <text:p text:style-name="P10">硫酸铜</text:p>
          </table:table-cell>
          <table:table-cell table:style-name="Table1.D149" office:value-type="string">
            <text:p text:style-name="P9">Copper sulfate</text:p>
          </table:table-cell>
        </table:table-row>
        <table:table-row table:style-name="Table1.1">
          <table:table-cell table:style-name="Table1.A150" office:value-type="string">
            <text:list xml:id="list13504071505436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50" office:value-type="string">
            <text:p text:style-name="P5"><text:span text:style-name="T8">無水硫酸銅</text:span><text:span text:style-name="T10"> </text:span></text:p>
          </table:table-cell>
          <table:table-cell table:style-name="Table1.C150" office:value-type="string">
            <text:p text:style-name="P10">硫酸铜</text:p>
          </table:table-cell>
          <table:table-cell table:style-name="Table1.D150" office:value-type="string">
            <text:p text:style-name="P9">Copper sulfate</text:p>
          </table:table-cell>
        </table:table-row>
        <table:table-row table:style-name="Table1.1">
          <table:table-cell table:style-name="Table1.A151" office:value-type="string">
            <text:list xml:id="list13504168339647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51" office:value-type="string">
            <text:p text:style-name="P5"><text:span text:style-name="T8">蝨必殺</text:span><text:span text:style-name="T10"> </text:span></text:p>
          </table:table-cell>
          <table:table-cell table:style-name="Table1.C151" office:value-type="string">
            <text:p text:style-name="P10">害扑威</text:p>
          </table:table-cell>
          <table:table-cell table:style-name="Table1.D151" office:value-type="string">
            <text:p text:style-name="P9">Cpmc</text:p>
          </table:table-cell>
        </table:table-row>
        <table:table-row table:style-name="Table1.1">
          <table:table-cell table:style-name="Table1.A152" office:value-type="string">
            <text:list xml:id="list135042457337818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52" office:value-type="string">
            <text:p text:style-name="P5"><text:span text:style-name="T8">氫氧化銅</text:span><text:span text:style-name="T10"> </text:span></text:p>
          </table:table-cell>
          <table:table-cell table:style-name="Table1.C152" office:value-type="string">
            <text:p text:style-name="P10">　</text:p>
          </table:table-cell>
          <table:table-cell table:style-name="Table1.D152" office:value-type="string">
            <text:p text:style-name="P9">Cupric hydroxide</text:p>
          </table:table-cell>
        </table:table-row>
        <table:table-row table:style-name="Table1.1">
          <table:table-cell table:style-name="Table1.A153" office:value-type="string">
            <text:list xml:id="list13504248803463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53" office:value-type="string">
            <text:p text:style-name="P5"><text:span text:style-name="T8">氧化亞銅</text:span><text:span text:style-name="T10"> </text:span></text:p>
          </table:table-cell>
          <table:table-cell table:style-name="Table1.C153" office:value-type="string">
            <text:p text:style-name="P10">　</text:p>
          </table:table-cell>
          <table:table-cell table:style-name="Table1.D153" office:value-type="string">
            <text:p text:style-name="P9">Cuprous oxide</text:p>
          </table:table-cell>
        </table:table-row>
        <table:table-row table:style-name="Table1.1">
          <table:table-cell table:style-name="Table1.A154" office:value-type="string">
            <text:list xml:id="list135042634396888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54" office:value-type="string">
            <text:p text:style-name="P5"><text:span text:style-name="T8">氰滿素</text:span><text:span text:style-name="T10"> </text:span></text:p>
          </table:table-cell>
          <table:table-cell table:style-name="Table1.C154" office:value-type="string">
            <text:p text:style-name="P10">氰胺</text:p>
          </table:table-cell>
          <table:table-cell table:style-name="Table1.D154" office:value-type="string">
            <text:p text:style-name="P9">Cyanamide</text:p>
          </table:table-cell>
        </table:table-row>
        <table:table-row table:style-name="Table1.1">
          <table:table-cell table:style-name="Table1.A155" office:value-type="string">
            <text:list xml:id="list13504129184950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55" office:value-type="string">
            <text:p text:style-name="P5"><text:span text:style-name="T8">氰乃松</text:span><text:span text:style-name="T10"> </text:span></text:p>
          </table:table-cell>
          <table:table-cell table:style-name="Table1.C155" office:value-type="string">
            <text:p text:style-name="P10">杀螟腈</text:p>
          </table:table-cell>
          <table:table-cell table:style-name="Table1.D155" office:value-type="string">
            <text:p text:style-name="P9">Cyanophos</text:p>
          </table:table-cell>
        </table:table-row>
        <table:table-row table:style-name="Table1.1">
          <table:table-cell table:style-name="Table1.A156" office:value-type="string">
            <text:list xml:id="list13504234880796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56" office:value-type="string">
            <text:p text:style-name="P5"><text:span text:style-name="T8">賽座滅</text:span><text:span text:style-name="T10"> </text:span></text:p>
          </table:table-cell>
          <table:table-cell table:style-name="Table1.C156" office:value-type="string">
            <text:p text:style-name="P10">氰霜唑</text:p>
          </table:table-cell>
          <table:table-cell table:style-name="Table1.D156" office:value-type="string">
            <text:p text:style-name="P9">Cyazofamid</text:p>
          </table:table-cell>
        </table:table-row>
        <table:table-row table:style-name="Table1.1">
          <table:table-cell table:style-name="Table1.A157" office:value-type="string">
            <text:list xml:id="list13504126102251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57" office:value-type="string">
            <text:p text:style-name="P5"><text:span text:style-name="T8">環磺隆</text:span><text:span text:style-name="T10"> </text:span></text:p>
          </table:table-cell>
          <table:table-cell table:style-name="Table1.C157" office:value-type="string">
            <text:p text:style-name="P10">环丙嘧磺隆</text:p>
          </table:table-cell>
          <table:table-cell table:style-name="Table1.D157" office:value-type="string">
            <text:p text:style-name="P9">Cyclosulfamuron</text:p>
          </table:table-cell>
        </table:table-row>
        <table:table-row table:style-name="Table1.1">
          <table:table-cell table:style-name="Table1.A158" office:value-type="string">
            <text:list xml:id="list13504132978174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58" office:value-type="string">
            <text:p text:style-name="P5"><text:span text:style-name="T8">環殺草</text:span><text:span text:style-name="T10"> </text:span></text:p>
          </table:table-cell>
          <table:table-cell table:style-name="Table1.C158" office:value-type="string">
            <text:p text:style-name="P10">噻草酮</text:p>
          </table:table-cell>
          <table:table-cell table:style-name="Table1.D158" office:value-type="string">
            <text:p text:style-name="P9">Cycloxydim</text:p>
          </table:table-cell>
        </table:table-row>
        <text:soft-page-break/>
        <table:table-row table:style-name="Table1.1">
          <table:table-cell table:style-name="Table1.A159" office:value-type="string">
            <text:list xml:id="list13504084125071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59" office:value-type="string">
            <text:p text:style-name="P5"><text:span text:style-name="T8">賽芬蟎</text:span><text:span text:style-name="T10"> </text:span></text:p>
          </table:table-cell>
          <table:table-cell table:style-name="Table1.C159" office:value-type="string">
            <text:p text:style-name="P10">○</text:p>
          </table:table-cell>
          <table:table-cell table:style-name="Table1.D159" office:value-type="string">
            <text:p text:style-name="P9">Cyflumetofen</text:p>
          </table:table-cell>
        </table:table-row>
        <table:table-row table:style-name="Table1.1">
          <table:table-cell table:style-name="Table1.A160" office:value-type="string">
            <text:list xml:id="list13504239285034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60" office:value-type="string">
            <text:p text:style-name="P5"><text:span text:style-name="T8">賽扶寧</text:span><text:span text:style-name="T10"> </text:span></text:p>
          </table:table-cell>
          <table:table-cell table:style-name="Table1.C160" office:value-type="string">
            <text:p text:style-name="P10">氟氯氰菊酯</text:p>
          </table:table-cell>
          <table:table-cell table:style-name="Table1.D160" office:value-type="string">
            <text:p text:style-name="P9">Cyfluthrin</text:p>
          </table:table-cell>
        </table:table-row>
        <table:table-row table:style-name="Table1.1">
          <table:table-cell table:style-name="Table1.A161" office:value-type="string">
            <text:list xml:id="list13504151207476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61" office:value-type="string">
            <text:p text:style-name="P5"><text:span text:style-name="T8">賽扶益達胺</text:span><text:span text:style-name="T10"> </text:span></text:p>
          </table:table-cell>
          <table:table-cell table:style-name="Table1.C161" office:value-type="string">
            <text:p text:style-name="P10">氟氯氰菊酯+吡虫啉</text:p>
          </table:table-cell>
          <table:table-cell table:style-name="Table1.D161" office:value-type="string">
            <text:p text:style-name="P9">Cyfluthrin + imidacloprid</text:p>
          </table:table-cell>
        </table:table-row>
        <table:table-row table:style-name="Table1.1">
          <table:table-cell table:style-name="Table1.A162" office:value-type="string">
            <text:list xml:id="list13504240562774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62" office:value-type="string">
            <text:p text:style-name="P5"><text:span text:style-name="T8">丁基賽伏草</text:span><text:span text:style-name="T10"> </text:span></text:p>
          </table:table-cell>
          <table:table-cell table:style-name="Table1.C162" office:value-type="string">
            <text:p text:style-name="P10">氰氟草酯</text:p>
          </table:table-cell>
          <table:table-cell table:style-name="Table1.D162" office:value-type="string">
            <text:p text:style-name="P9">Cyhalofop-butyl</text:p>
          </table:table-cell>
        </table:table-row>
        <table:table-row table:style-name="Table1.1">
          <table:table-cell table:style-name="Table1.A163" office:value-type="string">
            <text:list xml:id="list13504173017022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63" office:value-type="string">
            <text:p text:style-name="P5"><text:span text:style-name="T8">克絕</text:span><text:span text:style-name="T10"> </text:span></text:p>
          </table:table-cell>
          <table:table-cell table:style-name="Table1.C163" office:value-type="string">
            <text:p text:style-name="P10">霜脲氰</text:p>
          </table:table-cell>
          <table:table-cell table:style-name="Table1.D163" office:value-type="string">
            <text:p text:style-name="P9">Cymoxanil</text:p>
          </table:table-cell>
        </table:table-row>
        <table:table-row table:style-name="Table1.1">
          <table:table-cell table:style-name="Table1.A164" office:value-type="string">
            <text:list xml:id="list13504114985013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64" office:value-type="string">
            <text:p text:style-name="P5"><text:span text:style-name="T8">克絕波爾多</text:span><text:span text:style-name="T10"> </text:span></text:p>
          </table:table-cell>
          <table:table-cell table:style-name="Table1.C164" office:value-type="string">
            <text:p text:style-name="P10">霜脲氰+波尔多</text:p>
          </table:table-cell>
          <table:table-cell table:style-name="Table1.D164" office:value-type="string">
            <text:p text:style-name="P9">Cymoxanil + bordeaux</text:p>
          </table:table-cell>
        </table:table-row>
        <table:table-row table:style-name="Table1.1">
          <table:table-cell table:style-name="Table1.A165" office:value-type="string">
            <text:list xml:id="list13504156166836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65" office:value-type="string">
            <text:p text:style-name="P5"><text:span text:style-name="T8">鋅錳克絕</text:span><text:span text:style-name="T10"> </text:span></text:p>
          </table:table-cell>
          <table:table-cell table:style-name="Table1.C165" office:value-type="string">
            <text:p text:style-name="P10">霜脲氰+代森锰锌</text:p>
          </table:table-cell>
          <table:table-cell table:style-name="Table1.D165" office:value-type="string">
            <text:p text:style-name="P9">Cymoxanil + mancozeb</text:p>
          </table:table-cell>
        </table:table-row>
        <table:table-row table:style-name="Table1.1">
          <table:table-cell table:style-name="Table1.A166" office:value-type="string">
            <text:list xml:id="list135042250236411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66" office:value-type="string">
            <text:p text:style-name="P5"><text:span text:style-name="T8">賽滅寧</text:span><text:span text:style-name="T10"> </text:span></text:p>
          </table:table-cell>
          <table:table-cell table:style-name="Table1.C166" office:value-type="string">
            <text:p text:style-name="P10">氯氰菊酯</text:p>
          </table:table-cell>
          <table:table-cell table:style-name="Table1.D166" office:value-type="string">
            <text:p text:style-name="P9">Cypermethrin</text:p>
          </table:table-cell>
        </table:table-row>
        <table:table-row table:style-name="Table1.1">
          <table:table-cell table:style-name="Table1.A167" office:value-type="string">
            <text:list xml:id="list13504153294884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67" office:value-type="string">
            <text:p text:style-name="P5"><text:span text:style-name="T8">環克座</text:span><text:span text:style-name="T10"> </text:span></text:p>
          </table:table-cell>
          <table:table-cell table:style-name="Table1.C167" office:value-type="string">
            <text:p text:style-name="P10">环菌唑</text:p>
          </table:table-cell>
          <table:table-cell table:style-name="Table1.D167" office:value-type="string">
            <text:p text:style-name="P9">Cyproconazole</text:p>
          </table:table-cell>
        </table:table-row>
        <table:table-row table:style-name="Table1.1">
          <table:table-cell table:style-name="Table1.A168" office:value-type="string">
            <text:list xml:id="list13504093266613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68" office:value-type="string">
            <text:p text:style-name="P5"><text:span text:style-name="T8">賽普洛</text:span><text:span text:style-name="T10"> </text:span></text:p>
          </table:table-cell>
          <table:table-cell table:style-name="Table1.C168" office:value-type="string">
            <text:p text:style-name="P10">嘧菌环胺</text:p>
          </table:table-cell>
          <table:table-cell table:style-name="Table1.D168" office:value-type="string">
            <text:p text:style-name="P9">Cyprodinil</text:p>
          </table:table-cell>
        </table:table-row>
        <table:table-row table:style-name="Table1.1">
          <table:table-cell table:style-name="Table1.A169" office:value-type="string">
            <text:list xml:id="list135041838594898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69" office:value-type="string">
            <text:p text:style-name="P5"><text:span text:style-name="T8">賽普待克利</text:span><text:span text:style-name="T10"> </text:span></text:p>
          </table:table-cell>
          <table:table-cell table:style-name="Table1.C169" office:value-type="string">
            <text:p text:style-name="P10">嘧菌环胺+苯醚甲环唑</text:p>
          </table:table-cell>
          <table:table-cell table:style-name="Table1.D169" office:value-type="string">
            <text:p text:style-name="P9">Cyprodinil + difenoconazole</text:p>
          </table:table-cell>
        </table:table-row>
        <table:table-row table:style-name="Table1.1">
          <table:table-cell table:style-name="Table1.A170" office:value-type="string">
            <text:list xml:id="list13504192745213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70" office:value-type="string">
            <text:p text:style-name="P5"><text:span text:style-name="T8">賽普護汰寧</text:span><text:span text:style-name="T10"> </text:span></text:p>
          </table:table-cell>
          <table:table-cell table:style-name="Table1.C170" office:value-type="string">
            <text:p text:style-name="P10">嘧菌环胺+咯菌腈</text:p>
          </table:table-cell>
          <table:table-cell table:style-name="Table1.D170" office:value-type="string">
            <text:p text:style-name="P9">Cyprodinil + fludioxonil</text:p>
          </table:table-cell>
        </table:table-row>
        <table:table-row table:style-name="Table1.1">
          <table:table-cell table:style-name="Table1.A171" office:value-type="string">
            <text:list xml:id="list13504207776580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71" office:value-type="string">
            <text:p text:style-name="P5"><text:span text:style-name="T8">賽滅淨</text:span><text:span text:style-name="T10"> </text:span></text:p>
          </table:table-cell>
          <table:table-cell table:style-name="Table1.C171" office:value-type="string">
            <text:p text:style-name="P10">灭蝇胺</text:p>
          </table:table-cell>
          <table:table-cell table:style-name="Table1.D171" office:value-type="string">
            <text:p text:style-name="P9">Cyromazine</text:p>
          </table:table-cell>
        </table:table-row>
        <table:table-row table:style-name="Table1.1">
          <table:table-cell table:style-name="Table1.A172" office:value-type="string">
            <text:list xml:id="list135041178015768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72" office:value-type="string">
            <text:p text:style-name="P5"><text:span text:style-name="T8">細胞分裂素</text:span><text:span text:style-name="T10"> </text:span></text:p>
          </table:table-cell>
          <table:table-cell table:style-name="Table1.C172" office:value-type="string">
            <text:p text:style-name="P10">　</text:p>
          </table:table-cell>
          <table:table-cell table:style-name="Table1.D172" office:value-type="string">
            <text:p text:style-name="P9">Cytokinins</text:p>
          </table:table-cell>
        </table:table-row>
        <table:table-row table:style-name="Table1.1">
          <table:table-cell table:style-name="Table1.A173" office:value-type="string">
            <text:list xml:id="list13504277576201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73" office:value-type="string">
            <text:p text:style-name="P5"><text:span text:style-name="T8">汰草龍</text:span><text:span text:style-name="T10"> </text:span></text:p>
          </table:table-cell>
          <table:table-cell table:style-name="Table1.C173" office:value-type="string">
            <text:p text:style-name="P10">杀草隆</text:p>
          </table:table-cell>
          <table:table-cell table:style-name="Table1.D173" office:value-type="string">
            <text:p text:style-name="P4"><text:span text:style-name="T8">Daimuron</text:span></text:p>
          </table:table-cell>
        </table:table-row>
        <table:table-row table:style-name="Table1.1">
          <table:table-cell table:style-name="Table1.A174" office:value-type="string">
            <text:list xml:id="list13504227518944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74" office:value-type="string">
            <text:p text:style-name="P5"><text:span text:style-name="T8">丁拉汰草</text:span><text:span text:style-name="T10"> </text:span></text:p>
          </table:table-cell>
          <table:table-cell table:style-name="Table1.C174" office:value-type="string">
            <text:p text:style-name="P10">杀草隆+丁草胺</text:p>
          </table:table-cell>
          <table:table-cell table:style-name="Table1.D174" office:value-type="string">
            <text:p text:style-name="P9">Daimuron + butachlor</text:p>
          </table:table-cell>
        </table:table-row>
        <table:table-row table:style-name="Table1.1">
          <table:table-cell table:style-name="Table1.A175" office:value-type="string">
            <text:list xml:id="list13504133110195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75" office:value-type="string">
            <text:p text:style-name="P5"><text:span text:style-name="T8">得拉本</text:span><text:span text:style-name="T10"> </text:span></text:p>
          </table:table-cell>
          <table:table-cell table:style-name="Table1.C175" office:value-type="string">
            <text:p text:style-name="P10">茅草枯</text:p>
          </table:table-cell>
          <table:table-cell table:style-name="Table1.D175" office:value-type="string">
            <text:p text:style-name="P9">Dalapon</text:p>
          </table:table-cell>
        </table:table-row>
        <table:table-row table:style-name="Table1.1">
          <table:table-cell table:style-name="Table1.A176" office:value-type="string">
            <text:list xml:id="list13504182268684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76" office:value-type="string">
            <text:p text:style-name="P5"><text:span text:style-name="T8">鎂得拉本</text:span><text:span text:style-name="T10"> </text:span></text:p>
          </table:table-cell>
          <table:table-cell table:style-name="Table1.C176" office:value-type="string">
            <text:p text:style-name="P10">鎂茅草枯</text:p>
          </table:table-cell>
          <table:table-cell table:style-name="Table1.D176" office:value-type="string">
            <text:p text:style-name="P9">Dalapon-na, mg</text:p>
          </table:table-cell>
        </table:table-row>
        <table:table-row table:style-name="Table1.1">
          <table:table-cell table:style-name="Table1.A177" office:value-type="string">
            <text:list xml:id="list13504231303913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77" office:value-type="string">
            <text:p text:style-name="P5"><text:span text:style-name="T8">邁隆</text:span><text:span text:style-name="T10"> </text:span></text:p>
          </table:table-cell>
          <table:table-cell table:style-name="Table1.C177" office:value-type="string">
            <text:p text:style-name="P10">棉隆</text:p>
          </table:table-cell>
          <table:table-cell table:style-name="Table1.D177" office:value-type="string">
            <text:p text:style-name="P9">Dazomet</text:p>
          </table:table-cell>
        </table:table-row>
        <table:table-row table:style-name="Table1.1">
          <table:table-cell table:style-name="Table1.A178" office:value-type="string">
            <text:list xml:id="list13504252681457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78" office:value-type="string">
            <text:p text:style-name="P5"><text:span text:style-name="T8">溴氯腈</text:span><text:span text:style-name="T10"> </text:span></text:p>
          </table:table-cell>
          <table:table-cell table:style-name="Table1.C178" office:value-type="string">
            <text:p text:style-name="P10">　</text:p>
          </table:table-cell>
          <table:table-cell table:style-name="Table1.D178" office:value-type="string">
            <text:p text:style-name="P9">Dbpn + tcne</text:p>
          </table:table-cell>
        </table:table-row>
        <table:table-row table:style-name="Table1.1">
          <table:table-cell table:style-name="Table1.A179" office:value-type="string">
            <text:list xml:id="list13504129157115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79" office:value-type="string">
            <text:p text:style-name="P5"><text:span text:style-name="T8">滅線蟲</text:span><text:span text:style-name="T10"> </text:span></text:p>
          </table:table-cell>
          <table:table-cell table:style-name="Table1.C179" office:value-type="string">
            <text:p text:style-name="P10">二氯异丙醚</text:p>
          </table:table-cell>
          <table:table-cell table:style-name="Table1.D179" office:value-type="string">
            <text:p text:style-name="P9">Dcip</text:p>
          </table:table-cell>
        </table:table-row>
        <table:table-row table:style-name="Table1.1">
          <table:table-cell table:style-name="Table1.A180" office:value-type="string">
            <text:list xml:id="list13504098763872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80" office:value-type="string">
            <text:p text:style-name="P5"><text:span text:style-name="T8">大克草</text:span><text:span text:style-name="T10"> </text:span></text:p>
          </table:table-cell>
          <table:table-cell table:style-name="Table1.C180" office:value-type="string">
            <text:p text:style-name="P10">氯酞酸甲酯</text:p>
          </table:table-cell>
          <table:table-cell table:style-name="Table1.D180" office:value-type="string">
            <text:p text:style-name="P9">Dcpa</text:p>
          </table:table-cell>
        </table:table-row>
        <table:table-row table:style-name="Table1.1">
          <table:table-cell table:style-name="Table1.A181" office:value-type="string">
            <text:list xml:id="list13504084651280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81" office:value-type="string">
            <text:p text:style-name="P5"><text:span text:style-name="T8">克草</text:span><text:span text:style-name="T10"> </text:span></text:p>
          </table:table-cell>
          <table:table-cell table:style-name="Table1.C181" office:value-type="string">
            <text:p text:style-name="P10">除草定</text:p>
          </table:table-cell>
          <table:table-cell table:style-name="Table1.D181" office:value-type="string">
            <text:p text:style-name="P4"><text:span text:style-name="T11">Dcpa</text:span><text:span text:style-name="T8"> </text:span><text:span text:style-name="T13">Bromacil</text:span></text:p>
          </table:table-cell>
        </table:table-row>
        <table:table-row table:style-name="Table1.1">
          <table:table-cell table:style-name="Table1.A182" office:value-type="string">
            <text:list xml:id="list13504080867880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82" office:value-type="string">
            <text:p text:style-name="P5"><text:span text:style-name="T8">二氯松</text:span><text:span text:style-name="T10"> </text:span></text:p>
          </table:table-cell>
          <table:table-cell table:style-name="Table1.C182" office:value-type="string">
            <text:p text:style-name="P10">敌敌威</text:p>
          </table:table-cell>
          <table:table-cell table:style-name="Table1.D182" office:value-type="string">
            <text:p text:style-name="P9">Ddvp</text:p>
          </table:table-cell>
        </table:table-row>
        <table:table-row table:style-name="Table1.1">
          <table:table-cell table:style-name="Table1.A183" office:value-type="string">
            <text:list xml:id="list13504149448085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83" office:value-type="string">
            <text:p text:style-name="P5"><text:span text:style-name="T8">第滅寧</text:span><text:span text:style-name="T10"> </text:span></text:p>
          </table:table-cell>
          <table:table-cell table:style-name="Table1.C183" office:value-type="string">
            <text:p text:style-name="P10">溴氰菊酯</text:p>
          </table:table-cell>
          <table:table-cell table:style-name="Table1.D183" office:value-type="string">
            <text:p text:style-name="P9">Deltamethrin</text:p>
          </table:table-cell>
        </table:table-row>
        <table:table-row table:style-name="Table1.1">
          <table:table-cell table:style-name="Table1.A184" office:value-type="string">
            <text:list xml:id="list135040702275191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84" office:value-type="string">
            <text:p text:style-name="P5"><text:span text:style-name="T8">布芬第滅寧</text:span><text:span text:style-name="T10"> </text:span></text:p>
          </table:table-cell>
          <table:table-cell table:style-name="Table1.C184" office:value-type="string">
            <text:p text:style-name="P10">溴氰菊酯+噻嗪酮</text:p>
          </table:table-cell>
          <table:table-cell table:style-name="Table1.D184" office:value-type="string">
            <text:p text:style-name="P4"><text:span text:style-name="T8">Deltamethrin + buprofezin</text:span></text:p>
          </table:table-cell>
        </table:table-row>
        <table:table-row table:style-name="Table1.1">
          <table:table-cell table:style-name="Table1.A185" office:value-type="string">
            <text:list xml:id="list13504109847663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85" office:value-type="string">
            <text:p text:style-name="P5"><text:span text:style-name="T8">滅賜松</text:span><text:span text:style-name="T10"> </text:span></text:p>
          </table:table-cell>
          <table:table-cell table:style-name="Table1.C185" office:value-type="string">
            <text:p text:style-name="P10">甲基内吸磷</text:p>
          </table:table-cell>
          <table:table-cell table:style-name="Table1.D185" office:value-type="string">
            <text:p text:style-name="P9">Demeton-s-methyl</text:p>
          </table:table-cell>
        </table:table-row>
        <table:table-row table:style-name="Table1.1">
          <table:table-cell table:style-name="Table1.A186" office:value-type="string">
            <text:list xml:id="list13504278683297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86" office:value-type="string">
            <text:p text:style-name="P5"><text:span text:style-name="T8">克氯得</text:span><text:span text:style-name="T10"> </text:span></text:p>
          </table:table-cell>
          <table:table-cell table:style-name="Table1.C186" office:value-type="string">
            <text:p text:style-name="P10">乙菌利</text:p>
          </table:table-cell>
          <table:table-cell table:style-name="Table1.D186" office:value-type="string">
            <text:p text:style-name="P9">Di)chlozolinate</text:p>
          </table:table-cell>
        </table:table-row>
        <table:table-row table:style-name="Table1.1">
          <table:table-cell table:style-name="Table1.A187" office:value-type="string">
            <text:list xml:id="list13504099423810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87" office:value-type="string">
            <text:p text:style-name="P5"><text:span text:style-name="T8">汰芬隆</text:span><text:span text:style-name="T10"> </text:span></text:p>
          </table:table-cell>
          <table:table-cell table:style-name="Table1.C187" office:value-type="string">
            <text:p text:style-name="P10">丁醚脲</text:p>
          </table:table-cell>
          <table:table-cell table:style-name="Table1.D187" office:value-type="string">
            <text:p text:style-name="P9">Diafenthiuron</text:p>
          </table:table-cell>
        </table:table-row>
        <table:table-row table:style-name="Table1.1">
          <table:table-cell table:style-name="Table1.A188" office:value-type="string">
            <text:list xml:id="list13504088351696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88" office:value-type="string">
            <text:p text:style-name="P5"><text:span text:style-name="T8">汰芬諾克</text:span><text:span text:style-name="T10"> </text:span></text:p>
          </table:table-cell>
          <table:table-cell table:style-name="Table1.C188" office:value-type="string">
            <text:p text:style-name="P10">丁醚脲+苯氯威</text:p>
          </table:table-cell>
          <table:table-cell table:style-name="Table1.D188" office:value-type="string">
            <text:p text:style-name="P9">Diafenthiuron + fenoxycarb</text:p>
          </table:table-cell>
        </table:table-row>
        <table:table-row table:style-name="Table1.1">
          <table:table-cell table:style-name="Table1.A189" office:value-type="string">
            <text:list xml:id="list13504181051437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89" office:value-type="string">
            <text:p text:style-name="P5"><text:span text:style-name="T8">大利松</text:span><text:span text:style-name="T10"> </text:span></text:p>
          </table:table-cell>
          <table:table-cell table:style-name="Table1.C189" office:value-type="string">
            <text:p text:style-name="P10">二嗪磷</text:p>
          </table:table-cell>
          <table:table-cell table:style-name="Table1.D189" office:value-type="string">
            <text:p text:style-name="P9">Diazinon</text:p>
          </table:table-cell>
        </table:table-row>
        <table:table-row table:style-name="Table1.1">
          <table:table-cell table:style-name="Table1.A190" office:value-type="string">
            <text:list xml:id="list13504194424359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90" office:value-type="string">
            <text:p text:style-name="P5"><text:span text:style-name="T8">二氯達龍</text:span><text:span text:style-name="T10"> </text:span></text:p>
          </table:table-cell>
          <table:table-cell table:style-name="Table1.C190" office:value-type="string">
            <text:p text:style-name="P10">+敌草隆</text:p>
          </table:table-cell>
          <table:table-cell table:style-name="Table1.D190" office:value-type="string">
            <text:p text:style-name="P9">Dichlobenil + diuron</text:p>
          </table:table-cell>
        </table:table-row>
        <table:table-row table:style-name="Table1.1">
          <table:table-cell table:style-name="Table1.A191" office:value-type="string">
            <text:list xml:id="list13504166304061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91" office:value-type="string">
            <text:p text:style-name="P5"><text:span text:style-name="T8">益發靈</text:span><text:span text:style-name="T10"> </text:span></text:p>
          </table:table-cell>
          <table:table-cell table:style-name="Table1.C191" office:value-type="string">
            <text:p text:style-name="P10">抑菌灵</text:p>
          </table:table-cell>
          <table:table-cell table:style-name="Table1.D191" office:value-type="string">
            <text:p text:style-name="P9">Dichlofluanid</text:p>
          </table:table-cell>
        </table:table-row>
        <table:table-row table:style-name="Table1.1">
          <table:table-cell table:style-name="Table1.A192" office:value-type="string">
            <text:list xml:id="list13504098646210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92" office:value-type="string">
            <text:p text:style-name="P5"><text:span text:style-name="T8">達滅淨</text:span><text:span text:style-name="T10"> </text:span></text:p>
          </table:table-cell>
          <table:table-cell table:style-name="Table1.C192" office:value-type="string">
            <text:p text:style-name="P10">达灭净</text:p>
          </table:table-cell>
          <table:table-cell table:style-name="Table1.D192" office:value-type="string">
            <text:p text:style-name="P9">Diclomezine</text:p>
          </table:table-cell>
        </table:table-row>
        <table:table-row table:style-name="Table1.1">
          <table:table-cell table:style-name="Table1.A193" office:value-type="string">
            <text:list xml:id="list13504170863604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93" office:value-type="string">
            <text:p text:style-name="P5"><text:span text:style-name="T8">大克爛</text:span><text:span text:style-name="T10"> </text:span></text:p>
          </table:table-cell>
          <table:table-cell table:style-name="Table1.C193" office:value-type="string">
            <text:p text:style-name="P10">氯硝胺</text:p>
          </table:table-cell>
          <table:table-cell table:style-name="Table1.D193" office:value-type="string">
            <text:p text:style-name="P9">Dicloran</text:p>
          </table:table-cell>
        </table:table-row>
        <text:soft-page-break/>
        <table:table-row table:style-name="Table1.1">
          <table:table-cell table:style-name="Table1.A194" office:value-type="string">
            <text:list xml:id="list13504218762739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94" office:value-type="string">
            <text:p text:style-name="P5"><text:span text:style-name="T8">大克蟎</text:span><text:span text:style-name="T10"> </text:span></text:p>
          </table:table-cell>
          <table:table-cell table:style-name="Table1.C194" office:value-type="string">
            <text:p text:style-name="P10">三氯杀螨醇</text:p>
          </table:table-cell>
          <table:table-cell table:style-name="Table1.D194" office:value-type="string">
            <text:p text:style-name="P9">Dicofol</text:p>
          </table:table-cell>
        </table:table-row>
        <table:table-row table:style-name="Table1.1">
          <table:table-cell table:style-name="Table1.A195" office:value-type="string">
            <text:list xml:id="list13504143417489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95" office:value-type="string">
            <text:p text:style-name="P5"><text:span text:style-name="T8">雙特松</text:span><text:span text:style-name="T10"> </text:span></text:p>
          </table:table-cell>
          <table:table-cell table:style-name="Table1.C195" office:value-type="string">
            <text:p text:style-name="P10">百治磷</text:p>
          </table:table-cell>
          <table:table-cell table:style-name="Table1.D195" office:value-type="string">
            <text:p text:style-name="P9">Dicrotophos</text:p>
          </table:table-cell>
        </table:table-row>
        <table:table-row table:style-name="Table1.1">
          <table:table-cell table:style-name="Table1.A196" office:value-type="string">
            <text:list xml:id="list13504195611029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96" office:value-type="string">
            <text:p text:style-name="P5"><text:span text:style-name="T8">雙特氯松</text:span><text:span text:style-name="T10"> </text:span></text:p>
          </table:table-cell>
          <table:table-cell table:style-name="Table1.C196" office:value-type="string">
            <text:p text:style-name="P10">百治磷+敌百虫</text:p>
          </table:table-cell>
          <table:table-cell table:style-name="Table1.D196" office:value-type="string">
            <text:p text:style-name="P9">Dicrotophos + trichlorfon</text:p>
          </table:table-cell>
        </table:table-row>
        <table:table-row table:style-name="Table1.1">
          <table:table-cell table:style-name="Table1.A197" office:value-type="string">
            <text:list xml:id="list13504276030187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97" office:value-type="string">
            <text:p text:style-name="P5"><text:span text:style-name="T8">待克利</text:span><text:span text:style-name="T10"> </text:span></text:p>
          </table:table-cell>
          <table:table-cell table:style-name="Table1.C197" office:value-type="string">
            <text:p text:style-name="P10">苯醚甲环唑</text:p>
          </table:table-cell>
          <table:table-cell table:style-name="Table1.D197" office:value-type="string">
            <text:p text:style-name="P9">Difenoconazole</text:p>
          </table:table-cell>
        </table:table-row>
        <table:table-row table:style-name="Table1.1">
          <table:table-cell table:style-name="Table1.A198" office:value-type="string">
            <text:list xml:id="list13504269527978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98" office:value-type="string">
            <text:p text:style-name="P5"><text:span text:style-name="T8">待普克利</text:span><text:span text:style-name="T10"> </text:span></text:p>
          </table:table-cell>
          <table:table-cell table:style-name="Table1.C198" office:value-type="string">
            <text:p text:style-name="P10">苯醚甲环唑+丙环唑</text:p>
          </table:table-cell>
          <table:table-cell table:style-name="Table1.D198" office:value-type="string">
            <text:p text:style-name="P9">Difenoconazole + propiconazole</text:p>
          </table:table-cell>
        </table:table-row>
        <table:table-row table:style-name="Table1.1">
          <table:table-cell table:style-name="Table1.A199" office:value-type="string">
            <text:list xml:id="list13504141866637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199" office:value-type="string">
            <text:p text:style-name="P5"><text:span text:style-name="T8">達滅鼠</text:span><text:span text:style-name="T10"> </text:span></text:p>
          </table:table-cell>
          <table:table-cell table:style-name="Table1.C199" office:value-type="string">
            <text:p text:style-name="P10">噻鼠灵</text:p>
          </table:table-cell>
          <table:table-cell table:style-name="Table1.D199" office:value-type="string">
            <text:p text:style-name="P9">Difenthialone</text:p>
          </table:table-cell>
        </table:table-row>
        <table:table-row table:style-name="Table1.1">
          <table:table-cell table:style-name="Table1.A200" office:value-type="string">
            <text:list xml:id="list13504194178027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00" office:value-type="string">
            <text:p text:style-name="P5"><text:span text:style-name="T8">二福隆</text:span><text:span text:style-name="T10"> </text:span></text:p>
          </table:table-cell>
          <table:table-cell table:style-name="Table1.C200" office:value-type="string">
            <text:p text:style-name="P10">除虫脲</text:p>
          </table:table-cell>
          <table:table-cell table:style-name="Table1.D200" office:value-type="string">
            <text:p text:style-name="P9">Diflubenzuron</text:p>
          </table:table-cell>
        </table:table-row>
        <table:table-row table:style-name="Table1.1">
          <table:table-cell table:style-name="Table1.A201" office:value-type="string">
            <text:list xml:id="list13504073609773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01" office:value-type="string">
            <text:p text:style-name="P5"><text:span text:style-name="T8">福隆納乃得</text:span><text:span text:style-name="T10"> </text:span></text:p>
          </table:table-cell>
          <table:table-cell table:style-name="Table1.C201" office:value-type="string">
            <text:p text:style-name="P10">除虫脲+灭多威</text:p>
          </table:table-cell>
          <table:table-cell table:style-name="Table1.D201" office:value-type="string">
            <text:p text:style-name="P4"><text:span text:style-name="T8">Diflubenzuron + methomyl</text:span></text:p>
          </table:table-cell>
        </table:table-row>
        <table:table-row table:style-name="Table1.1">
          <table:table-cell table:style-name="Table1.A202" office:value-type="string">
            <text:list xml:id="list13504080512483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02" office:value-type="string">
            <text:p text:style-name="P5"><text:span text:style-name="T8">二氟林</text:span><text:span text:style-name="T10"> </text:span></text:p>
          </table:table-cell>
          <table:table-cell table:style-name="Table1.C202" office:value-type="string">
            <text:p text:style-name="P10">　</text:p>
          </table:table-cell>
          <table:table-cell table:style-name="Table1.D202" office:value-type="string">
            <text:p text:style-name="P9">Diflumetorim</text:p>
          </table:table-cell>
        </table:table-row>
        <table:table-row table:style-name="Table1.1">
          <table:table-cell table:style-name="Table1.A203" office:value-type="string">
            <text:list xml:id="list135041232373911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03" office:value-type="string">
            <text:p text:style-name="P5"><text:span text:style-name="T8">汰草滅</text:span><text:span text:style-name="T10"> </text:span></text:p>
          </table:table-cell>
          <table:table-cell table:style-name="Table1.C203" office:value-type="string">
            <text:p text:style-name="P10">二甲吩草胺</text:p>
          </table:table-cell>
          <table:table-cell table:style-name="Table1.D203" office:value-type="string">
            <text:p text:style-name="P9">Dimethenamid</text:p>
          </table:table-cell>
        </table:table-row>
        <table:table-row table:style-name="Table1.1">
          <table:table-cell table:style-name="Table1.A204" office:value-type="string">
            <text:list xml:id="list13504212765853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04" office:value-type="string">
            <text:p text:style-name="P5"><text:span text:style-name="T8">穫萎得</text:span><text:span text:style-name="T10"> </text:span></text:p>
          </table:table-cell>
          <table:table-cell table:style-name="Table1.C204" office:value-type="string">
            <text:p text:style-name="P10">噻节因</text:p>
          </table:table-cell>
          <table:table-cell table:style-name="Table1.D204" office:value-type="string">
            <text:p text:style-name="P9">Dimethipin</text:p>
          </table:table-cell>
        </table:table-row>
        <table:table-row table:style-name="Table1.1">
          <table:table-cell table:style-name="Table1.A205" office:value-type="string">
            <text:list xml:id="list13504186599754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05" office:value-type="string">
            <text:p text:style-name="P5"><text:span text:style-name="T8">大滅松</text:span><text:span text:style-name="T10"> </text:span></text:p>
          </table:table-cell>
          <table:table-cell table:style-name="Table1.C205" office:value-type="string">
            <text:p text:style-name="P10">乐果</text:p>
          </table:table-cell>
          <table:table-cell table:style-name="Table1.D205" office:value-type="string">
            <text:p text:style-name="P9">Dimethoate</text:p>
          </table:table-cell>
        </table:table-row>
        <table:table-row table:style-name="Table1.1">
          <table:table-cell table:style-name="Table1.A206" office:value-type="string">
            <text:list xml:id="list13504142758132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06" office:value-type="string">
            <text:p text:style-name="P5"><text:span text:style-name="T8">達滅芬</text:span><text:span text:style-name="T10"> </text:span></text:p>
          </table:table-cell>
          <table:table-cell table:style-name="Table1.C206" office:value-type="string">
            <text:p text:style-name="P10">烯酰吗啉</text:p>
          </table:table-cell>
          <table:table-cell table:style-name="Table1.D206" office:value-type="string">
            <text:p text:style-name="P9">Dimethomorph</text:p>
          </table:table-cell>
        </table:table-row>
        <table:table-row table:style-name="Table1.1">
          <table:table-cell table:style-name="Table1.A207" office:value-type="string">
            <text:list xml:id="list135040931717201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07" office:value-type="string">
            <text:p text:style-name="P5"><text:span text:style-name="T8">達克利</text:span><text:span text:style-name="T10"> </text:span></text:p>
          </table:table-cell>
          <table:table-cell table:style-name="Table1.C207" office:value-type="string">
            <text:p text:style-name="P10">烯唑醇</text:p>
          </table:table-cell>
          <table:table-cell table:style-name="Table1.D207" office:value-type="string">
            <text:p text:style-name="P9">Diniconazole-m</text:p>
          </table:table-cell>
        </table:table-row>
        <table:table-row table:style-name="Table1.1">
          <table:table-cell table:style-name="Table1.A208" office:value-type="string">
            <text:list xml:id="list13504132509607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08" office:value-type="string">
            <text:p text:style-name="P5"><text:span text:style-name="T8">撻乃安</text:span><text:span text:style-name="T10"> </text:span></text:p>
          </table:table-cell>
          <table:table-cell table:style-name="Table1.C208" office:value-type="string">
            <text:p text:style-name="P10">氨氟灵</text:p>
          </table:table-cell>
          <table:table-cell table:style-name="Table1.D208" office:value-type="string">
            <text:p text:style-name="P9">Dinitramine</text:p>
          </table:table-cell>
        </table:table-row>
        <table:table-row table:style-name="Table1.1">
          <table:table-cell table:style-name="Table1.A209" office:value-type="string">
            <text:list xml:id="list135040734545738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09" office:value-type="string">
            <text:p text:style-name="P5"><text:span text:style-name="T8">達特南</text:span><text:span text:style-name="T10"> </text:span></text:p>
          </table:table-cell>
          <table:table-cell table:style-name="Table1.C209" office:value-type="string">
            <text:p text:style-name="P10">呋虫胺</text:p>
          </table:table-cell>
          <table:table-cell table:style-name="Table1.D209" office:value-type="string">
            <text:p text:style-name="P9">Dinotefuran</text:p>
          </table:table-cell>
        </table:table-row>
        <table:table-row table:style-name="Table1.1">
          <table:table-cell table:style-name="Table1.A210" office:value-type="string">
            <text:list xml:id="list13504179673437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10" office:value-type="string">
            <text:p text:style-name="P5"><text:span text:style-name="T8">得伐鼠</text:span><text:span text:style-name="T10"> </text:span></text:p>
          </table:table-cell>
          <table:table-cell table:style-name="Table1.C210" office:value-type="string">
            <text:p text:style-name="P10">敌鼠</text:p>
          </table:table-cell>
          <table:table-cell table:style-name="Table1.D210" office:value-type="string">
            <text:p text:style-name="P9">Diphacinone</text:p>
          </table:table-cell>
        </table:table-row>
        <table:table-row table:style-name="Table1.1">
          <table:table-cell table:style-name="Table1.A211" office:value-type="string">
            <text:list xml:id="list13504071551459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11" office:value-type="string">
            <text:p text:style-name="P5"><text:span text:style-name="T8">大芬滅</text:span><text:span text:style-name="T10"> </text:span></text:p>
          </table:table-cell>
          <table:table-cell table:style-name="Table1.C211" office:value-type="string">
            <text:p text:style-name="P10">双苯酰草胺</text:p>
          </table:table-cell>
          <table:table-cell table:style-name="Table1.D211" office:value-type="string">
            <text:p text:style-name="P9">Diphenamid</text:p>
          </table:table-cell>
        </table:table-row>
        <table:table-row table:style-name="Table1.1">
          <table:table-cell table:style-name="Table1.A212" office:value-type="string">
            <text:list xml:id="list13504175573312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12" office:value-type="string">
            <text:p text:style-name="P5"><text:span text:style-name="T8">大芬淨</text:span><text:span text:style-name="T10"> </text:span></text:p>
          </table:table-cell>
          <table:table-cell table:style-name="Table1.C212" office:value-type="string">
            <text:p text:style-name="P10">草乃敌+西玛津</text:p>
          </table:table-cell>
          <table:table-cell table:style-name="Table1.D212" office:value-type="string">
            <text:p text:style-name="P9">Diphenamid + simazine</text:p>
          </table:table-cell>
        </table:table-row>
        <table:table-row table:style-name="Table1.1">
          <table:table-cell table:style-name="Table1.A213" office:value-type="string">
            <text:list xml:id="list135041032603308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13" office:value-type="string">
            <text:p text:style-name="P5"><text:span text:style-name="T8">二硫松</text:span><text:span text:style-name="T10"> </text:span></text:p>
          </table:table-cell>
          <table:table-cell table:style-name="Table1.C213" office:value-type="string">
            <text:p text:style-name="P10">乙拌磷</text:p>
          </table:table-cell>
          <table:table-cell table:style-name="Table1.D213" office:value-type="string">
            <text:p text:style-name="P9">Disulfoton</text:p>
          </table:table-cell>
        </table:table-row>
        <table:table-row table:style-name="Table1.1">
          <table:table-cell table:style-name="Table1.A214" office:value-type="string">
            <text:list xml:id="list13504240929641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14" office:value-type="string">
            <text:p text:style-name="P5"><text:span text:style-name="T8">普二硫松</text:span><text:span text:style-name="T10"> </text:span></text:p>
          </table:table-cell>
          <table:table-cell table:style-name="Table1.C214" office:value-type="string">
            <text:p text:style-name="P10">乙拌磷+灭线磷</text:p>
          </table:table-cell>
          <table:table-cell table:style-name="Table1.D214" office:value-type="string">
            <text:p text:style-name="P9">Disulfoton + ethoprop</text:p>
          </table:table-cell>
        </table:table-row>
        <table:table-row table:style-name="Table1.1">
          <table:table-cell table:style-name="Table1.A215" office:value-type="string">
            <text:list xml:id="list13504103719911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15" office:value-type="string">
            <text:p text:style-name="P5"><text:span text:style-name="T8">腈硫醌</text:span><text:span text:style-name="T10"> </text:span></text:p>
          </table:table-cell>
          <table:table-cell table:style-name="Table1.C215" office:value-type="string">
            <text:p text:style-name="P10">二氰蒽醌</text:p>
          </table:table-cell>
          <table:table-cell table:style-name="Table1.D215" office:value-type="string">
            <text:p text:style-name="P9">Dithianon</text:p>
          </table:table-cell>
        </table:table-row>
        <table:table-row table:style-name="Table1.1">
          <table:table-cell table:style-name="Table1.A216" office:value-type="string">
            <text:list xml:id="list13504078298237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16" office:value-type="string">
            <text:p text:style-name="P5"><text:span text:style-name="T8">腈硫醌銅</text:span><text:span text:style-name="T10"> </text:span></text:p>
          </table:table-cell>
          <table:table-cell table:style-name="Table1.C216" office:value-type="string">
            <text:p text:style-name="P10">二氰蒽醌+碱性氢氧化铜</text:p>
          </table:table-cell>
          <table:table-cell table:style-name="Table1.D216" office:value-type="string">
            <text:p text:style-name="P9">Dithianon + copper oxychloride</text:p>
          </table:table-cell>
        </table:table-row>
        <table:table-row table:style-name="Table1.1">
          <table:table-cell table:style-name="Table1.A217" office:value-type="string">
            <text:list xml:id="list13504177673306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17" office:value-type="string">
            <text:p text:style-name="P5"><text:span text:style-name="T8">腈硫克絕</text:span><text:span text:style-name="T10"> </text:span></text:p>
          </table:table-cell>
          <table:table-cell table:style-name="Table1.C217" office:value-type="string">
            <text:p text:style-name="P10">二氰蒽醌+霜脲氰</text:p>
          </table:table-cell>
          <table:table-cell table:style-name="Table1.D217" office:value-type="string">
            <text:p text:style-name="P9">Dithianon + cymoxanil</text:p>
          </table:table-cell>
        </table:table-row>
        <table:table-row table:style-name="Table1.1">
          <table:table-cell table:style-name="Table1.A218" office:value-type="string">
            <text:list xml:id="list13504151868766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18" office:value-type="string">
            <text:p text:style-name="P5"><text:span text:style-name="T8">汰硫草</text:span><text:span text:style-name="T10"> </text:span></text:p>
          </table:table-cell>
          <table:table-cell table:style-name="Table1.C218" office:value-type="string">
            <text:p text:style-name="P10">氟硫草定</text:p>
          </table:table-cell>
          <table:table-cell table:style-name="Table1.D218" office:value-type="string">
            <text:p text:style-name="P9">Dithiopyr</text:p>
          </table:table-cell>
        </table:table-row>
        <table:table-row table:style-name="Table1.1">
          <table:table-cell table:style-name="Table1.A219" office:value-type="string">
            <text:list xml:id="list135042821204171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19" office:value-type="string">
            <text:p text:style-name="P5"><text:span text:style-name="T8">汰硫免速隆</text:span><text:span text:style-name="T10"> </text:span></text:p>
          </table:table-cell>
          <table:table-cell table:style-name="Table1.C219" office:value-type="string">
            <text:p text:style-name="P10">氟硫草定+苄嘧磺隆</text:p>
          </table:table-cell>
          <table:table-cell table:style-name="Table1.D219" office:value-type="string">
            <text:p text:style-name="P4"><text:span text:style-name="T8">Dithiopyr + bensulfuron methyl</text:span></text:p>
          </table:table-cell>
        </table:table-row>
        <table:table-row table:style-name="Table1.1">
          <table:table-cell table:style-name="Table1.A220" office:value-type="string">
            <text:list xml:id="list135041987099678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20" office:value-type="string">
            <text:p text:style-name="P5"><text:span text:style-name="T8">達有龍</text:span><text:span text:style-name="T10"> </text:span></text:p>
          </table:table-cell>
          <table:table-cell table:style-name="Table1.C220" office:value-type="string">
            <text:p text:style-name="P10">敌草隆</text:p>
          </table:table-cell>
          <table:table-cell table:style-name="Table1.D220" office:value-type="string">
            <text:p text:style-name="P9">Diuron</text:p>
          </table:table-cell>
        </table:table-row>
        <table:table-row table:style-name="Table1.1">
          <table:table-cell table:style-name="Table1.A221" office:value-type="string">
            <text:list xml:id="list13504134754579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21" office:value-type="string">
            <text:p text:style-name="P5"><text:span text:style-name="T8">多寧</text:span><text:span text:style-name="T10"> </text:span></text:p>
          </table:table-cell>
          <table:table-cell table:style-name="Table1.C221" office:value-type="string">
            <text:p text:style-name="P10">多果定</text:p>
          </table:table-cell>
          <table:table-cell table:style-name="Table1.D221" office:value-type="string">
            <text:p text:style-name="P9">Dodine</text:p>
          </table:table-cell>
        </table:table-row>
        <table:table-row table:style-name="Table1.1">
          <table:table-cell table:style-name="Table1.A222" office:value-type="string">
            <text:list xml:id="list13504211165002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22" office:value-type="string">
            <text:p text:style-name="P5"><text:span text:style-name="T8">護粒松</text:span><text:span text:style-name="T10"> </text:span></text:p>
          </table:table-cell>
          <table:table-cell table:style-name="Table1.C222" office:value-type="string">
            <text:p text:style-name="P10">敌瘟磷</text:p>
          </table:table-cell>
          <table:table-cell table:style-name="Table1.D222" office:value-type="string">
            <text:p text:style-name="P9">Edifenphos</text:p>
          </table:table-cell>
        </table:table-row>
        <table:table-row table:style-name="Table1.1">
          <table:table-cell table:style-name="Table1.A223" office:value-type="string">
            <text:list xml:id="list13504083992548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23" office:value-type="string">
            <text:p text:style-name="P5"><text:span text:style-name="T8">護粒丹</text:span><text:span text:style-name="T10"> </text:span></text:p>
          </table:table-cell>
          <table:table-cell table:style-name="Table1.C223" office:value-type="string">
            <text:p text:style-name="P10">敌瘟磷+四氯苯酞</text:p>
          </table:table-cell>
          <table:table-cell table:style-name="Table1.D223" office:value-type="string">
            <text:p text:style-name="P9">Edifenphos + fthalide</text:p>
          </table:table-cell>
        </table:table-row>
        <table:table-row table:style-name="Table1.1">
          <table:table-cell table:style-name="Table1.A224" office:value-type="string">
            <text:list xml:id="list13504220276293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24" office:value-type="string">
            <text:p text:style-name="P5"><text:span text:style-name="T8">護粒三賽唑</text:span><text:span text:style-name="T10"> </text:span></text:p>
          </table:table-cell>
          <table:table-cell table:style-name="Table1.C224" office:value-type="string">
            <text:p text:style-name="P10">敌瘟磷+三环唑</text:p>
          </table:table-cell>
          <table:table-cell table:style-name="Table1.D224" office:value-type="string">
            <text:p text:style-name="P9">Edifenphos + tricyclazole</text:p>
          </table:table-cell>
        </table:table-row>
        <table:table-row table:style-name="Table1.1">
          <table:table-cell table:style-name="Table1.A225" office:value-type="string">
            <text:list xml:id="list13504098578588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25" office:value-type="string">
            <text:p text:style-name="P5"><text:span text:style-name="T8">因滅汀</text:span><text:span text:style-name="T10"> </text:span></text:p>
          </table:table-cell>
          <table:table-cell table:style-name="Table1.C225" office:value-type="string">
            <text:p text:style-name="P10">甲胺基阿维菌素</text:p>
          </table:table-cell>
          <table:table-cell table:style-name="Table1.D225" office:value-type="string">
            <text:p text:style-name="P9">Emamectin benzoate</text:p>
          </table:table-cell>
        </table:table-row>
        <table:table-row table:style-name="Table1.1">
          <table:table-cell table:style-name="Table1.A226" office:value-type="string">
            <text:list xml:id="list13504079719501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26" office:value-type="string">
            <text:p text:style-name="P5"><text:span text:style-name="T8">安殺番</text:span><text:span text:style-name="T10"> </text:span></text:p>
          </table:table-cell>
          <table:table-cell table:style-name="Table1.C226" office:value-type="string">
            <text:p text:style-name="P10">硫丹</text:p>
          </table:table-cell>
          <table:table-cell table:style-name="Table1.D226" office:value-type="string">
            <text:p text:style-name="P9">Endosulfan</text:p>
          </table:table-cell>
        </table:table-row>
        <text:soft-page-break/>
        <table:table-row table:style-name="Table1.1">
          <table:table-cell table:style-name="Table1.A227" office:value-type="string">
            <text:list xml:id="list13504243322265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27" office:value-type="string">
            <text:p text:style-name="P5"><text:span text:style-name="T8">依普座</text:span><text:span text:style-name="T10"> </text:span></text:p>
          </table:table-cell>
          <table:table-cell table:style-name="Table1.C227" office:value-type="string">
            <text:p text:style-name="P10">氟环唑</text:p>
          </table:table-cell>
          <table:table-cell table:style-name="Table1.D227" office:value-type="string">
            <text:p text:style-name="P9">Epoxiconazole</text:p>
          </table:table-cell>
        </table:table-row>
        <table:table-row table:style-name="Table1.1">
          <table:table-cell table:style-name="Table1.A228" office:value-type="string">
            <text:list xml:id="list13504185730550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28" office:value-type="string">
            <text:p text:style-name="P5"><text:span text:style-name="T8">益化利</text:span><text:span text:style-name="T10"> </text:span></text:p>
          </table:table-cell>
          <table:table-cell table:style-name="Table1.C228" office:value-type="string">
            <text:p text:style-name="P5"><text:span text:style-name="T8">Es-生物丙稀菊酯</text:span></text:p>
          </table:table-cell>
          <table:table-cell table:style-name="Table1.D228" office:value-type="string">
            <text:p text:style-name="P4"><text:span text:style-name="T8">Esfenvalerate</text:span></text:p>
          </table:table-cell>
        </table:table-row>
        <table:table-row table:style-name="Table1.1">
          <table:table-cell table:style-name="Table1.A229" office:value-type="string">
            <text:list xml:id="list13504175250280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29" office:value-type="string">
            <text:p text:style-name="P5"><text:span text:style-name="T8">益收生長素</text:span><text:span text:style-name="T10"> </text:span></text:p>
          </table:table-cell>
          <table:table-cell table:style-name="Table1.C229" office:value-type="string">
            <text:p text:style-name="P10">　</text:p>
          </table:table-cell>
          <table:table-cell table:style-name="Table1.D229" office:value-type="string">
            <text:p text:style-name="P9">Ethephon</text:p>
          </table:table-cell>
        </table:table-row>
        <table:table-row table:style-name="Table1.1">
          <table:table-cell table:style-name="Table1.A230" office:value-type="string">
            <text:list xml:id="list13504102538911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30" office:value-type="string">
            <text:p text:style-name="P5"><text:span text:style-name="T8">愛殺松</text:span><text:span text:style-name="T10"> </text:span></text:p>
          </table:table-cell>
          <table:table-cell table:style-name="Table1.C230" office:value-type="string">
            <text:p text:style-name="P10">乙硫磷</text:p>
          </table:table-cell>
          <table:table-cell table:style-name="Table1.D230" office:value-type="string">
            <text:p text:style-name="P9">Ethion</text:p>
          </table:table-cell>
        </table:table-row>
        <table:table-row table:style-name="Table1.1">
          <table:table-cell table:style-name="Table1.A231" office:value-type="string">
            <text:list xml:id="list135041817547551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31" office:value-type="string">
            <text:p text:style-name="P5"><text:span text:style-name="T8">依瑞莫</text:span><text:span text:style-name="T10"> </text:span></text:p>
          </table:table-cell>
          <table:table-cell table:style-name="Table1.C231" office:value-type="string">
            <text:p text:style-name="P10">乙嘧酚</text:p>
          </table:table-cell>
          <table:table-cell table:style-name="Table1.D231" office:value-type="string">
            <text:p text:style-name="P9">Ethirimol</text:p>
          </table:table-cell>
        </table:table-row>
        <table:table-row table:style-name="Table1.1">
          <table:table-cell table:style-name="Table1.A232" office:value-type="string">
            <text:list xml:id="list135042847545251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32" office:value-type="string">
            <text:p text:style-name="P5"><text:span text:style-name="T8">依瑞菲克利</text:span><text:span text:style-name="T10"> </text:span></text:p>
          </table:table-cell>
          <table:table-cell table:style-name="Table1.C232" office:value-type="string">
            <text:p text:style-name="P10">乙嘧酚+己唑醇</text:p>
          </table:table-cell>
          <table:table-cell table:style-name="Table1.D232" office:value-type="string">
            <text:p text:style-name="P9">Ethirimol + hexaconazole</text:p>
          </table:table-cell>
        </table:table-row>
        <table:table-row table:style-name="Table1.1">
          <table:table-cell table:style-name="Table1.A233" office:value-type="string">
            <text:list xml:id="list135042556822888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33" office:value-type="string">
            <text:p text:style-name="P5"><text:span text:style-name="T8">普伏松</text:span><text:span text:style-name="T10"> </text:span></text:p>
          </table:table-cell>
          <table:table-cell table:style-name="Table1.C233" office:value-type="string">
            <text:p text:style-name="P10">灭线灵</text:p>
          </table:table-cell>
          <table:table-cell table:style-name="Table1.D233" office:value-type="string">
            <text:p text:style-name="P9">Ethoprop</text:p>
          </table:table-cell>
        </table:table-row>
        <table:table-row table:style-name="Table1.1">
          <table:table-cell table:style-name="Table1.A234" office:value-type="string">
            <text:list xml:id="list135042211638411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34" office:value-type="string">
            <text:p text:style-name="P5"><text:span text:style-name="T8">普伏瑞松</text:span><text:span text:style-name="T10"> </text:span></text:p>
          </table:table-cell>
          <table:table-cell table:style-name="Table1.C234" office:value-type="string">
            <text:p text:style-name="P10">灭线磷+甲拌磷</text:p>
          </table:table-cell>
          <table:table-cell table:style-name="Table1.D234" office:value-type="string">
            <text:p text:style-name="P9">Ethoprophos + phorate</text:p>
          </table:table-cell>
        </table:table-row>
        <table:table-row table:style-name="Table1.1">
          <table:table-cell table:style-name="Table1.A235" office:value-type="string">
            <text:list xml:id="list13504187907339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35" office:value-type="string">
            <text:p text:style-name="P5"><text:span text:style-name="T8">亞速隆</text:span><text:span text:style-name="T10"> </text:span></text:p>
          </table:table-cell>
          <table:table-cell table:style-name="Table1.C235" office:value-type="string">
            <text:p text:style-name="P10">乙氧嘧磺隆</text:p>
          </table:table-cell>
          <table:table-cell table:style-name="Table1.D235" office:value-type="string">
            <text:p text:style-name="P9">Ethoxysulfuron</text:p>
          </table:table-cell>
        </table:table-row>
        <table:table-row table:style-name="Table1.1">
          <table:table-cell table:style-name="Table1.A236" office:value-type="string">
            <text:list xml:id="list13504101500807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36" office:value-type="string">
            <text:p text:style-name="P5"><text:span text:style-name="T8">依芬寧</text:span><text:span text:style-name="T10"> </text:span></text:p>
          </table:table-cell>
          <table:table-cell table:style-name="Table1.C236" office:value-type="string">
            <text:p text:style-name="P10">醚菊酯</text:p>
          </table:table-cell>
          <table:table-cell table:style-name="Table1.D236" office:value-type="string">
            <text:p text:style-name="P9">Etofenprox</text:p>
          </table:table-cell>
        </table:table-row>
        <table:table-row table:style-name="Table1.1">
          <table:table-cell table:style-name="Table1.A237" office:value-type="string">
            <text:list xml:id="list13504212898954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37" office:value-type="string">
            <text:p text:style-name="P5"><text:span text:style-name="T8">依殺蟎</text:span><text:span text:style-name="T10"> </text:span></text:p>
          </table:table-cell>
          <table:table-cell table:style-name="Table1.C237" office:value-type="string">
            <text:p text:style-name="P10">乙螨唑</text:p>
          </table:table-cell>
          <table:table-cell table:style-name="Table1.D237" office:value-type="string">
            <text:p text:style-name="P9">Etoxazole</text:p>
          </table:table-cell>
        </table:table-row>
        <table:table-row table:style-name="Table1.1">
          <table:table-cell table:style-name="Table1.A238" office:value-type="string">
            <text:list xml:id="list135041300195448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38" office:value-type="string">
            <text:p text:style-name="P5"><text:span text:style-name="T8">依得利</text:span><text:span text:style-name="T10"> </text:span></text:p>
          </table:table-cell>
          <table:table-cell table:style-name="Table1.C238" office:value-type="string">
            <text:p text:style-name="P10">土菌灵</text:p>
          </table:table-cell>
          <table:table-cell table:style-name="Table1.D238" office:value-type="string">
            <text:p text:style-name="P9">Etridiazole</text:p>
          </table:table-cell>
        </table:table-row>
        <table:table-row table:style-name="Table1.1">
          <table:table-cell table:style-name="Table1.A239" office:value-type="string">
            <text:list xml:id="list13504283055121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39" office:value-type="string">
            <text:p text:style-name="P5"><text:span text:style-name="T8">凡殺同</text:span><text:span text:style-name="T10"> </text:span></text:p>
          </table:table-cell>
          <table:table-cell table:style-name="Table1.C239" office:value-type="string">
            <text:p text:style-name="P10">恶唑菌酮</text:p>
          </table:table-cell>
          <table:table-cell table:style-name="Table1.D239" office:value-type="string">
            <text:p text:style-name="P9">Famoxadone</text:p>
          </table:table-cell>
        </table:table-row>
        <table:table-row table:style-name="Table1.1">
          <table:table-cell table:style-name="Table1.A240" office:value-type="string">
            <text:list xml:id="list13504225548375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40" office:value-type="string">
            <text:p text:style-name="P5"><text:span text:style-name="T8">凡殺克絕</text:span><text:span text:style-name="T10"> </text:span></text:p>
          </table:table-cell>
          <table:table-cell table:style-name="Table1.C240" office:value-type="string">
            <text:p text:style-name="P10">恶唑菌酮+霜脲氰</text:p>
          </table:table-cell>
          <table:table-cell table:style-name="Table1.D240" office:value-type="string">
            <text:p text:style-name="P9">Famoxadone + cymoxanil</text:p>
          </table:table-cell>
        </table:table-row>
        <table:table-row table:style-name="Table1.1">
          <table:table-cell table:style-name="Table1.A241" office:value-type="string">
            <text:list xml:id="list13504242941155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41" office:value-type="string">
            <text:p text:style-name="P5"><text:span text:style-name="T8">凡殺護矽得</text:span><text:span text:style-name="T10"> </text:span></text:p>
          </table:table-cell>
          <table:table-cell table:style-name="Table1.C241" office:value-type="string">
            <text:p text:style-name="P10">恶唑菌酮+氟硅唑</text:p>
          </table:table-cell>
          <table:table-cell table:style-name="Table1.D241" office:value-type="string">
            <text:p text:style-name="P9">Famoxadone + flusilazole</text:p>
          </table:table-cell>
        </table:table-row>
        <table:table-row table:style-name="Table1.1">
          <table:table-cell table:style-name="Table1.A242" office:value-type="string">
            <text:list xml:id="list13504256568919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42" office:value-type="string">
            <text:p text:style-name="P5"><text:span text:style-name="T8">治芽素</text:span><text:span text:style-name="T10"> </text:span><text:span text:style-name="T8">乙</text:span><text:span text:style-name="T10"> </text:span></text:p>
          </table:table-cell>
          <table:table-cell table:style-name="Table1.C242" office:value-type="string">
            <text:p text:style-name="P10">　</text:p>
          </table:table-cell>
          <table:table-cell table:style-name="Table1.D242" office:value-type="string">
            <text:p text:style-name="P9">Fatty alcohols</text:p>
          </table:table-cell>
        </table:table-row>
        <table:table-row table:style-name="Table1.1">
          <table:table-cell table:style-name="Table1.A243" office:value-type="string">
            <text:list xml:id="list13504157966561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43" office:value-type="string">
            <text:p text:style-name="P5"><text:span text:style-name="T8">芬滅松</text:span><text:span text:style-name="T10"> </text:span></text:p>
          </table:table-cell>
          <table:table-cell table:style-name="Table1.C243" office:value-type="string">
            <text:p text:style-name="P10">苯线磷</text:p>
          </table:table-cell>
          <table:table-cell table:style-name="Table1.D243" office:value-type="string">
            <text:p text:style-name="P9">Fenamiphos</text:p>
          </table:table-cell>
        </table:table-row>
        <table:table-row table:style-name="Table1.1">
          <table:table-cell table:style-name="Table1.A244" office:value-type="string">
            <text:list xml:id="list135041437936221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44" office:value-type="string">
            <text:p text:style-name="P5"><text:span text:style-name="T8">芬瑞莫</text:span><text:span text:style-name="T10"> </text:span></text:p>
          </table:table-cell>
          <table:table-cell table:style-name="Table1.C244" office:value-type="string">
            <text:p text:style-name="P10">氯苯嘧啶醇</text:p>
          </table:table-cell>
          <table:table-cell table:style-name="Table1.D244" office:value-type="string">
            <text:p text:style-name="P9">Fenarimol</text:p>
          </table:table-cell>
        </table:table-row>
        <table:table-row table:style-name="Table1.1">
          <table:table-cell table:style-name="Table1.A245" office:value-type="string">
            <text:list xml:id="list13504097298124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45" office:value-type="string">
            <text:p text:style-name="P5"><text:span text:style-name="T8">芬殺蟎</text:span><text:span text:style-name="T10"> </text:span></text:p>
          </table:table-cell>
          <table:table-cell table:style-name="Table1.C245" office:value-type="string">
            <text:p text:style-name="P10">喹螨醚</text:p>
          </table:table-cell>
          <table:table-cell table:style-name="Table1.D245" office:value-type="string">
            <text:p text:style-name="P9">Fenazaquin</text:p>
          </table:table-cell>
        </table:table-row>
        <table:table-row table:style-name="Table1.1">
          <table:table-cell table:style-name="Table1.A246" office:value-type="string">
            <text:list xml:id="list13504175219614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46" office:value-type="string">
            <text:p text:style-name="P5"><text:span text:style-name="T8">芬克座</text:span><text:span text:style-name="T10"> </text:span></text:p>
          </table:table-cell>
          <table:table-cell table:style-name="Table1.C246" office:value-type="string">
            <text:p text:style-name="P10">腈苯唑</text:p>
          </table:table-cell>
          <table:table-cell table:style-name="Table1.D246" office:value-type="string">
            <text:p text:style-name="P9">Fenbuconazole</text:p>
          </table:table-cell>
        </table:table-row>
        <table:table-row table:style-name="Table1.1">
          <table:table-cell table:style-name="Table1.A247" office:value-type="string">
            <text:list xml:id="list13504224252847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47" office:value-type="string">
            <text:p text:style-name="P5"><text:span text:style-name="T8">芬佈賜</text:span><text:span text:style-name="T10"> </text:span></text:p>
          </table:table-cell>
          <table:table-cell table:style-name="Table1.C247" office:value-type="string">
            <text:p text:style-name="P10">　</text:p>
          </table:table-cell>
          <table:table-cell table:style-name="Table1.D247" office:value-type="string">
            <text:p text:style-name="P9">Fenbutatin-oxide</text:p>
          </table:table-cell>
        </table:table-row>
        <table:table-row table:style-name="Table1.1">
          <table:table-cell table:style-name="Table1.A248" office:value-type="string">
            <text:list xml:id="list13504287970110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48" office:value-type="string">
            <text:p text:style-name="P5"><text:span text:style-name="T8">芬佈克蟎</text:span><text:span text:style-name="T10"> </text:span></text:p>
          </table:table-cell>
          <table:table-cell table:style-name="Table1.C248" office:value-type="string">
            <text:p text:style-name="P10">+三氯杀螨醇</text:p>
          </table:table-cell>
          <table:table-cell table:style-name="Table1.D248" office:value-type="string">
            <text:p text:style-name="P9">Fenbutatin-oxide + dicofol</text:p>
          </table:table-cell>
        </table:table-row>
        <table:table-row table:style-name="Table1.1">
          <table:table-cell table:style-name="Table1.A249" office:value-type="string">
            <text:list xml:id="list13504229000574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49" office:value-type="string">
            <text:p text:style-name="P5"><text:span text:style-name="T8">撲滅松</text:span><text:span text:style-name="T10"> </text:span></text:p>
          </table:table-cell>
          <table:table-cell table:style-name="Table1.C249" office:value-type="string">
            <text:p text:style-name="P10">杀螟硫磷</text:p>
          </table:table-cell>
          <table:table-cell table:style-name="Table1.D249" office:value-type="string">
            <text:p text:style-name="P9">Fenitrothion</text:p>
          </table:table-cell>
        </table:table-row>
        <table:table-row table:style-name="Table1.1">
          <table:table-cell table:style-name="Table1.A250" office:value-type="string">
            <text:list xml:id="list13504249447087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50" office:value-type="string">
            <text:p text:style-name="P5"><text:span text:style-name="T8">撲馬松</text:span><text:span text:style-name="T10"> </text:span></text:p>
          </table:table-cell>
          <table:table-cell table:style-name="Table1.C250" office:value-type="string">
            <text:p text:style-name="P10">杀螟硫磷+马拉硫磷</text:p>
          </table:table-cell>
          <table:table-cell table:style-name="Table1.D250" office:value-type="string">
            <text:p text:style-name="P9">Fenitrothion + malathion</text:p>
          </table:table-cell>
        </table:table-row>
        <table:table-row table:style-name="Table1.1">
          <table:table-cell table:style-name="Table1.A251" office:value-type="string">
            <text:list xml:id="list13504264853465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51" office:value-type="string">
            <text:p text:style-name="P5"><text:span text:style-name="T8">丁基滅必蝨</text:span><text:span text:style-name="T10"> </text:span></text:p>
          </table:table-cell>
          <table:table-cell table:style-name="Table1.C251" office:value-type="string">
            <text:p text:style-name="P10">仲丁威</text:p>
          </table:table-cell>
          <table:table-cell table:style-name="Table1.D251" office:value-type="string">
            <text:p text:style-name="P9">Fenobucarb</text:p>
          </table:table-cell>
        </table:table-row>
        <table:table-row table:style-name="Table1.1">
          <table:table-cell table:style-name="Table1.A252" office:value-type="string">
            <text:list xml:id="list13504242795401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52" office:value-type="string">
            <text:p text:style-name="P5"><text:span text:style-name="T8">雙滅必蝨</text:span><text:span text:style-name="T10"> </text:span></text:p>
          </table:table-cell>
          <table:table-cell table:style-name="Table1.C252" office:value-type="string">
            <text:p text:style-name="P5"><text:span text:style-name="T8">仲丁威+4-仲丁威</text:span></text:p>
          </table:table-cell>
          <table:table-cell table:style-name="Table1.D252" office:value-type="string">
            <text:p text:style-name="P9">Fenobucarb+tert-fenobucarb</text:p>
          </table:table-cell>
        </table:table-row>
        <table:table-row table:style-name="Table1.1">
          <table:table-cell table:style-name="Table1.A253" office:value-type="string">
            <text:list xml:id="list13504115435934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53" office:value-type="string">
            <text:p text:style-name="P5"><text:span text:style-name="T8">芬硫克</text:span><text:span text:style-name="T10"> </text:span></text:p>
          </table:table-cell>
          <table:table-cell table:style-name="Table1.C253" office:value-type="string">
            <text:p text:style-name="P10">苯硫威</text:p>
          </table:table-cell>
          <table:table-cell table:style-name="Table1.D253" office:value-type="string">
            <text:p text:style-name="P9">Fenothiocarb</text:p>
          </table:table-cell>
        </table:table-row>
        <table:table-row table:style-name="Table1.1">
          <table:table-cell table:style-name="Table1.A254" office:value-type="string">
            <text:list xml:id="list13504236273527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54" office:value-type="string">
            <text:p text:style-name="P5"><text:span text:style-name="T8">芬殺草</text:span><text:span text:style-name="T10"> </text:span></text:p>
          </table:table-cell>
          <table:table-cell table:style-name="Table1.C254" office:value-type="string">
            <text:p text:style-name="P10">恶唑禾草灵</text:p>
          </table:table-cell>
          <table:table-cell table:style-name="Table1.D254" office:value-type="string">
            <text:p text:style-name="P9">Fenoxaprop-ethyl</text:p>
          </table:table-cell>
        </table:table-row>
        <table:table-row table:style-name="Table1.1">
          <table:table-cell table:style-name="Table1.A255" office:value-type="string">
            <text:list xml:id="list13504216436676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55" office:value-type="string">
            <text:p text:style-name="P5"><text:span text:style-name="T8">芬諾克</text:span><text:span text:style-name="T10"> </text:span></text:p>
          </table:table-cell>
          <table:table-cell table:style-name="Table1.C255" office:value-type="string">
            <text:p text:style-name="P10">苯氯威</text:p>
          </table:table-cell>
          <table:table-cell table:style-name="Table1.D255" office:value-type="string">
            <text:p text:style-name="P9">Fenoxycarb</text:p>
          </table:table-cell>
        </table:table-row>
        <table:table-row table:style-name="Table1.1">
          <table:table-cell table:style-name="Table1.A256" office:value-type="string">
            <text:list xml:id="list13504178569702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56" office:value-type="string">
            <text:p text:style-name="P5"><text:span text:style-name="T8">撲滅芬普寧</text:span><text:span text:style-name="T10"> </text:span></text:p>
          </table:table-cell>
          <table:table-cell table:style-name="Table1.C256" office:value-type="string">
            <text:p text:style-name="P10">甲氰菊酯+杀螟硫磷</text:p>
          </table:table-cell>
          <table:table-cell table:style-name="Table1.D256" office:value-type="string">
            <text:p text:style-name="P9">Fenpopathrin + fenitrothion</text:p>
          </table:table-cell>
        </table:table-row>
        <table:table-row table:style-name="Table1.1">
          <table:table-cell table:style-name="Table1.A257" office:value-type="string">
            <text:list xml:id="list13504117796580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57" office:value-type="string">
            <text:p text:style-name="P5"><text:span text:style-name="T8">芬普寧</text:span><text:span text:style-name="T10"> </text:span></text:p>
          </table:table-cell>
          <table:table-cell table:style-name="Table1.C257" office:value-type="string">
            <text:p text:style-name="P10">甲氰菊酯</text:p>
          </table:table-cell>
          <table:table-cell table:style-name="Table1.D257" office:value-type="string">
            <text:p text:style-name="P9">Fenpropathrin</text:p>
          </table:table-cell>
        </table:table-row>
        <table:table-row table:style-name="Table1.1">
          <table:table-cell table:style-name="Table1.A258" office:value-type="string">
            <text:list xml:id="list13504286358791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58" office:value-type="string">
            <text:p text:style-name="P5"><text:span text:style-name="T8">達馬芬普寧</text:span><text:span text:style-name="T10"> </text:span></text:p>
          </table:table-cell>
          <table:table-cell table:style-name="Table1.C258" office:value-type="string">
            <text:p text:style-name="P10">甲氰菊酯+甲胺磷</text:p>
          </table:table-cell>
          <table:table-cell table:style-name="Table1.D258" office:value-type="string">
            <text:p text:style-name="P9">Fenpropathrin + methamidophos</text:p>
          </table:table-cell>
        </table:table-row>
        <table:table-row table:style-name="Table1.1">
          <table:table-cell table:style-name="Table1.A259" office:value-type="string">
            <text:list xml:id="list13504180999026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59" office:value-type="string">
            <text:p text:style-name="P5"><text:span text:style-name="T8">芬普福</text:span><text:span text:style-name="T10"> </text:span></text:p>
          </table:table-cell>
          <table:table-cell table:style-name="Table1.C259" office:value-type="string">
            <text:p text:style-name="P10">丁苯吗啉</text:p>
          </table:table-cell>
          <table:table-cell table:style-name="Table1.D259" office:value-type="string">
            <text:p text:style-name="P9">Fenpropimorph</text:p>
          </table:table-cell>
        </table:table-row>
        <table:table-row table:style-name="Table1.1">
          <table:table-cell table:style-name="Table1.A260" office:value-type="string">
            <text:list xml:id="list13504135896935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60" office:value-type="string">
            <text:p text:style-name="P5"><text:span text:style-name="T8">芬普蟎</text:span><text:span text:style-name="T10"> </text:span></text:p>
          </table:table-cell>
          <table:table-cell table:style-name="Table1.C260" office:value-type="string">
            <text:p text:style-name="P10">唑螨酯</text:p>
          </table:table-cell>
          <table:table-cell table:style-name="Table1.D260" office:value-type="string">
            <text:p text:style-name="P9">Fenpyroximate</text:p>
          </table:table-cell>
        </table:table-row>
        <text:soft-page-break/>
        <table:table-row table:style-name="Table1.1">
          <table:table-cell table:style-name="Table1.A261" office:value-type="string">
            <text:list xml:id="list13504189714904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61" office:value-type="string">
            <text:p text:style-name="P5"><text:span text:style-name="T8">芬普毆蟎多</text:span><text:span text:style-name="T10"> </text:span></text:p>
          </table:table-cell>
          <table:table-cell table:style-name="Table1.C261" office:value-type="string">
            <text:p text:style-name="P10">唑螨酯+炔螨特</text:p>
          </table:table-cell>
          <table:table-cell table:style-name="Table1.D261" office:value-type="string">
            <text:p text:style-name="P9">Fenpyroximate + propargite</text:p>
          </table:table-cell>
        </table:table-row>
        <table:table-row table:style-name="Table1.1">
          <table:table-cell table:style-name="Table1.A262" office:value-type="string">
            <text:list xml:id="list13504237870553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62" office:value-type="string">
            <text:p text:style-name="P5"><text:span text:style-name="T8">芬殺松</text:span><text:span text:style-name="T10"> </text:span></text:p>
          </table:table-cell>
          <table:table-cell table:style-name="Table1.C262" office:value-type="string">
            <text:p text:style-name="P10">倍硫磷</text:p>
          </table:table-cell>
          <table:table-cell table:style-name="Table1.D262" office:value-type="string">
            <text:p text:style-name="P9">Fenthion</text:p>
          </table:table-cell>
        </table:table-row>
        <table:table-row table:style-name="Table1.1">
          <table:table-cell table:style-name="Table1.A263" office:value-type="string">
            <text:list xml:id="list135041752337538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63" office:value-type="string">
            <text:p text:style-name="P5"><text:span text:style-name="T8">芬化利</text:span><text:span text:style-name="T10"> </text:span></text:p>
          </table:table-cell>
          <table:table-cell table:style-name="Table1.C263" office:value-type="string">
            <text:p text:style-name="P10">氰戊菊酯</text:p>
          </table:table-cell>
          <table:table-cell table:style-name="Table1.D263" office:value-type="string">
            <text:p text:style-name="P9">Fenvalerate</text:p>
          </table:table-cell>
        </table:table-row>
        <table:table-row table:style-name="Table1.1">
          <table:table-cell table:style-name="Table1.A264" office:value-type="string">
            <text:list xml:id="list13504172245177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64" office:value-type="string">
            <text:p text:style-name="P5"><text:span text:style-name="T8">撲芬松</text:span><text:span text:style-name="T10"> </text:span></text:p>
          </table:table-cell>
          <table:table-cell table:style-name="Table1.C264" office:value-type="string">
            <text:p text:style-name="P10">氰戊菊酯+杀螟硫磷</text:p>
          </table:table-cell>
          <table:table-cell table:style-name="Table1.D264" office:value-type="string">
            <text:p text:style-name="P9">Fenvalerate + fenitrothion</text:p>
          </table:table-cell>
        </table:table-row>
        <table:table-row table:style-name="Table1.1">
          <table:table-cell table:style-name="Table1.A265" office:value-type="string">
            <text:list xml:id="list13504287979961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65" office:value-type="string">
            <text:p text:style-name="P5"><text:span text:style-name="T8">富爾邦</text:span><text:span text:style-name="T10"> </text:span></text:p>
          </table:table-cell>
          <table:table-cell table:style-name="Table1.C265" office:value-type="string">
            <text:p text:style-name="P10">福美铁</text:p>
          </table:table-cell>
          <table:table-cell table:style-name="Table1.D265" office:value-type="string">
            <text:p text:style-name="P9">Ferbam</text:p>
          </table:table-cell>
        </table:table-row>
        <table:table-row table:style-name="Table1.1">
          <table:table-cell table:style-name="Table1.A266" office:value-type="string">
            <text:list xml:id="list13504176479198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66" office:value-type="string">
            <text:p text:style-name="P5"><text:span text:style-name="T8">富米綜</text:span><text:span text:style-name="T10"> </text:span></text:p>
          </table:table-cell>
          <table:table-cell table:style-name="Table1.C266" office:value-type="string">
            <text:p text:style-name="P10">嘧菌腙</text:p>
          </table:table-cell>
          <table:table-cell table:style-name="Table1.D266" office:value-type="string">
            <text:p text:style-name="P9">Ferimzone</text:p>
          </table:table-cell>
        </table:table-row>
        <table:table-row table:style-name="Table1.1">
          <table:table-cell table:style-name="Table1.A267" office:value-type="string">
            <text:list xml:id="list13504094805983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67" office:value-type="string">
            <text:p text:style-name="P5"><text:span text:style-name="T8">富米熱斯</text:span><text:span text:style-name="T10"> </text:span></text:p>
          </table:table-cell>
          <table:table-cell table:style-name="Table1.C267" office:value-type="string">
            <text:p text:style-name="P10">嘧菌腙+四氯苯酞</text:p>
          </table:table-cell>
          <table:table-cell table:style-name="Table1.D267" office:value-type="string">
            <text:p text:style-name="P9">Ferimzone + phthalide</text:p>
          </table:table-cell>
        </table:table-row>
        <table:table-row table:style-name="Table1.1">
          <table:table-cell table:style-name="Table1.A268" office:value-type="string">
            <text:list xml:id="list13504255472768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68" office:value-type="string">
            <text:p text:style-name="P5"><text:span text:style-name="T8">芬普尼</text:span><text:span text:style-name="T10"> </text:span></text:p>
          </table:table-cell>
          <table:table-cell table:style-name="Table1.C268" office:value-type="string">
            <text:p text:style-name="P10">氟虫氰</text:p>
          </table:table-cell>
          <table:table-cell table:style-name="Table1.D268" office:value-type="string">
            <text:p text:style-name="P9">Fipronil</text:p>
          </table:table-cell>
        </table:table-row>
        <table:table-row table:style-name="Table1.1">
          <table:table-cell table:style-name="Table1.A269" office:value-type="string">
            <text:list xml:id="list13504243597960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69" office:value-type="string">
            <text:p text:style-name="P5"><text:span text:style-name="T8">伏速隆</text:span><text:span text:style-name="T10"> </text:span></text:p>
          </table:table-cell>
          <table:table-cell table:style-name="Table1.C269" office:value-type="string">
            <text:p text:style-name="P10">吡嘧磺隆</text:p>
          </table:table-cell>
          <table:table-cell table:style-name="Table1.D269" office:value-type="string">
            <text:p text:style-name="P9">Flazasulfuron</text:p>
          </table:table-cell>
        </table:table-row>
        <table:table-row table:style-name="Table1.1">
          <table:table-cell table:style-name="Table1.A270" office:value-type="string">
            <text:list xml:id="list13504092875396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70" office:value-type="string">
            <text:p text:style-name="P5"><text:span text:style-name="T8">伏滅鼠</text:span><text:span text:style-name="T10"> </text:span></text:p>
          </table:table-cell>
          <table:table-cell table:style-name="Table1.C270" office:value-type="string">
            <text:p text:style-name="P10">氟鼠灵</text:p>
          </table:table-cell>
          <table:table-cell table:style-name="Table1.D270" office:value-type="string">
            <text:p text:style-name="P9">Flocoumafen</text:p>
          </table:table-cell>
        </table:table-row>
        <table:table-row table:style-name="Table1.1">
          <table:table-cell table:style-name="Table1.A271" office:value-type="string">
            <text:list xml:id="list13504175437898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71" office:value-type="string">
            <text:p text:style-name="P5"><text:span text:style-name="T8">氟尼胺</text:span><text:span text:style-name="T10"> </text:span></text:p>
          </table:table-cell>
          <table:table-cell table:style-name="Table1.C271" office:value-type="string">
            <text:p text:style-name="P10">　</text:p>
          </table:table-cell>
          <table:table-cell table:style-name="Table1.D271" office:value-type="string">
            <text:p text:style-name="P9">Flonicamid</text:p>
          </table:table-cell>
        </table:table-row>
        <table:table-row table:style-name="Table1.1">
          <table:table-cell table:style-name="Table1.A272" office:value-type="string">
            <text:list xml:id="list13504240870635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72" office:value-type="string">
            <text:p text:style-name="P5"><text:span text:style-name="T8">伏寄普</text:span><text:span text:style-name="T10"> </text:span></text:p>
          </table:table-cell>
          <table:table-cell table:style-name="Table1.C272" office:value-type="string">
            <text:p text:style-name="P10">精吡氟禾草灵</text:p>
          </table:table-cell>
          <table:table-cell table:style-name="Table1.D272" office:value-type="string">
            <text:p text:style-name="P9">Fluazifop-p-butyl</text:p>
          </table:table-cell>
        </table:table-row>
        <table:table-row table:style-name="Table1.1">
          <table:table-cell table:style-name="Table1.A273" office:value-type="string">
            <text:list xml:id="list13504203277678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73" office:value-type="string">
            <text:p text:style-name="P5"><text:span text:style-name="T8">扶吉胺</text:span><text:span text:style-name="T10"> </text:span></text:p>
          </table:table-cell>
          <table:table-cell table:style-name="Table1.C273" office:value-type="string">
            <text:p text:style-name="P10">氟啶脲</text:p>
          </table:table-cell>
          <table:table-cell table:style-name="Table1.D273" office:value-type="string">
            <text:p text:style-name="P4"><text:span text:style-name="T8">Fluazinam</text:span></text:p>
          </table:table-cell>
        </table:table-row>
        <table:table-row table:style-name="Table1.1">
          <table:table-cell table:style-name="Table1.A274" office:value-type="string">
            <text:list xml:id="list13504250808130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74" office:value-type="string">
            <text:p text:style-name="P5"><text:span text:style-name="T8">護賽寧</text:span><text:span text:style-name="T10"> </text:span></text:p>
          </table:table-cell>
          <table:table-cell table:style-name="Table1.C274" office:value-type="string">
            <text:p text:style-name="P10">氟氰戊菊酯</text:p>
          </table:table-cell>
          <table:table-cell table:style-name="Table1.D274" office:value-type="string">
            <text:p text:style-name="P9">Flucythrinate</text:p>
          </table:table-cell>
        </table:table-row>
        <table:table-row table:style-name="Table1.1">
          <table:table-cell table:style-name="Table1.A275" office:value-type="string">
            <text:list xml:id="list13504272801217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75" office:value-type="string">
            <text:p text:style-name="P5"><text:span text:style-name="T8">護汰寧</text:span><text:span text:style-name="T10"> </text:span></text:p>
          </table:table-cell>
          <table:table-cell table:style-name="Table1.C275" office:value-type="string">
            <text:p text:style-name="P10">喀菌清</text:p>
          </table:table-cell>
          <table:table-cell table:style-name="Table1.D275" office:value-type="string">
            <text:p text:style-name="P9">Fludioxonil</text:p>
          </table:table-cell>
        </table:table-row>
        <table:table-row table:style-name="Table1.1">
          <table:table-cell table:style-name="Table1.A276" office:value-type="string">
            <text:list xml:id="list13504227130208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76" office:value-type="string">
            <text:p text:style-name="P5"><text:span text:style-name="T8">氟芬隆</text:span><text:span text:style-name="T10"> </text:span></text:p>
          </table:table-cell>
          <table:table-cell table:style-name="Table1.C276" office:value-type="string">
            <text:p text:style-name="P10">氟虫脲</text:p>
          </table:table-cell>
          <table:table-cell table:style-name="Table1.D276" office:value-type="string">
            <text:p text:style-name="P9">Flufenoxuron</text:p>
          </table:table-cell>
        </table:table-row>
        <table:table-row table:style-name="Table1.1">
          <table:table-cell table:style-name="Table1.A277" office:value-type="string">
            <text:list xml:id="list13504170472336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77" office:value-type="string">
            <text:p text:style-name="P5"><text:span text:style-name="T8">氟比來</text:span><text:span text:style-name="T10"> </text:span></text:p>
          </table:table-cell>
          <table:table-cell table:style-name="Table1.C277" office:value-type="string">
            <text:p text:style-name="P10">　</text:p>
          </table:table-cell>
          <table:table-cell table:style-name="Table1.D277" office:value-type="string">
            <text:p text:style-name="P9">Fluopicolide</text:p>
          </table:table-cell>
        </table:table-row>
        <table:table-row table:style-name="Table1.1">
          <table:table-cell table:style-name="Table1.A278" office:value-type="string">
            <text:list xml:id="list13504172341185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78" office:value-type="string">
            <text:p text:style-name="P5"><text:span text:style-name="T8">氟比拔克</text:span><text:span text:style-name="T10"> </text:span></text:p>
          </table:table-cell>
          <table:table-cell table:style-name="Table1.C278" office:value-type="string">
            <text:p text:style-name="P10">+霜霉威</text:p>
          </table:table-cell>
          <table:table-cell table:style-name="Table1.D278" office:value-type="string">
            <text:p text:style-name="P9">Fluopicolide + propamocarb hydrochloride</text:p>
          </table:table-cell>
        </table:table-row>
        <table:table-row table:style-name="Table1.1">
          <table:table-cell table:style-name="Table1.A279" office:value-type="string">
            <text:list xml:id="list135042558065641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79" office:value-type="string">
            <text:p text:style-name="P5"><text:span text:style-name="T8">氟氯比</text:span><text:span text:style-name="T10"> </text:span></text:p>
          </table:table-cell>
          <table:table-cell table:style-name="Table1.C279" office:value-type="string">
            <text:p text:style-name="P10">氯氟吡氧乙酸</text:p>
          </table:table-cell>
          <table:table-cell table:style-name="Table1.D279" office:value-type="string">
            <text:p text:style-name="P9">Fluroxypyr-meptyl</text:p>
          </table:table-cell>
        </table:table-row>
        <table:table-row table:style-name="Table1.1">
          <table:table-cell table:style-name="Table1.A280" office:value-type="string">
            <text:list xml:id="list13504281380750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80" office:value-type="string">
            <text:p text:style-name="P5"><text:span text:style-name="T8">護矽得</text:span><text:span text:style-name="T10"> </text:span></text:p>
          </table:table-cell>
          <table:table-cell table:style-name="Table1.C280" office:value-type="string">
            <text:p text:style-name="P10">氟哇唑</text:p>
          </table:table-cell>
          <table:table-cell table:style-name="Table1.D280" office:value-type="string">
            <text:p text:style-name="P9">Flusilazole</text:p>
          </table:table-cell>
        </table:table-row>
        <table:table-row table:style-name="Table1.1">
          <table:table-cell table:style-name="Table1.A281" office:value-type="string">
            <text:list xml:id="list13504194756176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81" office:value-type="string">
            <text:p text:style-name="P5"><text:span text:style-name="T8">氟硫滅</text:span><text:span text:style-name="T10"> </text:span></text:p>
          </table:table-cell>
          <table:table-cell table:style-name="Table1.C281" office:value-type="string">
            <text:p text:style-name="P10">　</text:p>
          </table:table-cell>
          <table:table-cell table:style-name="Table1.D281" office:value-type="string">
            <text:p text:style-name="P9">Flusulfamide</text:p>
          </table:table-cell>
        </table:table-row>
        <table:table-row table:style-name="Table1.1">
          <table:table-cell table:style-name="Table1.A282" office:value-type="string">
            <text:list xml:id="list13504172347309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82" office:value-type="string">
            <text:p text:style-name="P5"><text:span text:style-name="T8">福多寧</text:span><text:span text:style-name="T10"> </text:span></text:p>
          </table:table-cell>
          <table:table-cell table:style-name="Table1.C282" office:value-type="string">
            <text:p text:style-name="P10">氟酰胺</text:p>
          </table:table-cell>
          <table:table-cell table:style-name="Table1.D282" office:value-type="string">
            <text:p text:style-name="P9">Flutolanil</text:p>
          </table:table-cell>
        </table:table-row>
        <table:table-row table:style-name="Table1.1">
          <table:table-cell table:style-name="Table1.A283" office:value-type="string">
            <text:list xml:id="list13504118442177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83" office:value-type="string">
            <text:p text:style-name="P5"><text:span text:style-name="T8">四氯福多寧</text:span><text:span text:style-name="T10"> </text:span></text:p>
          </table:table-cell>
          <table:table-cell table:style-name="Table1.C283" office:value-type="string">
            <text:p text:style-name="P10">氟酰胺+百菌清</text:p>
          </table:table-cell>
          <table:table-cell table:style-name="Table1.D283" office:value-type="string">
            <text:p text:style-name="P9">Flutolanil + chlorothalonil</text:p>
          </table:table-cell>
        </table:table-row>
        <table:table-row table:style-name="Table1.1">
          <table:table-cell table:style-name="Table1.A284" office:value-type="string">
            <text:list xml:id="list13504271581398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84" office:value-type="string">
            <text:p text:style-name="P5"><text:span text:style-name="T8">護汰芬</text:span><text:span text:style-name="T10"> </text:span></text:p>
          </table:table-cell>
          <table:table-cell table:style-name="Table1.C284" office:value-type="string">
            <text:p text:style-name="P10">粉唑醇</text:p>
          </table:table-cell>
          <table:table-cell table:style-name="Table1.D284" office:value-type="string">
            <text:p text:style-name="P9">Flutriafol</text:p>
          </table:table-cell>
        </table:table-row>
        <table:table-row table:style-name="Table1.1">
          <table:table-cell table:style-name="Table1.A285" office:value-type="string">
            <text:list xml:id="list13504181212164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85" office:value-type="string">
            <text:p text:style-name="P5"><text:span text:style-name="T8">福芬素</text:span><text:span text:style-name="T10"> </text:span></text:p>
          </table:table-cell>
          <table:table-cell table:style-name="Table1.C285" office:value-type="string">
            <text:p text:style-name="P10">氯吡脲</text:p>
          </table:table-cell>
          <table:table-cell table:style-name="Table1.D285" office:value-type="string">
            <text:p text:style-name="P9">Forchlorfenuron</text:p>
          </table:table-cell>
        </table:table-row>
        <table:table-row table:style-name="Table1.1">
          <table:table-cell table:style-name="Table1.A286" office:value-type="string">
            <text:list xml:id="list13504282315135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86" office:value-type="string">
            <text:p text:style-name="P5"><text:span text:style-name="T8">覆滅蟎</text:span><text:span text:style-name="T10"> </text:span></text:p>
          </table:table-cell>
          <table:table-cell table:style-name="Table1.C286" office:value-type="string">
            <text:p text:style-name="P10">伐虫脒</text:p>
          </table:table-cell>
          <table:table-cell table:style-name="Table1.D286" office:value-type="string">
            <text:p text:style-name="P9">Formetanate</text:p>
          </table:table-cell>
        </table:table-row>
        <table:table-row table:style-name="Table1.1">
          <table:table-cell table:style-name="Table1.A287" office:value-type="string">
            <text:list xml:id="list13504216497852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87" office:value-type="string">
            <text:p text:style-name="P5"><text:span text:style-name="T8">福賽得</text:span><text:span text:style-name="T10"> </text:span></text:p>
          </table:table-cell>
          <table:table-cell table:style-name="Table1.C287" office:value-type="string">
            <text:p text:style-name="P10">三乙膦酸铝</text:p>
          </table:table-cell>
          <table:table-cell table:style-name="Table1.D287" office:value-type="string">
            <text:p text:style-name="P9">Fosetyl-al</text:p>
          </table:table-cell>
        </table:table-row>
        <table:table-row table:style-name="Table1.1">
          <table:table-cell table:style-name="Table1.A288" office:value-type="string">
            <text:list xml:id="list13504212006533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88" office:value-type="string">
            <text:p text:style-name="P5"><text:span text:style-name="T8">福賽快得寧</text:span><text:span text:style-name="T10"> </text:span></text:p>
          </table:table-cell>
          <table:table-cell table:style-name="Table1.C288" office:value-type="string">
            <text:p text:style-name="P10">三乙膦酸铝+喹啉铜</text:p>
          </table:table-cell>
          <table:table-cell table:style-name="Table1.D288" office:value-type="string">
            <text:p text:style-name="P9">Fosetyl-al + oxine-copper</text:p>
          </table:table-cell>
        </table:table-row>
        <table:table-row table:style-name="Table1.1">
          <table:table-cell table:style-name="Table1.A289" office:value-type="string">
            <text:list xml:id="list13504179742692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89" office:value-type="string">
            <text:p text:style-name="P5"><text:span text:style-name="T8">福賽絕</text:span><text:span text:style-name="T10"> </text:span></text:p>
          </table:table-cell>
          <table:table-cell table:style-name="Table1.C289" office:value-type="string">
            <text:p text:style-name="P10">噻唑磷</text:p>
          </table:table-cell>
          <table:table-cell table:style-name="Table1.D289" office:value-type="string">
            <text:p text:style-name="P9">Fosthiazate</text:p>
          </table:table-cell>
        </table:table-row>
        <table:table-row table:style-name="Table1.1">
          <table:table-cell table:style-name="Table1.A290" office:value-type="string">
            <text:list xml:id="list13504187338493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90" office:value-type="string">
            <text:p text:style-name="P5"><text:span text:style-name="T8">氟丙酸</text:span><text:span text:style-name="T10"> </text:span></text:p>
          </table:table-cell>
          <table:table-cell table:style-name="Table1.C290" office:value-type="string">
            <text:p text:style-name="P10">　</text:p>
          </table:table-cell>
          <table:table-cell table:style-name="Table1.D290" office:value-type="string">
            <text:p text:style-name="P9">Frenock</text:p>
          </table:table-cell>
        </table:table-row>
        <table:table-row table:style-name="Table1.1">
          <table:table-cell table:style-name="Table1.A291" office:value-type="string">
            <text:list xml:id="list13504078483101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91" office:value-type="string">
            <text:p text:style-name="P5"><text:span text:style-name="T8">二氧化矽</text:span><text:span text:style-name="T10"> </text:span></text:p>
          </table:table-cell>
          <table:table-cell table:style-name="Table1.C291" office:value-type="string">
            <text:p text:style-name="P10">　</text:p>
          </table:table-cell>
          <table:table-cell table:style-name="Table1.D291" office:value-type="string">
            <text:p text:style-name="P9">Fumed silica</text:p>
          </table:table-cell>
        </table:table-row>
        <table:table-row table:style-name="Table1.1">
          <table:table-cell table:style-name="Table1.A292" office:value-type="string">
            <text:list xml:id="list13504180284947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92" office:value-type="string">
            <text:p text:style-name="P5"><text:span text:style-name="T8">福拉比</text:span><text:span text:style-name="T10"> </text:span></text:p>
          </table:table-cell>
          <table:table-cell table:style-name="Table1.C292" office:value-type="string">
            <text:p text:style-name="P10">呋吡菌胺</text:p>
          </table:table-cell>
          <table:table-cell table:style-name="Table1.D292" office:value-type="string">
            <text:p text:style-name="P9">Furametpyr</text:p>
          </table:table-cell>
        </table:table-row>
        <table:table-row table:style-name="Table1.1">
          <table:table-cell table:style-name="Table1.A293" office:value-type="string">
            <text:list xml:id="list13504280797781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93" office:value-type="string">
            <text:p text:style-name="P5"><text:span text:style-name="T8">伽瑪賽洛寧</text:span><text:span text:style-name="T10"> </text:span></text:p>
          </table:table-cell>
          <table:table-cell table:style-name="Table1.C293" office:value-type="string">
            <text:p text:style-name="P5"><text:span text:style-name="T8">Gamma-氯氟氰菊酯</text:span></text:p>
          </table:table-cell>
          <table:table-cell table:style-name="Table1.D293" office:value-type="string">
            <text:p text:style-name="P9">Gamma-cyhalothrin</text:p>
          </table:table-cell>
        </table:table-row>
        <table:table-row table:style-name="Table1.1">
          <table:table-cell table:style-name="Table1.A294" office:value-type="string">
            <text:list xml:id="list13504093670855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94" office:value-type="string">
            <text:p text:style-name="P5"><text:span text:style-name="T8">勃激素A3 </text:span></text:p>
          </table:table-cell>
          <table:table-cell table:style-name="Table1.C294" office:value-type="string">
            <text:p text:style-name="P10">赤霉酸</text:p>
          </table:table-cell>
          <table:table-cell table:style-name="Table1.D294" office:value-type="string">
            <text:p text:style-name="P9">Gibberellic acid</text:p>
          </table:table-cell>
        </table:table-row>
        <text:soft-page-break/>
        <table:table-row table:style-name="Table1.1">
          <table:table-cell table:style-name="Table1.A295" office:value-type="string">
            <text:list xml:id="list13504179628289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95" office:value-type="string">
            <text:p text:style-name="P5"><text:span text:style-name="T8">勃寧激素</text:span><text:span text:style-name="T10"> </text:span></text:p>
          </table:table-cell>
          <table:table-cell table:style-name="Table1.C295" office:value-type="string">
            <text:p text:style-name="P10">赤霉酸+</text:p>
          </table:table-cell>
          <table:table-cell table:style-name="Table1.D295" office:value-type="string">
            <text:p text:style-name="P9">Gibberellin a4 with a7 + 6-benzylaminopu</text:p>
          </table:table-cell>
        </table:table-row>
        <table:table-row table:style-name="Table1.1">
          <table:table-cell table:style-name="Table1.A296" office:value-type="string">
            <text:list xml:id="list13504210391196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96" office:value-type="string">
            <text:p text:style-name="P5"><text:span text:style-name="T8">固殺草</text:span><text:span text:style-name="T10"> </text:span></text:p>
          </table:table-cell>
          <table:table-cell table:style-name="Table1.C296" office:value-type="string">
            <text:p text:style-name="P10">草铵磷</text:p>
          </table:table-cell>
          <table:table-cell table:style-name="Table1.D296" office:value-type="string">
            <text:p text:style-name="P9">Glufosinate-ammonium</text:p>
          </table:table-cell>
        </table:table-row>
        <table:table-row table:style-name="Table1.1">
          <table:table-cell table:style-name="Table1.A297" office:value-type="string">
            <text:list xml:id="list135042446078868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97" office:value-type="string">
            <text:p text:style-name="P5"><text:span text:style-name="T8">嘉磷塞</text:span><text:span text:style-name="T10"> </text:span></text:p>
          </table:table-cell>
          <table:table-cell table:style-name="Table1.C297" office:value-type="string">
            <text:p text:style-name="P10">草甘磷</text:p>
          </table:table-cell>
          <table:table-cell table:style-name="Table1.D297" office:value-type="string">
            <text:p text:style-name="P9">Glyphosate</text:p>
          </table:table-cell>
        </table:table-row>
        <table:table-row table:style-name="Table1.1">
          <table:table-cell table:style-name="Table1.A298" office:value-type="string">
            <text:list xml:id="list13504223616236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98" office:value-type="string">
            <text:p text:style-name="P5"><text:span text:style-name="T8">嘉磷二四地</text:span><text:span text:style-name="T10"> </text:span></text:p>
          </table:table-cell>
          <table:table-cell table:style-name="Table1.C298" office:value-type="string">
            <text:p text:style-name="P5"><text:span text:style-name="T8">草甘膦-+2,4,滴</text:span></text:p>
          </table:table-cell>
          <table:table-cell table:style-name="Table1.D298" office:value-type="string">
            <text:p text:style-name="P9">Glyphosate + 2.4-d</text:p>
          </table:table-cell>
        </table:table-row>
        <table:table-row table:style-name="Table1.1">
          <table:table-cell table:style-name="Table1.A299" office:value-type="string">
            <text:list xml:id="list13504115579828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299" office:value-type="string">
            <text:p text:style-name="P5"><text:span text:style-name="T8">嘉磷氟氯比</text:span><text:span text:style-name="T10"> </text:span></text:p>
          </table:table-cell>
          <table:table-cell table:style-name="Table1.C299" office:value-type="string">
            <text:p text:style-name="P5"><text:span text:style-name="T8">草甘膦-+氯氟吡氧乙酸</text:span></text:p>
          </table:table-cell>
          <table:table-cell table:style-name="Table1.D299" office:value-type="string">
            <text:p text:style-name="P4"><text:span text:style-name="T8">Glyphosate + fluroxypyr</text:span></text:p>
          </table:table-cell>
        </table:table-row>
        <table:table-row table:style-name="Table1.1">
          <table:table-cell table:style-name="Table1.A300" office:value-type="string">
            <text:list xml:id="list13504081617329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00" office:value-type="string">
            <text:p text:style-name="P5"><text:span text:style-name="T8">嘉磷塞</text:span><text:span text:style-name="T10"> </text:span><text:span text:style-name="T8">(胺鹽</text:span><text:span text:style-name="T10"> </text:span><text:span text:style-name="T8">) </text:span></text:p>
          </table:table-cell>
          <table:table-cell table:style-name="Table1.C300" office:value-type="string">
            <text:p text:style-name="P5"><text:span text:style-name="T8">草甘膦-</text:span></text:p>
          </table:table-cell>
          <table:table-cell table:style-name="Table1.D300" office:value-type="string">
            <text:p text:style-name="P9">Glyphosate ammonium</text:p>
          </table:table-cell>
        </table:table-row>
        <table:table-row table:style-name="Table1.1">
          <table:table-cell table:style-name="Table1.A301" office:value-type="string">
            <text:list xml:id="list13504157797269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01" office:value-type="string">
            <text:p text:style-name="P5"><text:span text:style-name="T8">嘉磷塞異丙胺鹽</text:span><text:span text:style-name="T10"> </text:span></text:p>
          </table:table-cell>
          <table:table-cell table:style-name="Table1.C301" office:value-type="string">
            <text:p text:style-name="P5"><text:span text:style-name="T8">草甘膦-</text:span></text:p>
          </table:table-cell>
          <table:table-cell table:style-name="Table1.D301" office:value-type="string">
            <text:p text:style-name="P9">Glyphosate ipa</text:p>
          </table:table-cell>
        </table:table-row>
        <table:table-row table:style-name="Table1.1">
          <table:table-cell table:style-name="Table1.A302" office:value-type="string">
            <text:list xml:id="list13504223753445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02" office:value-type="string">
            <text:p text:style-name="P5"><text:span text:style-name="T8">嘉磷派芬草</text:span><text:span text:style-name="T10"> </text:span></text:p>
          </table:table-cell>
          <table:table-cell table:style-name="Table1.C302" office:value-type="string">
            <text:p text:style-name="P10">草甘膦+霸草灵</text:p>
          </table:table-cell>
          <table:table-cell table:style-name="Table1.D302" office:value-type="string">
            <text:p text:style-name="P9">Glyphosate ipa + pyraflufen-ethyl</text:p>
          </table:table-cell>
        </table:table-row>
        <table:table-row table:style-name="Table1.1">
          <table:table-cell table:style-name="Table1.A303" office:value-type="string">
            <text:list xml:id="list135041719555281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03" office:value-type="string">
            <text:p text:style-name="P5"><text:span text:style-name="T8">嘉磷塞(三甲基硫鹽) </text:span></text:p>
          </table:table-cell>
          <table:table-cell table:style-name="Table1.C303" office:value-type="string">
            <text:p text:style-name="P5"><text:span text:style-name="T8">草甘膦-</text:span></text:p>
          </table:table-cell>
          <table:table-cell table:style-name="Table1.D303" office:value-type="string">
            <text:p text:style-name="P9">Glyphosate-trimesium</text:p>
          </table:table-cell>
        </table:table-row>
        <table:table-row table:style-name="Table1.1">
          <table:table-cell table:style-name="Table1.A304" office:value-type="string">
            <text:list xml:id="list13504203645376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04" office:value-type="string">
            <text:p text:style-name="P5"><text:span text:style-name="T8">甘磷塞</text:span><text:span text:style-name="T10"> </text:span></text:p>
          </table:table-cell>
          <table:table-cell table:style-name="Table1.C304" office:value-type="string">
            <text:p text:style-name="P10">　</text:p>
          </table:table-cell>
          <table:table-cell table:style-name="Table1.D304" office:value-type="string">
            <text:p text:style-name="P9">Glyphosine</text:p>
          </table:table-cell>
        </table:table-row>
        <table:table-row table:style-name="Table1.1">
          <table:table-cell table:style-name="Table1.A305" office:value-type="string">
            <text:list xml:id="list13504111083693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05" office:value-type="string">
            <text:p text:style-name="P5"><text:span text:style-name="T8">合芬寧</text:span><text:span text:style-name="T10"> </text:span></text:p>
          </table:table-cell>
          <table:table-cell table:style-name="Table1.C305" office:value-type="string">
            <text:p text:style-name="P10">苄螨醚</text:p>
          </table:table-cell>
          <table:table-cell table:style-name="Table1.D305" office:value-type="string">
            <text:p text:style-name="P9">Halfenprox</text:p>
          </table:table-cell>
        </table:table-row>
        <table:table-row table:style-name="Table1.1">
          <table:table-cell table:style-name="Table1.A306" office:value-type="string">
            <text:list xml:id="list13504279700949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06" office:value-type="string">
            <text:p text:style-name="P5"><text:span text:style-name="T8">合速隆</text:span><text:span text:style-name="T10"> </text:span></text:p>
          </table:table-cell>
          <table:table-cell table:style-name="Table1.C306" office:value-type="string">
            <text:p text:style-name="P10">氯吡嘧磺隆</text:p>
          </table:table-cell>
          <table:table-cell table:style-name="Table1.D306" office:value-type="string">
            <text:p text:style-name="P9">Halosulfuron-methyl</text:p>
          </table:table-cell>
        </table:table-row>
        <table:table-row table:style-name="Table1.1">
          <table:table-cell table:style-name="Table1.A307" office:value-type="string">
            <text:list xml:id="list13504136138387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07" office:value-type="string">
            <text:p text:style-name="P5"><text:span text:style-name="T8">甲基合氯氟</text:span><text:span text:style-name="T10"> </text:span></text:p>
          </table:table-cell>
          <table:table-cell table:style-name="Table1.C307" office:value-type="string">
            <text:p text:style-name="P10">甲基吡氟氯禾灵</text:p>
          </table:table-cell>
          <table:table-cell table:style-name="Table1.D307" office:value-type="string">
            <text:p text:style-name="P9">Haloxyfop-methyl</text:p>
          </table:table-cell>
        </table:table-row>
        <table:table-row table:style-name="Table1.1">
          <table:table-cell table:style-name="Table1.A308" office:value-type="string">
            <text:list xml:id="list13504221294763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08" office:value-type="string">
            <text:p text:style-name="P5"><text:span text:style-name="T8">飛達松</text:span><text:span text:style-name="T10"> </text:span></text:p>
          </table:table-cell>
          <table:table-cell table:style-name="Table1.C308" office:value-type="string">
            <text:p text:style-name="P10">庚烯磷</text:p>
          </table:table-cell>
          <table:table-cell table:style-name="Table1.D308" office:value-type="string">
            <text:p text:style-name="P9">Heptenophos</text:p>
          </table:table-cell>
        </table:table-row>
        <table:table-row table:style-name="Table1.1">
          <table:table-cell table:style-name="Table1.A309" office:value-type="string">
            <text:list xml:id="list13504158688002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09" office:value-type="string">
            <text:p text:style-name="P5"><text:span text:style-name="T8">菲克利</text:span><text:span text:style-name="T10"> </text:span></text:p>
          </table:table-cell>
          <table:table-cell table:style-name="Table1.C309" office:value-type="string">
            <text:p text:style-name="P10">己唑醇</text:p>
          </table:table-cell>
          <table:table-cell table:style-name="Table1.D309" office:value-type="string">
            <text:p text:style-name="P9">Hexaconazole</text:p>
          </table:table-cell>
        </table:table-row>
        <table:table-row table:style-name="Table1.1">
          <table:table-cell table:style-name="Table1.A310" office:value-type="string">
            <text:list xml:id="list13504097022272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10" office:value-type="string">
            <text:p text:style-name="P5"><text:span text:style-name="T8">菲克利腐絕</text:span><text:span text:style-name="T10"> </text:span></text:p>
          </table:table-cell>
          <table:table-cell table:style-name="Table1.C310" office:value-type="string">
            <text:p text:style-name="P10">己唑醇+噻菌灵</text:p>
          </table:table-cell>
          <table:table-cell table:style-name="Table1.D310" office:value-type="string">
            <text:p text:style-name="P9">Hexaconazole + thiabendazole</text:p>
          </table:table-cell>
        </table:table-row>
        <table:table-row table:style-name="Table1.1">
          <table:table-cell table:style-name="Table1.A311" office:value-type="string">
            <text:list xml:id="list13504223059348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11" office:value-type="string">
            <text:p text:style-name="P5"><text:span text:style-name="T8">六伏隆</text:span><text:span text:style-name="T10"> </text:span></text:p>
          </table:table-cell>
          <table:table-cell table:style-name="Table1.C311" office:value-type="string">
            <text:p text:style-name="P10">氟玲脲</text:p>
          </table:table-cell>
          <table:table-cell table:style-name="Table1.D311" office:value-type="string">
            <text:p text:style-name="P9">Hexaflumuron</text:p>
          </table:table-cell>
        </table:table-row>
        <table:table-row table:style-name="Table1.1">
          <table:table-cell table:style-name="Table1.A312" office:value-type="string">
            <text:list xml:id="list13504268506324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12" office:value-type="string">
            <text:p text:style-name="P5"><text:span text:style-name="T8">菲殺淨</text:span><text:span text:style-name="T10"> </text:span></text:p>
          </table:table-cell>
          <table:table-cell table:style-name="Table1.C312" office:value-type="string">
            <text:p text:style-name="P10">环嗪酮</text:p>
          </table:table-cell>
          <table:table-cell table:style-name="Table1.D312" office:value-type="string">
            <text:p text:style-name="P9">Hexazinone</text:p>
          </table:table-cell>
        </table:table-row>
        <table:table-row table:style-name="Table1.1">
          <table:table-cell table:style-name="Table1.A313" office:value-type="string">
            <text:list xml:id="list135041109076138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13" office:value-type="string">
            <text:p text:style-name="P5"><text:span text:style-name="T8">達有淨</text:span><text:span text:style-name="T10"> </text:span></text:p>
          </table:table-cell>
          <table:table-cell table:style-name="Table1.C313" office:value-type="string">
            <text:p text:style-name="P10">环嗪酮+敌草隆</text:p>
          </table:table-cell>
          <table:table-cell table:style-name="Table1.D313" office:value-type="string">
            <text:p text:style-name="P9">Hexazinone + diuron</text:p>
          </table:table-cell>
        </table:table-row>
        <table:table-row table:style-name="Table1.1">
          <table:table-cell table:style-name="Table1.A314" office:value-type="string">
            <text:list xml:id="list135041614950431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14" office:value-type="string">
            <text:p text:style-name="P5"><text:span text:style-name="T8">合賽多</text:span><text:span text:style-name="T10"> </text:span></text:p>
          </table:table-cell>
          <table:table-cell table:style-name="Table1.C314" office:value-type="string">
            <text:p text:style-name="P10">噻螨酮</text:p>
          </table:table-cell>
          <table:table-cell table:style-name="Table1.D314" office:value-type="string">
            <text:p text:style-name="P9">Hexythiazox</text:p>
          </table:table-cell>
        </table:table-row>
        <table:table-row table:style-name="Table1.1">
          <table:table-cell table:style-name="Table1.A315" office:value-type="string">
            <text:list xml:id="list13504201681355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15" office:value-type="string">
            <text:p text:style-name="P5"><text:span text:style-name="T8">合賽芬普寧</text:span><text:span text:style-name="T10"> </text:span></text:p>
          </table:table-cell>
          <table:table-cell table:style-name="Table1.C315" office:value-type="string">
            <text:p text:style-name="P10">噻螨酮+甲氰菊酯</text:p>
          </table:table-cell>
          <table:table-cell table:style-name="Table1.D315" office:value-type="string">
            <text:p text:style-name="P4"><text:span text:style-name="T8">Hexythiazox + fenpropathrin</text:span></text:p>
          </table:table-cell>
        </table:table-row>
        <table:table-row table:style-name="Table1.1">
          <table:table-cell table:style-name="Table1.A316" office:value-type="string">
            <text:list xml:id="list13504188292298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16" office:value-type="string">
            <text:p text:style-name="P5"><text:span text:style-name="T8">殺紋滅達樂</text:span><text:span text:style-name="T10"> </text:span></text:p>
          </table:table-cell>
          <table:table-cell table:style-name="Table1.C316" office:value-type="string">
            <text:p text:style-name="P10">+甲霜灵</text:p>
          </table:table-cell>
          <table:table-cell table:style-name="Table1.D316" office:value-type="string">
            <text:p text:style-name="P9">Hymexazol + metalaxyl</text:p>
          </table:table-cell>
        </table:table-row>
        <table:table-row table:style-name="Table1.1">
          <table:table-cell table:style-name="Table1.A317" office:value-type="string">
            <text:list xml:id="list13504177435648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17" office:value-type="string">
            <text:p text:style-name="P5"><text:span text:style-name="T8">吲哚丁酸</text:span><text:span text:style-name="T10"> </text:span></text:p>
          </table:table-cell>
          <table:table-cell table:style-name="Table1.C317" office:value-type="string">
            <text:p text:style-name="P10">吲哚丁酸</text:p>
          </table:table-cell>
          <table:table-cell table:style-name="Table1.D317" office:value-type="string">
            <text:p text:style-name="P9">Iba</text:p>
          </table:table-cell>
        </table:table-row>
        <table:table-row table:style-name="Table1.1">
          <table:table-cell table:style-name="Table1.A318" office:value-type="string">
            <text:list xml:id="list13504135863223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18" office:value-type="string">
            <text:p text:style-name="P5"><text:span text:style-name="T8">樂馬松</text:span><text:span text:style-name="T10"> </text:span></text:p>
          </table:table-cell>
          <table:table-cell table:style-name="Table1.C318" office:value-type="string">
            <text:p text:style-name="P10">+马拉硫磷</text:p>
          </table:table-cell>
          <table:table-cell table:style-name="Table1.D318" office:value-type="string">
            <text:p text:style-name="P9">Ibp + malathion</text:p>
          </table:table-cell>
        </table:table-row>
        <table:table-row table:style-name="Table1.1">
          <table:table-cell table:style-name="Table1.A319" office:value-type="string">
            <text:list xml:id="list13504128421187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19" office:value-type="string">
            <text:p text:style-name="P5"><text:span text:style-name="T8">丙基喜樂砷</text:span><text:span text:style-name="T10"> </text:span></text:p>
          </table:table-cell>
          <table:table-cell table:style-name="Table1.C319" office:value-type="string">
            <text:p text:style-name="P10">　</text:p>
          </table:table-cell>
          <table:table-cell table:style-name="Table1.D319" office:value-type="string">
            <text:p text:style-name="P9">Ibp + neo asozin</text:p>
          </table:table-cell>
        </table:table-row>
        <table:table-row table:style-name="Table1.1">
          <table:table-cell table:style-name="Table1.A320" office:value-type="string">
            <text:list xml:id="list13504088879932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20" office:value-type="string">
            <text:p text:style-name="P5"><text:span text:style-name="T8">依滅列</text:span><text:span text:style-name="T10"> </text:span></text:p>
          </table:table-cell>
          <table:table-cell table:style-name="Table1.C320" office:value-type="string">
            <text:p text:style-name="P10">抑霉唑</text:p>
          </table:table-cell>
          <table:table-cell table:style-name="Table1.D320" office:value-type="string">
            <text:p text:style-name="P9">Imazalil</text:p>
          </table:table-cell>
        </table:table-row>
        <table:table-row table:style-name="Table1.1">
          <table:table-cell table:style-name="Table1.A321" office:value-type="string">
            <text:list xml:id="list13504285559959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21" office:value-type="string">
            <text:p text:style-name="P5"><text:span text:style-name="T8">依滅草</text:span><text:span text:style-name="T10"> </text:span></text:p>
          </table:table-cell>
          <table:table-cell table:style-name="Table1.C321" office:value-type="string">
            <text:p text:style-name="P10">灭草烟</text:p>
          </table:table-cell>
          <table:table-cell table:style-name="Table1.D321" office:value-type="string">
            <text:p text:style-name="P9">Imazapyr</text:p>
          </table:table-cell>
        </table:table-row>
        <table:table-row table:style-name="Table1.1">
          <table:table-cell table:style-name="Table1.A322" office:value-type="string">
            <text:list xml:id="list13504183351662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22" office:value-type="string">
            <text:p text:style-name="P5"><text:span text:style-name="T8">依速隆</text:span><text:span text:style-name="T10"> </text:span></text:p>
          </table:table-cell>
          <table:table-cell table:style-name="Table1.C322" office:value-type="string">
            <text:p text:style-name="P10">唑吡嘧磺隆</text:p>
          </table:table-cell>
          <table:table-cell table:style-name="Table1.D322" office:value-type="string">
            <text:p text:style-name="P9">Imazosulfuron</text:p>
          </table:table-cell>
        </table:table-row>
        <table:table-row table:style-name="Table1.1">
          <table:table-cell table:style-name="Table1.A323" office:value-type="string">
            <text:list xml:id="list13504206170380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23" office:value-type="string">
            <text:p text:style-name="P5"><text:span text:style-name="T8">易胺座</text:span><text:span text:style-name="T10"> </text:span></text:p>
          </table:table-cell>
          <table:table-cell table:style-name="Table1.C323" office:value-type="string">
            <text:p text:style-name="P10">亚胺唑</text:p>
          </table:table-cell>
          <table:table-cell table:style-name="Table1.D323" office:value-type="string">
            <text:p text:style-name="P9">Imibenconazole</text:p>
          </table:table-cell>
        </table:table-row>
        <table:table-row table:style-name="Table1.1">
          <table:table-cell table:style-name="Table1.A324" office:value-type="string">
            <text:list xml:id="list135040972057498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24" office:value-type="string">
            <text:p text:style-name="P5"><text:span text:style-name="T8">益達胺</text:span><text:span text:style-name="T10"> </text:span></text:p>
          </table:table-cell>
          <table:table-cell table:style-name="Table1.C324" office:value-type="string">
            <text:p text:style-name="P10">吡虫啉</text:p>
          </table:table-cell>
          <table:table-cell table:style-name="Table1.D324" office:value-type="string">
            <text:p text:style-name="P9">Imidacloprid</text:p>
          </table:table-cell>
        </table:table-row>
        <table:table-row table:style-name="Table1.1">
          <table:table-cell table:style-name="Table1.A325" office:value-type="string">
            <text:list xml:id="list13504195103623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25" office:value-type="string">
            <text:p text:style-name="P5"><text:span text:style-name="T8">益達培丹</text:span><text:span text:style-name="T10"> </text:span></text:p>
          </table:table-cell>
          <table:table-cell table:style-name="Table1.C325" office:value-type="string">
            <text:p text:style-name="P10">吡虫啉+杀螟丹</text:p>
          </table:table-cell>
          <table:table-cell table:style-name="Table1.D325" office:value-type="string">
            <text:p text:style-name="P9">Imidacloprid + cartap</text:p>
          </table:table-cell>
        </table:table-row>
        <table:table-row table:style-name="Table1.1">
          <table:table-cell table:style-name="Table1.A326" office:value-type="string">
            <text:list xml:id="list13504134492347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26" office:value-type="string">
            <text:p text:style-name="P5"><text:span text:style-name="T8">克熱淨</text:span><text:span text:style-name="T10"> </text:span></text:p>
          </table:table-cell>
          <table:table-cell table:style-name="Table1.C326" office:value-type="string">
            <text:p text:style-name="P10">双胍辛胺</text:p>
          </table:table-cell>
          <table:table-cell table:style-name="Table1.D326" office:value-type="string">
            <text:p text:style-name="P9">Iminoctadine triacetate</text:p>
          </table:table-cell>
        </table:table-row>
        <text:soft-page-break/>
        <table:table-row table:style-name="Table1.1">
          <table:table-cell table:style-name="Table1.A327" office:value-type="string">
            <text:list xml:id="list13504233994237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27" office:value-type="string">
            <text:p text:style-name="P5"><text:span text:style-name="T8">克熱賜圃</text:span><text:span text:style-name="T10"> </text:span></text:p>
          </table:table-cell>
          <table:table-cell table:style-name="Table1.C327" office:value-type="string">
            <text:p text:style-name="P10">双胍辛胺+稻瘟灵</text:p>
          </table:table-cell>
          <table:table-cell table:style-name="Table1.D327" office:value-type="string">
            <text:p text:style-name="P9">Iminoctadine triacetate + isoprothiolane</text:p>
          </table:table-cell>
        </table:table-row>
        <table:table-row table:style-name="Table1.1">
          <table:table-cell table:style-name="Table1.A328" office:value-type="string">
            <text:list xml:id="list13504121037392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28" office:value-type="string">
            <text:p text:style-name="P5"><text:span text:style-name="T8">克熱淨(烷苯磺酸鹽) </text:span></text:p>
          </table:table-cell>
          <table:table-cell table:style-name="Table1.C328" office:value-type="string">
            <text:p text:style-name="P10">双胍辛胺</text:p>
          </table:table-cell>
          <table:table-cell table:style-name="Table1.D328" office:value-type="string">
            <text:p text:style-name="P9">Iminoctadine tris(albesilate)</text:p>
          </table:table-cell>
        </table:table-row>
        <table:table-row table:style-name="Table1.1">
          <table:table-cell table:style-name="Table1.A329" office:value-type="string">
            <text:list xml:id="list13504095242979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29" office:value-type="string">
            <text:p text:style-name="P5"><text:span text:style-name="T8">依納素</text:span><text:span text:style-name="T10"> </text:span></text:p>
          </table:table-cell>
          <table:table-cell table:style-name="Table1.C329" office:value-type="string">
            <text:p text:style-name="P10">抗倒胺</text:p>
          </table:table-cell>
          <table:table-cell table:style-name="Table1.D329" office:value-type="string">
            <text:p text:style-name="P9">Inabenfide</text:p>
          </table:table-cell>
        </table:table-row>
        <table:table-row table:style-name="Table1.1">
          <table:table-cell table:style-name="Table1.A330" office:value-type="string">
            <text:list xml:id="list135042132525428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30" office:value-type="string">
            <text:p text:style-name="P5"><text:span text:style-name="T8">因得克</text:span><text:span text:style-name="T10"> </text:span></text:p>
          </table:table-cell>
          <table:table-cell table:style-name="Table1.C330" office:value-type="string">
            <text:p text:style-name="P10">噁二唑虫</text:p>
          </table:table-cell>
          <table:table-cell table:style-name="Table1.D330" office:value-type="string">
            <text:p text:style-name="P9">Indoxacarb</text:p>
          </table:table-cell>
        </table:table-row>
        <table:table-row table:style-name="Table1.1">
          <table:table-cell table:style-name="Table1.A331" office:value-type="string">
            <text:list xml:id="list13504201052797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31" office:value-type="string">
            <text:p text:style-name="P5"><text:span text:style-name="T8">丙基喜樂松</text:span><text:span text:style-name="T10"> </text:span></text:p>
          </table:table-cell>
          <table:table-cell table:style-name="Table1.C331" office:value-type="string">
            <text:p text:style-name="P10">异稻瘟净</text:p>
          </table:table-cell>
          <table:table-cell table:style-name="Table1.D331" office:value-type="string">
            <text:p text:style-name="P9">Iprobenfos</text:p>
          </table:table-cell>
        </table:table-row>
        <table:table-row table:style-name="Table1.1">
          <table:table-cell table:style-name="Table1.A332" office:value-type="string">
            <text:list xml:id="list13504177206759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32" office:value-type="string">
            <text:p text:style-name="P5"><text:span text:style-name="T8">喜樂克拉</text:span><text:span text:style-name="T10"> </text:span></text:p>
          </table:table-cell>
          <table:table-cell table:style-name="Table1.C332" office:value-type="string">
            <text:p text:style-name="P10">异稻瘟净+咪鲜胺</text:p>
          </table:table-cell>
          <table:table-cell table:style-name="Table1.D332" office:value-type="string">
            <text:p text:style-name="P9">Iprobenfos + prochloraz</text:p>
          </table:table-cell>
        </table:table-row>
        <table:table-row table:style-name="Table1.1">
          <table:table-cell table:style-name="Table1.A333" office:value-type="string">
            <text:list xml:id="list13504145267775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33" office:value-type="string">
            <text:p text:style-name="P5"><text:span text:style-name="T8">依普同</text:span><text:span text:style-name="T10"> </text:span></text:p>
          </table:table-cell>
          <table:table-cell table:style-name="Table1.C333" office:value-type="string">
            <text:p text:style-name="P10">异菌脲</text:p>
          </table:table-cell>
          <table:table-cell table:style-name="Table1.D333" office:value-type="string">
            <text:p text:style-name="P9">Iprodione</text:p>
          </table:table-cell>
        </table:table-row>
        <table:table-row table:style-name="Table1.1">
          <table:table-cell table:style-name="Table1.A334" office:value-type="string">
            <text:list xml:id="list13504191525084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34" office:value-type="string">
            <text:p text:style-name="P5"><text:span text:style-name="T8">依殺松</text:span><text:span text:style-name="T10"> </text:span></text:p>
          </table:table-cell>
          <table:table-cell table:style-name="Table1.C334" office:value-type="string">
            <text:p text:style-name="P10">氯唑磷</text:p>
          </table:table-cell>
          <table:table-cell table:style-name="Table1.D334" office:value-type="string">
            <text:p text:style-name="P9">Isazofos</text:p>
          </table:table-cell>
        </table:table-row>
        <table:table-row table:style-name="Table1.1">
          <table:table-cell table:style-name="Table1.A335" office:value-type="string">
            <text:list xml:id="list13504117203365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35" office:value-type="string">
            <text:p text:style-name="P5"><text:span text:style-name="T8">亞芬松</text:span><text:span text:style-name="T10"> </text:span></text:p>
          </table:table-cell>
          <table:table-cell table:style-name="Table1.C335" office:value-type="string">
            <text:p text:style-name="P10">异柳磷</text:p>
          </table:table-cell>
          <table:table-cell table:style-name="Table1.D335" office:value-type="string">
            <text:p text:style-name="P9">Isofenphos</text:p>
          </table:table-cell>
        </table:table-row>
        <table:table-row table:style-name="Table1.1">
          <table:table-cell table:style-name="Table1.A336" office:value-type="string">
            <text:list xml:id="list13504100943878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36" office:value-type="string">
            <text:p text:style-name="P5"><text:span text:style-name="T8">滅必蝨</text:span><text:span text:style-name="T10"> </text:span></text:p>
          </table:table-cell>
          <table:table-cell table:style-name="Table1.C336" office:value-type="string">
            <text:p text:style-name="P10">异丙威</text:p>
          </table:table-cell>
          <table:table-cell table:style-name="Table1.D336" office:value-type="string">
            <text:p text:style-name="P9">Isoprocarb</text:p>
          </table:table-cell>
        </table:table-row>
        <table:table-row table:style-name="Table1.1">
          <table:table-cell table:style-name="Table1.A337" office:value-type="string">
            <text:list xml:id="list13504123500567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37" office:value-type="string">
            <text:p text:style-name="P5"><text:span text:style-name="T8">亞賜圃</text:span><text:span text:style-name="T10"> </text:span></text:p>
          </table:table-cell>
          <table:table-cell table:style-name="Table1.C337" office:value-type="string">
            <text:p text:style-name="P10">稻瘟灵</text:p>
          </table:table-cell>
          <table:table-cell table:style-name="Table1.D337" office:value-type="string">
            <text:p text:style-name="P9">Isoprothiolane</text:p>
          </table:table-cell>
        </table:table-row>
        <table:table-row table:style-name="Table1.1">
          <table:table-cell table:style-name="Table1.A338" office:value-type="string">
            <text:list xml:id="list13504260860065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38" office:value-type="string">
            <text:p text:style-name="P5"><text:span text:style-name="T8">愛速隆</text:span><text:span text:style-name="T10"> </text:span></text:p>
          </table:table-cell>
          <table:table-cell table:style-name="Table1.C338" office:value-type="string">
            <text:p text:style-name="P10">异恶隆</text:p>
          </table:table-cell>
          <table:table-cell table:style-name="Table1.D338" office:value-type="string">
            <text:p text:style-name="P9">isouron</text:p>
          </table:table-cell>
        </table:table-row>
        <table:table-row table:style-name="Table1.1">
          <table:table-cell table:style-name="Table1.A339" office:value-type="string">
            <text:list xml:id="list13504176254199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39" office:value-type="string">
            <text:p text:style-name="P5"><text:span text:style-name="T8">加福松</text:span><text:span text:style-name="T10"> </text:span></text:p>
          </table:table-cell>
          <table:table-cell table:style-name="Table1.C339" office:value-type="string">
            <text:p text:style-name="P10">恶唑磷</text:p>
          </table:table-cell>
          <table:table-cell table:style-name="Table1.D339" office:value-type="string">
            <text:p text:style-name="P9">Isoxathion</text:p>
          </table:table-cell>
        </table:table-row>
        <table:table-row table:style-name="Table1.1">
          <table:table-cell table:style-name="Table1.A340" office:value-type="string">
            <text:list xml:id="list13504216501222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40" office:value-type="string">
            <text:p text:style-name="P5"><text:span text:style-name="T8">嘉賜黴素</text:span><text:span text:style-name="T10"> </text:span></text:p>
          </table:table-cell>
          <table:table-cell table:style-name="Table1.C340" office:value-type="string">
            <text:p text:style-name="P10">春雷霉素</text:p>
          </table:table-cell>
          <table:table-cell table:style-name="Table1.D340" office:value-type="string">
            <text:p text:style-name="P9">Kasugamycin</text:p>
          </table:table-cell>
        </table:table-row>
        <table:table-row table:style-name="Table1.1">
          <table:table-cell table:style-name="Table1.A341" office:value-type="string">
            <text:list xml:id="list13504244846522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41" office:value-type="string">
            <text:p text:style-name="P5"><text:span text:style-name="T8">嘉賜貝芬</text:span><text:span text:style-name="T10"> </text:span></text:p>
          </table:table-cell>
          <table:table-cell table:style-name="Table1.C341" office:value-type="string">
            <text:p text:style-name="P10">春雷霉素+多菌灵</text:p>
          </table:table-cell>
          <table:table-cell table:style-name="Table1.D341" office:value-type="string">
            <text:p text:style-name="P9">Kasugamycin + carbendazim</text:p>
          </table:table-cell>
        </table:table-row>
        <table:table-row table:style-name="Table1.1">
          <table:table-cell table:style-name="Table1.A342" office:value-type="string">
            <text:list xml:id="list13504268296809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42" office:value-type="string">
            <text:p text:style-name="P5"><text:span text:style-name="T8">嘉賜銅</text:span><text:span text:style-name="T10"> </text:span></text:p>
          </table:table-cell>
          <table:table-cell table:style-name="Table1.C342" office:value-type="string">
            <text:p text:style-name="P10">春雷霉素+碱性氢氧化铜</text:p>
          </table:table-cell>
          <table:table-cell table:style-name="Table1.D342" office:value-type="string">
            <text:p text:style-name="P9">Kasugamycin + copper oxychloride</text:p>
          </table:table-cell>
        </table:table-row>
        <table:table-row table:style-name="Table1.1">
          <table:table-cell table:style-name="Table1.A343" office:value-type="string">
            <text:list xml:id="list13504277355564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43" office:value-type="string">
            <text:p text:style-name="P5"><text:span text:style-name="T8">嘉賜蒙</text:span><text:span text:style-name="T10"> </text:span></text:p>
          </table:table-cell>
          <table:table-cell table:style-name="Table1.C343" office:value-type="string">
            <text:p text:style-name="P10">春雷霉素+</text:p>
          </table:table-cell>
          <table:table-cell table:style-name="Table1.D343" office:value-type="string">
            <text:p text:style-name="P9">Kasugamycin + mon san</text:p>
          </table:table-cell>
        </table:table-row>
        <table:table-row table:style-name="Table1.1">
          <table:table-cell table:style-name="Table1.A344" office:value-type="string">
            <text:list xml:id="list13504090942037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44" office:value-type="string">
            <text:p text:style-name="P5"><text:span text:style-name="T8">嘉賜快得寧</text:span><text:span text:style-name="T10"> </text:span></text:p>
          </table:table-cell>
          <table:table-cell table:style-name="Table1.C344" office:value-type="string">
            <text:p text:style-name="P10">春雷霉素+喹啉铜</text:p>
          </table:table-cell>
          <table:table-cell table:style-name="Table1.D344" office:value-type="string">
            <text:p text:style-name="P9">Kasugamycin + oxine-copper</text:p>
          </table:table-cell>
        </table:table-row>
        <table:table-row table:style-name="Table1.1">
          <table:table-cell table:style-name="Table1.A345" office:value-type="string">
            <text:list xml:id="list135042619380618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45" office:value-type="string">
            <text:p text:style-name="P5"><text:span text:style-name="T8">嘉賜米松</text:span><text:span text:style-name="T10"> </text:span></text:p>
          </table:table-cell>
          <table:table-cell table:style-name="Table1.C345" office:value-type="string">
            <text:p text:style-name="P10">春雷霉素+氯瘟磷</text:p>
          </table:table-cell>
          <table:table-cell table:style-name="Table1.D345" office:value-type="string">
            <text:p text:style-name="P9">Kasugamycin + phosdiphen</text:p>
          </table:table-cell>
        </table:table-row>
        <table:table-row table:style-name="Table1.1">
          <table:table-cell table:style-name="Table1.A346" office:value-type="string">
            <text:list xml:id="list135041676046748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46" office:value-type="string">
            <text:p text:style-name="P5"><text:span text:style-name="T8">嘉賜熱</text:span><text:span text:style-name="T10"> </text:span></text:p>
          </table:table-cell>
          <table:table-cell table:style-name="Table1.C346" office:value-type="string">
            <text:p text:style-name="P10">春雷霉素+四氯苯酞</text:p>
          </table:table-cell>
          <table:table-cell table:style-name="Table1.D346" office:value-type="string">
            <text:p text:style-name="P9">Kasugamycin + phthalide</text:p>
          </table:table-cell>
        </table:table-row>
        <table:table-row table:style-name="Table1.1">
          <table:table-cell table:style-name="Table1.A347" office:value-type="string">
            <text:list xml:id="list13504108842412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47" office:value-type="string">
            <text:p text:style-name="P5"><text:span text:style-name="T8">嘉賜三賽唑</text:span><text:span text:style-name="T10"> </text:span></text:p>
          </table:table-cell>
          <table:table-cell table:style-name="Table1.C347" office:value-type="string">
            <text:p text:style-name="P10">春雷霉素+三环唑</text:p>
          </table:table-cell>
          <table:table-cell table:style-name="Table1.D347" office:value-type="string">
            <text:p text:style-name="P9">Kasugamycin + tricyclazole</text:p>
          </table:table-cell>
        </table:table-row>
        <table:table-row table:style-name="Table1.1">
          <table:table-cell table:style-name="Table1.A348" office:value-type="string">
            <text:list xml:id="list13504240374476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48" office:value-type="string">
            <text:p text:style-name="P5"><text:span text:style-name="T8">加撲草</text:span><text:span text:style-name="T10"> </text:span></text:p>
          </table:table-cell>
          <table:table-cell table:style-name="Table1.C348" office:value-type="string">
            <text:p text:style-name="P10">　</text:p>
          </table:table-cell>
          <table:table-cell table:style-name="Table1.D348" office:value-type="string">
            <text:p text:style-name="P9">Kayaethyl</text:p>
          </table:table-cell>
        </table:table-row>
        <table:table-row table:style-name="Table1.1">
          <table:table-cell table:style-name="Table1.A349" office:value-type="string">
            <text:list xml:id="list135040833355088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49" office:value-type="string">
            <text:p text:style-name="P5"><text:span text:style-name="T8">思得寧</text:span><text:span text:style-name="T10"> </text:span></text:p>
          </table:table-cell>
          <table:table-cell table:style-name="Table1.C349" office:value-type="string">
            <text:p text:style-name="P10">　</text:p>
          </table:table-cell>
          <table:table-cell table:style-name="Table1.D349" office:value-type="string">
            <text:p text:style-name="P9">Kinubon</text:p>
          </table:table-cell>
        </table:table-row>
        <table:table-row table:style-name="Table1.1">
          <table:table-cell table:style-name="Table1.A350" office:value-type="string">
            <text:list xml:id="list13504272477182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50" office:value-type="string">
            <text:p text:style-name="P5"><text:span text:style-name="T8">喜樂紋</text:span><text:span text:style-name="T10"> </text:span></text:p>
          </table:table-cell>
          <table:table-cell table:style-name="Table1.C350" office:value-type="string">
            <text:p text:style-name="P10">　</text:p>
          </table:table-cell>
          <table:table-cell table:style-name="Table1.D350" office:value-type="string">
            <text:p text:style-name="P9">Kitazin + neo asozin</text:p>
          </table:table-cell>
        </table:table-row>
        <table:table-row table:style-name="Table1.1">
          <table:table-cell table:style-name="Table1.A351" office:value-type="string">
            <text:list xml:id="list13504197051838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51" office:value-type="string">
            <text:p text:style-name="P5"><text:span text:style-name="T8">克收欣</text:span><text:span text:style-name="T10"> </text:span></text:p>
          </table:table-cell>
          <table:table-cell table:style-name="Table1.C351" office:value-type="string">
            <text:p text:style-name="P10">苯氧菌酯</text:p>
          </table:table-cell>
          <table:table-cell table:style-name="Table1.D351" office:value-type="string">
            <text:p text:style-name="P9">Kresoxim-methyl</text:p>
          </table:table-cell>
        </table:table-row>
        <table:table-row table:style-name="Table1.1">
          <table:table-cell table:style-name="Table1.A352" office:value-type="string">
            <text:list xml:id="list13504085212429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52" office:value-type="string">
            <text:p text:style-name="P5"><text:span text:style-name="T8">賽洛寧</text:span><text:span text:style-name="T10"> </text:span></text:p>
          </table:table-cell>
          <table:table-cell table:style-name="Table1.C352" office:value-type="string">
            <text:p text:style-name="P10">氯氟氰菊酯</text:p>
          </table:table-cell>
          <table:table-cell table:style-name="Table1.D352" office:value-type="string">
            <text:p text:style-name="P9">Lambda-cyhalothrin</text:p>
          </table:table-cell>
        </table:table-row>
        <table:table-row table:style-name="Table1.1">
          <table:table-cell table:style-name="Table1.A353" office:value-type="string">
            <text:list xml:id="list13504185765427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53" office:value-type="string">
            <text:p text:style-name="P5"><text:span text:style-name="T8">賽洛比加普</text:span><text:span text:style-name="T10"> </text:span></text:p>
          </table:table-cell>
          <table:table-cell table:style-name="Table1.C353" office:value-type="string">
            <text:p text:style-name="P10">高效氯氟氰菊酯+抗蚜威</text:p>
          </table:table-cell>
          <table:table-cell table:style-name="Table1.D353" office:value-type="string">
            <text:p text:style-name="P9">Lambda-cyhalothrin + pirimicarb</text:p>
          </table:table-cell>
        </table:table-row>
        <table:table-row table:style-name="Table1.1">
          <table:table-cell table:style-name="Table1.A354" office:value-type="string">
            <text:list xml:id="list13504107590845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54" office:value-type="string">
            <text:p text:style-name="P5"><text:span text:style-name="T8">賽速洛寧</text:span><text:span text:style-name="T10"> </text:span></text:p>
          </table:table-cell>
          <table:table-cell table:style-name="Table1.C354" office:value-type="string">
            <text:p text:style-name="P10">高效氯氟氰菊酯+噻虫嗪</text:p>
          </table:table-cell>
          <table:table-cell table:style-name="Table1.D354" office:value-type="string">
            <text:p text:style-name="P9">Lambda-cyhalothrin + thiamethoxam</text:p>
          </table:table-cell>
        </table:table-row>
        <table:table-row table:style-name="Table1.1">
          <table:table-cell table:style-name="Table1.A355" office:value-type="string">
            <text:list xml:id="list13504250843690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55" office:value-type="string">
            <text:p text:style-name="P5"><text:span text:style-name="T8">益洛寧</text:span><text:span text:style-name="T10"> </text:span></text:p>
          </table:table-cell>
          <table:table-cell table:style-name="Table1.C355" office:value-type="string">
            <text:p text:style-name="P10">氯氟氰菊酯+亚胺硫磷</text:p>
          </table:table-cell>
          <table:table-cell table:style-name="Table1.D355" office:value-type="string">
            <text:p text:style-name="P9">Lamda-cyhalothrin + <text:soft-page-break/>phosmet</text:p>
          </table:table-cell>
        </table:table-row>
        <table:table-row table:style-name="Table1.1">
          <table:table-cell table:style-name="Table1.A356" office:value-type="string">
            <text:list xml:id="list13504124874804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56" office:value-type="string">
            <text:p text:style-name="P5"><text:span text:style-name="T8">石灰硫黃</text:span><text:span text:style-name="T10"> </text:span></text:p>
          </table:table-cell>
          <table:table-cell table:style-name="Table1.C356" office:value-type="string">
            <text:p text:style-name="P10">石硫合剂</text:p>
          </table:table-cell>
          <table:table-cell table:style-name="Table1.D356" office:value-type="string">
            <text:p text:style-name="P9">Lime &amp; sulfur</text:p>
          </table:table-cell>
        </table:table-row>
        <table:table-row table:style-name="Table1.1">
          <table:table-cell table:style-name="Table1.A357" office:value-type="string">
            <text:list xml:id="list135042495914448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57" office:value-type="string">
            <text:p text:style-name="P5"><text:span text:style-name="T8">理有龍</text:span><text:span text:style-name="T10"> </text:span></text:p>
          </table:table-cell>
          <table:table-cell table:style-name="Table1.C357" office:value-type="string">
            <text:p text:style-name="P10">利谷隆</text:p>
          </table:table-cell>
          <table:table-cell table:style-name="Table1.D357" office:value-type="string">
            <text:p text:style-name="P9">Linuron</text:p>
          </table:table-cell>
        </table:table-row>
        <table:table-row table:style-name="Table1.1">
          <table:table-cell table:style-name="Table1.A358" office:value-type="string">
            <text:list xml:id="list135042335289788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58" office:value-type="string">
            <text:p text:style-name="P5"><text:span text:style-name="T8">祿芬隆</text:span><text:span text:style-name="T10"> </text:span></text:p>
          </table:table-cell>
          <table:table-cell table:style-name="Table1.C358" office:value-type="string">
            <text:p text:style-name="P10">虱螨脲</text:p>
          </table:table-cell>
          <table:table-cell table:style-name="Table1.D358" office:value-type="string">
            <text:p text:style-name="P9">Lufenuron</text:p>
          </table:table-cell>
        </table:table-row>
        <table:table-row table:style-name="Table1.1">
          <table:table-cell table:style-name="Table1.A359" office:value-type="string">
            <text:list xml:id="list13504209147538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59" office:value-type="string">
            <text:p text:style-name="P5"><text:span text:style-name="T8">磷化鎂</text:span><text:span text:style-name="T10"> </text:span></text:p>
          </table:table-cell>
          <table:table-cell table:style-name="Table1.C359" office:value-type="string">
            <text:p text:style-name="P10">磷化鎂</text:p>
          </table:table-cell>
          <table:table-cell table:style-name="Table1.D359" office:value-type="string">
            <text:p text:style-name="P9">Magnesium phosphide</text:p>
          </table:table-cell>
        </table:table-row>
        <table:table-row table:style-name="Table1.1">
          <table:table-cell table:style-name="Table1.A360" office:value-type="string">
            <text:list xml:id="list13504181007570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60" office:value-type="string">
            <text:p text:style-name="P5"><text:span text:style-name="T8">馬拉松</text:span><text:span text:style-name="T10"> </text:span></text:p>
          </table:table-cell>
          <table:table-cell table:style-name="Table1.C360" office:value-type="string">
            <text:p text:style-name="P10">马拉硫磷</text:p>
          </table:table-cell>
          <table:table-cell table:style-name="Table1.D360" office:value-type="string">
            <text:p text:style-name="P9">Malathion</text:p>
          </table:table-cell>
        </table:table-row>
        <table:table-row table:style-name="Table1.1">
          <table:table-cell table:style-name="Table1.A361" office:value-type="string">
            <text:list xml:id="list13504287335938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61" office:value-type="string">
            <text:p text:style-name="P5"><text:span text:style-name="T8">馬拉克蝨</text:span><text:span text:style-name="T10"> </text:span></text:p>
          </table:table-cell>
          <table:table-cell table:style-name="Table1.C361" office:value-type="string">
            <text:p text:style-name="P10">马拉硫磷+</text:p>
          </table:table-cell>
          <table:table-cell table:style-name="Table1.D361" office:value-type="string">
            <text:p text:style-name="P9">Malathion + xmc</text:p>
          </table:table-cell>
        </table:table-row>
        <table:table-row table:style-name="Table1.1">
          <table:table-cell table:style-name="Table1.A362" office:value-type="string">
            <text:list xml:id="list13504218333902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62" office:value-type="string">
            <text:p text:style-name="P5"><text:span text:style-name="T8">抑芽素</text:span><text:span text:style-name="T10"> </text:span><text:span text:style-name="T8">膽鹼鹽</text:span><text:span text:style-name="T10"> </text:span></text:p>
          </table:table-cell>
          <table:table-cell table:style-name="Table1.C362" office:value-type="string">
            <text:p text:style-name="P10">抑芽丹</text:p>
          </table:table-cell>
          <table:table-cell table:style-name="Table1.D362" office:value-type="string">
            <text:p text:style-name="P9">Maleic hydrazide</text:p>
          </table:table-cell>
        </table:table-row>
        <table:table-row table:style-name="Table1.1">
          <table:table-cell table:style-name="Table1.A363" office:value-type="string">
            <text:list xml:id="list13504191787139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63" office:value-type="string">
            <text:p text:style-name="P5"><text:span text:style-name="T8">抑芽素</text:span><text:span text:style-name="T10"> </text:span></text:p>
          </table:table-cell>
          <table:table-cell table:style-name="Table1.C363" office:value-type="string">
            <text:p text:style-name="P10">抑芽丹</text:p>
          </table:table-cell>
          <table:table-cell table:style-name="Table1.D363" office:value-type="string">
            <text:p text:style-name="P9">Maleic hydrazide,mh</text:p>
          </table:table-cell>
        </table:table-row>
        <table:table-row table:style-name="Table1.1">
          <table:table-cell table:style-name="Table1.A364" office:value-type="string">
            <text:list xml:id="list13504271353402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64" office:value-type="string">
            <text:p text:style-name="P5"><text:span text:style-name="T8">抑芽素</text:span><text:span text:style-name="T10"> </text:span><text:span text:style-name="T8">鉀鹽</text:span><text:span text:style-name="T10"> </text:span></text:p>
          </table:table-cell>
          <table:table-cell table:style-name="Table1.C364" office:value-type="string">
            <text:p text:style-name="P10">抑芽丹</text:p>
          </table:table-cell>
          <table:table-cell table:style-name="Table1.D364" office:value-type="string">
            <text:p text:style-name="P9">Maleic-hydrazide</text:p>
          </table:table-cell>
        </table:table-row>
        <table:table-row table:style-name="Table1.1">
          <table:table-cell table:style-name="Table1.A365" office:value-type="string">
            <text:list xml:id="list13504125763055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65" office:value-type="string">
            <text:p text:style-name="P5"><text:span text:style-name="T8">鋅錳乃浦</text:span><text:span text:style-name="T10"> </text:span></text:p>
          </table:table-cell>
          <table:table-cell table:style-name="Table1.C365" office:value-type="string">
            <text:p text:style-name="P10">代森锰锌</text:p>
          </table:table-cell>
          <table:table-cell table:style-name="Table1.D365" office:value-type="string">
            <text:p text:style-name="P9">Mancozeb</text:p>
          </table:table-cell>
        </table:table-row>
        <table:table-row table:style-name="Table1.1">
          <table:table-cell table:style-name="Table1.A366" office:value-type="string">
            <text:list xml:id="list13504209210612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66" office:value-type="string">
            <text:p text:style-name="P5"><text:span text:style-name="T8">鋅錳本達樂</text:span><text:span text:style-name="T10"> </text:span></text:p>
          </table:table-cell>
          <table:table-cell table:style-name="Table1.C366" office:value-type="string">
            <text:p text:style-name="P10">代森锰锌+苯霜灵</text:p>
          </table:table-cell>
          <table:table-cell table:style-name="Table1.D366" office:value-type="string">
            <text:p text:style-name="P9">Mancozeb + benalaxyl</text:p>
          </table:table-cell>
        </table:table-row>
        <table:table-row table:style-name="Table1.1">
          <table:table-cell table:style-name="Table1.A367" office:value-type="string">
            <text:list xml:id="list13504175142935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67" office:value-type="string">
            <text:p text:style-name="P5"><text:span text:style-name="T8">鋅錳右本達樂</text:span><text:span text:style-name="T10"> </text:span></text:p>
          </table:table-cell>
          <table:table-cell table:style-name="Table1.C367" office:value-type="string">
            <text:p text:style-name="P5"><text:span text:style-name="T8">代森锰锌+苯霜灵-M</text:span></text:p>
          </table:table-cell>
          <table:table-cell table:style-name="Table1.D367" office:value-type="string">
            <text:p text:style-name="P9">Mancozeb + benalaxyl-m</text:p>
          </table:table-cell>
        </table:table-row>
        <table:table-row table:style-name="Table1.1">
          <table:table-cell table:style-name="Table1.A368" office:value-type="string">
            <text:list xml:id="list13504153938516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68" office:value-type="string">
            <text:p text:style-name="P5"><text:span text:style-name="T8">鋅錳賽得</text:span><text:span text:style-name="T10"> </text:span></text:p>
          </table:table-cell>
          <table:table-cell table:style-name="Table1.C368" office:value-type="string">
            <text:p text:style-name="P10">代森锰锌+三乙膦酸铝</text:p>
          </table:table-cell>
          <table:table-cell table:style-name="Table1.D368" office:value-type="string">
            <text:p text:style-name="P9">Mancozeb + fosetyl-al</text:p>
          </table:table-cell>
        </table:table-row>
        <table:table-row table:style-name="Table1.1">
          <table:table-cell table:style-name="Table1.A369" office:value-type="string">
            <text:list xml:id="list13504236703956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69" office:value-type="string">
            <text:p text:style-name="P5"><text:span text:style-name="T8">鋅錳滅達樂</text:span><text:span text:style-name="T10"> </text:span></text:p>
          </table:table-cell>
          <table:table-cell table:style-name="Table1.C369" office:value-type="string">
            <text:p text:style-name="P10">代森锰锌+甲霜灵</text:p>
          </table:table-cell>
          <table:table-cell table:style-name="Table1.D369" office:value-type="string">
            <text:p text:style-name="P9">Mancozeb + metalaxyl</text:p>
          </table:table-cell>
        </table:table-row>
        <table:table-row table:style-name="Table1.1">
          <table:table-cell table:style-name="Table1.A370" office:value-type="string">
            <text:list xml:id="list13504151691794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70" office:value-type="string">
            <text:p text:style-name="P5"><text:span text:style-name="T8">鋅錳右滅達樂</text:span><text:span text:style-name="T10"> </text:span></text:p>
          </table:table-cell>
          <table:table-cell table:style-name="Table1.C370" office:value-type="string">
            <text:p text:style-name="P10">代森锰锌+精甲霜灵</text:p>
          </table:table-cell>
          <table:table-cell table:style-name="Table1.D370" office:value-type="string">
            <text:p text:style-name="P9">Mancozeb + metalaxyl-m</text:p>
          </table:table-cell>
        </table:table-row>
        <table:table-row table:style-name="Table1.1">
          <table:table-cell table:style-name="Table1.A371" office:value-type="string">
            <text:list xml:id="list13504238723953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71" office:value-type="string">
            <text:p text:style-name="P5"><text:span text:style-name="T8">鋅錳邁克尼</text:span><text:span text:style-name="T10"> </text:span></text:p>
          </table:table-cell>
          <table:table-cell table:style-name="Table1.C371" office:value-type="string">
            <text:p text:style-name="P10">代森锰锌+腈菌唑</text:p>
          </table:table-cell>
          <table:table-cell table:style-name="Table1.D371" office:value-type="string">
            <text:p text:style-name="P9">Mancozeb + myclobutanil</text:p>
          </table:table-cell>
        </table:table-row>
        <table:table-row table:style-name="Table1.1">
          <table:table-cell table:style-name="Table1.A372" office:value-type="string">
            <text:list xml:id="list13504141230060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72" office:value-type="string">
            <text:p text:style-name="P5"><text:span text:style-name="T8">鋅錳毆殺斯</text:span><text:span text:style-name="T10"> </text:span></text:p>
          </table:table-cell>
          <table:table-cell table:style-name="Table1.C372" office:value-type="string">
            <text:p text:style-name="P10">代森锰锌+恶霜灵</text:p>
          </table:table-cell>
          <table:table-cell table:style-name="Table1.D372" office:value-type="string">
            <text:p text:style-name="P9">Mancozeb + oxadixyl</text:p>
          </table:table-cell>
        </table:table-row>
        <table:table-row table:style-name="Table1.1">
          <table:table-cell table:style-name="Table1.A373" office:value-type="string">
            <text:list xml:id="list13504242572943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73" office:value-type="string">
            <text:p text:style-name="P5"><text:span text:style-name="T8">鋅錳比芬諾</text:span><text:span text:style-name="T10"> </text:span></text:p>
          </table:table-cell>
          <table:table-cell table:style-name="Table1.C373" office:value-type="string">
            <text:p text:style-name="P10">代森锰锌+啶斑肟</text:p>
          </table:table-cell>
          <table:table-cell table:style-name="Table1.D373" office:value-type="string">
            <text:p text:style-name="P9">Mancozeb + pyrifenox</text:p>
          </table:table-cell>
        </table:table-row>
        <table:table-row table:style-name="Table1.1">
          <table:table-cell table:style-name="Table1.A374" office:value-type="string">
            <text:list xml:id="list13504227520238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74" office:value-type="string">
            <text:p text:style-name="P5"><text:span text:style-name="T8">鋅錳座賽胺</text:span><text:span text:style-name="T10"> </text:span></text:p>
          </table:table-cell>
          <table:table-cell table:style-name="Table1.C374" office:value-type="string">
            <text:p text:style-name="P10">代森锰锌+</text:p>
          </table:table-cell>
          <table:table-cell table:style-name="Table1.D374" office:value-type="string">
            <text:p text:style-name="P9">Mancozeb + zoxamide</text:p>
          </table:table-cell>
        </table:table-row>
        <table:table-row table:style-name="Table1.1">
          <table:table-cell table:style-name="Table1.A375" office:value-type="string">
            <text:list xml:id="list13504180747670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75" office:value-type="string">
            <text:p text:style-name="P5"><text:span text:style-name="T8">錳乃浦</text:span><text:span text:style-name="T10"> </text:span></text:p>
          </table:table-cell>
          <table:table-cell table:style-name="Table1.C375" office:value-type="string">
            <text:p text:style-name="P10">代森锰</text:p>
          </table:table-cell>
          <table:table-cell table:style-name="Table1.D375" office:value-type="string">
            <text:p text:style-name="P9">Maneb</text:p>
          </table:table-cell>
        </table:table-row>
        <table:table-row table:style-name="Table1.1">
          <table:table-cell table:style-name="Table1.A376" office:value-type="string">
            <text:list xml:id="list13504241592563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76" office:value-type="string">
            <text:p text:style-name="P5"><text:span text:style-name="T8">銅錳乃浦</text:span><text:span text:style-name="T10"> </text:span></text:p>
          </table:table-cell>
          <table:table-cell table:style-name="Table1.C376" office:value-type="string">
            <text:p text:style-name="P5"><text:span text:style-name="T8">代森锰+○</text:span></text:p>
          </table:table-cell>
          <table:table-cell table:style-name="Table1.D376" office:value-type="string">
            <text:p text:style-name="P9">Maneb + copper sulphate</text:p>
          </table:table-cell>
        </table:table-row>
        <table:table-row table:style-name="Table1.1">
          <table:table-cell table:style-name="Table1.A377" office:value-type="string">
            <text:list xml:id="list135041751731328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77" office:value-type="string">
            <text:p text:style-name="P5"><text:span text:style-name="T8">免拔草</text:span><text:span text:style-name="T10"> </text:span></text:p>
          </table:table-cell>
          <table:table-cell table:style-name="Table1.C377" office:value-type="string">
            <text:p text:style-name="P10">　</text:p>
          </table:table-cell>
          <table:table-cell table:style-name="Table1.D377" office:value-type="string">
            <text:p text:style-name="P9">Mcpa + 2, 3, 6-tba</text:p>
          </table:table-cell>
        </table:table-row>
        <table:table-row table:style-name="Table1.1">
          <table:table-cell table:style-name="Table1.A378" office:value-type="string">
            <text:list xml:id="list13504290479075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78" office:value-type="string">
            <text:p text:style-name="P5"><text:span text:style-name="T8">滅加松</text:span><text:span text:style-name="T10"> </text:span></text:p>
          </table:table-cell>
          <table:table-cell table:style-name="Table1.C378" office:value-type="string">
            <text:p text:style-name="P10">灭蚜磷</text:p>
          </table:table-cell>
          <table:table-cell table:style-name="Table1.D378" office:value-type="string">
            <text:p text:style-name="P9">Mecarbam</text:p>
          </table:table-cell>
        </table:table-row>
        <table:table-row table:style-name="Table1.1">
          <table:table-cell table:style-name="Table1.A379" office:value-type="string">
            <text:list xml:id="list135041607374508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79" office:value-type="string">
            <text:p text:style-name="P5"><text:span text:style-name="T8">滅芬草</text:span><text:span text:style-name="T10"> </text:span></text:p>
          </table:table-cell>
          <table:table-cell table:style-name="Table1.C379" office:value-type="string">
            <text:p text:style-name="P10">苯噻酰草胺</text:p>
          </table:table-cell>
          <table:table-cell table:style-name="Table1.D379" office:value-type="string">
            <text:p text:style-name="P9">Mefenacet</text:p>
          </table:table-cell>
        </table:table-row>
        <table:table-row table:style-name="Table1.1">
          <table:table-cell table:style-name="Table1.A380" office:value-type="string">
            <text:list xml:id="list13504238603390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80" office:value-type="string">
            <text:p text:style-name="P5"><text:span text:style-name="T8">滅芬免速隆</text:span><text:span text:style-name="T10"> </text:span></text:p>
          </table:table-cell>
          <table:table-cell table:style-name="Table1.C380" office:value-type="string">
            <text:p text:style-name="P10">+苄嘧磺隆</text:p>
          </table:table-cell>
          <table:table-cell table:style-name="Table1.D380" office:value-type="string">
            <text:p text:style-name="P9">Mefenacet + bensulfuronmethyl</text:p>
          </table:table-cell>
        </table:table-row>
        <table:table-row table:style-name="Table1.1">
          <table:table-cell table:style-name="Table1.A381" office:value-type="string">
            <text:list xml:id="list13504115161806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81" office:value-type="string">
            <text:p text:style-name="P5"><text:span text:style-name="T8">滅派林</text:span><text:span text:style-name="T10"> </text:span></text:p>
          </table:table-cell>
          <table:table-cell table:style-name="Table1.C381" office:value-type="string">
            <text:p text:style-name="P10">嘧菌胺</text:p>
          </table:table-cell>
          <table:table-cell table:style-name="Table1.D381" office:value-type="string">
            <text:p text:style-name="P9">Mepanipyrim</text:p>
          </table:table-cell>
        </table:table-row>
        <table:table-row table:style-name="Table1.1">
          <table:table-cell table:style-name="Table1.A382" office:value-type="string">
            <text:list xml:id="list13504275222131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82" office:value-type="string">
            <text:p text:style-name="P5"><text:span text:style-name="T8">滅普寧</text:span><text:span text:style-name="T10"> </text:span></text:p>
          </table:table-cell>
          <table:table-cell table:style-name="Table1.C382" office:value-type="string">
            <text:p text:style-name="P10">灭锈胺</text:p>
          </table:table-cell>
          <table:table-cell table:style-name="Table1.D382" office:value-type="string">
            <text:p text:style-name="P9">Mepronil</text:p>
          </table:table-cell>
        </table:table-row>
        <table:table-row table:style-name="Table1.1">
          <table:table-cell table:style-name="Table1.A383" office:value-type="string">
            <text:list xml:id="list135042682514938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83" office:value-type="string">
            <text:p text:style-name="P5"><text:span text:style-name="T8">美氟綜</text:span><text:span text:style-name="T10"> </text:span></text:p>
          </table:table-cell>
          <table:table-cell table:style-name="Table1.C383" office:value-type="string">
            <text:p text:style-name="P10">　</text:p>
          </table:table-cell>
          <table:table-cell table:style-name="Table1.D383" office:value-type="string">
            <text:p text:style-name="P9">Metaflumizone</text:p>
          </table:table-cell>
        </table:table-row>
        <table:table-row table:style-name="Table1.1">
          <table:table-cell table:style-name="Table1.A384" office:value-type="string">
            <text:list xml:id="list13504180364897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84" office:value-type="string">
            <text:p text:style-name="P5"><text:span text:style-name="T8">滅達樂</text:span><text:span text:style-name="T10"> </text:span></text:p>
          </table:table-cell>
          <table:table-cell table:style-name="Table1.C384" office:value-type="string">
            <text:p text:style-name="P10">甲霜灵</text:p>
          </table:table-cell>
          <table:table-cell table:style-name="Table1.D384" office:value-type="string">
            <text:p text:style-name="P9">Metalaxyl</text:p>
          </table:table-cell>
        </table:table-row>
        <table:table-row table:style-name="Table1.1">
          <table:table-cell table:style-name="Table1.A385" office:value-type="string">
            <text:list xml:id="list13504293493906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85" office:value-type="string">
            <text:p text:style-name="P5"><text:span text:style-name="T8">右滅達樂</text:span><text:span text:style-name="T10"> </text:span></text:p>
          </table:table-cell>
          <table:table-cell table:style-name="Table1.C385" office:value-type="string">
            <text:p text:style-name="P10">精甲霜灵</text:p>
          </table:table-cell>
          <table:table-cell table:style-name="Table1.D385" office:value-type="string">
            <text:p text:style-name="P9">Metalaxyl-m</text:p>
          </table:table-cell>
        </table:table-row>
        <table:table-row table:style-name="Table1.1">
          <table:table-cell table:style-name="Table1.A386" office:value-type="string">
            <text:list xml:id="list13504099360002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86" office:value-type="string">
            <text:p text:style-name="P5"><text:span text:style-name="T8">聚乙醛</text:span><text:span text:style-name="T10"> </text:span></text:p>
          </table:table-cell>
          <table:table-cell table:style-name="Table1.C386" office:value-type="string">
            <text:p text:style-name="P10">四聚乙醛</text:p>
          </table:table-cell>
          <table:table-cell table:style-name="Table1.D386" office:value-type="string">
            <text:p text:style-name="P9">Metaldehyde</text:p>
          </table:table-cell>
        </table:table-row>
        <table:table-row table:style-name="Table1.1">
          <table:table-cell table:style-name="Table1.A387" office:value-type="string">
            <text:list xml:id="list13504267381797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87" office:value-type="string">
            <text:p text:style-name="P5"><text:span text:style-name="T8">滅草胺</text:span><text:span text:style-name="T10"> </text:span></text:p>
          </table:table-cell>
          <table:table-cell table:style-name="Table1.C387" office:value-type="string">
            <text:p text:style-name="P10">吡唑草胺</text:p>
          </table:table-cell>
          <table:table-cell table:style-name="Table1.D387" office:value-type="string">
            <text:p text:style-name="P9">Metazachlor</text:p>
          </table:table-cell>
        </table:table-row>
        <table:table-row table:style-name="Table1.1">
          <table:table-cell table:style-name="Table1.A388" office:value-type="string">
            <text:list xml:id="list13504215712711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88" office:value-type="string">
            <text:p text:style-name="P5"><text:span text:style-name="T8">滅特座</text:span><text:span text:style-name="T10"> </text:span></text:p>
          </table:table-cell>
          <table:table-cell table:style-name="Table1.C388" office:value-type="string">
            <text:p text:style-name="P10">叶菌唑</text:p>
          </table:table-cell>
          <table:table-cell table:style-name="Table1.D388" office:value-type="string">
            <text:p text:style-name="P9">Metconazole</text:p>
          </table:table-cell>
        </table:table-row>
        <text:soft-page-break/>
        <table:table-row table:style-name="Table1.1">
          <table:table-cell table:style-name="Table1.A389" office:value-type="string">
            <text:list xml:id="list13504204444204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89" office:value-type="string">
            <text:p text:style-name="P5"><text:span text:style-name="T8">達馬松</text:span><text:span text:style-name="T10"> </text:span></text:p>
          </table:table-cell>
          <table:table-cell table:style-name="Table1.C389" office:value-type="string">
            <text:p text:style-name="P10">甲胺磷</text:p>
          </table:table-cell>
          <table:table-cell table:style-name="Table1.D389" office:value-type="string">
            <text:p text:style-name="P9">Methamidophos</text:p>
          </table:table-cell>
        </table:table-row>
        <table:table-row table:style-name="Table1.1">
          <table:table-cell table:style-name="Table1.A390" office:value-type="string">
            <text:list xml:id="list13504097381663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90" office:value-type="string">
            <text:p text:style-name="P5"><text:span text:style-name="T8">斯美地</text:span><text:span text:style-name="T10"> </text:span></text:p>
          </table:table-cell>
          <table:table-cell table:style-name="Table1.C390" office:value-type="string">
            <text:p text:style-name="P10">威百田</text:p>
          </table:table-cell>
          <table:table-cell table:style-name="Table1.D390" office:value-type="string">
            <text:p text:style-name="P9">Metham-sodium</text:p>
          </table:table-cell>
        </table:table-row>
        <table:table-row table:style-name="Table1.1">
          <table:table-cell table:style-name="Table1.A391" office:value-type="string">
            <text:list xml:id="list13504105699506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91" office:value-type="string">
            <text:p text:style-name="P5"><text:span text:style-name="T8">滅速克</text:span><text:span text:style-name="T10"> </text:span></text:p>
          </table:table-cell>
          <table:table-cell table:style-name="Table1.C391" office:value-type="string">
            <text:p text:style-name="P10">磺菌威</text:p>
          </table:table-cell>
          <table:table-cell table:style-name="Table1.D391" office:value-type="string">
            <text:p text:style-name="P9">Methasulfocarb</text:p>
          </table:table-cell>
        </table:table-row>
        <table:table-row table:style-name="Table1.1">
          <table:table-cell table:style-name="Table1.A392" office:value-type="string">
            <text:list xml:id="list13504279981661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92" office:value-type="string">
            <text:p text:style-name="P5"><text:span text:style-name="T8">滅大松</text:span><text:span text:style-name="T10"> </text:span></text:p>
          </table:table-cell>
          <table:table-cell table:style-name="Table1.C392" office:value-type="string">
            <text:p text:style-name="P10">杀扑磷</text:p>
          </table:table-cell>
          <table:table-cell table:style-name="Table1.D392" office:value-type="string">
            <text:p text:style-name="P9">Methidathion</text:p>
          </table:table-cell>
        </table:table-row>
        <table:table-row table:style-name="Table1.1">
          <table:table-cell table:style-name="Table1.A393" office:value-type="string">
            <text:list xml:id="list13504162694110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93" office:value-type="string">
            <text:p text:style-name="P5"><text:span text:style-name="T8">滅賜克</text:span><text:span text:style-name="T10"> </text:span></text:p>
          </table:table-cell>
          <table:table-cell table:style-name="Table1.C393" office:value-type="string">
            <text:p text:style-name="P10">甲硫威</text:p>
          </table:table-cell>
          <table:table-cell table:style-name="Table1.D393" office:value-type="string">
            <text:p text:style-name="P9">Methiocarb</text:p>
          </table:table-cell>
        </table:table-row>
        <table:table-row table:style-name="Table1.1">
          <table:table-cell table:style-name="Table1.A394" office:value-type="string">
            <text:list xml:id="list13504218960657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94" office:value-type="string">
            <text:p text:style-name="P5"><text:span text:style-name="T8">納乃得</text:span><text:span text:style-name="T10"> </text:span></text:p>
          </table:table-cell>
          <table:table-cell table:style-name="Table1.C394" office:value-type="string">
            <text:p text:style-name="P10">灭多威</text:p>
          </table:table-cell>
          <table:table-cell table:style-name="Table1.D394" office:value-type="string">
            <text:p text:style-name="P9">Methomyl</text:p>
          </table:table-cell>
        </table:table-row>
        <table:table-row table:style-name="Table1.1">
          <table:table-cell table:style-name="Table1.A395" office:value-type="string">
            <text:list xml:id="list13504159480200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95" office:value-type="string">
            <text:p text:style-name="P5"><text:span text:style-name="T8">納得亞滅寧</text:span><text:span text:style-name="T10"> </text:span></text:p>
          </table:table-cell>
          <table:table-cell table:style-name="Table1.C395" office:value-type="string">
            <text:p text:style-name="P10">灭多威+順式氯氰菊酯</text:p>
          </table:table-cell>
          <table:table-cell table:style-name="Table1.D395" office:value-type="string">
            <text:p text:style-name="P9">Methomyl + alpha-cypermethrin</text:p>
          </table:table-cell>
        </table:table-row>
        <table:table-row table:style-name="Table1.1">
          <table:table-cell table:style-name="Table1.A396" office:value-type="string">
            <text:list xml:id="list13504279286464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96" office:value-type="string">
            <text:p text:style-name="P5"><text:span text:style-name="T8">納得護賽寧</text:span><text:span text:style-name="T10"> </text:span></text:p>
          </table:table-cell>
          <table:table-cell table:style-name="Table1.C396" office:value-type="string">
            <text:p text:style-name="P10">灭多威+氟氰戊菊酯</text:p>
          </table:table-cell>
          <table:table-cell table:style-name="Table1.D396" office:value-type="string">
            <text:p text:style-name="P9">Methomyl + flucythrinate</text:p>
          </table:table-cell>
        </table:table-row>
        <table:table-row table:style-name="Table1.1">
          <table:table-cell table:style-name="Table1.A397" office:value-type="string">
            <text:list xml:id="list13504135527936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97" office:value-type="string">
            <text:p text:style-name="P5"><text:span text:style-name="T8">開抑草</text:span><text:span text:style-name="T10"> </text:span></text:p>
          </table:table-cell>
          <table:table-cell table:style-name="Table1.C397" office:value-type="string">
            <text:p text:style-name="P5"><text:span text:style-name="T8">○+地散磷</text:span></text:p>
          </table:table-cell>
          <table:table-cell table:style-name="Table1.D397" office:value-type="string">
            <text:p text:style-name="P9">Methoxy phenone + bensulide</text:p>
          </table:table-cell>
        </table:table-row>
        <table:table-row table:style-name="Table1.1">
          <table:table-cell table:style-name="Table1.A398" office:value-type="string">
            <text:list xml:id="list13504219875649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98" office:value-type="string">
            <text:p text:style-name="P5"><text:span text:style-name="T8">滅芬諾</text:span><text:span text:style-name="T10"> </text:span></text:p>
          </table:table-cell>
          <table:table-cell table:style-name="Table1.C398" office:value-type="string">
            <text:p text:style-name="P10">甲氧苯酰肼</text:p>
          </table:table-cell>
          <table:table-cell table:style-name="Table1.D398" office:value-type="string">
            <text:p text:style-name="P9">Methoxyfenozide</text:p>
          </table:table-cell>
        </table:table-row>
        <table:table-row table:style-name="Table1.1">
          <table:table-cell table:style-name="Table1.A399" office:value-type="string">
            <text:list xml:id="list13504161320193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399" office:value-type="string">
            <text:p text:style-name="P5"><text:span text:style-name="T8">含毒甲基丁香油</text:span><text:span text:style-name="T10"> </text:span></text:p>
          </table:table-cell>
          <table:table-cell table:style-name="Table1.C399" office:value-type="string">
            <text:p text:style-name="P10">　</text:p>
          </table:table-cell>
          <table:table-cell table:style-name="Table1.D399" office:value-type="string">
            <text:p text:style-name="P9">Methyl eugenol-naled</text:p>
          </table:table-cell>
        </table:table-row>
        <table:table-row table:style-name="Table1.1">
          <table:table-cell table:style-name="Table1.A400" office:value-type="string">
            <text:list xml:id="list13504098529971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00" office:value-type="string">
            <text:p text:style-name="P5"><text:span text:style-name="T8">甲基砷酸鈣</text:span><text:span text:style-name="T10"> </text:span></text:p>
          </table:table-cell>
          <table:table-cell table:style-name="Table1.C400" office:value-type="string">
            <text:p text:style-name="P10">　</text:p>
          </table:table-cell>
          <table:table-cell table:style-name="Table1.D400" office:value-type="string">
            <text:p text:style-name="P9">Methylarsonic acid</text:p>
          </table:table-cell>
        </table:table-row>
        <table:table-row table:style-name="Table1.1">
          <table:table-cell table:style-name="Table1.A401" office:value-type="string">
            <text:list xml:id="list135042070395201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01" office:value-type="string">
            <text:p text:style-name="P5"><text:span text:style-name="T8">甲基巴拉松</text:span><text:span text:style-name="T10"> </text:span></text:p>
          </table:table-cell>
          <table:table-cell table:style-name="Table1.C401" office:value-type="string">
            <text:p text:style-name="P10">甲基对硫磷</text:p>
          </table:table-cell>
          <table:table-cell table:style-name="Table1.D401" office:value-type="string">
            <text:p text:style-name="P9">Methyl-parathion</text:p>
          </table:table-cell>
        </table:table-row>
        <table:table-row table:style-name="Table1.1">
          <table:table-cell table:style-name="Table1.A402" office:value-type="string">
            <text:list xml:id="list13504124161726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02" office:value-type="string">
            <text:p text:style-name="P5"><text:span text:style-name="T8">免得爛</text:span><text:span text:style-name="T10"> </text:span></text:p>
          </table:table-cell>
          <table:table-cell table:style-name="Table1.C402" office:value-type="string">
            <text:p text:style-name="P10">代森联</text:p>
          </table:table-cell>
          <table:table-cell table:style-name="Table1.D402" office:value-type="string">
            <text:p text:style-name="P9">Metiram</text:p>
          </table:table-cell>
        </table:table-row>
        <table:table-row table:style-name="Table1.1">
          <table:table-cell table:style-name="Table1.A403" office:value-type="string">
            <text:list xml:id="list13504123198584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03" office:value-type="string">
            <text:p text:style-name="P5"><text:span text:style-name="T8">免得克絕</text:span><text:span text:style-name="T10"> </text:span></text:p>
          </table:table-cell>
          <table:table-cell table:style-name="Table1.C403" office:value-type="string">
            <text:p text:style-name="P10">代森联+霜脲氰</text:p>
          </table:table-cell>
          <table:table-cell table:style-name="Table1.D403" office:value-type="string">
            <text:p text:style-name="P9">Metiram + cymoxanil</text:p>
          </table:table-cell>
        </table:table-row>
        <table:table-row table:style-name="Table1.1">
          <table:table-cell table:style-name="Table1.A404" office:value-type="string">
            <text:list xml:id="list13504237051264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04" office:value-type="string">
            <text:p text:style-name="P5"><text:span text:style-name="T8">撲奪草</text:span><text:span text:style-name="T10"> </text:span></text:p>
          </table:table-cell>
          <table:table-cell table:style-name="Table1.C404" office:value-type="string">
            <text:p text:style-name="P10">溴谷隆</text:p>
          </table:table-cell>
          <table:table-cell table:style-name="Table1.D404" office:value-type="string">
            <text:p text:style-name="P9">Metobromuron</text:p>
          </table:table-cell>
        </table:table-row>
        <table:table-row table:style-name="Table1.1">
          <table:table-cell table:style-name="Table1.A405" office:value-type="string">
            <text:list xml:id="list13504225354508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05" office:value-type="string">
            <text:p text:style-name="P5"><text:span text:style-name="T8">撲多草</text:span><text:span text:style-name="T10"> </text:span></text:p>
          </table:table-cell>
          <table:table-cell table:style-name="Table1.C405" office:value-type="string">
            <text:p text:style-name="P10">溴谷隆+异丙甲草胺</text:p>
          </table:table-cell>
          <table:table-cell table:style-name="Table1.D405" office:value-type="string">
            <text:p text:style-name="P9">Metobromuron + metolachlor</text:p>
          </table:table-cell>
        </table:table-row>
        <table:table-row table:style-name="Table1.1">
          <table:table-cell table:style-name="Table1.A406" office:value-type="string">
            <text:list xml:id="list13504181990180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06" office:value-type="string">
            <text:p text:style-name="P5"><text:span text:style-name="T8">莫多草</text:span><text:span text:style-name="T10"> </text:span></text:p>
          </table:table-cell>
          <table:table-cell table:style-name="Table1.C406" office:value-type="string">
            <text:p text:style-name="P10">异丙甲草胺</text:p>
          </table:table-cell>
          <table:table-cell table:style-name="Table1.D406" office:value-type="string">
            <text:p text:style-name="P9">Metolachlor</text:p>
          </table:table-cell>
        </table:table-row>
        <table:table-row table:style-name="Table1.1">
          <table:table-cell table:style-name="Table1.A407" office:value-type="string">
            <text:list xml:id="list135042822547851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07" office:value-type="string">
            <text:p text:style-name="P5"><text:span text:style-name="T8">治滅蝨</text:span><text:span text:style-name="T10"> </text:span></text:p>
          </table:table-cell>
          <table:table-cell table:style-name="Table1.C407" office:value-type="string">
            <text:p text:style-name="P10">速灭威</text:p>
          </table:table-cell>
          <table:table-cell table:style-name="Table1.D407" office:value-type="string">
            <text:p text:style-name="P9">Metolcarb</text:p>
          </table:table-cell>
        </table:table-row>
        <table:table-row table:style-name="Table1.1">
          <table:table-cell table:style-name="Table1.A408" office:value-type="string">
            <text:list xml:id="list135042599174981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08" office:value-type="string">
            <text:p text:style-name="P5"><text:span text:style-name="T8">滅芬農</text:span><text:span text:style-name="T10"> </text:span></text:p>
          </table:table-cell>
          <table:table-cell table:style-name="Table1.C408" office:value-type="string">
            <text:p text:style-name="P10">　</text:p>
          </table:table-cell>
          <table:table-cell table:style-name="Table1.D408" office:value-type="string">
            <text:p text:style-name="P9">Metrafenone</text:p>
          </table:table-cell>
        </table:table-row>
        <table:table-row table:style-name="Table1.1">
          <table:table-cell table:style-name="Table1.A409" office:value-type="string">
            <text:list xml:id="list13504207989030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09" office:value-type="string">
            <text:p text:style-name="P5"><text:span text:style-name="T8">滅必淨</text:span><text:span text:style-name="T10"> </text:span></text:p>
          </table:table-cell>
          <table:table-cell table:style-name="Table1.C409" office:value-type="string">
            <text:p text:style-name="P10">嗪草酮</text:p>
          </table:table-cell>
          <table:table-cell table:style-name="Table1.D409" office:value-type="string">
            <text:p text:style-name="P9">Metribuzin</text:p>
          </table:table-cell>
        </table:table-row>
        <table:table-row table:style-name="Table1.1">
          <table:table-cell table:style-name="Table1.A410" office:value-type="string">
            <text:list xml:id="list13504105464847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10" office:value-type="string">
            <text:p text:style-name="P5"><text:span text:style-name="T8">美文松</text:span><text:span text:style-name="T10"> </text:span></text:p>
          </table:table-cell>
          <table:table-cell table:style-name="Table1.C410" office:value-type="string">
            <text:p text:style-name="P10">速灭磷</text:p>
          </table:table-cell>
          <table:table-cell table:style-name="Table1.D410" office:value-type="string">
            <text:p text:style-name="P9">Mevinphos</text:p>
          </table:table-cell>
        </table:table-row>
        <table:table-row table:style-name="Table1.1">
          <table:table-cell table:style-name="Table1.A411" office:value-type="string">
            <text:list xml:id="list13504110016180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11" office:value-type="string">
            <text:p text:style-name="P5"><text:span text:style-name="T8">密滅汀</text:span><text:span text:style-name="T10"> </text:span></text:p>
          </table:table-cell>
          <table:table-cell table:style-name="Table1.C411" office:value-type="string">
            <text:p text:style-name="P10">密灭汀</text:p>
          </table:table-cell>
          <table:table-cell table:style-name="Table1.D411" office:value-type="string">
            <text:p text:style-name="P9">Milbemectin</text:p>
          </table:table-cell>
        </table:table-row>
        <table:table-row table:style-name="Table1.1">
          <table:table-cell table:style-name="Table1.A412" office:value-type="string">
            <text:list xml:id="list13504191893271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12" office:value-type="string">
            <text:p text:style-name="P5"><text:span text:style-name="T8">雙必蝨</text:span><text:span text:style-name="T10"> </text:span></text:p>
          </table:table-cell>
          <table:table-cell table:style-name="Table1.C412" office:value-type="string">
            <text:p text:style-name="P10">　</text:p>
          </table:table-cell>
          <table:table-cell table:style-name="Table1.D412" office:value-type="string">
            <text:p text:style-name="P9">Mipc + bpmc</text:p>
          </table:table-cell>
        </table:table-row>
        <table:table-row table:style-name="Table1.1">
          <table:table-cell table:style-name="Table1.A413" office:value-type="string">
            <text:list xml:id="list13504226235455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13" office:value-type="string">
            <text:p text:style-name="P5"><text:span text:style-name="T8">普滅蝨</text:span><text:span text:style-name="T10"> </text:span></text:p>
          </table:table-cell>
          <table:table-cell table:style-name="Table1.C413" office:value-type="string">
            <text:p text:style-name="P10">+灭线磷</text:p>
          </table:table-cell>
          <table:table-cell table:style-name="Table1.D413" office:value-type="string">
            <text:p text:style-name="P9">Mipc + ethoprophos</text:p>
          </table:table-cell>
        </table:table-row>
        <table:table-row table:style-name="Table1.1">
          <table:table-cell table:style-name="Table1.A414" office:value-type="string">
            <text:list xml:id="list13504187575601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14" office:value-type="string">
            <text:p text:style-name="P5"><text:span text:style-name="T8">稻得壯</text:span><text:span text:style-name="T10"> </text:span></text:p>
          </table:table-cell>
          <table:table-cell table:style-name="Table1.C414" office:value-type="string">
            <text:p text:style-name="P10">禾草敌</text:p>
          </table:table-cell>
          <table:table-cell table:style-name="Table1.D414" office:value-type="string">
            <text:p text:style-name="P9">Molinate</text:p>
          </table:table-cell>
        </table:table-row>
        <table:table-row table:style-name="Table1.1">
          <table:table-cell table:style-name="Table1.A415" office:value-type="string">
            <text:list xml:id="list13504201255926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15" office:value-type="string">
            <text:p text:style-name="P5"><text:span text:style-name="T8">亞素靈</text:span><text:span text:style-name="T10"> </text:span></text:p>
          </table:table-cell>
          <table:table-cell table:style-name="Table1.C415" office:value-type="string">
            <text:p text:style-name="P10">久效磷</text:p>
          </table:table-cell>
          <table:table-cell table:style-name="Table1.D415" office:value-type="string">
            <text:p text:style-name="P9">Monocrotophos</text:p>
          </table:table-cell>
        </table:table-row>
        <table:table-row table:style-name="Table1.1">
          <table:table-cell table:style-name="Table1.A416" office:value-type="string">
            <text:list xml:id="list135040958858621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16" office:value-type="string">
            <text:p text:style-name="P5"><text:span text:style-name="T8">摩朗得(酒石酸鹽) </text:span></text:p>
          </table:table-cell>
          <table:table-cell table:style-name="Table1.C416" office:value-type="string">
            <text:p text:style-name="P10">○</text:p>
          </table:table-cell>
          <table:table-cell table:style-name="Table1.D416" office:value-type="string">
            <text:p text:style-name="P9">Morantel tartrate</text:p>
          </table:table-cell>
        </table:table-row>
        <table:table-row table:style-name="Table1.1">
          <table:table-cell table:style-name="Table1.A417" office:value-type="string">
            <text:list xml:id="list135042782022008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17" office:value-type="string">
            <text:p text:style-name="P5"><text:span text:style-name="T8">甲基砷酸鈉</text:span><text:span text:style-name="T10"> </text:span></text:p>
          </table:table-cell>
          <table:table-cell table:style-name="Table1.C417" office:value-type="string">
            <text:p text:style-name="P10">　</text:p>
          </table:table-cell>
          <table:table-cell table:style-name="Table1.D417" office:value-type="string">
            <text:p text:style-name="P9">Msma</text:p>
          </table:table-cell>
        </table:table-row>
        <table:table-row table:style-name="Table1.1">
          <table:table-cell table:style-name="Table1.A418" office:value-type="string">
            <text:list xml:id="list13504200508054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18" office:value-type="string">
            <text:p text:style-name="P5"><text:span text:style-name="T8">治滅寧</text:span><text:span text:style-name="T10"> </text:span></text:p>
          </table:table-cell>
          <table:table-cell table:style-name="Table1.C418" office:value-type="string">
            <text:p text:style-name="P5"><text:span text:style-name="T8">○+胺菊酯</text:span></text:p>
          </table:table-cell>
          <table:table-cell table:style-name="Table1.D418" office:value-type="string">
            <text:p text:style-name="P9">Mtmc + tetramethrin</text:p>
          </table:table-cell>
        </table:table-row>
        <table:table-row table:style-name="Table1.1">
          <table:table-cell table:style-name="Table1.A419" office:value-type="string">
            <text:list xml:id="list13504248496673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19" office:value-type="string">
            <text:p text:style-name="P5"><text:span text:style-name="T8">邁克尼</text:span><text:span text:style-name="T10"> </text:span></text:p>
          </table:table-cell>
          <table:table-cell table:style-name="Table1.C419" office:value-type="string">
            <text:p text:style-name="P10">腈菌唑</text:p>
          </table:table-cell>
          <table:table-cell table:style-name="Table1.D419" office:value-type="string">
            <text:p text:style-name="P9">Myclobutanil</text:p>
          </table:table-cell>
        </table:table-row>
        <table:table-row table:style-name="Table1.1">
          <table:table-cell table:style-name="Table1.A420" office:value-type="string">
            <text:list xml:id="list13504206277937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20" office:value-type="string">
            <text:p text:style-name="P5"><text:span text:style-name="T8">萘乙酸鈉</text:span><text:span text:style-name="T10"> </text:span></text:p>
          </table:table-cell>
          <table:table-cell table:style-name="Table1.C420" office:value-type="string">
            <text:p text:style-name="P10">萘乙酸鈉</text:p>
          </table:table-cell>
          <table:table-cell table:style-name="Table1.D420" office:value-type="string">
            <text:p text:style-name="P9">Naa-sodium</text:p>
          </table:table-cell>
        </table:table-row>
        <table:table-row table:style-name="Table1.1">
          <table:table-cell table:style-name="Table1.A421" office:value-type="string">
            <text:list xml:id="list135040899959921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21" office:value-type="string">
            <text:p text:style-name="P5"><text:span text:style-name="T8">移植生長素</text:span><text:span text:style-name="T10"> </text:span></text:p>
          </table:table-cell>
          <table:table-cell table:style-name="Table1.C421" office:value-type="string">
            <text:p text:style-name="P10">　</text:p>
          </table:table-cell>
          <table:table-cell table:style-name="Table1.D421" office:value-type="string">
            <text:p text:style-name="P9">Nad</text:p>
          </table:table-cell>
        </table:table-row>
        <text:soft-page-break/>
        <table:table-row table:style-name="Table1.1">
          <table:table-cell table:style-name="Table1.A422" office:value-type="string">
            <text:list xml:id="list135040856892131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22" office:value-type="string">
            <text:p text:style-name="P5"><text:span text:style-name="T8">乃力松</text:span><text:span text:style-name="T10"> </text:span></text:p>
          </table:table-cell>
          <table:table-cell table:style-name="Table1.C422" office:value-type="string">
            <text:p text:style-name="P10">二溴磷</text:p>
          </table:table-cell>
          <table:table-cell table:style-name="Table1.D422" office:value-type="string">
            <text:p text:style-name="P9">Naled</text:p>
          </table:table-cell>
        </table:table-row>
        <table:table-row table:style-name="Table1.1">
          <table:table-cell table:style-name="Table1.A423" office:value-type="string">
            <text:list xml:id="list13504121759939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23" office:value-type="string">
            <text:p text:style-name="P5"><text:span text:style-name="T8">丁拉萘普</text:span><text:span text:style-name="T10"> </text:span></text:p>
          </table:table-cell>
          <table:table-cell table:style-name="Table1.C423" office:value-type="string">
            <text:p text:style-name="P10">萘丙胺+丁草胺</text:p>
          </table:table-cell>
          <table:table-cell table:style-name="Table1.D423" office:value-type="string">
            <text:p text:style-name="P9">Naproanilide + butachlor</text:p>
          </table:table-cell>
        </table:table-row>
        <table:table-row table:style-name="Table1.1">
          <table:table-cell table:style-name="Table1.A424" office:value-type="string">
            <text:list xml:id="list13504144946650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24" office:value-type="string">
            <text:p text:style-name="P5"><text:span text:style-name="T8">滅落脫</text:span><text:span text:style-name="T10"> </text:span></text:p>
          </table:table-cell>
          <table:table-cell table:style-name="Table1.C424" office:value-type="string">
            <text:p text:style-name="P10">敌草胺</text:p>
          </table:table-cell>
          <table:table-cell table:style-name="Table1.D424" office:value-type="string">
            <text:p text:style-name="P9">Napropamide</text:p>
          </table:table-cell>
        </table:table-row>
        <table:table-row table:style-name="Table1.1">
          <table:table-cell table:style-name="Table1.A425" office:value-type="string">
            <text:list xml:id="list13504188950489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25" office:value-type="string">
            <text:p text:style-name="P5"><text:span text:style-name="T8">鈉得爛</text:span><text:span text:style-name="T10"> </text:span></text:p>
          </table:table-cell>
          <table:table-cell table:style-name="Table1.C425" office:value-type="string">
            <text:p text:style-name="P10">萘草胺</text:p>
          </table:table-cell>
          <table:table-cell table:style-name="Table1.D425" office:value-type="string">
            <text:p text:style-name="P9">Naptalam</text:p>
          </table:table-cell>
        </table:table-row>
        <table:table-row table:style-name="Table1.1">
          <table:table-cell table:style-name="Table1.A426" office:value-type="string">
            <text:list xml:id="list13504224972725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26" office:value-type="string">
            <text:p text:style-name="P5"><text:span text:style-name="T8">鐵甲砷酸銨</text:span><text:span text:style-name="T10"> </text:span></text:p>
          </table:table-cell>
          <table:table-cell table:style-name="Table1.C426" office:value-type="string">
            <text:p text:style-name="P10">　</text:p>
          </table:table-cell>
          <table:table-cell table:style-name="Table1.D426" office:value-type="string">
            <text:p text:style-name="P9">Neo asozin</text:p>
          </table:table-cell>
        </table:table-row>
        <table:table-row table:style-name="Table1.1">
          <table:table-cell table:style-name="Table1.A427" office:value-type="string">
            <text:list xml:id="list13504107905671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27" office:value-type="string">
            <text:p text:style-name="P5"><text:span text:style-name="T8">耐克螺</text:span><text:span text:style-name="T10"> </text:span></text:p>
          </table:table-cell>
          <table:table-cell table:style-name="Table1.C427" office:value-type="string">
            <text:p text:style-name="P10">　</text:p>
          </table:table-cell>
          <table:table-cell table:style-name="Table1.D427" office:value-type="string">
            <text:p text:style-name="P9">Niclosamide</text:p>
          </table:table-cell>
        </table:table-row>
        <table:table-row table:style-name="Table1.1">
          <table:table-cell table:style-name="Table1.A428" office:value-type="string">
            <text:list xml:id="list13504178387954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28" office:value-type="string">
            <text:p text:style-name="P5"><text:span text:style-name="T8">禾爾邦砷</text:span><text:span text:style-name="T10"> </text:span></text:p>
          </table:table-cell>
          <table:table-cell table:style-name="Table1.C428" office:value-type="string">
            <text:p text:style-name="P10">　</text:p>
          </table:table-cell>
          <table:table-cell table:style-name="Table1.D428" office:value-type="string">
            <text:p text:style-name="P9">Norea + msma</text:p>
          </table:table-cell>
        </table:table-row>
        <table:table-row table:style-name="Table1.1">
          <table:table-cell table:style-name="Table1.A429" office:value-type="string">
            <text:list xml:id="list13504160295690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29" office:value-type="string">
            <text:p text:style-name="P5"><text:span text:style-name="T8">諾伐隆</text:span><text:span text:style-name="T10"> </text:span></text:p>
          </table:table-cell>
          <table:table-cell table:style-name="Table1.C429" office:value-type="string">
            <text:p text:style-name="P10">双苯氟脲</text:p>
          </table:table-cell>
          <table:table-cell table:style-name="Table1.D429" office:value-type="string">
            <text:p text:style-name="P9">Novaluron</text:p>
          </table:table-cell>
        </table:table-row>
        <table:table-row table:style-name="Table1.1">
          <table:table-cell table:style-name="Table1.A430" office:value-type="string">
            <text:list xml:id="list135041895684248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30" office:value-type="string">
            <text:p text:style-name="P5"><text:span text:style-name="T8">尼瑞莫</text:span><text:span text:style-name="T10"> </text:span></text:p>
          </table:table-cell>
          <table:table-cell table:style-name="Table1.C430" office:value-type="string">
            <text:p text:style-name="P10">氟苯嘧啶醇</text:p>
          </table:table-cell>
          <table:table-cell table:style-name="Table1.D430" office:value-type="string">
            <text:p text:style-name="P9">Nuarimol</text:p>
          </table:table-cell>
        </table:table-row>
        <table:table-row table:style-name="Table1.1">
          <table:table-cell table:style-name="Table1.A431" office:value-type="string">
            <text:list xml:id="list13504108024082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31" office:value-type="string">
            <text:p text:style-name="P5"><text:span text:style-name="T8">歐滅松</text:span><text:span text:style-name="T10"> </text:span></text:p>
          </table:table-cell>
          <table:table-cell table:style-name="Table1.C431" office:value-type="string">
            <text:p text:style-name="P10">氧乐果</text:p>
          </table:table-cell>
          <table:table-cell table:style-name="Table1.D431" office:value-type="string">
            <text:p text:style-name="P9">Omethoate</text:p>
          </table:table-cell>
        </table:table-row>
        <table:table-row table:style-name="Table1.1">
          <table:table-cell table:style-name="Table1.A432" office:value-type="string">
            <text:list xml:id="list13504264199772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32" office:value-type="string">
            <text:p text:style-name="P5"><text:span text:style-name="T8">樂滅草</text:span><text:span text:style-name="T10"> </text:span></text:p>
          </table:table-cell>
          <table:table-cell table:style-name="Table1.C432" office:value-type="string">
            <text:p text:style-name="P10">恶草酮</text:p>
          </table:table-cell>
          <table:table-cell table:style-name="Table1.D432" office:value-type="string">
            <text:p text:style-name="P9">Oxadiazon</text:p>
          </table:table-cell>
        </table:table-row>
        <table:table-row table:style-name="Table1.1">
          <table:table-cell table:style-name="Table1.A433" office:value-type="string">
            <text:list xml:id="list13504279335945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33" office:value-type="string">
            <text:p text:style-name="P5"><text:span text:style-name="T8">丁拉樂滅草</text:span><text:span text:style-name="T10"> </text:span></text:p>
          </table:table-cell>
          <table:table-cell table:style-name="Table1.C433" office:value-type="string">
            <text:p text:style-name="P10">恶草灵+丁草胺</text:p>
          </table:table-cell>
          <table:table-cell table:style-name="Table1.D433" office:value-type="string">
            <text:p text:style-name="P9">Oxadiazon + butachlor</text:p>
          </table:table-cell>
        </table:table-row>
        <table:table-row table:style-name="Table1.1">
          <table:table-cell table:style-name="Table1.A434" office:value-type="string">
            <text:list xml:id="list13504202206350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34" office:value-type="string">
            <text:p text:style-name="P5"><text:span text:style-name="T8">樂滅壯</text:span><text:span text:style-name="T10"> </text:span></text:p>
          </table:table-cell>
          <table:table-cell table:style-name="Table1.C434" office:value-type="string">
            <text:p text:style-name="P10">恶草酮+禾草敌</text:p>
          </table:table-cell>
          <table:table-cell table:style-name="Table1.D434" office:value-type="string">
            <text:p text:style-name="P9">Oxadiazon + molinate</text:p>
          </table:table-cell>
        </table:table-row>
        <table:table-row table:style-name="Table1.1">
          <table:table-cell table:style-name="Table1.A435" office:value-type="string">
            <text:list xml:id="list135041227911448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35" office:value-type="string">
            <text:p text:style-name="P5"><text:span text:style-name="T8">毆殺斯</text:span><text:span text:style-name="T10"> </text:span></text:p>
          </table:table-cell>
          <table:table-cell table:style-name="Table1.C435" office:value-type="string">
            <text:p text:style-name="P10">恶霜磷</text:p>
          </table:table-cell>
          <table:table-cell table:style-name="Table1.D435" office:value-type="string">
            <text:p text:style-name="P9">Oxadixyl</text:p>
          </table:table-cell>
        </table:table-row>
        <table:table-row table:style-name="Table1.1">
          <table:table-cell table:style-name="Table1.A436" office:value-type="string">
            <text:list xml:id="list13504278536585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36" office:value-type="string">
            <text:p text:style-name="P5"><text:span text:style-name="T8">毆殺滅</text:span><text:span text:style-name="T10"> </text:span></text:p>
          </table:table-cell>
          <table:table-cell table:style-name="Table1.C436" office:value-type="string">
            <text:p text:style-name="P10">杀线威</text:p>
          </table:table-cell>
          <table:table-cell table:style-name="Table1.D436" office:value-type="string">
            <text:p text:style-name="P9">Oxamyl</text:p>
          </table:table-cell>
        </table:table-row>
        <table:table-row table:style-name="Table1.1">
          <table:table-cell table:style-name="Table1.A437" office:value-type="string">
            <text:list xml:id="list13504091722771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37" office:value-type="string">
            <text:p text:style-name="P5"><text:span text:style-name="T8">快得寧</text:span><text:span text:style-name="T10"> </text:span></text:p>
          </table:table-cell>
          <table:table-cell table:style-name="Table1.C437" office:value-type="string">
            <text:p text:style-name="P10">喹啉铜</text:p>
          </table:table-cell>
          <table:table-cell table:style-name="Table1.D437" office:value-type="string">
            <text:p text:style-name="P9">Oxine-copper</text:p>
          </table:table-cell>
        </table:table-row>
        <table:table-row table:style-name="Table1.1">
          <table:table-cell table:style-name="Table1.A438" office:value-type="string">
            <text:list xml:id="list13504233100215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38" office:value-type="string">
            <text:p text:style-name="P5"><text:span text:style-name="T8">硫酸快得寧</text:span><text:span text:style-name="T10"> </text:span></text:p>
          </table:table-cell>
          <table:table-cell table:style-name="Table1.C438" office:value-type="string">
            <text:p text:style-name="P10">喹啉铜+</text:p>
          </table:table-cell>
          <table:table-cell table:style-name="Table1.D438" office:value-type="string">
            <text:p text:style-name="P9">Oxine-copper + copper sulphate</text:p>
          </table:table-cell>
        </table:table-row>
        <table:table-row table:style-name="Table1.1">
          <table:table-cell table:style-name="Table1.A439" office:value-type="string">
            <text:list xml:id="list13504260278251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39" office:value-type="string">
            <text:p text:style-name="P5"><text:span text:style-name="T8">銅快得寧</text:span><text:span text:style-name="T10"> </text:span></text:p>
          </table:table-cell>
          <table:table-cell table:style-name="Table1.C439" office:value-type="string">
            <text:p text:style-name="P10">喹啉铜+</text:p>
          </table:table-cell>
          <table:table-cell table:style-name="Table1.D439" office:value-type="string">
            <text:p text:style-name="P9">Oxine-copper + cupric hydroxide</text:p>
          </table:table-cell>
        </table:table-row>
        <table:table-row table:style-name="Table1.1">
          <table:table-cell table:style-name="Table1.A440" office:value-type="string">
            <text:list xml:id="list13504118661302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40" office:value-type="string">
            <text:p text:style-name="P5"><text:span text:style-name="T8">快得克絕</text:span><text:span text:style-name="T10"> </text:span></text:p>
          </table:table-cell>
          <table:table-cell table:style-name="Table1.C440" office:value-type="string">
            <text:p text:style-name="P10">喹啉铜+霜脲氰</text:p>
          </table:table-cell>
          <table:table-cell table:style-name="Table1.D440" office:value-type="string">
            <text:p text:style-name="P9">Oxine-copper + cymoxanil</text:p>
          </table:table-cell>
        </table:table-row>
        <table:table-row table:style-name="Table1.1">
          <table:table-cell table:style-name="Table1.A441" office:value-type="string">
            <text:list xml:id="list13504193879652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41" office:value-type="string">
            <text:p text:style-name="P5"><text:span text:style-name="T8">快得依普同</text:span><text:span text:style-name="T10"> </text:span></text:p>
          </table:table-cell>
          <table:table-cell table:style-name="Table1.C441" office:value-type="string">
            <text:p text:style-name="P10">喹啉铜+水胺硫磷</text:p>
          </table:table-cell>
          <table:table-cell table:style-name="Table1.D441" office:value-type="string">
            <text:p text:style-name="P9">Oxine-copper + iprodione</text:p>
          </table:table-cell>
        </table:table-row>
        <table:table-row table:style-name="Table1.1">
          <table:table-cell table:style-name="Table1.A442" office:value-type="string">
            <text:list xml:id="list13504288921429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42" office:value-type="string">
            <text:p text:style-name="P5"><text:span text:style-name="T8">快得滅達樂</text:span><text:span text:style-name="T10"> </text:span></text:p>
          </table:table-cell>
          <table:table-cell table:style-name="Table1.C442" office:value-type="string">
            <text:p text:style-name="P10">喹啉铜+甲霜灵</text:p>
          </table:table-cell>
          <table:table-cell table:style-name="Table1.D442" office:value-type="string">
            <text:p text:style-name="P9">Oxine-copper + metalaxyl</text:p>
          </table:table-cell>
        </table:table-row>
        <table:table-row table:style-name="Table1.1">
          <table:table-cell table:style-name="Table1.A443" office:value-type="string">
            <text:list xml:id="list13504242438956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43" office:value-type="string">
            <text:p text:style-name="P5"><text:span text:style-name="T8">歐索林酸</text:span><text:span text:style-name="T10"> </text:span></text:p>
          </table:table-cell>
          <table:table-cell table:style-name="Table1.C443" office:value-type="string">
            <text:p text:style-name="P10">喹菌酮</text:p>
          </table:table-cell>
          <table:table-cell table:style-name="Table1.D443" office:value-type="string">
            <text:p text:style-name="P9">Oxolinic acid</text:p>
          </table:table-cell>
        </table:table-row>
        <table:table-row table:style-name="Table1.1">
          <table:table-cell table:style-name="Table1.A444" office:value-type="string">
            <text:list xml:id="list13504164433064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44" office:value-type="string">
            <text:p text:style-name="P5"><text:span text:style-name="T8">嘉保信</text:span><text:span text:style-name="T10"> </text:span></text:p>
          </table:table-cell>
          <table:table-cell table:style-name="Table1.C444" office:value-type="string">
            <text:p text:style-name="P10">氧化萎锈灵</text:p>
          </table:table-cell>
          <table:table-cell table:style-name="Table1.D444" office:value-type="string">
            <text:p text:style-name="P9">Oxycarboxin</text:p>
          </table:table-cell>
        </table:table-row>
        <table:table-row table:style-name="Table1.1">
          <table:table-cell table:style-name="Table1.A445" office:value-type="string">
            <text:list xml:id="list13504215802199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45" office:value-type="string">
            <text:p text:style-name="P5"><text:span text:style-name="T8">滅多松</text:span><text:span text:style-name="T10"> </text:span></text:p>
          </table:table-cell>
          <table:table-cell table:style-name="Table1.C445" office:value-type="string">
            <text:p text:style-name="P10">亚砜磷</text:p>
          </table:table-cell>
          <table:table-cell table:style-name="Table1.D445" office:value-type="string">
            <text:p text:style-name="P9">Oxydemeton methyl</text:p>
          </table:table-cell>
        </table:table-row>
        <table:table-row table:style-name="Table1.1">
          <table:table-cell table:style-name="Table1.A446" office:value-type="string">
            <text:list xml:id="list13504135010038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46" office:value-type="string">
            <text:p text:style-name="P5"><text:span text:style-name="T8">復祿芬</text:span><text:span text:style-name="T10"> </text:span></text:p>
          </table:table-cell>
          <table:table-cell table:style-name="Table1.C446" office:value-type="string">
            <text:p text:style-name="P10">乙氧氟草醚</text:p>
          </table:table-cell>
          <table:table-cell table:style-name="Table1.D446" office:value-type="string">
            <text:p text:style-name="P9">Oxyfluorfen</text:p>
          </table:table-cell>
        </table:table-row>
        <table:table-row table:style-name="Table1.1">
          <table:table-cell table:style-name="Table1.A447" office:value-type="string">
            <text:list xml:id="list13504298658340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47" office:value-type="string">
            <text:p text:style-name="P5"><text:span text:style-name="T8">丁拉復祿芬</text:span><text:span text:style-name="T10"> </text:span></text:p>
          </table:table-cell>
          <table:table-cell table:style-name="Table1.C447" office:value-type="string">
            <text:p text:style-name="P10">乙氧氟草醚+丁草胺</text:p>
          </table:table-cell>
          <table:table-cell table:style-name="Table1.D447" office:value-type="string">
            <text:p text:style-name="P9">Oxyfluorfen + butachlor</text:p>
          </table:table-cell>
        </table:table-row>
        <table:table-row table:style-name="Table1.1">
          <table:table-cell table:style-name="Table1.A448" office:value-type="string">
            <text:list xml:id="list13504285342293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48" office:value-type="string">
            <text:p text:style-name="P5"><text:span text:style-name="T8">巴克素</text:span><text:span text:style-name="T10"> </text:span></text:p>
          </table:table-cell>
          <table:table-cell table:style-name="Table1.C448" office:value-type="string">
            <text:p text:style-name="P10">多效唑</text:p>
          </table:table-cell>
          <table:table-cell table:style-name="Table1.D448" office:value-type="string">
            <text:p text:style-name="P9">Paclobutrazol</text:p>
          </table:table-cell>
        </table:table-row>
        <table:table-row table:style-name="Table1.1">
          <table:table-cell table:style-name="Table1.A449" office:value-type="string">
            <text:list xml:id="list13504258646557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49" office:value-type="string">
            <text:p text:style-name="P5"><text:span text:style-name="T8">巴拉刈</text:span><text:span text:style-name="T10"> </text:span></text:p>
          </table:table-cell>
          <table:table-cell table:style-name="Table1.C449" office:value-type="string">
            <text:p text:style-name="P10">百草枯</text:p>
          </table:table-cell>
          <table:table-cell table:style-name="Table1.D449" office:value-type="string">
            <text:p text:style-name="P9">Paraquat</text:p>
          </table:table-cell>
        </table:table-row>
        <table:table-row table:style-name="Table1.1">
          <table:table-cell table:style-name="Table1.A450" office:value-type="string">
            <text:list xml:id="list13504224091277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50" office:value-type="string">
            <text:p text:style-name="P5"><text:span text:style-name="T8">巴達刈</text:span><text:span text:style-name="T10"> </text:span></text:p>
          </table:table-cell>
          <table:table-cell table:style-name="Table1.C450" office:value-type="string">
            <text:p text:style-name="P10">百草枯+敌草隆</text:p>
          </table:table-cell>
          <table:table-cell table:style-name="Table1.D450" office:value-type="string">
            <text:p text:style-name="P9">Paraquat + diuron</text:p>
          </table:table-cell>
        </table:table-row>
        <table:table-row table:style-name="Table1.1">
          <table:table-cell table:style-name="Table1.A451" office:value-type="string">
            <text:list xml:id="list13504245845089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51" office:value-type="string">
            <text:p text:style-name="P5"><text:span text:style-name="T8">巴拉刈二氯鹽</text:span><text:span text:style-name="T10"> </text:span></text:p>
          </table:table-cell>
          <table:table-cell table:style-name="Table1.C451" office:value-type="string">
            <text:p text:style-name="P10">百草枯</text:p>
          </table:table-cell>
          <table:table-cell table:style-name="Table1.D451" office:value-type="string">
            <text:p text:style-name="P9">Paraquat dichloride</text:p>
          </table:table-cell>
        </table:table-row>
        <table:table-row table:style-name="Table1.1">
          <table:table-cell table:style-name="Table1.A452" office:value-type="string">
            <text:list xml:id="list13504255807498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52" office:value-type="string">
            <text:p text:style-name="P5"><text:span text:style-name="T8">披扶座</text:span><text:span text:style-name="T10"> </text:span></text:p>
          </table:table-cell>
          <table:table-cell table:style-name="Table1.C452" office:value-type="string">
            <text:p text:style-name="P10">稻瘟酯</text:p>
          </table:table-cell>
          <table:table-cell table:style-name="Table1.D452" office:value-type="string">
            <text:p text:style-name="P9">Pefurazoate</text:p>
          </table:table-cell>
        </table:table-row>
        <table:table-row table:style-name="Table1.1">
          <table:table-cell table:style-name="Table1.A453" office:value-type="string">
            <text:list xml:id="list13504088693357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53" office:value-type="string">
            <text:p text:style-name="P5"><text:span text:style-name="T8">平克座</text:span><text:span text:style-name="T10"> </text:span></text:p>
          </table:table-cell>
          <table:table-cell table:style-name="Table1.C453" office:value-type="string">
            <text:p text:style-name="P10">戊菌唑</text:p>
          </table:table-cell>
          <table:table-cell table:style-name="Table1.D453" office:value-type="string">
            <text:p text:style-name="P9">Penconazole</text:p>
          </table:table-cell>
        </table:table-row>
        <table:table-row table:style-name="Table1.1">
          <table:table-cell table:style-name="Table1.A454" office:value-type="string">
            <text:list xml:id="list135042470753811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54" office:value-type="string">
            <text:p text:style-name="P5"><text:span text:style-name="T8">賓克隆</text:span><text:span text:style-name="T10"> </text:span></text:p>
          </table:table-cell>
          <table:table-cell table:style-name="Table1.C454" office:value-type="string">
            <text:p text:style-name="P10">戊菌隆</text:p>
          </table:table-cell>
          <table:table-cell table:style-name="Table1.D454" office:value-type="string">
            <text:p text:style-name="P9">Pencycuron</text:p>
          </table:table-cell>
        </table:table-row>
        <table:table-row table:style-name="Table1.1">
          <table:table-cell table:style-name="Table1.A455" office:value-type="string">
            <text:list xml:id="list13504291301722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55" office:value-type="string">
            <text:p text:style-name="P5"><text:span text:style-name="T8">賓得克利</text:span><text:span text:style-name="T10"> </text:span></text:p>
          </table:table-cell>
          <table:table-cell table:style-name="Table1.C455" office:value-type="string">
            <text:p text:style-name="P10">戊菌隆+戊唑醇</text:p>
          </table:table-cell>
          <table:table-cell table:style-name="Table1.D455" office:value-type="string">
            <text:p text:style-name="P9">Pencycuron + tebuconazole</text:p>
          </table:table-cell>
        </table:table-row>
        <text:soft-page-break/>
        <table:table-row table:style-name="Table1.1">
          <table:table-cell table:style-name="Table1.A456" office:value-type="string">
            <text:list xml:id="list13504261961959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56" office:value-type="string">
            <text:p text:style-name="P5"><text:span text:style-name="T8">施得圃</text:span><text:span text:style-name="T10"> </text:span></text:p>
          </table:table-cell>
          <table:table-cell table:style-name="Table1.C456" office:value-type="string">
            <text:p text:style-name="P10">硝草胺</text:p>
          </table:table-cell>
          <table:table-cell table:style-name="Table1.D456" office:value-type="string">
            <text:p text:style-name="P9">Pendimethalin</text:p>
          </table:table-cell>
        </table:table-row>
        <table:table-row table:style-name="Table1.1">
          <table:table-cell table:style-name="Table1.A457" office:value-type="string">
            <text:list xml:id="list13504270169132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57" office:value-type="string">
            <text:p text:style-name="P5"><text:span text:style-name="T8">施圃草脫淨</text:span><text:span text:style-name="T10"> </text:span></text:p>
          </table:table-cell>
          <table:table-cell table:style-name="Table1.C457" office:value-type="string">
            <text:p text:style-name="P10">硝草胺+莠去津</text:p>
          </table:table-cell>
          <table:table-cell table:style-name="Table1.D457" office:value-type="string">
            <text:p text:style-name="P9">Pendimethalin + atrazine</text:p>
          </table:table-cell>
        </table:table-row>
        <table:table-row table:style-name="Table1.1">
          <table:table-cell table:style-name="Table1.A458" office:value-type="string">
            <text:list xml:id="list135041231740918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58" office:value-type="string">
            <text:p text:style-name="P5"><text:span text:style-name="T8">平速爛</text:span><text:span text:style-name="T10"> </text:span></text:p>
          </table:table-cell>
          <table:table-cell table:style-name="Table1.C458" office:value-type="string">
            <text:p text:style-name="P10">嘧啶并三唑类磺胺</text:p>
          </table:table-cell>
          <table:table-cell table:style-name="Table1.D458" office:value-type="string">
            <text:p text:style-name="P9">Penoxsulam</text:p>
          </table:table-cell>
        </table:table-row>
        <table:table-row table:style-name="Table1.1">
          <table:table-cell table:style-name="Table1.A459" office:value-type="string">
            <text:list xml:id="list13504249554504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59" office:value-type="string">
            <text:p text:style-name="P5"><text:span text:style-name="T8">百滅寧</text:span><text:span text:style-name="T10"> </text:span></text:p>
          </table:table-cell>
          <table:table-cell table:style-name="Table1.C459" office:value-type="string">
            <text:p text:style-name="P10">氯菊酯</text:p>
          </table:table-cell>
          <table:table-cell table:style-name="Table1.D459" office:value-type="string">
            <text:p text:style-name="P9">Permethrin</text:p>
          </table:table-cell>
        </table:table-row>
        <table:table-row table:style-name="Table1.1">
          <table:table-cell table:style-name="Table1.A460" office:value-type="string">
            <text:list xml:id="list13504262288228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60" office:value-type="string">
            <text:p text:style-name="P5"><text:span text:style-name="T8">礦物油</text:span><text:span text:style-name="T10"> </text:span></text:p>
          </table:table-cell>
          <table:table-cell table:style-name="Table1.C460" office:value-type="string">
            <text:p text:style-name="P10">　</text:p>
          </table:table-cell>
          <table:table-cell table:style-name="Table1.D460" office:value-type="string">
            <text:p text:style-name="P9">Petroleum oil</text:p>
          </table:table-cell>
        </table:table-row>
        <table:table-row table:style-name="Table1.1">
          <table:table-cell table:style-name="Table1.A461" office:value-type="string">
            <text:list xml:id="list13504261207065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61" office:value-type="string">
            <text:p text:style-name="P5"><text:span text:style-name="T8">脫禾草</text:span><text:span text:style-name="T10"> </text:span></text:p>
          </table:table-cell>
          <table:table-cell table:style-name="Table1.C461" office:value-type="string">
            <text:p text:style-name="P10">　</text:p>
          </table:table-cell>
          <table:table-cell table:style-name="Table1.D461" office:value-type="string">
            <text:p text:style-name="P9">Phenothiol</text:p>
          </table:table-cell>
        </table:table-row>
        <table:table-row table:style-name="Table1.1">
          <table:table-cell table:style-name="Table1.A462" office:value-type="string">
            <text:list xml:id="list13504211882199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62" office:value-type="string">
            <text:p text:style-name="P5"><text:span text:style-name="T8">酚丁滅蝨</text:span><text:span text:style-name="T10"> </text:span><text:span text:style-name="T8">１</text:span><text:span text:style-name="T10"> </text:span></text:p>
          </table:table-cell>
          <table:table-cell table:style-name="Table1.C462" office:value-type="string">
            <text:p text:style-name="P10">苯醚菊酯+</text:p>
          </table:table-cell>
          <table:table-cell table:style-name="Table1.D462" office:value-type="string">
            <text:p text:style-name="P9">Phenothrin + bpmc</text:p>
          </table:table-cell>
        </table:table-row>
        <table:table-row table:style-name="Table1.1">
          <table:table-cell table:style-name="Table1.A463" office:value-type="string">
            <text:list xml:id="list13504215923390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63" office:value-type="string">
            <text:p text:style-name="P5"><text:span text:style-name="T8">撲滅芬</text:span><text:span text:style-name="T10"> </text:span></text:p>
          </table:table-cell>
          <table:table-cell table:style-name="Table1.C463" office:value-type="string">
            <text:p text:style-name="P10">苯醚菊酯+杀螟硫磷</text:p>
          </table:table-cell>
          <table:table-cell table:style-name="Table1.D463" office:value-type="string">
            <text:p text:style-name="P9">Phenothrin + fenitrothion</text:p>
          </table:table-cell>
        </table:table-row>
        <table:table-row table:style-name="Table1.1">
          <table:table-cell table:style-name="Table1.A464" office:value-type="string">
            <text:list xml:id="list13504147737879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64" office:value-type="string">
            <text:p text:style-name="P5"><text:span text:style-name="T8">賽達松</text:span><text:span text:style-name="T10"> </text:span></text:p>
          </table:table-cell>
          <table:table-cell table:style-name="Table1.C464" office:value-type="string">
            <text:p text:style-name="P10">稻丰散</text:p>
          </table:table-cell>
          <table:table-cell table:style-name="Table1.D464" office:value-type="string">
            <text:p text:style-name="P9">Phenthoate</text:p>
          </table:table-cell>
        </table:table-row>
        <table:table-row table:style-name="Table1.1">
          <table:table-cell table:style-name="Table1.A465" office:value-type="string">
            <text:list xml:id="list13504150273779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65" office:value-type="string">
            <text:p text:style-name="P5"><text:span text:style-name="T8">賽滅松</text:span><text:span text:style-name="T10"> </text:span></text:p>
          </table:table-cell>
          <table:table-cell table:style-name="Table1.C465" office:value-type="string">
            <text:p text:style-name="P10">稻丰散+乐果</text:p>
          </table:table-cell>
          <table:table-cell table:style-name="Table1.D465" office:value-type="string">
            <text:p text:style-name="P9">Phenthoate+dimethoate</text:p>
          </table:table-cell>
        </table:table-row>
        <table:table-row table:style-name="Table1.1">
          <table:table-cell table:style-name="Table1.A466" office:value-type="string">
            <text:list xml:id="list13504170321628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66" office:value-type="string">
            <text:p text:style-name="P5"><text:span text:style-name="T8">福瑞松</text:span><text:span text:style-name="T10"> </text:span></text:p>
          </table:table-cell>
          <table:table-cell table:style-name="Table1.C466" office:value-type="string">
            <text:p text:style-name="P10">甲拌磷</text:p>
          </table:table-cell>
          <table:table-cell table:style-name="Table1.D466" office:value-type="string">
            <text:p text:style-name="P9">Phorate</text:p>
          </table:table-cell>
        </table:table-row>
        <table:table-row table:style-name="Table1.1">
          <table:table-cell table:style-name="Table1.A467" office:value-type="string">
            <text:list xml:id="list13504198908653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67" office:value-type="string">
            <text:p text:style-name="P5"><text:span text:style-name="T8">裕必松</text:span><text:span text:style-name="T10"> </text:span></text:p>
          </table:table-cell>
          <table:table-cell table:style-name="Table1.C467" office:value-type="string">
            <text:p text:style-name="P10">伏杀硫磷</text:p>
          </table:table-cell>
          <table:table-cell table:style-name="Table1.D467" office:value-type="string">
            <text:p text:style-name="P9">Phosalone</text:p>
          </table:table-cell>
        </table:table-row>
        <table:table-row table:style-name="Table1.1">
          <table:table-cell table:style-name="Table1.A468" office:value-type="string">
            <text:list xml:id="list13504217276826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68" office:value-type="string">
            <text:p text:style-name="P5"><text:span text:style-name="T8">裕馬松</text:span><text:span text:style-name="T10"> </text:span></text:p>
          </table:table-cell>
          <table:table-cell table:style-name="Table1.C468" office:value-type="string">
            <text:p text:style-name="P10">伏杀硫磷+甲胺磷</text:p>
          </table:table-cell>
          <table:table-cell table:style-name="Table1.D468" office:value-type="string">
            <text:p text:style-name="P9">Phosalone + methamidophos</text:p>
          </table:table-cell>
        </table:table-row>
        <table:table-row table:style-name="Table1.1">
          <table:table-cell table:style-name="Table1.A469" office:value-type="string">
            <text:list xml:id="list13504159288776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69" office:value-type="string">
            <text:p text:style-name="P5"><text:span text:style-name="T8">益滅松</text:span><text:span text:style-name="T10"> </text:span></text:p>
          </table:table-cell>
          <table:table-cell table:style-name="Table1.C469" office:value-type="string">
            <text:p text:style-name="P10">亚胺硫磷</text:p>
          </table:table-cell>
          <table:table-cell table:style-name="Table1.D469" office:value-type="string">
            <text:p text:style-name="P9">Phosmet</text:p>
          </table:table-cell>
        </table:table-row>
        <table:table-row table:style-name="Table1.1">
          <table:table-cell table:style-name="Table1.A470" office:value-type="string">
            <text:list xml:id="list135041801114761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70" office:value-type="string">
            <text:p text:style-name="P5"><text:span text:style-name="T8">益芬松</text:span><text:span text:style-name="T10"> </text:span></text:p>
          </table:table-cell>
          <table:table-cell table:style-name="Table1.C470" office:value-type="string">
            <text:p text:style-name="P10">亚胺硫磷+三硫磷</text:p>
          </table:table-cell>
          <table:table-cell table:style-name="Table1.D470" office:value-type="string">
            <text:p text:style-name="P9">Phosmet + carbophenothion</text:p>
          </table:table-cell>
        </table:table-row>
        <table:table-row table:style-name="Table1.1">
          <table:table-cell table:style-name="Table1.A471" office:value-type="string">
            <text:list xml:id="list13504228670295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71" office:value-type="string">
            <text:p text:style-name="P5"><text:span text:style-name="T8">益滅賽寧</text:span><text:span text:style-name="T10"> </text:span></text:p>
          </table:table-cell>
          <table:table-cell table:style-name="Table1.C471" office:value-type="string">
            <text:p text:style-name="P10">氯氰菊酯</text:p>
          </table:table-cell>
          <table:table-cell table:style-name="Table1.D471" office:value-type="string">
            <text:p text:style-name="P9">Phosmet + cypermethrin</text:p>
          </table:table-cell>
        </table:table-row>
        <table:table-row table:style-name="Table1.1">
          <table:table-cell table:style-name="Table1.A472" office:value-type="string">
            <text:list xml:id="list13504104178347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72" office:value-type="string">
            <text:p text:style-name="P5"><text:span text:style-name="T8">益丁滅蝨</text:span><text:span text:style-name="T10"> </text:span></text:p>
          </table:table-cell>
          <table:table-cell table:style-name="Table1.C472" office:value-type="string">
            <text:p text:style-name="P10">亚胺硫磷+仲丁威</text:p>
          </table:table-cell>
          <table:table-cell table:style-name="Table1.D472" office:value-type="string">
            <text:p text:style-name="P9">Phosmet + fenobucarb</text:p>
          </table:table-cell>
        </table:table-row>
        <table:table-row table:style-name="Table1.1">
          <table:table-cell table:style-name="Table1.A473" office:value-type="string">
            <text:list xml:id="list135042609923961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73" office:value-type="string">
            <text:p text:style-name="P5"><text:span text:style-name="T8">益滅蝨</text:span><text:span text:style-name="T10"> </text:span></text:p>
          </table:table-cell>
          <table:table-cell table:style-name="Table1.C473" office:value-type="string">
            <text:p text:style-name="P10">亚胺硫磷+</text:p>
          </table:table-cell>
          <table:table-cell table:style-name="Table1.D473" office:value-type="string">
            <text:p text:style-name="P9">Phosmet + mipc</text:p>
          </table:table-cell>
        </table:table-row>
        <table:table-row table:style-name="Table1.1">
          <table:table-cell table:style-name="Table1.A474" office:value-type="string">
            <text:list xml:id="list13504290300529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74" office:value-type="string">
            <text:p text:style-name="P5"><text:span text:style-name="T8">福賜米松</text:span><text:span text:style-name="T10"> </text:span></text:p>
          </table:table-cell>
          <table:table-cell table:style-name="Table1.C474" office:value-type="string">
            <text:p text:style-name="P10">磷胺</text:p>
          </table:table-cell>
          <table:table-cell table:style-name="Table1.D474" office:value-type="string">
            <text:p text:style-name="P9">Phosphamidon</text:p>
          </table:table-cell>
        </table:table-row>
        <table:table-row table:style-name="Table1.1">
          <table:table-cell table:style-name="Table1.A475" office:value-type="string">
            <text:list xml:id="list13504160503419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75" office:value-type="string">
            <text:p text:style-name="P5"><text:span text:style-name="T8">福文松</text:span><text:span text:style-name="T10"> </text:span></text:p>
          </table:table-cell>
          <table:table-cell table:style-name="Table1.C475" office:value-type="string">
            <text:p text:style-name="P10">磷胺+速灭磷</text:p>
          </table:table-cell>
          <table:table-cell table:style-name="Table1.D475" office:value-type="string">
            <text:p text:style-name="P9">Phosphamidon + mevinphos</text:p>
          </table:table-cell>
        </table:table-row>
        <table:table-row table:style-name="Table1.1">
          <table:table-cell table:style-name="Table1.A476" office:value-type="string">
            <text:list xml:id="list135042932431328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76" office:value-type="string">
            <text:p text:style-name="P5"><text:span text:style-name="T8">福賜滅蝨</text:span><text:span text:style-name="T10"> </text:span></text:p>
          </table:table-cell>
          <table:table-cell table:style-name="Table1.C476" office:value-type="string">
            <text:p text:style-name="P10">磷胺+</text:p>
          </table:table-cell>
          <table:table-cell table:style-name="Table1.D476" office:value-type="string">
            <text:p text:style-name="P9">Phosphamidon + mipc</text:p>
          </table:table-cell>
        </table:table-row>
        <table:table-row table:style-name="Table1.1">
          <table:table-cell table:style-name="Table1.A477" office:value-type="string">
            <text:list xml:id="list13504228733298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77" office:value-type="string">
            <text:p text:style-name="P5"><text:span text:style-name="T8">好達勝</text:span><text:span text:style-name="T10"> </text:span></text:p>
          </table:table-cell>
          <table:table-cell table:style-name="Table1.C477" office:value-type="string">
            <text:p text:style-name="P10">磷化氢</text:p>
          </table:table-cell>
          <table:table-cell table:style-name="Table1.D477" office:value-type="string">
            <text:p text:style-name="P9">Phosphine</text:p>
          </table:table-cell>
        </table:table-row>
        <table:table-row table:style-name="Table1.1">
          <table:table-cell table:style-name="Table1.A478" office:value-type="string">
            <text:list xml:id="list135042413284218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78" office:value-type="string">
            <text:p text:style-name="P5"><text:span text:style-name="T8">巴賽松</text:span><text:span text:style-name="T10"> </text:span></text:p>
          </table:table-cell>
          <table:table-cell table:style-name="Table1.C478" office:value-type="string">
            <text:p text:style-name="P10">辛硫磷</text:p>
          </table:table-cell>
          <table:table-cell table:style-name="Table1.D478" office:value-type="string">
            <text:p text:style-name="P9">Phoxim</text:p>
          </table:table-cell>
        </table:table-row>
        <table:table-row table:style-name="Table1.1">
          <table:table-cell table:style-name="Table1.A479" office:value-type="string">
            <text:list xml:id="list13504191848790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79" office:value-type="string">
            <text:p text:style-name="P5"><text:span text:style-name="T8">熱必斯</text:span><text:span text:style-name="T10"> </text:span></text:p>
          </table:table-cell>
          <table:table-cell table:style-name="Table1.C479" office:value-type="string">
            <text:p text:style-name="P10">四氯苯酞</text:p>
          </table:table-cell>
          <table:table-cell table:style-name="Table1.D479" office:value-type="string">
            <text:p text:style-name="P9">Phthalide</text:p>
          </table:table-cell>
        </table:table-row>
        <table:table-row table:style-name="Table1.1">
          <table:table-cell table:style-name="Table1.A480" office:value-type="string">
            <text:list xml:id="list135041623075241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80" office:value-type="string">
            <text:p text:style-name="P5"><text:span text:style-name="T8">除蟲菊精協力劑</text:span><text:span text:style-name="T10"> </text:span></text:p>
          </table:table-cell>
          <table:table-cell table:style-name="Table1.C480" office:value-type="string">
            <text:p text:style-name="P10">　</text:p>
          </table:table-cell>
          <table:table-cell table:style-name="Table1.D480" office:value-type="string">
            <text:p text:style-name="P9">Piperonyl</text:p>
          </table:table-cell>
        </table:table-row>
        <table:table-row table:style-name="Table1.1">
          <table:table-cell table:style-name="Table1.A481" office:value-type="string">
            <text:list xml:id="list13504128198203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81" office:value-type="string">
            <text:p text:style-name="P5"><text:span text:style-name="T8">愛落殺</text:span><text:span text:style-name="T10"> </text:span></text:p>
          </table:table-cell>
          <table:table-cell table:style-name="Table1.C481" office:value-type="string">
            <text:p text:style-name="P10">戊草净+异戊乙净</text:p>
          </table:table-cell>
          <table:table-cell table:style-name="Table1.D481" office:value-type="string">
            <text:p text:style-name="P9">Piperophos + dimethametryn</text:p>
          </table:table-cell>
        </table:table-row>
        <table:table-row table:style-name="Table1.1">
          <table:table-cell table:style-name="Table1.A482" office:value-type="string">
            <text:list xml:id="list13504199356916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82" office:value-type="string">
            <text:p text:style-name="P5"><text:span text:style-name="T8">比加普</text:span><text:span text:style-name="T10"> </text:span></text:p>
          </table:table-cell>
          <table:table-cell table:style-name="Table1.C482" office:value-type="string">
            <text:p text:style-name="P10">抗蚜威</text:p>
          </table:table-cell>
          <table:table-cell table:style-name="Table1.D482" office:value-type="string">
            <text:p text:style-name="P9">Pirimicarb</text:p>
          </table:table-cell>
        </table:table-row>
        <table:table-row table:style-name="Table1.1">
          <table:table-cell table:style-name="Table1.A483" office:value-type="string">
            <text:list xml:id="list135041189260581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83" office:value-type="string">
            <text:p text:style-name="P5"><text:span text:style-name="T8">亞特松</text:span><text:span text:style-name="T10"> </text:span></text:p>
          </table:table-cell>
          <table:table-cell table:style-name="Table1.C483" office:value-type="string">
            <text:p text:style-name="P10">甲基嘧啶磷</text:p>
          </table:table-cell>
          <table:table-cell table:style-name="Table1.D483" office:value-type="string">
            <text:p text:style-name="P9">Pirmiphos-methyl</text:p>
          </table:table-cell>
        </table:table-row>
        <table:table-row table:style-name="Table1.1">
          <table:table-cell table:style-name="Table1.A484" office:value-type="string">
            <text:list xml:id="list135041500019611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84" office:value-type="string">
            <text:p text:style-name="P5"><text:span text:style-name="T8">保粒快得寧</text:span><text:span text:style-name="T10"> </text:span></text:p>
          </table:table-cell>
          <table:table-cell table:style-name="Table1.C484" office:value-type="string">
            <text:p text:style-name="P10">+喹啉铜</text:p>
          </table:table-cell>
          <table:table-cell table:style-name="Table1.D484" office:value-type="string">
            <text:p text:style-name="P9">Polyoxin b + oxine-copper</text:p>
          </table:table-cell>
        </table:table-row>
        <table:table-row table:style-name="Table1.1">
          <table:table-cell table:style-name="Table1.A485" office:value-type="string">
            <text:list xml:id="list13504275354929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85" office:value-type="string">
            <text:p text:style-name="P5"><text:span text:style-name="T8">保粒黴素</text:span><text:span text:style-name="T10"> </text:span><text:span text:style-name="T8">丁</text:span><text:span text:style-name="T10"> </text:span></text:p>
          </table:table-cell>
          <table:table-cell table:style-name="Table1.C485" office:value-type="string">
            <text:p text:style-name="P10">　</text:p>
          </table:table-cell>
          <table:table-cell table:style-name="Table1.D485" office:value-type="string">
            <text:p text:style-name="P4"><text:span text:style-name="T8">Polyoxin d,</text:span><text:span text:style-name="T12">Polyoxorim</text:span></text:p>
          </table:table-cell>
        </table:table-row>
        <table:table-row table:style-name="Table1.1">
          <table:table-cell table:style-name="Table1.A486" office:value-type="string">
            <text:list xml:id="list13504179925442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86" office:value-type="string">
            <text:p text:style-name="P5"><text:span text:style-name="T8">保粒黴素</text:span><text:span text:style-name="T10"> </text:span><text:span text:style-name="T8">乙</text:span><text:span text:style-name="T10"> </text:span></text:p>
          </table:table-cell>
          <table:table-cell table:style-name="Table1.C486" office:value-type="string">
            <text:p text:style-name="P10">多氧霉素</text:p>
          </table:table-cell>
          <table:table-cell table:style-name="Table1.D486" office:value-type="string">
            <text:p text:style-name="P9">Polyoxins</text:p>
          </table:table-cell>
        </table:table-row>
        <table:table-row table:style-name="Table1.1">
          <table:table-cell table:style-name="Table1.A487" office:value-type="string">
            <text:list xml:id="list13504225353303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87" office:value-type="string">
            <text:p text:style-name="P5"><text:span text:style-name="T8">保粒黴素</text:span><text:span text:style-name="T10"> </text:span><text:span text:style-name="T8">甲</text:span><text:span text:style-name="T10"> </text:span></text:p>
          </table:table-cell>
          <table:table-cell table:style-name="Table1.C487" office:value-type="string">
            <text:p text:style-name="P10">多氧霉素</text:p>
          </table:table-cell>
          <table:table-cell table:style-name="Table1.D487" office:value-type="string">
            <text:p text:style-name="P9">Polyoxins</text:p>
          </table:table-cell>
        </table:table-row>
        <table:table-row table:style-name="Table1.1">
          <table:table-cell table:style-name="Table1.A488" office:value-type="string">
            <text:list xml:id="list13504245296774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88" office:value-type="string">
            <text:p text:style-name="P5"><text:span text:style-name="T8">保粒黴素</text:span><text:span text:style-name="T10"> </text:span></text:p>
          </table:table-cell>
          <table:table-cell table:style-name="Table1.C488" office:value-type="string">
            <text:p text:style-name="P10">多氧霉素</text:p>
          </table:table-cell>
          <table:table-cell table:style-name="Table1.D488" office:value-type="string">
            <text:p text:style-name="P9">Polyoxins</text:p>
          </table:table-cell>
        </table:table-row>
        <table:table-row table:style-name="Table1.1">
          <table:table-cell table:style-name="Table1.A489" office:value-type="string">
            <text:list xml:id="list13504216945966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89" office:value-type="string">
            <text:p text:style-name="P5"><text:span text:style-name="T8">保粒保淨</text:span><text:span text:style-name="T10"> </text:span></text:p>
          </table:table-cell>
          <table:table-cell table:style-name="Table1.C489" office:value-type="string">
            <text:p text:style-name="P10">多氧霉素+甲基硫菌灵</text:p>
          </table:table-cell>
          <table:table-cell table:style-name="Table1.D489" office:value-type="string">
            <text:p text:style-name="P9">Polyoxins + thiophanate-<text:soft-page-break/>methyl</text:p>
          </table:table-cell>
        </table:table-row>
        <table:table-row table:style-name="Table1.1">
          <table:table-cell table:style-name="Table1.A490" office:value-type="string">
            <text:list xml:id="list13504248169825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90" office:value-type="string">
            <text:p text:style-name="P5"><text:span text:style-name="T8">碳酸氫鉀</text:span><text:span text:style-name="T10"> </text:span></text:p>
          </table:table-cell>
          <table:table-cell table:style-name="Table1.C490" office:value-type="string">
            <text:p text:style-name="P10">　</text:p>
          </table:table-cell>
          <table:table-cell table:style-name="Table1.D490" office:value-type="string">
            <text:p text:style-name="P9">Potassium hydrogencarbonate</text:p>
          </table:table-cell>
        </table:table-row>
        <table:table-row table:style-name="Table1.1">
          <table:table-cell table:style-name="Table1.A491" office:value-type="string">
            <text:list xml:id="list13504154190167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91" office:value-type="string">
            <text:p text:style-name="P5"><text:span text:style-name="T8">普拉草</text:span><text:span text:style-name="T10"> </text:span></text:p>
          </table:table-cell>
          <table:table-cell table:style-name="Table1.C491" office:value-type="string">
            <text:p text:style-name="P10">丙草胺</text:p>
          </table:table-cell>
          <table:table-cell table:style-name="Table1.D491" office:value-type="string">
            <text:p text:style-name="P9">Pretilachlor</text:p>
          </table:table-cell>
        </table:table-row>
        <table:table-row table:style-name="Table1.1">
          <table:table-cell table:style-name="Table1.A492" office:value-type="string">
            <text:list xml:id="list13504199985334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92" office:value-type="string">
            <text:p text:style-name="P5"><text:span text:style-name="T8">普拉萘普</text:span><text:span text:style-name="T10"> </text:span></text:p>
          </table:table-cell>
          <table:table-cell table:style-name="Table1.C492" office:value-type="string">
            <text:p text:style-name="P10">丙草胺+萘丙胺</text:p>
          </table:table-cell>
          <table:table-cell table:style-name="Table1.D492" office:value-type="string">
            <text:p text:style-name="P9">Pretilachlor + naproanilide</text:p>
          </table:table-cell>
        </table:table-row>
        <table:table-row table:style-name="Table1.1">
          <table:table-cell table:style-name="Table1.A493" office:value-type="string">
            <text:list xml:id="list13504099182090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93" office:value-type="string">
            <text:p text:style-name="P5"><text:span text:style-name="T8">撲殺熱</text:span><text:span text:style-name="T10"> </text:span></text:p>
          </table:table-cell>
          <table:table-cell table:style-name="Table1.C493" office:value-type="string">
            <text:p text:style-name="P10">烯丙苯噻唑</text:p>
          </table:table-cell>
          <table:table-cell table:style-name="Table1.D493" office:value-type="string">
            <text:p text:style-name="P9">Probenazole</text:p>
          </table:table-cell>
        </table:table-row>
        <table:table-row table:style-name="Table1.1">
          <table:table-cell table:style-name="Table1.A494" office:value-type="string">
            <text:list xml:id="list13504293663579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94" office:value-type="string">
            <text:p text:style-name="P5"><text:span text:style-name="T8">撲殺培丹</text:span><text:span text:style-name="T10"> </text:span></text:p>
          </table:table-cell>
          <table:table-cell table:style-name="Table1.C494" office:value-type="string">
            <text:p text:style-name="P10">烯丙苯噻唑+杀螟丹</text:p>
          </table:table-cell>
          <table:table-cell table:style-name="Table1.D494" office:value-type="string">
            <text:p text:style-name="P9">Probenazole + cartap</text:p>
          </table:table-cell>
        </table:table-row>
        <table:table-row table:style-name="Table1.1">
          <table:table-cell table:style-name="Table1.A495" office:value-type="string">
            <text:list xml:id="list13504104041769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95" office:value-type="string">
            <text:p text:style-name="P5"><text:span text:style-name="T8">撲殺賜圃</text:span><text:span text:style-name="T10"> </text:span></text:p>
          </table:table-cell>
          <table:table-cell table:style-name="Table1.C495" office:value-type="string">
            <text:p text:style-name="P10">烯丙苯噻唑+稻瘟灵</text:p>
          </table:table-cell>
          <table:table-cell table:style-name="Table1.D495" office:value-type="string">
            <text:p text:style-name="P9">Probenazole + isoprothiolane</text:p>
          </table:table-cell>
        </table:table-row>
        <table:table-row table:style-name="Table1.1">
          <table:table-cell table:style-name="Table1.A496" office:value-type="string">
            <text:list xml:id="list13504168981257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96" office:value-type="string">
            <text:p text:style-name="P5"><text:span text:style-name="T8">撲克拉</text:span><text:span text:style-name="T10"> </text:span></text:p>
          </table:table-cell>
          <table:table-cell table:style-name="Table1.C496" office:value-type="string">
            <text:p text:style-name="P10">咪鲜胺</text:p>
          </table:table-cell>
          <table:table-cell table:style-name="Table1.D496" office:value-type="string">
            <text:p text:style-name="P9">Prochloraz</text:p>
          </table:table-cell>
        </table:table-row>
        <table:table-row table:style-name="Table1.1">
          <table:table-cell table:style-name="Table1.A497" office:value-type="string">
            <text:list xml:id="list13504188373974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97" office:value-type="string">
            <text:p text:style-name="P5"><text:span text:style-name="T8">撲克拉錳</text:span><text:span text:style-name="T10"> </text:span></text:p>
          </table:table-cell>
          <table:table-cell table:style-name="Table1.C497" office:value-type="string">
            <text:p text:style-name="P10">咪鲜胺錳</text:p>
          </table:table-cell>
          <table:table-cell table:style-name="Table1.D497" office:value-type="string">
            <text:p text:style-name="P9">Prochloraz-manganese</text:p>
          </table:table-cell>
        </table:table-row>
        <table:table-row table:style-name="Table1.1">
          <table:table-cell table:style-name="Table1.A498" office:value-type="string">
            <text:list xml:id="list13504271231040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98" office:value-type="string">
            <text:p text:style-name="P5"><text:span text:style-name="T8">撲滅寧</text:span><text:span text:style-name="T10"> </text:span></text:p>
          </table:table-cell>
          <table:table-cell table:style-name="Table1.C498" office:value-type="string">
            <text:p text:style-name="P10">腐霉利</text:p>
          </table:table-cell>
          <table:table-cell table:style-name="Table1.D498" office:value-type="string">
            <text:p text:style-name="P9">Procymidone</text:p>
          </table:table-cell>
        </table:table-row>
        <table:table-row table:style-name="Table1.1">
          <table:table-cell table:style-name="Table1.A499" office:value-type="string">
            <text:list xml:id="list13504093199121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499" office:value-type="string">
            <text:p text:style-name="P5"><text:span text:style-name="T8">佈飛松</text:span><text:span text:style-name="T10"> </text:span></text:p>
          </table:table-cell>
          <table:table-cell table:style-name="Table1.C499" office:value-type="string">
            <text:p text:style-name="P10">丙溴磷</text:p>
          </table:table-cell>
          <table:table-cell table:style-name="Table1.D499" office:value-type="string">
            <text:p text:style-name="P9">Profenofos</text:p>
          </table:table-cell>
        </table:table-row>
        <table:table-row table:style-name="Table1.1">
          <table:table-cell table:style-name="Table1.A500" office:value-type="string">
            <text:list xml:id="list13504263865925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00" office:value-type="string">
            <text:p text:style-name="P5"><text:span text:style-name="T8">佈飛賽滅寧</text:span><text:span text:style-name="T10"> </text:span></text:p>
          </table:table-cell>
          <table:table-cell table:style-name="Table1.C500" office:value-type="string">
            <text:p text:style-name="P10">丙溴磷+氯氰菊酯</text:p>
          </table:table-cell>
          <table:table-cell table:style-name="Table1.D500" office:value-type="string">
            <text:p text:style-name="P9">Profenofos + cypermethrin</text:p>
          </table:table-cell>
        </table:table-row>
        <table:table-row table:style-name="Table1.1">
          <table:table-cell table:style-name="Table1.A501" office:value-type="string">
            <text:list xml:id="list13504240907939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01" office:value-type="string">
            <text:p text:style-name="P5"><text:span text:style-name="T8">佈飛百滅寧</text:span><text:span text:style-name="T10"> </text:span></text:p>
          </table:table-cell>
          <table:table-cell table:style-name="Table1.C501" office:value-type="string">
            <text:p text:style-name="P10">丙溴磷+氯菊酯</text:p>
          </table:table-cell>
          <table:table-cell table:style-name="Table1.D501" office:value-type="string">
            <text:p text:style-name="P9">Profenofos + permethrin</text:p>
          </table:table-cell>
        </table:table-row>
        <table:table-row table:style-name="Table1.1">
          <table:table-cell table:style-name="Table1.A502" office:value-type="string">
            <text:list xml:id="list13504235738628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02" office:value-type="string">
            <text:p text:style-name="P5"><text:span text:style-name="T8">茉莉酸丙酯</text:span><text:span text:style-name="T10"> </text:span></text:p>
          </table:table-cell>
          <table:table-cell table:style-name="Table1.C502" office:value-type="string">
            <text:p text:style-name="P10">　</text:p>
          </table:table-cell>
          <table:table-cell table:style-name="Table1.D502" office:value-type="string">
            <text:p text:style-name="P9">Prohydrojasmon</text:p>
          </table:table-cell>
        </table:table-row>
        <table:table-row table:style-name="Table1.1">
          <table:table-cell table:style-name="Table1.A503" office:value-type="string">
            <text:list xml:id="list13504181457501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03" office:value-type="string">
            <text:p text:style-name="P5"><text:span text:style-name="T8">普拔克</text:span><text:span text:style-name="T10"> </text:span></text:p>
          </table:table-cell>
          <table:table-cell table:style-name="Table1.C503" office:value-type="string">
            <text:p text:style-name="P10">霜霉威</text:p>
          </table:table-cell>
          <table:table-cell table:style-name="Table1.D503" office:value-type="string">
            <text:p text:style-name="P9">Propamocarb hydrochloride</text:p>
          </table:table-cell>
        </table:table-row>
        <table:table-row table:style-name="Table1.1">
          <table:table-cell table:style-name="Table1.A504" office:value-type="string">
            <text:list xml:id="list13504251992812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04" office:value-type="string">
            <text:p text:style-name="P5"><text:span text:style-name="T8">除草靈</text:span><text:span text:style-name="T10"> </text:span></text:p>
          </table:table-cell>
          <table:table-cell table:style-name="Table1.C504" office:value-type="string">
            <text:p text:style-name="P10">敌稗</text:p>
          </table:table-cell>
          <table:table-cell table:style-name="Table1.D504" office:value-type="string">
            <text:p text:style-name="P9">Propanil</text:p>
          </table:table-cell>
        </table:table-row>
        <table:table-row table:style-name="Table1.1">
          <table:table-cell table:style-name="Table1.A505" office:value-type="string">
            <text:list xml:id="list13504131741550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05" office:value-type="string">
            <text:p text:style-name="P5"><text:span text:style-name="T8">加護松</text:span><text:span text:style-name="T10"> </text:span></text:p>
          </table:table-cell>
          <table:table-cell table:style-name="Table1.C505" office:value-type="string">
            <text:p text:style-name="P10">丙虫磷</text:p>
          </table:table-cell>
          <table:table-cell table:style-name="Table1.D505" office:value-type="string">
            <text:p text:style-name="P9">Propaphos</text:p>
          </table:table-cell>
        </table:table-row>
        <table:table-row table:style-name="Table1.1">
          <table:table-cell table:style-name="Table1.A506" office:value-type="string">
            <text:list xml:id="list135042402593798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06" office:value-type="string">
            <text:p text:style-name="P5"><text:span text:style-name="T8">加護賽滅寧</text:span><text:span text:style-name="T10"> </text:span></text:p>
          </table:table-cell>
          <table:table-cell table:style-name="Table1.C506" office:value-type="string">
            <text:p text:style-name="P10">氯氰菊酯</text:p>
          </table:table-cell>
          <table:table-cell table:style-name="Table1.D506" office:value-type="string">
            <text:p text:style-name="P9">Propaphos + cypermethrin</text:p>
          </table:table-cell>
        </table:table-row>
        <table:table-row table:style-name="Table1.1">
          <table:table-cell table:style-name="Table1.A507" office:value-type="string">
            <text:list xml:id="list13504108326924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07" office:value-type="string">
            <text:p text:style-name="P5"><text:span text:style-name="T8">加護滅必蝨</text:span><text:span text:style-name="T10"> </text:span></text:p>
          </table:table-cell>
          <table:table-cell table:style-name="Table1.C507" office:value-type="string">
            <text:p text:style-name="P10">丙虫磷+</text:p>
          </table:table-cell>
          <table:table-cell table:style-name="Table1.D507" office:value-type="string">
            <text:p text:style-name="P9">Propaphos + mipc</text:p>
          </table:table-cell>
        </table:table-row>
        <table:table-row table:style-name="Table1.1">
          <table:table-cell table:style-name="Table1.A508" office:value-type="string">
            <text:list xml:id="list13504227338466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08" office:value-type="string">
            <text:p text:style-name="P5"><text:span text:style-name="T8">加護雙必蝨</text:span><text:span text:style-name="T10"> </text:span></text:p>
          </table:table-cell>
          <table:table-cell table:style-name="Table1.C508" office:value-type="string">
            <text:p text:style-name="P10">丙虫磷+</text:p>
          </table:table-cell>
          <table:table-cell table:style-name="Table1.D508" office:value-type="string">
            <text:p text:style-name="P9">Propaphos + mipc + bpmc</text:p>
          </table:table-cell>
        </table:table-row>
        <table:table-row table:style-name="Table1.1">
          <table:table-cell table:style-name="Table1.A509" office:value-type="string">
            <text:list xml:id="list13504158506701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09" office:value-type="string">
            <text:p text:style-name="P5"><text:span text:style-name="T8">加護福化利</text:span><text:span text:style-name="T10"> </text:span></text:p>
          </table:table-cell>
          <table:table-cell table:style-name="Table1.C509" office:value-type="string">
            <text:p text:style-name="P10">丙虫磷+氟胺腈菊酯</text:p>
          </table:table-cell>
          <table:table-cell table:style-name="Table1.D509" office:value-type="string">
            <text:p text:style-name="P9">Propaphos + tau-fluvalinate</text:p>
          </table:table-cell>
        </table:table-row>
        <table:table-row table:style-name="Table1.1">
          <table:table-cell table:style-name="Table1.A510" office:value-type="string">
            <text:list xml:id="list13504109413575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10" office:value-type="string">
            <text:p text:style-name="P5"><text:span text:style-name="T8">普拔草</text:span><text:span text:style-name="T10"> </text:span></text:p>
          </table:table-cell>
          <table:table-cell table:style-name="Table1.C510" office:value-type="string">
            <text:p text:style-name="P10">恶草酸</text:p>
          </table:table-cell>
          <table:table-cell table:style-name="Table1.D510" office:value-type="string">
            <text:p text:style-name="P9">Propaquizafop</text:p>
          </table:table-cell>
        </table:table-row>
        <table:table-row table:style-name="Table1.1">
          <table:table-cell table:style-name="Table1.A511" office:value-type="string">
            <text:list xml:id="list13504219352753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11" office:value-type="string">
            <text:p text:style-name="P5"><text:span text:style-name="T8">毆蟎多</text:span><text:span text:style-name="T10"> </text:span></text:p>
          </table:table-cell>
          <table:table-cell table:style-name="Table1.C511" office:value-type="string">
            <text:p text:style-name="P10">炔螨特</text:p>
          </table:table-cell>
          <table:table-cell table:style-name="Table1.D511" office:value-type="string">
            <text:p text:style-name="P9">Propargite</text:p>
          </table:table-cell>
        </table:table-row>
        <table:table-row table:style-name="Table1.1">
          <table:table-cell table:style-name="Table1.A512" office:value-type="string">
            <text:list xml:id="list13504138319528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12" office:value-type="string">
            <text:p text:style-name="P5"><text:span text:style-name="T8">普拔根</text:span><text:span text:style-name="T10"> </text:span></text:p>
          </table:table-cell>
          <table:table-cell table:style-name="Table1.C512" office:value-type="string">
            <text:p text:style-name="P10">扑灭津</text:p>
          </table:table-cell>
          <table:table-cell table:style-name="Table1.D512" office:value-type="string">
            <text:p text:style-name="P9">Propazine</text:p>
          </table:table-cell>
        </table:table-row>
        <table:table-row table:style-name="Table1.1">
          <table:table-cell table:style-name="Table1.A513" office:value-type="string">
            <text:list xml:id="list13504248647225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13" office:value-type="string">
            <text:p text:style-name="P5"><text:span text:style-name="T8">普克利</text:span><text:span text:style-name="T10"> </text:span></text:p>
          </table:table-cell>
          <table:table-cell table:style-name="Table1.C513" office:value-type="string">
            <text:p text:style-name="P10">丙环唑</text:p>
          </table:table-cell>
          <table:table-cell table:style-name="Table1.D513" office:value-type="string">
            <text:p text:style-name="P9">Propiconazole</text:p>
          </table:table-cell>
        </table:table-row>
        <table:table-row table:style-name="Table1.1">
          <table:table-cell table:style-name="Table1.A514" office:value-type="string">
            <text:list xml:id="list13504261368347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14" office:value-type="string">
            <text:p text:style-name="P5"><text:span text:style-name="T8">甲基鋅乃浦</text:span><text:span text:style-name="T10"> </text:span></text:p>
          </table:table-cell>
          <table:table-cell table:style-name="Table1.C514" office:value-type="string">
            <text:p text:style-name="P10">丙森锌</text:p>
          </table:table-cell>
          <table:table-cell table:style-name="Table1.D514" office:value-type="string">
            <text:p text:style-name="P9">Propineb</text:p>
          </table:table-cell>
        </table:table-row>
        <table:table-row table:style-name="Table1.1">
          <table:table-cell table:style-name="Table1.A515" office:value-type="string">
            <text:list xml:id="list13504146151553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15" office:value-type="string">
            <text:p text:style-name="P5"><text:span text:style-name="T8">甲鋅毆殺斯</text:span><text:span text:style-name="T10"> </text:span></text:p>
          </table:table-cell>
          <table:table-cell table:style-name="Table1.C515" office:value-type="string">
            <text:p text:style-name="P10">丙森锌+恶霜灵</text:p>
          </table:table-cell>
          <table:table-cell table:style-name="Table1.D515" office:value-type="string">
            <text:p text:style-name="P9">Propineb + oxadixyl</text:p>
          </table:table-cell>
        </table:table-row>
        <table:table-row table:style-name="Table1.1">
          <table:table-cell table:style-name="Table1.A516" office:value-type="string">
            <text:list xml:id="list13504112811729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16" office:value-type="string">
            <text:p text:style-name="P5"><text:span text:style-name="T8">甲鋅保粒素</text:span><text:span text:style-name="T10"> </text:span></text:p>
          </table:table-cell>
          <table:table-cell table:style-name="Table1.C516" office:value-type="string">
            <text:p text:style-name="P10">丙森锌+多氧霉素</text:p>
          </table:table-cell>
          <table:table-cell table:style-name="Table1.D516" office:value-type="string">
            <text:p text:style-name="P9">Propineb + polyoxin b</text:p>
          </table:table-cell>
        </table:table-row>
        <table:table-row table:style-name="Table1.1">
          <table:table-cell table:style-name="Table1.A517" office:value-type="string">
            <text:list xml:id="list13504169458254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17" office:value-type="string">
            <text:p text:style-name="P5"><text:span text:style-name="T8">甲鋅保淨</text:span><text:span text:style-name="T10"> </text:span></text:p>
          </table:table-cell>
          <table:table-cell table:style-name="Table1.C517" office:value-type="string">
            <text:p text:style-name="P10">丙森锌+甲基硫菌灵</text:p>
          </table:table-cell>
          <table:table-cell table:style-name="Table1.D517" office:value-type="string">
            <text:p text:style-name="P9">Propineb + thiophanate-methyl</text:p>
          </table:table-cell>
        </table:table-row>
        <table:table-row table:style-name="Table1.1">
          <table:table-cell table:style-name="Table1.A518" office:value-type="string">
            <text:list xml:id="list13504194088276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18" office:value-type="string">
            <text:p text:style-name="P5"><text:span text:style-name="T8">安丹</text:span><text:span text:style-name="T10"> </text:span></text:p>
          </table:table-cell>
          <table:table-cell table:style-name="Table1.C518" office:value-type="string">
            <text:p text:style-name="P10">残杀威</text:p>
          </table:table-cell>
          <table:table-cell table:style-name="Table1.D518" office:value-type="string">
            <text:p text:style-name="P9">Propoxur</text:p>
          </table:table-cell>
        </table:table-row>
        <table:table-row table:style-name="Table1.1">
          <table:table-cell table:style-name="Table1.A519" office:value-type="string">
            <text:list xml:id="list13504267076884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19" office:value-type="string">
            <text:p text:style-name="P5"><text:span text:style-name="T8">普硫松</text:span><text:span text:style-name="T10"> </text:span></text:p>
          </table:table-cell>
          <table:table-cell table:style-name="Table1.C519" office:value-type="string">
            <text:p text:style-name="P10">丙硫磷</text:p>
          </table:table-cell>
          <table:table-cell table:style-name="Table1.D519" office:value-type="string">
            <text:p text:style-name="P9">Prothiofos</text:p>
          </table:table-cell>
        </table:table-row>
        <table:table-row table:style-name="Table1.1">
          <table:table-cell table:style-name="Table1.A520" office:value-type="string">
            <text:list xml:id="list13504281876145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20" office:value-type="string">
            <text:p text:style-name="P5"><text:span text:style-name="T8">派滅淨</text:span><text:span text:style-name="T10"> </text:span></text:p>
          </table:table-cell>
          <table:table-cell table:style-name="Table1.C520" office:value-type="string">
            <text:p text:style-name="P10">吡蚜酮</text:p>
          </table:table-cell>
          <table:table-cell table:style-name="Table1.D520" office:value-type="string">
            <text:p text:style-name="P9">Pymetrozine</text:p>
          </table:table-cell>
        </table:table-row>
        <table:table-row table:style-name="Table1.1">
          <table:table-cell table:style-name="Table1.A521" office:value-type="string">
            <text:list xml:id="list13504241367984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21" office:value-type="string">
            <text:p text:style-name="P5"><text:span text:style-name="T8">白克松</text:span><text:span text:style-name="T10"> </text:span></text:p>
          </table:table-cell>
          <table:table-cell table:style-name="Table1.C521" office:value-type="string">
            <text:p text:style-name="P10">吡唑硫磷</text:p>
          </table:table-cell>
          <table:table-cell table:style-name="Table1.D521" office:value-type="string">
            <text:p text:style-name="P9">Pyraclofos</text:p>
          </table:table-cell>
        </table:table-row>
        <text:soft-page-break/>
        <table:table-row table:style-name="Table1.1">
          <table:table-cell table:style-name="Table1.A522" office:value-type="string">
            <text:list xml:id="list13504218786598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22" office:value-type="string">
            <text:p text:style-name="P5"><text:span text:style-name="T8">百克敏</text:span><text:span text:style-name="T10"> </text:span></text:p>
          </table:table-cell>
          <table:table-cell table:style-name="Table1.C522" office:value-type="string">
            <text:p text:style-name="P10">百克敏</text:p>
          </table:table-cell>
          <table:table-cell table:style-name="Table1.D522" office:value-type="string">
            <text:p text:style-name="P9">Pyraclostrobin</text:p>
          </table:table-cell>
        </table:table-row>
        <table:table-row table:style-name="Table1.1">
          <table:table-cell table:style-name="Table1.A523" office:value-type="string">
            <text:list xml:id="list13504207660731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23" office:value-type="string">
            <text:p text:style-name="P5"><text:span text:style-name="T8">白列克敏</text:span><text:span text:style-name="T10"> </text:span></text:p>
          </table:table-cell>
          <table:table-cell table:style-name="Table1.C523" office:value-type="string">
            <text:p text:style-name="P10">百克敏+啶酰菌胺</text:p>
          </table:table-cell>
          <table:table-cell table:style-name="Table1.D523" office:value-type="string">
            <text:p text:style-name="P9">Pyraclostrobin + boscalid</text:p>
          </table:table-cell>
        </table:table-row>
        <table:table-row table:style-name="Table1.1">
          <table:table-cell table:style-name="Table1.A524" office:value-type="string">
            <text:list xml:id="list13504207534237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24" office:value-type="string">
            <text:p text:style-name="P5"><text:span text:style-name="T8">達滅克敏</text:span><text:span text:style-name="T10"> </text:span></text:p>
          </table:table-cell>
          <table:table-cell table:style-name="Table1.C524" office:value-type="string">
            <text:p text:style-name="P10">百克敏+烯酰吗啉</text:p>
          </table:table-cell>
          <table:table-cell table:style-name="Table1.D524" office:value-type="string">
            <text:p text:style-name="P9">Pyraclostrobin + dimethomorph</text:p>
          </table:table-cell>
        </table:table-row>
        <table:table-row table:style-name="Table1.1">
          <table:table-cell table:style-name="Table1.A525" office:value-type="string">
            <text:list xml:id="list13504129556597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25" office:value-type="string">
            <text:p text:style-name="P5"><text:span text:style-name="T8">腈硫克敏</text:span><text:span text:style-name="T10"> </text:span></text:p>
          </table:table-cell>
          <table:table-cell table:style-name="Table1.C525" office:value-type="string">
            <text:p text:style-name="P10">百克敏+二氰蒽醌</text:p>
          </table:table-cell>
          <table:table-cell table:style-name="Table1.D525" office:value-type="string">
            <text:p text:style-name="P9">Pyraclostrobin + dithianon</text:p>
          </table:table-cell>
        </table:table-row>
        <table:table-row table:style-name="Table1.1">
          <table:table-cell table:style-name="Table1.A526" office:value-type="string">
            <text:list xml:id="list135041308950928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26" office:value-type="string">
            <text:p text:style-name="P5"><text:span text:style-name="T8">乙基派芬草</text:span><text:span text:style-name="T10"> </text:span></text:p>
          </table:table-cell>
          <table:table-cell table:style-name="Table1.C526" office:value-type="string">
            <text:p text:style-name="P10">霸草灵</text:p>
          </table:table-cell>
          <table:table-cell table:style-name="Table1.D526" office:value-type="string">
            <text:p text:style-name="P9">Pyraflufen-ethyl</text:p>
          </table:table-cell>
        </table:table-row>
        <table:table-row table:style-name="Table1.1">
          <table:table-cell table:style-name="Table1.A527" office:value-type="string">
            <text:list xml:id="list13504095936761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27" office:value-type="string">
            <text:p text:style-name="P5"><text:span text:style-name="T8">白粉松</text:span><text:span text:style-name="T10"> </text:span></text:p>
          </table:table-cell>
          <table:table-cell table:style-name="Table1.C527" office:value-type="string">
            <text:p text:style-name="P10">吡菌磷</text:p>
          </table:table-cell>
          <table:table-cell table:style-name="Table1.D527" office:value-type="string">
            <text:p text:style-name="P9">Pyrazophos</text:p>
          </table:table-cell>
        </table:table-row>
        <table:table-row table:style-name="Table1.1">
          <table:table-cell table:style-name="Table1.A528" office:value-type="string">
            <text:list xml:id="list13504176472803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28" office:value-type="string">
            <text:p text:style-name="P5"><text:span text:style-name="T8">百速隆</text:span><text:span text:style-name="T10"> </text:span></text:p>
          </table:table-cell>
          <table:table-cell table:style-name="Table1.C528" office:value-type="string">
            <text:p text:style-name="P10">吡嘧磺隆</text:p>
          </table:table-cell>
          <table:table-cell table:style-name="Table1.D528" office:value-type="string">
            <text:p text:style-name="P9">Pyrazosulfuron-ethyl</text:p>
          </table:table-cell>
        </table:table-row>
        <table:table-row table:style-name="Table1.1">
          <table:table-cell table:style-name="Table1.A529" office:value-type="string">
            <text:list xml:id="list135041617212558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29" office:value-type="string">
            <text:p text:style-name="P5"><text:span text:style-name="T8">普芬草</text:span><text:span text:style-name="T10"> </text:span></text:p>
          </table:table-cell>
          <table:table-cell table:style-name="Table1.C529" office:value-type="string">
            <text:p text:style-name="P10">苄草唑</text:p>
          </table:table-cell>
          <table:table-cell table:style-name="Table1.D529" office:value-type="string">
            <text:p text:style-name="P9">Pyrazoxyfen</text:p>
          </table:table-cell>
        </table:table-row>
        <table:table-row table:style-name="Table1.1">
          <table:table-cell table:style-name="Table1.A530" office:value-type="string">
            <text:list xml:id="list13504299575479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30" office:value-type="string">
            <text:p text:style-name="P5"><text:span text:style-name="T8">除蟲菊精</text:span><text:span text:style-name="T10"> </text:span></text:p>
          </table:table-cell>
          <table:table-cell table:style-name="Table1.C530" office:value-type="string">
            <text:p text:style-name="P10">除虫菊酯</text:p>
          </table:table-cell>
          <table:table-cell table:style-name="Table1.D530" office:value-type="string">
            <text:p text:style-name="P9">Pyrethrins</text:p>
          </table:table-cell>
        </table:table-row>
        <table:table-row table:style-name="Table1.1">
          <table:table-cell table:style-name="Table1.A531" office:value-type="string">
            <text:list xml:id="list13504256979056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31" office:value-type="string">
            <text:p text:style-name="P5"><text:span text:style-name="T8">畢達本</text:span><text:span text:style-name="T10"> </text:span></text:p>
          </table:table-cell>
          <table:table-cell table:style-name="Table1.C531" office:value-type="string">
            <text:p text:style-name="P10">哒螨灵</text:p>
          </table:table-cell>
          <table:table-cell table:style-name="Table1.D531" office:value-type="string">
            <text:p text:style-name="P9">Pyridaben</text:p>
          </table:table-cell>
        </table:table-row>
        <table:table-row table:style-name="Table1.1">
          <table:table-cell table:style-name="Table1.A532" office:value-type="string">
            <text:list xml:id="list13504140388810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32" office:value-type="string">
            <text:p text:style-name="P5"><text:span text:style-name="T8">必芬松</text:span><text:span text:style-name="T10"> </text:span></text:p>
          </table:table-cell>
          <table:table-cell table:style-name="Table1.C532" office:value-type="string">
            <text:p text:style-name="P10">哒嗪硫磷</text:p>
          </table:table-cell>
          <table:table-cell table:style-name="Table1.D532" office:value-type="string">
            <text:p text:style-name="P9">Pyridaphenthion</text:p>
          </table:table-cell>
        </table:table-row>
        <table:table-row table:style-name="Table1.1">
          <table:table-cell table:style-name="Table1.A533" office:value-type="string">
            <text:list xml:id="list13504294941870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33" office:value-type="string">
            <text:p text:style-name="P5"><text:span text:style-name="T8">必芬治</text:span><text:span text:style-name="T10"> </text:span></text:p>
          </table:table-cell>
          <table:table-cell table:style-name="Table1.C533" office:value-type="string">
            <text:p text:style-name="P10">哒嗪硫磷+</text:p>
          </table:table-cell>
          <table:table-cell table:style-name="Table1.D533" office:value-type="string">
            <text:p text:style-name="P9">Pyridaphenthion + mtmc</text:p>
          </table:table-cell>
        </table:table-row>
        <table:table-row table:style-name="Table1.1">
          <table:table-cell table:style-name="Table1.A534" office:value-type="string">
            <text:list xml:id="list13504123555116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34" office:value-type="string">
            <text:p text:style-name="P5"><text:span text:style-name="T8">必汰草</text:span><text:span text:style-name="T10"> </text:span></text:p>
          </table:table-cell>
          <table:table-cell table:style-name="Table1.C534" office:value-type="string">
            <text:p text:style-name="P10">哒草特</text:p>
          </table:table-cell>
          <table:table-cell table:style-name="Table1.D534" office:value-type="string">
            <text:p text:style-name="P9">Pyridate</text:p>
          </table:table-cell>
        </table:table-row>
        <table:table-row table:style-name="Table1.1">
          <table:table-cell table:style-name="Table1.A535" office:value-type="string">
            <text:list xml:id="list13504299937027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35" office:value-type="string">
            <text:p text:style-name="P5"><text:span text:style-name="T8">必汰草脫淨</text:span><text:span text:style-name="T10"> </text:span></text:p>
          </table:table-cell>
          <table:table-cell table:style-name="Table1.C535" office:value-type="string">
            <text:p text:style-name="P10">哒草特+莠去津</text:p>
          </table:table-cell>
          <table:table-cell table:style-name="Table1.D535" office:value-type="string">
            <text:p text:style-name="P9">Pyridate + atrazine</text:p>
          </table:table-cell>
        </table:table-row>
        <table:table-row table:style-name="Table1.1">
          <table:table-cell table:style-name="Table1.A536" office:value-type="string">
            <text:list xml:id="list13504280920953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36" office:value-type="string">
            <text:p text:style-name="P5"><text:span text:style-name="T8">比芬諾</text:span><text:span text:style-name="T10"> </text:span></text:p>
          </table:table-cell>
          <table:table-cell table:style-name="Table1.C536" office:value-type="string">
            <text:p text:style-name="P10">啶斑肟</text:p>
          </table:table-cell>
          <table:table-cell table:style-name="Table1.D536" office:value-type="string">
            <text:p text:style-name="P9">Pyrifenox</text:p>
          </table:table-cell>
        </table:table-row>
        <table:table-row table:style-name="Table1.1">
          <table:table-cell table:style-name="Table1.A537" office:value-type="string">
            <text:list xml:id="list13504118395216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37" office:value-type="string">
            <text:p text:style-name="P5"><text:span text:style-name="T8">派美尼</text:span><text:span text:style-name="T10"> </text:span></text:p>
          </table:table-cell>
          <table:table-cell table:style-name="Table1.C537" office:value-type="string">
            <text:p text:style-name="P10">嘧霉胺</text:p>
          </table:table-cell>
          <table:table-cell table:style-name="Table1.D537" office:value-type="string">
            <text:p text:style-name="P9">Pyrimethanil</text:p>
          </table:table-cell>
        </table:table-row>
        <table:table-row table:style-name="Table1.1">
          <table:table-cell table:style-name="Table1.A538" office:value-type="string">
            <text:list xml:id="list135042294715478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38" office:value-type="string">
            <text:p text:style-name="P5"><text:span text:style-name="T8">畢汰芬</text:span><text:span text:style-name="T10"> </text:span></text:p>
          </table:table-cell>
          <table:table-cell table:style-name="Table1.C538" office:value-type="string">
            <text:p text:style-name="P10">嘧螨醚</text:p>
          </table:table-cell>
          <table:table-cell table:style-name="Table1.D538" office:value-type="string">
            <text:p text:style-name="P9">Pyrimidifen</text:p>
          </table:table-cell>
        </table:table-row>
        <table:table-row table:style-name="Table1.1">
          <table:table-cell table:style-name="Table1.A539" office:value-type="string">
            <text:list xml:id="list13504118975956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39" office:value-type="string">
            <text:p text:style-name="P5"><text:span text:style-name="T8">百利普芬</text:span><text:span text:style-name="T10"> </text:span></text:p>
          </table:table-cell>
          <table:table-cell table:style-name="Table1.C539" office:value-type="string">
            <text:p text:style-name="P10">吡丙醚</text:p>
          </table:table-cell>
          <table:table-cell table:style-name="Table1.D539" office:value-type="string">
            <text:p text:style-name="P9">Pyriproxyfen</text:p>
          </table:table-cell>
        </table:table-row>
        <table:table-row table:style-name="Table1.1">
          <table:table-cell table:style-name="Table1.A540" office:value-type="string">
            <text:list xml:id="list13504264805977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40" office:value-type="string">
            <text:p text:style-name="P5"><text:span text:style-name="T8">百快隆</text:span><text:span text:style-name="T10"> </text:span></text:p>
          </table:table-cell>
          <table:table-cell table:style-name="Table1.C540" office:value-type="string">
            <text:p text:style-name="P10">咯喹酮</text:p>
          </table:table-cell>
          <table:table-cell table:style-name="Table1.D540" office:value-type="string">
            <text:p text:style-name="P9">Pyroquilon</text:p>
          </table:table-cell>
        </table:table-row>
        <table:table-row table:style-name="Table1.1">
          <table:table-cell table:style-name="Table1.A541" office:value-type="string">
            <text:list xml:id="list13504251956441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41" office:value-type="string">
            <text:p text:style-name="P5"><text:span text:style-name="T8">拜裕松</text:span><text:span text:style-name="T10"> </text:span></text:p>
          </table:table-cell>
          <table:table-cell table:style-name="Table1.C541" office:value-type="string">
            <text:p text:style-name="P10">喹硫磷</text:p>
          </table:table-cell>
          <table:table-cell table:style-name="Table1.D541" office:value-type="string">
            <text:p text:style-name="P9">Quinalphos</text:p>
          </table:table-cell>
        </table:table-row>
        <table:table-row table:style-name="Table1.1">
          <table:table-cell table:style-name="Table1.A542" office:value-type="string">
            <text:list xml:id="list13504207135980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42" office:value-type="string">
            <text:p text:style-name="P5"><text:span text:style-name="T8">快克草</text:span><text:span text:style-name="T10"> </text:span></text:p>
          </table:table-cell>
          <table:table-cell table:style-name="Table1.C542" office:value-type="string">
            <text:p text:style-name="P10">二氯喹啉酸</text:p>
          </table:table-cell>
          <table:table-cell table:style-name="Table1.D542" office:value-type="string">
            <text:p text:style-name="P9">Quinclorac</text:p>
          </table:table-cell>
        </table:table-row>
        <table:table-row table:style-name="Table1.1">
          <table:table-cell table:style-name="Table1.A543" office:value-type="string">
            <text:list xml:id="list13504167744031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43" office:value-type="string">
            <text:p text:style-name="P5"><text:span text:style-name="T8">歐硫素</text:span><text:span text:style-name="T10"> </text:span></text:p>
          </table:table-cell>
          <table:table-cell table:style-name="Table1.C543" office:value-type="string">
            <text:p text:style-name="P10">○</text:p>
          </table:table-cell>
          <table:table-cell table:style-name="Table1.D543" office:value-type="string">
            <text:p text:style-name="P9">Quinoline-sulfate</text:p>
          </table:table-cell>
        </table:table-row>
        <table:table-row table:style-name="Table1.1">
          <table:table-cell table:style-name="Table1.A544" office:value-type="string">
            <text:list xml:id="list13504270539669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44" office:value-type="string">
            <text:p text:style-name="P5"><text:span text:style-name="T8">快諾芬</text:span><text:span text:style-name="T10"> </text:span></text:p>
          </table:table-cell>
          <table:table-cell table:style-name="Table1.C544" office:value-type="string">
            <text:p text:style-name="P10">喹氧灵</text:p>
          </table:table-cell>
          <table:table-cell table:style-name="Table1.D544" office:value-type="string">
            <text:p text:style-name="P9">Quinoxyfen</text:p>
          </table:table-cell>
        </table:table-row>
        <table:table-row table:style-name="Table1.1">
          <table:table-cell table:style-name="Table1.A545" office:value-type="string">
            <text:list xml:id="list13504247432985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45" office:value-type="string">
            <text:p text:style-name="P5"><text:span text:style-name="T8">快伏草</text:span><text:span text:style-name="T10"> </text:span></text:p>
          </table:table-cell>
          <table:table-cell table:style-name="Table1.C545" office:value-type="string">
            <text:p text:style-name="P10">喹禾灵</text:p>
          </table:table-cell>
          <table:table-cell table:style-name="Table1.D545" office:value-type="string">
            <text:p text:style-name="P9">Quizalofop-p-ethyl</text:p>
          </table:table-cell>
        </table:table-row>
        <table:table-row table:style-name="Table1.1">
          <table:table-cell table:style-name="Table1.A546" office:value-type="string">
            <text:list xml:id="list13504298477933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46" office:value-type="string">
            <text:p text:style-name="P5"><text:span text:style-name="T8">魚藤精</text:span><text:span text:style-name="T10"> </text:span></text:p>
          </table:table-cell>
          <table:table-cell table:style-name="Table1.C546" office:value-type="string">
            <text:p text:style-name="P10">鱼藤酮</text:p>
          </table:table-cell>
          <table:table-cell table:style-name="Table1.D546" office:value-type="string">
            <text:p text:style-name="P9">Rotenone</text:p>
          </table:table-cell>
        </table:table-row>
        <table:table-row table:style-name="Table1.1">
          <table:table-cell table:style-name="Table1.A547" office:value-type="string">
            <text:list xml:id="list13504201668205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47" office:value-type="string">
            <text:p text:style-name="P5"><text:span text:style-name="T8">菸甲蟲費洛蒙</text:span><text:span text:style-name="T10"> </text:span></text:p>
          </table:table-cell>
          <table:table-cell table:style-name="Table1.C547" office:value-type="string">
            <text:p text:style-name="P10">　</text:p>
          </table:table-cell>
          <table:table-cell table:style-name="Table1.D547" office:value-type="string">
            <text:p text:style-name="P9">Serricornin</text:p>
          </table:table-cell>
        </table:table-row>
        <table:table-row table:style-name="Table1.1">
          <table:table-cell table:style-name="Table1.A548" office:value-type="string">
            <text:list xml:id="list135041475813311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48" office:value-type="string">
            <text:p text:style-name="P5"><text:span text:style-name="T8">西殺草</text:span><text:span text:style-name="T10"> </text:span></text:p>
          </table:table-cell>
          <table:table-cell table:style-name="Table1.C548" office:value-type="string">
            <text:p text:style-name="P10">烯禾啶</text:p>
          </table:table-cell>
          <table:table-cell table:style-name="Table1.D548" office:value-type="string">
            <text:p text:style-name="P9">Sethoxydim</text:p>
          </table:table-cell>
        </table:table-row>
        <table:table-row table:style-name="Table1.1">
          <table:table-cell table:style-name="Table1.A549" office:value-type="string">
            <text:list xml:id="list13504106366229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49" office:value-type="string">
            <text:p text:style-name="P5"><text:span text:style-name="T8">矽護芬</text:span><text:span text:style-name="T10"> </text:span></text:p>
          </table:table-cell>
          <table:table-cell table:style-name="Table1.C549" office:value-type="string">
            <text:p text:style-name="P10">氟硅菊酯</text:p>
          </table:table-cell>
          <table:table-cell table:style-name="Table1.D549" office:value-type="string">
            <text:p text:style-name="P9">Silafluofen</text:p>
          </table:table-cell>
        </table:table-row>
        <table:table-row table:style-name="Table1.1">
          <table:table-cell table:style-name="Table1.A550" office:value-type="string">
            <text:list xml:id="list13504178173703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50" office:value-type="string">
            <text:p text:style-name="P5"><text:span text:style-name="T8">草滅淨</text:span><text:span text:style-name="T10"> </text:span></text:p>
          </table:table-cell>
          <table:table-cell table:style-name="Table1.C550" office:value-type="string">
            <text:p text:style-name="P10">西玛津</text:p>
          </table:table-cell>
          <table:table-cell table:style-name="Table1.D550" office:value-type="string">
            <text:p text:style-name="P9">Simazine</text:p>
          </table:table-cell>
        </table:table-row>
        <table:table-row table:style-name="Table1.1">
          <table:table-cell table:style-name="Table1.A551" office:value-type="string">
            <text:list xml:id="list13504294698429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51" office:value-type="string">
            <text:p text:style-name="P5"><text:span text:style-name="T8">美賜平</text:span><text:span text:style-name="T10"> </text:span></text:p>
          </table:table-cell>
          <table:table-cell table:style-name="Table1.C551" office:value-type="string">
            <text:p text:style-name="P10">　</text:p>
          </table:table-cell>
          <table:table-cell table:style-name="Table1.D551" office:value-type="string">
            <text:p text:style-name="P9">S-methoprene</text:p>
          </table:table-cell>
        </table:table-row>
        <table:table-row table:style-name="Table1.1">
          <table:table-cell table:style-name="Table1.A552" office:value-type="string">
            <text:list xml:id="list13504258995073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52" office:value-type="string">
            <text:p text:style-name="P5"><text:span text:style-name="T8">左旋莫多草</text:span><text:span text:style-name="T10"> </text:span></text:p>
          </table:table-cell>
          <table:table-cell table:style-name="Table1.C552" office:value-type="string">
            <text:p text:style-name="P10">左异丙甲草胺</text:p>
          </table:table-cell>
          <table:table-cell table:style-name="Table1.D552" office:value-type="string">
            <text:p text:style-name="P9">S-metolachlor</text:p>
          </table:table-cell>
        </table:table-row>
        <table:table-row table:style-name="Table1.1">
          <table:table-cell table:style-name="Table1.A553" office:value-type="string">
            <text:list xml:id="list135041285875451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53" office:value-type="string">
            <text:p text:style-name="P5"><text:span text:style-name="T8">賜諾殺</text:span><text:span text:style-name="T10"> </text:span></text:p>
          </table:table-cell>
          <table:table-cell table:style-name="Table1.C553" office:value-type="string">
            <text:p text:style-name="P10">艾克敌</text:p>
          </table:table-cell>
          <table:table-cell table:style-name="Table1.D553" office:value-type="string">
            <text:p text:style-name="P9">Spinosad</text:p>
          </table:table-cell>
        </table:table-row>
        <table:table-row table:style-name="Table1.1">
          <table:table-cell table:style-name="Table1.A554" office:value-type="string">
            <text:list xml:id="list135042769697149" text:continue-numbering="true" text:style-name="WW8Num2">
              <text:list-item>
                <text:p text:style-name="P15"/>
              </text:list-item>
            </text:list>
          </table:table-cell>
          <table:table-cell table:style-name="Table1.B554" office:value-type="string">
            <text:p text:style-name="P5"><text:span text:style-name="T14">賜諾</text:span><text:span text:style-name="T14">特</text:span></text:p>
          </table:table-cell>
          <table:table-cell table:style-name="Table1.C554" office:value-type="string">
            <text:p text:style-name="P16">乙基多杀菌素</text:p>
          </table:table-cell>
          <table:table-cell table:style-name="Table1.D554" office:value-type="string">
            <text:p text:style-name="P18">Spinetoram</text:p>
          </table:table-cell>
        </table:table-row>
        <table:table-row table:style-name="Table1.1">
          <table:table-cell table:style-name="Table1.A555" office:value-type="string">
            <text:list xml:id="list13504255903877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55" office:value-type="string">
            <text:p text:style-name="P5"><text:span text:style-name="T8">賜派芬</text:span><text:span text:style-name="T10"> </text:span></text:p>
          </table:table-cell>
          <table:table-cell table:style-name="Table1.C555" office:value-type="string">
            <text:p text:style-name="P10">螺螨酯</text:p>
          </table:table-cell>
          <table:table-cell table:style-name="Table1.D555" office:value-type="string">
            <text:p text:style-name="P9">Spirodiclofen</text:p>
          </table:table-cell>
        </table:table-row>
        <text:soft-page-break/>
        <table:table-row table:style-name="Table1.556">
          <table:table-cell table:style-name="Table1.A556" office:value-type="string">
            <text:list xml:id="list13504100757719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56" office:value-type="string">
            <text:p text:style-name="P5"><text:span text:style-name="T8">純白鏈黴菌素</text:span><text:span text:style-name="T10"> </text:span></text:p>
          </table:table-cell>
          <table:table-cell table:style-name="Table1.C556" office:value-type="string">
            <text:p text:style-name="P10">　</text:p>
          </table:table-cell>
          <table:table-cell table:style-name="Table1.D556" office:value-type="string">
            <text:p text:style-name="P9">STREPTOMYCES CANDIDUS of Y21007-2</text:p>
          </table:table-cell>
        </table:table-row>
        <table:table-row table:style-name="Table1.1">
          <table:table-cell table:style-name="Table1.A557" office:value-type="string">
            <text:list xml:id="list13504193125340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57" office:value-type="string">
            <text:p text:style-name="P5"><text:span text:style-name="T8">鏈黴素</text:span><text:span text:style-name="T10"> </text:span></text:p>
          </table:table-cell>
          <table:table-cell table:style-name="Table1.C557" office:value-type="string">
            <text:p text:style-name="P10">链霉素</text:p>
          </table:table-cell>
          <table:table-cell table:style-name="Table1.D557" office:value-type="string">
            <text:p text:style-name="P9">Streptomycin</text:p>
          </table:table-cell>
        </table:table-row>
        <table:table-row table:style-name="Table1.1">
          <table:table-cell table:style-name="Table1.A558" office:value-type="string">
            <text:list xml:id="list13504197755288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58" office:value-type="string">
            <text:p text:style-name="P5"><text:span text:style-name="T8">鏈土黴素</text:span><text:span text:style-name="T10"> </text:span></text:p>
          </table:table-cell>
          <table:table-cell table:style-name="Table1.C558" office:value-type="string">
            <text:p text:style-name="P5"><text:span text:style-name="T8">链霉素+○</text:span></text:p>
          </table:table-cell>
          <table:table-cell table:style-name="Table1.D558" office:value-type="string">
            <text:p text:style-name="P9">Streptomycin-oxyteracycline</text:p>
          </table:table-cell>
        </table:table-row>
        <table:table-row table:style-name="Table1.1">
          <table:table-cell table:style-name="Table1.A559" office:value-type="string">
            <text:list xml:id="list13504300485568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59" office:value-type="string">
            <text:p text:style-name="P5"><text:span text:style-name="T8">可濕性硫黃</text:span><text:span text:style-name="T10"> </text:span></text:p>
          </table:table-cell>
          <table:table-cell table:style-name="Table1.C559" office:value-type="string">
            <text:p text:style-name="P10">　</text:p>
          </table:table-cell>
          <table:table-cell table:style-name="Table1.D559" office:value-type="string">
            <text:p text:style-name="P9">Sulfur</text:p>
          </table:table-cell>
        </table:table-row>
        <table:table-row table:style-name="Table1.1">
          <table:table-cell table:style-name="Table1.A560" office:value-type="string">
            <text:list xml:id="list135041976529771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60" office:value-type="string">
            <text:p text:style-name="P5"><text:span text:style-name="T8">福化利</text:span><text:span text:style-name="T10"> </text:span></text:p>
          </table:table-cell>
          <table:table-cell table:style-name="Table1.C560" office:value-type="string">
            <text:p text:style-name="P10">氟胺氰菊酯</text:p>
          </table:table-cell>
          <table:table-cell table:style-name="Table1.D560" office:value-type="string">
            <text:p text:style-name="P9">Tau-fluvalinate</text:p>
          </table:table-cell>
        </table:table-row>
        <table:table-row table:style-name="Table1.1">
          <table:table-cell table:style-name="Table1.A561" office:value-type="string">
            <text:list xml:id="list13504183842997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61" office:value-type="string">
            <text:p text:style-name="P5"><text:span text:style-name="T8">佈生</text:span><text:span text:style-name="T10"> </text:span></text:p>
          </table:table-cell>
          <table:table-cell table:style-name="Table1.C561" office:value-type="string">
            <text:p text:style-name="P10">苯噻硫氰</text:p>
          </table:table-cell>
          <table:table-cell table:style-name="Table1.D561" office:value-type="string">
            <text:p text:style-name="P9">Tcmtb</text:p>
          </table:table-cell>
        </table:table-row>
        <table:table-row table:style-name="Table1.1">
          <table:table-cell table:style-name="Table1.A562" office:value-type="string">
            <text:list xml:id="list13504180720349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62" office:value-type="string">
            <text:p text:style-name="P5"><text:span text:style-name="T8">得克利</text:span><text:span text:style-name="T10"> </text:span></text:p>
          </table:table-cell>
          <table:table-cell table:style-name="Table1.C562" office:value-type="string">
            <text:p text:style-name="P10">戊唑醇</text:p>
          </table:table-cell>
          <table:table-cell table:style-name="Table1.D562" office:value-type="string">
            <text:p text:style-name="P9">Tebuconazole</text:p>
          </table:table-cell>
        </table:table-row>
        <table:table-row table:style-name="Table1.1">
          <table:table-cell table:style-name="Table1.A563" office:value-type="string">
            <text:list xml:id="list13504275881404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63" office:value-type="string">
            <text:p text:style-name="P5"><text:span text:style-name="T8">得芬諾</text:span><text:span text:style-name="T10"> </text:span></text:p>
          </table:table-cell>
          <table:table-cell table:style-name="Table1.C563" office:value-type="string">
            <text:p text:style-name="P10">虫酰肼</text:p>
          </table:table-cell>
          <table:table-cell table:style-name="Table1.D563" office:value-type="string">
            <text:p text:style-name="P9">Tebufenozide</text:p>
          </table:table-cell>
        </table:table-row>
        <table:table-row table:style-name="Table1.1">
          <table:table-cell table:style-name="Table1.A564" office:value-type="string">
            <text:list xml:id="list13504266953872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64" office:value-type="string">
            <text:p text:style-name="P5"><text:span text:style-name="T8">得芬瑞</text:span><text:span text:style-name="T10"> </text:span></text:p>
          </table:table-cell>
          <table:table-cell table:style-name="Table1.C564" office:value-type="string">
            <text:p text:style-name="P10">吡螨胺</text:p>
          </table:table-cell>
          <table:table-cell table:style-name="Table1.D564" office:value-type="string">
            <text:p text:style-name="P9">Tebufenpyrad</text:p>
          </table:table-cell>
        </table:table-row>
        <table:table-row table:style-name="Table1.1">
          <table:table-cell table:style-name="Table1.A565" office:value-type="string">
            <text:list xml:id="list13504277627701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65" office:value-type="string">
            <text:p text:style-name="P5"><text:span text:style-name="T8">克枯爛</text:span><text:span text:style-name="T10"> </text:span></text:p>
          </table:table-cell>
          <table:table-cell table:style-name="Table1.C565" office:value-type="string">
            <text:p text:style-name="P10">叶枯酞</text:p>
          </table:table-cell>
          <table:table-cell table:style-name="Table1.D565" office:value-type="string">
            <text:p text:style-name="P9">Tecloftalam</text:p>
          </table:table-cell>
        </table:table-row>
        <table:table-row table:style-name="Table1.1">
          <table:table-cell table:style-name="Table1.A566" office:value-type="string">
            <text:list xml:id="list135041299740558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66" office:value-type="string">
            <text:p text:style-name="P5"><text:span text:style-name="T8">嘉賜克枯爛</text:span><text:span text:style-name="T10"> </text:span></text:p>
          </table:table-cell>
          <table:table-cell table:style-name="Table1.C566" office:value-type="string">
            <text:p text:style-name="P10">叶枯酞+春雷霉素</text:p>
          </table:table-cell>
          <table:table-cell table:style-name="Table1.D566" office:value-type="string">
            <text:p text:style-name="P9">Tecloftalam + kasugamycin</text:p>
          </table:table-cell>
        </table:table-row>
        <table:table-row table:style-name="Table1.1">
          <table:table-cell table:style-name="Table1.A567" office:value-type="string">
            <text:list xml:id="list13504192423423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67" office:value-type="string">
            <text:p text:style-name="P5"><text:span text:style-name="T8">克枯三賽唑</text:span><text:span text:style-name="T10"> </text:span></text:p>
          </table:table-cell>
          <table:table-cell table:style-name="Table1.C567" office:value-type="string">
            <text:p text:style-name="P10">叶枯酞+三环唑</text:p>
          </table:table-cell>
          <table:table-cell table:style-name="Table1.D567" office:value-type="string">
            <text:p text:style-name="P9">Tecloftalam + tricyclazole</text:p>
          </table:table-cell>
        </table:table-row>
        <table:table-row table:style-name="Table1.1">
          <table:table-cell table:style-name="Table1.A568" office:value-type="string">
            <text:list xml:id="list13504226011589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68" office:value-type="string">
            <text:p text:style-name="P5"><text:span text:style-name="T8">得福隆</text:span><text:span text:style-name="T10"> </text:span></text:p>
          </table:table-cell>
          <table:table-cell table:style-name="Table1.C568" office:value-type="string">
            <text:p text:style-name="P10">氟苯脲</text:p>
          </table:table-cell>
          <table:table-cell table:style-name="Table1.D568" office:value-type="string">
            <text:p text:style-name="P9">Teflubenzuron</text:p>
          </table:table-cell>
        </table:table-row>
        <table:table-row table:style-name="Table1.1">
          <table:table-cell table:style-name="Table1.A569" office:value-type="string">
            <text:list xml:id="list135041439875928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69" office:value-type="string">
            <text:p text:style-name="P5"><text:span text:style-name="T8">得福化利</text:span><text:span text:style-name="T10"> </text:span></text:p>
          </table:table-cell>
          <table:table-cell table:style-name="Table1.C569" office:value-type="string">
            <text:p text:style-name="P10">氟苯脲+氟胺腈菊酯</text:p>
          </table:table-cell>
          <table:table-cell table:style-name="Table1.D569" office:value-type="string">
            <text:p text:style-name="P9">Teflubenzuron + tau-fluvalinate</text:p>
          </table:table-cell>
        </table:table-row>
        <table:table-row table:style-name="Table1.1">
          <table:table-cell table:style-name="Table1.A570" office:value-type="string">
            <text:list xml:id="list13504177126887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70" office:value-type="string">
            <text:p text:style-name="P5"><text:span text:style-name="T8">亞培松</text:span><text:span text:style-name="T10"> </text:span></text:p>
          </table:table-cell>
          <table:table-cell table:style-name="Table1.C570" office:value-type="string">
            <text:p text:style-name="P10">双硫磷</text:p>
          </table:table-cell>
          <table:table-cell table:style-name="Table1.D570" office:value-type="string">
            <text:p text:style-name="P9">Temephos</text:p>
          </table:table-cell>
        </table:table-row>
        <table:table-row table:style-name="Table1.1">
          <table:table-cell table:style-name="Table1.A571" office:value-type="string">
            <text:list xml:id="list13504154732640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71" office:value-type="string">
            <text:p text:style-name="P5"><text:span text:style-name="T8">得殺草</text:span><text:span text:style-name="T10"> </text:span></text:p>
          </table:table-cell>
          <table:table-cell table:style-name="Table1.C571" office:value-type="string">
            <text:p text:style-name="P10">得杀草</text:p>
          </table:table-cell>
          <table:table-cell table:style-name="Table1.D571" office:value-type="string">
            <text:p text:style-name="P9">Tepraloxydim</text:p>
          </table:table-cell>
        </table:table-row>
        <table:table-row table:style-name="Table1.1">
          <table:table-cell table:style-name="Table1.A572" office:value-type="string">
            <text:list xml:id="list13504241049707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72" office:value-type="string">
            <text:p text:style-name="P5"><text:span text:style-name="T8">托福松</text:span><text:span text:style-name="T10"> </text:span></text:p>
          </table:table-cell>
          <table:table-cell table:style-name="Table1.C572" office:value-type="string">
            <text:p text:style-name="P10">特丁硫磷</text:p>
          </table:table-cell>
          <table:table-cell table:style-name="Table1.D572" office:value-type="string">
            <text:p text:style-name="P9">Terbufos</text:p>
          </table:table-cell>
        </table:table-row>
        <table:table-row table:style-name="Table1.1">
          <table:table-cell table:style-name="Table1.A573" office:value-type="string">
            <text:list xml:id="list135042118789278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73" office:value-type="string">
            <text:p text:style-name="P5"><text:span text:style-name="T8">托福毆殺滅</text:span><text:span text:style-name="T10"> </text:span></text:p>
          </table:table-cell>
          <table:table-cell table:style-name="Table1.C573" office:value-type="string">
            <text:p text:style-name="P10">特丁硫磷+杀线威</text:p>
          </table:table-cell>
          <table:table-cell table:style-name="Table1.D573" office:value-type="string">
            <text:p text:style-name="P9">Terbufos + oxamyl</text:p>
          </table:table-cell>
        </table:table-row>
        <table:table-row table:style-name="Table1.1">
          <table:table-cell table:style-name="Table1.A574" office:value-type="string">
            <text:list xml:id="list13504158072994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74" office:value-type="string">
            <text:p text:style-name="P5"><text:span text:style-name="T8">叔丁基滅必蝨</text:span><text:span text:style-name="T10"> </text:span></text:p>
          </table:table-cell>
          <table:table-cell table:style-name="Table1.C574" office:value-type="string">
            <text:p text:style-name="P5"><text:span text:style-name="T8">TERT-仲丁威</text:span></text:p>
          </table:table-cell>
          <table:table-cell table:style-name="Table1.D574" office:value-type="string">
            <text:p text:style-name="P9">Tert-fenobucarb</text:p>
          </table:table-cell>
        </table:table-row>
        <table:table-row table:style-name="Table1.1">
          <table:table-cell table:style-name="Table1.A575" office:value-type="string">
            <text:list xml:id="list13504131531610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75" office:value-type="string">
            <text:p text:style-name="P5"><text:span text:style-name="T8">四克利</text:span><text:span text:style-name="T10"> </text:span></text:p>
          </table:table-cell>
          <table:table-cell table:style-name="Table1.C575" office:value-type="string">
            <text:p text:style-name="P10">四氯醚唑</text:p>
          </table:table-cell>
          <table:table-cell table:style-name="Table1.D575" office:value-type="string">
            <text:p text:style-name="P9">Tetraconazole</text:p>
          </table:table-cell>
        </table:table-row>
        <table:table-row table:style-name="Table1.1">
          <table:table-cell table:style-name="Table1.A576" office:value-type="string">
            <text:list xml:id="list13504255752202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76" office:value-type="string">
            <text:p text:style-name="P5"><text:span text:style-name="T8">四環黴素</text:span><text:span text:style-name="T10"> </text:span></text:p>
          </table:table-cell>
          <table:table-cell table:style-name="Table1.C576" office:value-type="string">
            <text:p text:style-name="P10">　</text:p>
          </table:table-cell>
          <table:table-cell table:style-name="Table1.D576" office:value-type="string">
            <text:p text:style-name="P9">Tetracycline</text:p>
          </table:table-cell>
        </table:table-row>
        <table:table-row table:style-name="Table1.1">
          <table:table-cell table:style-name="Table1.A577" office:value-type="string">
            <text:list xml:id="list13504104678774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77" office:value-type="string">
            <text:p text:style-name="P5"><text:span text:style-name="T8">治滅寧</text:span><text:span text:style-name="T10"> </text:span><text:span text:style-name="T8">１</text:span><text:span text:style-name="T10"> </text:span></text:p>
          </table:table-cell>
          <table:table-cell table:style-name="Table1.C577" office:value-type="string">
            <text:p text:style-name="P10">胺菊酯</text:p>
          </table:table-cell>
          <table:table-cell table:style-name="Table1.D577" office:value-type="string">
            <text:p text:style-name="P9">Tetramethrin</text:p>
          </table:table-cell>
        </table:table-row>
        <table:table-row table:style-name="Table1.1">
          <table:table-cell table:style-name="Table1.A578" office:value-type="string">
            <text:list xml:id="list13504100259762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78" office:value-type="string">
            <text:p text:style-name="P5"><text:span text:style-name="T8">欣克草</text:span><text:span text:style-name="T10"> </text:span></text:p>
          </table:table-cell>
          <table:table-cell table:style-name="Table1.C578" office:value-type="string">
            <text:p text:style-name="P10">噻吩草胺</text:p>
          </table:table-cell>
          <table:table-cell table:style-name="Table1.D578" office:value-type="string">
            <text:p text:style-name="P9">Thenylchlor</text:p>
          </table:table-cell>
        </table:table-row>
        <table:table-row table:style-name="Table1.1">
          <table:table-cell table:style-name="Table1.A579" office:value-type="string">
            <text:list xml:id="list13504173924296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79" office:value-type="string">
            <text:p text:style-name="P5"><text:span text:style-name="T8">欣克免速隆</text:span><text:span text:style-name="T10"> </text:span></text:p>
          </table:table-cell>
          <table:table-cell table:style-name="Table1.C579" office:value-type="string">
            <text:p text:style-name="P10">噻吩草胺+苄嘧磺隆</text:p>
          </table:table-cell>
          <table:table-cell table:style-name="Table1.D579" office:value-type="string">
            <text:p text:style-name="P9">Thenylchlor + bensulfuronmethyl</text:p>
          </table:table-cell>
        </table:table-row>
        <table:table-row table:style-name="Table1.1">
          <table:table-cell table:style-name="Table1.A580" office:value-type="string">
            <text:list xml:id="list135041043126431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80" office:value-type="string">
            <text:p text:style-name="P5"><text:span text:style-name="T8">腐絕</text:span><text:span text:style-name="T10"> </text:span></text:p>
          </table:table-cell>
          <table:table-cell table:style-name="Table1.C580" office:value-type="string">
            <text:p text:style-name="P10">噻菌灵</text:p>
          </table:table-cell>
          <table:table-cell table:style-name="Table1.D580" office:value-type="string">
            <text:p text:style-name="P9">Thiabendazole</text:p>
          </table:table-cell>
        </table:table-row>
        <table:table-row table:style-name="Table1.1">
          <table:table-cell table:style-name="Table1.A581" office:value-type="string">
            <text:list xml:id="list13504168538751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81" office:value-type="string">
            <text:p text:style-name="P5"><text:span text:style-name="T8">銅合腐絕</text:span><text:span text:style-name="T10"> </text:span></text:p>
          </table:table-cell>
          <table:table-cell table:style-name="Table1.C581" office:value-type="string">
            <text:p text:style-name="P5"><text:span text:style-name="T8">噻菌灵+○</text:span></text:p>
          </table:table-cell>
          <table:table-cell table:style-name="Table1.D581" office:value-type="string">
            <text:p text:style-name="P9">Thiabendazole + cupric hydroxide</text:p>
          </table:table-cell>
        </table:table-row>
        <table:table-row table:style-name="Table1.1">
          <table:table-cell table:style-name="Table1.A582" office:value-type="string">
            <text:list xml:id="list13504262996895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82" office:value-type="string">
            <text:p text:style-name="P5"><text:span text:style-name="T8">腐絕快得寧</text:span><text:span text:style-name="T10"> </text:span></text:p>
          </table:table-cell>
          <table:table-cell table:style-name="Table1.C582" office:value-type="string">
            <text:p text:style-name="P10">噻菌灵+喹啉铜</text:p>
          </table:table-cell>
          <table:table-cell table:style-name="Table1.D582" office:value-type="string">
            <text:p text:style-name="P9">Thiabendazole + oxine-copper</text:p>
          </table:table-cell>
        </table:table-row>
        <table:table-row table:style-name="Table1.1">
          <table:table-cell table:style-name="Table1.A583" office:value-type="string">
            <text:list xml:id="list13504281707577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83" office:value-type="string">
            <text:p text:style-name="P5"><text:span text:style-name="T8">賽果培</text:span><text:span text:style-name="T10"> </text:span></text:p>
          </table:table-cell>
          <table:table-cell table:style-name="Table1.C583" office:value-type="string">
            <text:p text:style-name="P10">噻虫啉</text:p>
          </table:table-cell>
          <table:table-cell table:style-name="Table1.D583" office:value-type="string">
            <text:p text:style-name="P9">Thiacloprid</text:p>
          </table:table-cell>
        </table:table-row>
        <table:table-row table:style-name="Table1.1">
          <table:table-cell table:style-name="Table1.A584" office:value-type="string">
            <text:list xml:id="list13504168997772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84" office:value-type="string">
            <text:p text:style-name="P5"><text:span text:style-name="T8">賽速安</text:span><text:span text:style-name="T10"> </text:span></text:p>
          </table:table-cell>
          <table:table-cell table:style-name="Table1.C584" office:value-type="string">
            <text:p text:style-name="P10">噻虫嗪</text:p>
          </table:table-cell>
          <table:table-cell table:style-name="Table1.D584" office:value-type="string">
            <text:p text:style-name="P9">Thiamethoxam</text:p>
          </table:table-cell>
        </table:table-row>
        <table:table-row table:style-name="Table1.1">
          <table:table-cell table:style-name="Table1.A585" office:value-type="string">
            <text:list xml:id="list13504218079815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85" office:value-type="string">
            <text:p text:style-name="P5"><text:span text:style-name="T8">賽氟滅</text:span><text:span text:style-name="T10"> </text:span></text:p>
          </table:table-cell>
          <table:table-cell table:style-name="Table1.C585" office:value-type="string">
            <text:p text:style-name="P10">噻呋酰胺</text:p>
          </table:table-cell>
          <table:table-cell table:style-name="Table1.D585" office:value-type="string">
            <text:p text:style-name="P9">Thifluzamide</text:p>
          </table:table-cell>
        </table:table-row>
        <table:table-row table:style-name="Table1.1">
          <table:table-cell table:style-name="Table1.A586" office:value-type="string">
            <text:list xml:id="list13504303766430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86" office:value-type="string">
            <text:p text:style-name="P5"><text:span text:style-name="T8">殺丹</text:span><text:span text:style-name="T10"> </text:span></text:p>
          </table:table-cell>
          <table:table-cell table:style-name="Table1.C586" office:value-type="string">
            <text:p text:style-name="P10">禾草丹</text:p>
          </table:table-cell>
          <table:table-cell table:style-name="Table1.D586" office:value-type="string">
            <text:p text:style-name="P9">Thiobencarb</text:p>
          </table:table-cell>
        </table:table-row>
        <text:soft-page-break/>
        <table:table-row table:style-name="Table1.1">
          <table:table-cell table:style-name="Table1.A587" office:value-type="string">
            <text:list xml:id="list13504305571437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87" office:value-type="string">
            <text:p text:style-name="P5"><text:span text:style-name="T8">殺丹免速隆</text:span><text:span text:style-name="T10"> </text:span></text:p>
          </table:table-cell>
          <table:table-cell table:style-name="Table1.C587" office:value-type="string">
            <text:p text:style-name="P10">禾草丹+苄嘧磺隆</text:p>
          </table:table-cell>
          <table:table-cell table:style-name="Table1.D587" office:value-type="string">
            <text:p text:style-name="P9">Thiobencarb + bensulfuron-methyl</text:p>
          </table:table-cell>
        </table:table-row>
        <table:table-row table:style-name="Table1.1">
          <table:table-cell table:style-name="Table1.A588" office:value-type="string">
            <text:list xml:id="list13504117633829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88" office:value-type="string">
            <text:p text:style-name="P5"><text:span text:style-name="T8">丁拉殺丹</text:span><text:span text:style-name="T10"> </text:span></text:p>
          </table:table-cell>
          <table:table-cell table:style-name="Table1.C588" office:value-type="string">
            <text:p text:style-name="P10">禾草丹+丁草胺</text:p>
          </table:table-cell>
          <table:table-cell table:style-name="Table1.D588" office:value-type="string">
            <text:p text:style-name="P9">Thiobencarb + butachlor</text:p>
          </table:table-cell>
        </table:table-row>
        <table:table-row table:style-name="Table1.1">
          <table:table-cell table:style-name="Table1.A589" office:value-type="string">
            <text:list xml:id="list13504278300677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89" office:value-type="string">
            <text:p text:style-name="P5"><text:span text:style-name="T8">殺萘丹</text:span><text:span text:style-name="T10"> </text:span></text:p>
          </table:table-cell>
          <table:table-cell table:style-name="Table1.C589" office:value-type="string">
            <text:p text:style-name="P10">杀草丹+萘丙胺</text:p>
          </table:table-cell>
          <table:table-cell table:style-name="Table1.D589" office:value-type="string">
            <text:p text:style-name="P9">Thiobencarb + naproanilide</text:p>
          </table:table-cell>
        </table:table-row>
        <table:table-row table:style-name="Table1.1">
          <table:table-cell table:style-name="Table1.A590" office:value-type="string">
            <text:list xml:id="list13504224647461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90" office:value-type="string">
            <text:p text:style-name="P5"><text:span text:style-name="T8">佈殺丹</text:span><text:span text:style-name="T10"> </text:span></text:p>
          </table:table-cell>
          <table:table-cell table:style-name="Table1.C590" office:value-type="string">
            <text:p text:style-name="P10">禾草丹+</text:p>
          </table:table-cell>
          <table:table-cell table:style-name="Table1.D590" office:value-type="string">
            <text:p text:style-name="P9">Thiobencarb + prometryne</text:p>
          </table:table-cell>
        </table:table-row>
        <table:table-row table:style-name="Table1.1">
          <table:table-cell table:style-name="Table1.A591" office:value-type="string">
            <text:list xml:id="list13504163570672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91" office:value-type="string">
            <text:p text:style-name="P5"><text:span text:style-name="T8">硫賜安</text:span><text:span text:style-name="T10"> </text:span></text:p>
          </table:table-cell>
          <table:table-cell table:style-name="Table1.C591" office:value-type="string">
            <text:p text:style-name="P10">杀虫环</text:p>
          </table:table-cell>
          <table:table-cell table:style-name="Table1.D591" office:value-type="string">
            <text:p text:style-name="P9">Thiocyclam hydrogenoxalate</text:p>
          </table:table-cell>
        </table:table-row>
        <table:table-row table:style-name="Table1.1">
          <table:table-cell table:style-name="Table1.A592" office:value-type="string">
            <text:list xml:id="list13504215046004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92" office:value-type="string">
            <text:p text:style-name="P5"><text:span text:style-name="T8">硫敵克</text:span><text:span text:style-name="T10"> </text:span></text:p>
          </table:table-cell>
          <table:table-cell table:style-name="Table1.C592" office:value-type="string">
            <text:p text:style-name="P10">禾草丹</text:p>
          </table:table-cell>
          <table:table-cell table:style-name="Table1.D592" office:value-type="string">
            <text:p text:style-name="P9">Thiodicarb</text:p>
          </table:table-cell>
        </table:table-row>
        <table:table-row table:style-name="Table1.1">
          <table:table-cell table:style-name="Table1.A593" office:value-type="string">
            <text:list xml:id="list13504168190533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93" office:value-type="string">
            <text:p text:style-name="P5"><text:span text:style-name="T8">硫敵芬化利</text:span><text:span text:style-name="T10"> </text:span></text:p>
          </table:table-cell>
          <table:table-cell table:style-name="Table1.C593" office:value-type="string">
            <text:p text:style-name="P10">禾草丹+氰戊菊酯</text:p>
          </table:table-cell>
          <table:table-cell table:style-name="Table1.D593" office:value-type="string">
            <text:p text:style-name="P9">Thiodicarb + fenvalerate</text:p>
          </table:table-cell>
        </table:table-row>
        <table:table-row table:style-name="Table1.1">
          <table:table-cell table:style-name="Table1.A594" office:value-type="string">
            <text:list xml:id="list13504130628416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94" office:value-type="string">
            <text:p text:style-name="P5"><text:span text:style-name="T8">硫伐隆</text:span><text:span text:style-name="T10"> </text:span></text:p>
          </table:table-cell>
          <table:table-cell table:style-name="Table1.C594" office:value-type="string">
            <text:p text:style-name="P10">久效威</text:p>
          </table:table-cell>
          <table:table-cell table:style-name="Table1.D594" office:value-type="string">
            <text:p text:style-name="P9">Thiofanox</text:p>
          </table:table-cell>
        </table:table-row>
        <table:table-row table:style-name="Table1.1">
          <table:table-cell table:style-name="Table1.A595" office:value-type="string">
            <text:list xml:id="list135042058782451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95" office:value-type="string">
            <text:p text:style-name="P5"><text:span text:style-name="T8">硫滅松</text:span><text:span text:style-name="T10"> </text:span></text:p>
          </table:table-cell>
          <table:table-cell table:style-name="Table1.C595" office:value-type="string">
            <text:p text:style-name="P10">甲基乙拌磷</text:p>
          </table:table-cell>
          <table:table-cell table:style-name="Table1.D595" office:value-type="string">
            <text:p text:style-name="P9">Thiometon</text:p>
          </table:table-cell>
        </table:table-row>
        <table:table-row table:style-name="Table1.1">
          <table:table-cell table:style-name="Table1.A596" office:value-type="string">
            <text:list xml:id="list135042775843928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96" office:value-type="string">
            <text:p text:style-name="P5"><text:span text:style-name="T8">甲基多保淨</text:span><text:span text:style-name="T10"> </text:span></text:p>
          </table:table-cell>
          <table:table-cell table:style-name="Table1.C596" office:value-type="string">
            <text:p text:style-name="P10">甲基硫菌灵</text:p>
          </table:table-cell>
          <table:table-cell table:style-name="Table1.D596" office:value-type="string">
            <text:p text:style-name="P9">Thiophanate-methyl</text:p>
          </table:table-cell>
        </table:table-row>
        <table:table-row table:style-name="Table1.1">
          <table:table-cell table:style-name="Table1.A597" office:value-type="string">
            <text:list xml:id="list13504200669027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97" office:value-type="string">
            <text:p text:style-name="P5"><text:span text:style-name="T8">四氯保淨</text:span><text:span text:style-name="T10"> </text:span></text:p>
          </table:table-cell>
          <table:table-cell table:style-name="Table1.C597" office:value-type="string">
            <text:p text:style-name="P10">甲基硫菌灵+百菌清</text:p>
          </table:table-cell>
          <table:table-cell table:style-name="Table1.D597" office:value-type="string">
            <text:p text:style-name="P9">Thiophanate-methyl + chlorothalonil</text:p>
          </table:table-cell>
        </table:table-row>
        <table:table-row table:style-name="Table1.1">
          <table:table-cell table:style-name="Table1.A598" office:value-type="string">
            <text:list xml:id="list13504095169897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98" office:value-type="string">
            <text:p text:style-name="P5"><text:span text:style-name="T8">快得保淨</text:span><text:span text:style-name="T10"> </text:span></text:p>
          </table:table-cell>
          <table:table-cell table:style-name="Table1.C598" office:value-type="string">
            <text:p text:style-name="P10">甲基硫菌灵+喹啉铜</text:p>
          </table:table-cell>
          <table:table-cell table:style-name="Table1.D598" office:value-type="string">
            <text:p text:style-name="P9">Thiophanate-methyl + oxine-copper</text:p>
          </table:table-cell>
        </table:table-row>
        <table:table-row table:style-name="Table1.1">
          <table:table-cell table:style-name="Table1.A599" office:value-type="string">
            <text:list xml:id="list13504266895647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599" office:value-type="string">
            <text:p text:style-name="P5"><text:span text:style-name="T8">多保鏈黴素</text:span><text:span text:style-name="T10"> </text:span></text:p>
          </table:table-cell>
          <table:table-cell table:style-name="Table1.C599" office:value-type="string">
            <text:p text:style-name="P10">甲基硫菌灵+链霉素</text:p>
          </table:table-cell>
          <table:table-cell table:style-name="Table1.D599" office:value-type="string">
            <text:p text:style-name="P9">Thiophanate-methyl + streptomycin</text:p>
          </table:table-cell>
        </table:table-row>
        <table:table-row table:style-name="Table1.1">
          <table:table-cell table:style-name="Table1.A600" office:value-type="string">
            <text:list xml:id="list13504236617563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600" office:value-type="string">
            <text:p text:style-name="P5"><text:span text:style-name="T8">多得淨</text:span><text:span text:style-name="T10"> </text:span></text:p>
          </table:table-cell>
          <table:table-cell table:style-name="Table1.C600" office:value-type="string">
            <text:p text:style-name="P10">甲基硫菌灵+福美双</text:p>
          </table:table-cell>
          <table:table-cell table:style-name="Table1.D600" office:value-type="string">
            <text:p text:style-name="P9">Thiophanate-methyl + thiram</text:p>
          </table:table-cell>
        </table:table-row>
        <table:table-row table:style-name="Table1.1">
          <table:table-cell table:style-name="Table1.A601" office:value-type="string">
            <text:list xml:id="list13504182936968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601" office:value-type="string">
            <text:p text:style-name="P5"><text:span text:style-name="T8">得恩地</text:span><text:span text:style-name="T10"> </text:span></text:p>
          </table:table-cell>
          <table:table-cell table:style-name="Table1.C601" office:value-type="string">
            <text:p text:style-name="P10">福美双</text:p>
          </table:table-cell>
          <table:table-cell table:style-name="Table1.D601" office:value-type="string">
            <text:p text:style-name="P9">Thiram</text:p>
          </table:table-cell>
        </table:table-row>
        <table:table-row table:style-name="Table1.1">
          <table:table-cell table:style-name="Table1.A602" office:value-type="string">
            <text:list xml:id="list135042172171268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602" office:value-type="string">
            <text:p text:style-name="P5"><text:span text:style-name="T8">脫克松</text:span><text:span text:style-name="T10"> </text:span></text:p>
          </table:table-cell>
          <table:table-cell table:style-name="Table1.C602" office:value-type="string">
            <text:p text:style-name="P10">甲基立枯磷</text:p>
          </table:table-cell>
          <table:table-cell table:style-name="Table1.D602" office:value-type="string">
            <text:p text:style-name="P9">Tolclofos-methyl</text:p>
          </table:table-cell>
        </table:table-row>
        <table:table-row table:style-name="Table1.1">
          <table:table-cell table:style-name="Table1.A603" office:value-type="string">
            <text:list xml:id="list13504293552132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603" office:value-type="string">
            <text:p text:style-name="P5"><text:span text:style-name="T8">脫芬瑞</text:span><text:span text:style-name="T10"> </text:span></text:p>
          </table:table-cell>
          <table:table-cell table:style-name="Table1.C603" office:value-type="string">
            <text:p text:style-name="P10">　</text:p>
          </table:table-cell>
          <table:table-cell table:style-name="Table1.D603" office:value-type="string">
            <text:p text:style-name="P9">Tolfenpyrad</text:p>
          </table:table-cell>
        </table:table-row>
        <table:table-row table:style-name="Table1.1">
          <table:table-cell table:style-name="Table1.A604" office:value-type="string">
            <text:list xml:id="list135041012517271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604" office:value-type="string">
            <text:p text:style-name="P5"><text:span text:style-name="T8">甲基益發靈</text:span><text:span text:style-name="T10"> </text:span></text:p>
          </table:table-cell>
          <table:table-cell table:style-name="Table1.C604" office:value-type="string">
            <text:p text:style-name="P10">甲苯氟磺胺</text:p>
          </table:table-cell>
          <table:table-cell table:style-name="Table1.D604" office:value-type="string">
            <text:p text:style-name="P9">Tolylfluanid</text:p>
          </table:table-cell>
        </table:table-row>
        <table:table-row table:style-name="Table1.1">
          <table:table-cell table:style-name="Table1.A605" office:value-type="string">
            <text:list xml:id="list13504161694230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605" office:value-type="string">
            <text:p text:style-name="P5"><text:span text:style-name="T8">泰滅寧</text:span><text:span text:style-name="T10"> </text:span></text:p>
          </table:table-cell>
          <table:table-cell table:style-name="Table1.C605" office:value-type="string">
            <text:p text:style-name="P10">四溴菊酯</text:p>
          </table:table-cell>
          <table:table-cell table:style-name="Table1.D605" office:value-type="string">
            <text:p text:style-name="P9">Tralomethrin</text:p>
          </table:table-cell>
        </table:table-row>
        <table:table-row table:style-name="Table1.1">
          <table:table-cell table:style-name="Table1.A606" office:value-type="string">
            <text:list xml:id="list13504171978770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606" office:value-type="string">
            <text:p text:style-name="P5"><text:span text:style-name="T8">三泰芬</text:span><text:span text:style-name="T10"> </text:span></text:p>
          </table:table-cell>
          <table:table-cell table:style-name="Table1.C606" office:value-type="string">
            <text:p text:style-name="P10">三唑醇</text:p>
          </table:table-cell>
          <table:table-cell table:style-name="Table1.D606" office:value-type="string">
            <text:p text:style-name="P9">Triadimefon</text:p>
          </table:table-cell>
        </table:table-row>
        <table:table-row table:style-name="Table1.1">
          <table:table-cell table:style-name="Table1.A607" office:value-type="string">
            <text:list xml:id="list13504173696081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607" office:value-type="string">
            <text:p text:style-name="P5"><text:span text:style-name="T8">三泰隆</text:span><text:span text:style-name="T10"> </text:span></text:p>
          </table:table-cell>
          <table:table-cell table:style-name="Table1.C607" office:value-type="string">
            <text:p text:style-name="P10">三唑醇</text:p>
          </table:table-cell>
          <table:table-cell table:style-name="Table1.D607" office:value-type="string">
            <text:p text:style-name="P9">Triadimenol</text:p>
          </table:table-cell>
        </table:table-row>
        <table:table-row table:style-name="Table1.1">
          <table:table-cell table:style-name="Table1.A608" office:value-type="string">
            <text:list xml:id="list13504201204866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608" office:value-type="string">
            <text:p text:style-name="P5"><text:span text:style-name="T8">三落松</text:span><text:span text:style-name="T10"> </text:span></text:p>
          </table:table-cell>
          <table:table-cell table:style-name="Table1.C608" office:value-type="string">
            <text:p text:style-name="P10">三唑磷</text:p>
          </table:table-cell>
          <table:table-cell table:style-name="Table1.D608" office:value-type="string">
            <text:p text:style-name="P9">Triazophos</text:p>
          </table:table-cell>
        </table:table-row>
        <table:table-row table:style-name="Table1.1">
          <table:table-cell table:style-name="Table1.A609" office:value-type="string">
            <text:list xml:id="list13504199461354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609" office:value-type="string">
            <text:p text:style-name="P5"><text:span text:style-name="T8">三元硫酸銅</text:span><text:span text:style-name="T10"> </text:span></text:p>
          </table:table-cell>
          <table:table-cell table:style-name="Table1.C609" office:value-type="string">
            <text:p text:style-name="P10">　</text:p>
          </table:table-cell>
          <table:table-cell table:style-name="Table1.D609" office:value-type="string">
            <text:p text:style-name="P9">Tribasic copper sulfate</text:p>
          </table:table-cell>
        </table:table-row>
        <table:table-row table:style-name="Table1.1">
          <table:table-cell table:style-name="Table1.A610" office:value-type="string">
            <text:list xml:id="list135042822483683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610" office:value-type="string">
            <text:p text:style-name="P5"><text:span text:style-name="T8">三元銅克絕</text:span><text:span text:style-name="T10"> </text:span></text:p>
          </table:table-cell>
          <table:table-cell table:style-name="Table1.C610" office:value-type="string">
            <text:p text:style-name="P10">+霜脲氰</text:p>
          </table:table-cell>
          <table:table-cell table:style-name="Table1.D610" office:value-type="string">
            <text:p text:style-name="P9">Tribasic copper sulfate + cymoxanil</text:p>
          </table:table-cell>
        </table:table-row>
        <table:table-row table:style-name="Table1.1">
          <table:table-cell table:style-name="Table1.A611" office:value-type="string">
            <text:list xml:id="list13504144871910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611" office:value-type="string">
            <text:p text:style-name="P5"><text:span text:style-name="T8">三氯松</text:span><text:span text:style-name="T10"> </text:span></text:p>
          </table:table-cell>
          <table:table-cell table:style-name="Table1.C611" office:value-type="string">
            <text:p text:style-name="P10">敌百虫</text:p>
          </table:table-cell>
          <table:table-cell table:style-name="Table1.D611" office:value-type="string">
            <text:p text:style-name="P9">Trichlorfon</text:p>
          </table:table-cell>
        </table:table-row>
        <table:table-row table:style-name="Table1.1">
          <table:table-cell table:style-name="Table1.A612" office:value-type="string">
            <text:list xml:id="list13504247124023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612" office:value-type="string">
            <text:p text:style-name="P5"><text:span text:style-name="T8">三氯比</text:span><text:span text:style-name="T10"> </text:span></text:p>
          </table:table-cell>
          <table:table-cell table:style-name="Table1.C612" office:value-type="string">
            <text:p text:style-name="P10">三氯吡氧乙酸</text:p>
          </table:table-cell>
          <table:table-cell table:style-name="Table1.D612" office:value-type="string">
            <text:p text:style-name="P9">Triclopyr</text:p>
          </table:table-cell>
        </table:table-row>
        <table:table-row table:style-name="Table1.1">
          <table:table-cell table:style-name="Table1.A613" office:value-type="string">
            <text:list xml:id="list135041646681418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613" office:value-type="string">
            <text:p text:style-name="P5"><text:span text:style-name="T8">丁拉氯比</text:span><text:span text:style-name="T10"> </text:span></text:p>
          </table:table-cell>
          <table:table-cell table:style-name="Table1.C613" office:value-type="string">
            <text:p text:style-name="P10">三氯吡氧乙酸+丁草胺</text:p>
          </table:table-cell>
          <table:table-cell table:style-name="Table1.D613" office:value-type="string">
            <text:p text:style-name="P9">Triclopyr + butachlor</text:p>
          </table:table-cell>
        </table:table-row>
        <table:table-row table:style-name="Table1.1">
          <table:table-cell table:style-name="Table1.A614" office:value-type="string">
            <text:list xml:id="list13504181009825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614" office:value-type="string">
            <text:p text:style-name="P5"><text:span text:style-name="T8">三賽唑</text:span><text:span text:style-name="T10"> </text:span></text:p>
          </table:table-cell>
          <table:table-cell table:style-name="Table1.C614" office:value-type="string">
            <text:p text:style-name="P10">三环唑</text:p>
          </table:table-cell>
          <table:table-cell table:style-name="Table1.D614" office:value-type="string">
            <text:p text:style-name="P9">Tricyclazole</text:p>
          </table:table-cell>
        </table:table-row>
        <table:table-row table:style-name="Table1.1">
          <table:table-cell table:style-name="Table1.A615" office:value-type="string">
            <text:list xml:id="list13504207238814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615" office:value-type="string">
            <text:p text:style-name="P5"><text:span text:style-name="T8">三得芬</text:span><text:span text:style-name="T10"> </text:span></text:p>
          </table:table-cell>
          <table:table-cell table:style-name="Table1.C615" office:value-type="string">
            <text:p text:style-name="P10">十三吗啉</text:p>
          </table:table-cell>
          <table:table-cell table:style-name="Table1.D615" office:value-type="string">
            <text:p text:style-name="P9">Tridemorph</text:p>
          </table:table-cell>
        </table:table-row>
        <table:table-row table:style-name="Table1.1">
          <table:table-cell table:style-name="Table1.A616" office:value-type="string">
            <text:list xml:id="list135042099584711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616" office:value-type="string">
            <text:p text:style-name="P5"><text:span text:style-name="T8">三得寧</text:span><text:span text:style-name="T10"> </text:span></text:p>
          </table:table-cell>
          <table:table-cell table:style-name="Table1.C616" office:value-type="string">
            <text:p text:style-name="P10">十三吗啉+嗪氨灵</text:p>
          </table:table-cell>
          <table:table-cell table:style-name="Table1.D616" office:value-type="string">
            <text:p text:style-name="P9">Tridemorph + triforine</text:p>
          </table:table-cell>
        </table:table-row>
        <text:soft-page-break/>
        <table:table-row table:style-name="Table1.1">
          <table:table-cell table:style-name="Table1.A617" office:value-type="string">
            <text:list xml:id="list135040957582051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617" office:value-type="string">
            <text:p text:style-name="P5"><text:span text:style-name="T8">三氟敏</text:span><text:span text:style-name="T10"> </text:span></text:p>
          </table:table-cell>
          <table:table-cell table:style-name="Table1.C617" office:value-type="string">
            <text:p text:style-name="P10">布洛芬</text:p>
          </table:table-cell>
          <table:table-cell table:style-name="Table1.D617" office:value-type="string">
            <text:p text:style-name="P9">Trifloxystrobin</text:p>
          </table:table-cell>
        </table:table-row>
        <table:table-row table:style-name="Table1.1">
          <table:table-cell table:style-name="Table1.A618" office:value-type="string">
            <text:list xml:id="list13504276869732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618" office:value-type="string">
            <text:p text:style-name="P5"><text:span text:style-name="T8">三氟得克利</text:span><text:span text:style-name="T10"> </text:span></text:p>
          </table:table-cell>
          <table:table-cell table:style-name="Table1.C618" office:value-type="string">
            <text:p text:style-name="P10">布洛芬+戊唑醇</text:p>
          </table:table-cell>
          <table:table-cell table:style-name="Table1.D618" office:value-type="string">
            <text:p text:style-name="P9">Trifloxystrobin + tebuconazole</text:p>
          </table:table-cell>
        </table:table-row>
        <table:table-row table:style-name="Table1.1">
          <table:table-cell table:style-name="Table1.A619" office:value-type="string">
            <text:list xml:id="list135041679779160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619" office:value-type="string">
            <text:p text:style-name="P5"><text:span text:style-name="T8">賽福座</text:span><text:span text:style-name="T10"> </text:span></text:p>
          </table:table-cell>
          <table:table-cell table:style-name="Table1.C619" office:value-type="string">
            <text:p text:style-name="P10">氟菌唑</text:p>
          </table:table-cell>
          <table:table-cell table:style-name="Table1.D619" office:value-type="string">
            <text:p text:style-name="P9">Triflumizole</text:p>
          </table:table-cell>
        </table:table-row>
        <table:table-row table:style-name="Table1.1">
          <table:table-cell table:style-name="Table1.A620" office:value-type="string">
            <text:list xml:id="list135042675583034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620" office:value-type="string">
            <text:p text:style-name="P5"><text:span text:style-name="T8">賽福保淨</text:span><text:span text:style-name="T10"> </text:span></text:p>
          </table:table-cell>
          <table:table-cell table:style-name="Table1.C620" office:value-type="string">
            <text:p text:style-name="P10">氟菌唑+甲基硫菌灵</text:p>
          </table:table-cell>
          <table:table-cell table:style-name="Table1.D620" office:value-type="string">
            <text:p text:style-name="P9">Triflumizole + thiophanate-methyl</text:p>
          </table:table-cell>
        </table:table-row>
        <table:table-row table:style-name="Table1.1">
          <table:table-cell table:style-name="Table1.A621" office:value-type="string">
            <text:list xml:id="list135042590695238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621" office:value-type="string">
            <text:p text:style-name="P5"><text:span text:style-name="T8">三福林</text:span><text:span text:style-name="T10"> </text:span></text:p>
          </table:table-cell>
          <table:table-cell table:style-name="Table1.C621" office:value-type="string">
            <text:p text:style-name="P10">氟乐磷</text:p>
          </table:table-cell>
          <table:table-cell table:style-name="Table1.D621" office:value-type="string">
            <text:p text:style-name="P9">Trifluralin</text:p>
          </table:table-cell>
        </table:table-row>
        <table:table-row table:style-name="Table1.1">
          <table:table-cell table:style-name="Table1.A622" office:value-type="string">
            <text:list xml:id="list135041529671481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622" office:value-type="string">
            <text:p text:style-name="P5"><text:span text:style-name="T8">三覆爾</text:span><text:span text:style-name="T10"> </text:span></text:p>
          </table:table-cell>
          <table:table-cell table:style-name="Table1.C622" office:value-type="string">
            <text:p text:style-name="P5"><text:span text:style-name="T8">氟乐灵+○</text:span></text:p>
          </table:table-cell>
          <table:table-cell table:style-name="Table1.D622" office:value-type="string">
            <text:p text:style-name="P9">Trifluralin + mcpa</text:p>
          </table:table-cell>
        </table:table-row>
        <table:table-row table:style-name="Table1.1">
          <table:table-cell table:style-name="Table1.A623" office:value-type="string">
            <text:list xml:id="list13504191243190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623" office:value-type="string">
            <text:p text:style-name="P5"><text:span text:style-name="T8">賽福寧</text:span><text:span text:style-name="T10"> </text:span></text:p>
          </table:table-cell>
          <table:table-cell table:style-name="Table1.C623" office:value-type="string">
            <text:p text:style-name="P10">嗪氨灵</text:p>
          </table:table-cell>
          <table:table-cell table:style-name="Table1.D623" office:value-type="string">
            <text:p text:style-name="P9">Triforine</text:p>
          </table:table-cell>
        </table:table-row>
        <table:table-row table:style-name="Table1.1">
          <table:table-cell table:style-name="Table1.A624" office:value-type="string">
            <text:list xml:id="list135041725458529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624" office:value-type="string">
            <text:p text:style-name="P5"><text:span text:style-name="T8">單克素</text:span><text:span text:style-name="T10"> </text:span></text:p>
          </table:table-cell>
          <table:table-cell table:style-name="Table1.C624" office:value-type="string">
            <text:p text:style-name="P10">烯效唑</text:p>
          </table:table-cell>
          <table:table-cell table:style-name="Table1.D624" office:value-type="string">
            <text:p text:style-name="P9">Uniconazole-p</text:p>
          </table:table-cell>
        </table:table-row>
        <table:table-row table:style-name="Table1.1">
          <table:table-cell table:style-name="Table1.A625" office:value-type="string">
            <text:list xml:id="list135043038130768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625" office:value-type="string">
            <text:p text:style-name="P5"><text:span text:style-name="T8">維利黴素</text:span><text:span text:style-name="T10"> </text:span></text:p>
          </table:table-cell>
          <table:table-cell table:style-name="Table1.C625" office:value-type="string">
            <text:p text:style-name="P10">有效霉素</text:p>
          </table:table-cell>
          <table:table-cell table:style-name="Table1.D625" office:value-type="string">
            <text:p text:style-name="P9">Validamycin</text:p>
          </table:table-cell>
        </table:table-row>
        <table:table-row table:style-name="Table1.1">
          <table:table-cell table:style-name="Table1.A626" office:value-type="string">
            <text:list xml:id="list135041395153911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626" office:value-type="string">
            <text:p text:style-name="P5"><text:span text:style-name="T8">維利熱必斯</text:span><text:span text:style-name="T10"> </text:span></text:p>
          </table:table-cell>
          <table:table-cell table:style-name="Table1.C626" office:value-type="string">
            <text:p text:style-name="P10">有效霉素+四氯苯酞</text:p>
          </table:table-cell>
          <table:table-cell table:style-name="Table1.D626" office:value-type="string">
            <text:p text:style-name="P9">Validamycin + phthalide</text:p>
          </table:table-cell>
        </table:table-row>
        <table:table-row table:style-name="Table1.1">
          <table:table-cell table:style-name="Table1.A627" office:value-type="string">
            <text:list xml:id="list13504101922531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627" office:value-type="string">
            <text:p text:style-name="P5"><text:span text:style-name="T8">繁米松</text:span><text:span text:style-name="T10"> </text:span></text:p>
          </table:table-cell>
          <table:table-cell table:style-name="Table1.C627" office:value-type="string">
            <text:p text:style-name="P10">蚜灭磷</text:p>
          </table:table-cell>
          <table:table-cell table:style-name="Table1.D627" office:value-type="string">
            <text:p text:style-name="P9">Vamidothion</text:p>
          </table:table-cell>
        </table:table-row>
        <table:table-row table:style-name="Table1.1">
          <table:table-cell table:style-name="Table1.A628" office:value-type="string">
            <text:list xml:id="list13504292873848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628" office:value-type="string">
            <text:p text:style-name="P5"><text:span text:style-name="T8">免克寧</text:span><text:span text:style-name="T10"> </text:span></text:p>
          </table:table-cell>
          <table:table-cell table:style-name="Table1.C628" office:value-type="string">
            <text:p text:style-name="P10">乙烯菌核利</text:p>
          </table:table-cell>
          <table:table-cell table:style-name="Table1.D628" office:value-type="string">
            <text:p text:style-name="P9">Vinclozolin</text:p>
          </table:table-cell>
        </table:table-row>
        <table:table-row table:style-name="Table1.1">
          <table:table-cell table:style-name="Table1.A629" office:value-type="string">
            <text:list xml:id="list13504301135082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629" office:value-type="string">
            <text:p text:style-name="P5"><text:span text:style-name="T8">免得克寧</text:span><text:span text:style-name="T10"> </text:span></text:p>
          </table:table-cell>
          <table:table-cell table:style-name="Table1.C629" office:value-type="string">
            <text:p text:style-name="P10">乙烯菌核利+代森联</text:p>
          </table:table-cell>
          <table:table-cell table:style-name="Table1.D629" office:value-type="string">
            <text:p text:style-name="P9">Vinclozolin + metiram</text:p>
          </table:table-cell>
        </table:table-row>
        <table:table-row table:style-name="Table1.1">
          <table:table-cell table:style-name="Table1.A630" office:value-type="string">
            <text:list xml:id="list135041042394851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630" office:value-type="string">
            <text:p text:style-name="P5"><text:span text:style-name="T8">殺鼠靈</text:span><text:span text:style-name="T10"> </text:span></text:p>
          </table:table-cell>
          <table:table-cell table:style-name="Table1.C630" office:value-type="string">
            <text:p text:style-name="P10">　</text:p>
          </table:table-cell>
          <table:table-cell table:style-name="Table1.D630" office:value-type="string">
            <text:p text:style-name="P9">Warfarin</text:p>
          </table:table-cell>
        </table:table-row>
        <table:table-row table:style-name="Table1.1">
          <table:table-cell table:style-name="Table1.A631" office:value-type="string">
            <text:list xml:id="list13504251743415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631" office:value-type="string">
            <text:p text:style-name="P5"><text:span text:style-name="T8">甲氧基護谷</text:span><text:span text:style-name="T10"> </text:span></text:p>
          </table:table-cell>
          <table:table-cell table:style-name="Table1.C631" office:value-type="string">
            <text:p text:style-name="P10">甲氧除草醚</text:p>
          </table:table-cell>
          <table:table-cell table:style-name="Table1.D631" office:value-type="string">
            <text:p text:style-name="P9">X-52</text:p>
          </table:table-cell>
        </table:table-row>
        <table:table-row table:style-name="Table1.1">
          <table:table-cell table:style-name="Table1.A632" office:value-type="string">
            <text:list xml:id="list13504234226705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632" office:value-type="string">
            <text:p text:style-name="P5"><text:span text:style-name="T8">滅克蝨</text:span><text:span text:style-name="T10"> </text:span></text:p>
          </table:table-cell>
          <table:table-cell table:style-name="Table1.C632" office:value-type="string">
            <text:p text:style-name="P10">灭除威</text:p>
          </table:table-cell>
          <table:table-cell table:style-name="Table1.D632" office:value-type="string">
            <text:p text:style-name="P9">Xmc</text:p>
          </table:table-cell>
        </table:table-row>
        <table:table-row table:style-name="Table1.1">
          <table:table-cell table:style-name="Table1.A633" office:value-type="string">
            <text:list xml:id="list135042473446996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633" office:value-type="string">
            <text:p text:style-name="P5"><text:span text:style-name="T8">滅爾蝨</text:span><text:span text:style-name="T10"> </text:span></text:p>
          </table:table-cell>
          <table:table-cell table:style-name="Table1.C633" office:value-type="string">
            <text:p text:style-name="P10">灭杀威</text:p>
          </table:table-cell>
          <table:table-cell table:style-name="Table1.D633" office:value-type="string">
            <text:p text:style-name="P9">Xylylcarb</text:p>
          </table:table-cell>
        </table:table-row>
        <table:table-row table:style-name="Table1.1">
          <table:table-cell table:style-name="Table1.A634" office:value-type="string">
            <text:list xml:id="list135042367854421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634" office:value-type="string">
            <text:p text:style-name="P5"><text:span text:style-name="T8">傑他賽滅寧</text:span><text:span text:style-name="T10"> </text:span></text:p>
          </table:table-cell>
          <table:table-cell table:style-name="Table1.C634" office:value-type="string">
            <text:p text:style-name="P5"><text:span text:style-name="T8">Zeta-氯氰菊酯</text:span></text:p>
          </table:table-cell>
          <table:table-cell table:style-name="Table1.D634" office:value-type="string">
            <text:p text:style-name="P9">Zeta-cypermethrin</text:p>
          </table:table-cell>
        </table:table-row>
        <table:table-row table:style-name="Table1.1">
          <table:table-cell table:style-name="Table1.A635" office:value-type="string">
            <text:list xml:id="list135043098642365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635" office:value-type="string">
            <text:p text:style-name="P5"><text:span text:style-name="T8">鋅波爾多</text:span><text:span text:style-name="T10"> </text:span></text:p>
          </table:table-cell>
          <table:table-cell table:style-name="Table1.C635" office:value-type="string">
            <text:p text:style-name="P10">锌+波尔多</text:p>
          </table:table-cell>
          <table:table-cell table:style-name="Table1.D635" office:value-type="string">
            <text:p text:style-name="P9">Zn + BORDEAUX</text:p>
          </table:table-cell>
        </table:table-row>
        <table:table-row table:style-name="Table1.1">
          <table:table-cell table:style-name="Table1.A636" office:value-type="string">
            <text:list xml:id="list135042574421227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636" office:value-type="string">
            <text:p text:style-name="P16">因汀氟滅</text:p>
          </table:table-cell>
          <table:table-cell table:style-name="Table1.C636" office:value-type="string">
            <text:p text:style-name="P5"><text:span text:style-name="T14">氟苯虫酰胺</text:span><text:span text:style-name="T14">+</text:span><text:span text:style-name="T14">甲氨基阿维菌素苯甲酸盐</text:span></text:p>
          </table:table-cell>
          <table:table-cell table:style-name="Table1.D636" office:value-type="string">
            <text:p text:style-name="P17">Flubendiamide+emamectin benzoate</text:p>
          </table:table-cell>
        </table:table-row>
        <table:table-row table:style-name="Table1.1">
          <table:table-cell table:style-name="Table1.A637" office:value-type="string">
            <text:list xml:id="list135042858990502" text:continue-numbering="true" text:style-name="WW8Num2">
              <text:list-item>
                <text:p text:style-name="P11"/>
              </text:list-item>
            </text:list>
          </table:table-cell>
          <table:table-cell table:style-name="Table1.B637" office:value-type="string">
            <text:p text:style-name="P16">氟大滅</text:p>
          </table:table-cell>
          <table:table-cell table:style-name="Table1.C637" office:value-type="string">
            <text:p text:style-name="P16">氟虫双酰胺</text:p>
          </table:table-cell>
          <table:table-cell table:style-name="Table1.D637" office:value-type="string">
            <text:p text:style-name="P17">Flubendiamid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1" style:display-name="Contents 1" style:family="paragraph" style:parent-style-name="Standard" style:next-style-name="Standard" style:list-style-name="WW8Num1" style:class="index">
      <style:paragraph-properties fo:margin-left="0.3335in" fo:margin-right="0in" fo:line-height="0.222in" fo:text-indent="-0.3335in" style:auto-text-indent="false">
        <style:tab-stops>
          <style:tab-stop style:position="0.3335in"/>
        </style:tab-stops>
      </style:paragraph-properties>
      <style:text-properties fo:text-transform="uppercase" fo:font-size="14pt" fo:font-weight="bold" style:font-name-asian="標楷體" style:font-family-asian="標楷體" style:font-family-generic-asian="script" style:font-size-asian="14pt" style:font-weight-asian="bold" style:font-size-complex="10pt" style:font-weight-complex="bold"/>
    </style:style>
    <style:style style:name="Footer" style:family="paragraph" style:parent-style-name="Standard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fo:font-size="14pt" style:font-name-asian="標楷體" style:font-family-asian="標楷體" style:font-family-generic-asian="script" style:font-size-asian="14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預設段落字型" style:family="text"/>
    <style:style style:name="Page_20_Number" style:display-name="Page Number" style:family="text" style:parent-style-name="預設段落字型"/>
    <style:style style:name="頁首_20_字元" style:display-name="頁首 字元" style:family="text">
      <style:text-properties style:letter-kerning="tru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0.6665in" fo:text-indent="-0.3335in" fo:margin-left="0.6665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3335in" fo:margin-left="1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1.3335in" fo:text-indent="-0.3335in" fo:margin-left="1.3335in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1.6665in" fo:text-indent="-0.3335in" fo:margin-left="1.666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3335in" fo:margin-left="2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2.3335in" fo:text-indent="-0.3335in" fo:margin-left="2.3335in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2.6665in" fo:text-indent="-0.3335in" fo:margin-left="2.6665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3335in" fo:text-indent="-0.3335in" fo:margin-left="0.3335in"/>
        </style:list-level-properties>
      </text:list-level-style-number>
      <text:list-level-style-number text:level="2" text:style-name="WW8Num2z1" style:num-suffix="、" style:num-format="甲, 乙, 丙, ...">
        <style:list-level-properties text:list-level-position-and-space-mode="label-alignment">
          <style:list-level-label-alignment text:label-followed-by="listtab" text:list-tab-stop-position="0.6665in" fo:text-indent="-0.3335in" fo:margin-left="0.6665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3335in" fo:margin-left="1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1.3335in" fo:text-indent="-0.3335in" fo:margin-left="1.3335in"/>
        </style:list-level-properties>
      </text:list-level-style-number>
      <text:list-level-style-number text:level="5" text:style-name="WW8Num2z4" style:num-suffix="、" style:num-format="甲, 乙, 丙, ...">
        <style:list-level-properties text:list-level-position-and-space-mode="label-alignment">
          <style:list-level-label-alignment text:label-followed-by="listtab" text:list-tab-stop-position="1.6665in" fo:text-indent="-0.3335in" fo:margin-left="1.666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3335in" fo:margin-left="2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2.3335in" fo:text-indent="-0.3335in" fo:margin-left="2.3335in"/>
        </style:list-level-properties>
      </text:list-level-style-number>
      <text:list-level-style-number text:level="8" text:style-name="WW8Num2z7" style:num-suffix="、" style:num-format="甲, 乙, 丙, ...">
        <style:list-level-properties text:list-level-position-and-space-mode="label-alignment">
          <style:list-level-label-alignment text:label-followed-by="listtab" text:list-tab-stop-position="2.6665in" fo:text-indent="-0.3335in" fo:margin-left="2.6665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8.2681in" fo:page-height="11.6929in" style:num-format="1" style:print-orientation="portrait" fo:margin-top="1in" fo:margin-bottom="0.689in" fo:margin-left="1.25in" fo:margin-right="1.25in" style:writing-mode="lr-tb" style:layout-grid-color="#c0c0c0" style:layout-grid-lines="40" style:layout-grid-base-height="0.2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11in" fo:margin-top="0.272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08in" draw:z-index="19"><draw:text-box fo:min-height="0.0228in" fo:min-width="0in"><text:p text:style-name="Footer"><text:span text:style-name="Page_20_Number"><text:page-number text:select-page="current">3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htwang</meta:initial-creator>
    <meta:creation-date>2012-06-25T14:24:00</meta:creation-date>
    <dc:date>2020-08-04T13:50:40.473315392</dc:date>
    <meta:editing-cycles>12</meta:editing-cycles>
    <meta:editing-duration>PT3H59M6S</meta:editing-duration>
    <meta:document-statistic meta:table-count="1" meta:image-count="0" meta:object-count="0" meta:page-count="20" meta:paragraph-count="2552" meta:word-count="6985" meta:character-count="18345" meta:non-whitespace-character-count="17155"/>
    <meta:generator>LibreOffice/6.0.7.3$Linux_X86_64 LibreOffice_project/00m0$Build-3</meta:generator>
  </office:meta>
</office:document-meta>
</file>